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972352DB.png"/>
  <manifest:file-entry manifest:media-type="image/png" manifest:full-path="Pictures/100000000000028C0000038360FC9357.png"/>
  <manifest:file-entry manifest:media-type="" manifest:full-path="Pictures/2000000700003E040000295897E5DB05.svm"/>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writing-mode="page"/>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 fo:font-size="10pt" style:font-size-asian="10pt" style:font-size-complex="10pt"/>
    </style:style>
    <style:style style:name="P3" style:family="paragraph" style:parent-style-name="Heading_20_2">
      <style:text-properties style:font-name="DejaVu Serif"/>
    </style:style>
    <style:style style:name="P4" style:family="paragraph" style:parent-style-name="Standard">
      <style:text-properties style:font-name="DejaVu Serif"/>
    </style:style>
    <style:style style:name="P5" style:family="paragraph" style:parent-style-name="Standard">
      <style:text-properties style:font-name="DejaVu Serif" fo:font-size="12pt" fo:font-weight="bold" style:font-size-asian="12pt" style:font-weight-asian="bold" style:font-size-complex="12pt" style:font-weight-complex="bold"/>
    </style:style>
    <style:style style:name="P6" style:family="paragraph" style:parent-style-name="Standard">
      <style:text-properties style:font-name="DejaVu Serif" fo:font-size="12pt" fo:font-weight="normal" style:font-size-asian="12pt" style:font-weight-asian="normal" style:font-size-complex="12pt" style:font-weight-complex="normal"/>
    </style:style>
    <style:style style:name="P7" style:family="paragraph" style:parent-style-name="Standard">
      <style:text-properties style:font-name="DejaVu Serif" fo:font-size="14pt" fo:font-weight="bold" style:font-size-asian="14pt" style:font-weight-asian="bold" style:font-size-complex="14pt" style:font-weight-complex="bold"/>
    </style:style>
    <style:style style:name="P8" style:family="paragraph" style:parent-style-name="Standard">
      <style:text-properties style:font-name="DejaVu Serif" fo:font-size="72pt" fo:font-weight="bold" style:font-size-asian="72pt" style:font-weight-asian="bold" style:font-size-complex="72pt" style:font-weight-complex="bold"/>
    </style:style>
    <style:style style:name="P9" style:family="paragraph" style:parent-style-name="Standard">
      <style:paragraph-properties fo:text-align="center" style:justify-single-word="false"/>
      <style:text-properties style:font-name="DejaVu Serif" fo:font-size="72pt"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32pt" fo:font-weight="bold" style:font-size-asian="32pt" style:font-weight-asian="bold" style:font-size-complex="32pt" style:font-weight-complex="bold"/>
    </style:style>
    <style:style style:name="P11" style:family="paragraph" style:parent-style-name="Standard">
      <style:text-properties style:font-name="DejaVu Serif" fo:font-weight="bold" style:font-weight-asian="bold" style:font-weight-complex="bold"/>
    </style:style>
    <style:style style:name="P12" style:family="paragraph" style:parent-style-name="Standard">
      <style:paragraph-properties fo:text-align="center" style:justify-single-word="false"/>
      <style:text-properties style:font-name="DejaVu Serif" fo:font-weight="bold" style:font-weight-asian="bold" style:font-weight-complex="bold"/>
    </style:style>
    <style:style style:name="P13"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14" style:family="paragraph" style:parent-style-name="Standard">
      <style:text-properties style:font-name="DejaVu Serif" fo:font-style="italic" style:font-style-asian="italic" style:font-style-complex="italic"/>
    </style:style>
    <style:style style:name="P15" style:family="paragraph" style:parent-style-name="Standard">
      <style:text-properties style:font-name="DejaVu Serif" fo:font-style="italic" fo:font-weight="normal" style:font-style-asian="italic" style:font-weight-asian="normal" style:font-style-complex="italic" style:font-weight-complex="normal"/>
    </style:style>
    <style:style style:name="P16" style:family="paragraph" style:parent-style-name="Standard">
      <style:text-properties style:font-name="DejaVu Serif" fo:font-style="italic" fo:font-weight="bold" style:font-style-asian="italic" style:font-weight-asian="bold" style:font-style-complex="italic" style:font-weight-complex="bold"/>
    </style:style>
    <style:style style:name="P17" style:family="paragraph" style:parent-style-name="Standard">
      <style:text-properties style:font-name="DejaVu Serif" fo:font-style="italic" style:text-underline-style="none" style:font-style-asian="italic" style:font-style-complex="italic"/>
    </style:style>
    <style:style style:name="P18" style:family="paragraph" style:parent-style-name="Standard">
      <style:text-properties style:font-name="DejaVu Serif" fo:font-weight="normal" style:font-weight-asian="normal" style:font-weight-complex="normal"/>
    </style:style>
    <style:style style:name="P19" style:family="paragraph" style:parent-style-name="Standard">
      <style:text-properties style:font-name="DejaVu Serif" fo:font-style="normal" style:font-style-asian="normal" style:font-style-complex="normal"/>
    </style:style>
    <style:style style:name="P20" style:family="paragraph" style:parent-style-name="Standard">
      <style:text-properties style:font-name="DejaVu Serif" fo:font-style="normal" style:text-underline-style="none" fo:font-weight="normal" style:font-style-asian="normal" style:font-weight-asian="normal" style:font-style-complex="normal" style:font-weight-complex="normal"/>
    </style:style>
    <style:style style:name="P21" style:family="paragraph" style:parent-style-name="Standard">
      <style:text-properties style:font-name="DejaVu Serif" fo:font-style="normal" fo:font-weight="normal" style:font-style-asian="normal" style:font-weight-asian="normal" style:font-style-complex="normal" style:font-weight-complex="normal"/>
    </style:style>
    <style:style style:name="P22" style:family="paragraph" style:parent-style-name="Standard">
      <style:text-properties style:font-name="DejaVu Serif" fo:language="en" fo:country="US"/>
    </style:style>
    <style:style style:name="P23" style:family="paragraph" style:parent-style-name="Standard">
      <style:text-properties style:font-name="DejaVu Serif" fo:language="en" fo:country="US" fo:font-weight="bold" style:font-weight-asian="bold" style:font-weight-complex="bold"/>
    </style:style>
    <style:style style:name="P24"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25" style:family="paragraph" style:parent-style-name="Standard">
      <style:text-properties style:font-name="DejaVu Serif" fo:language="en" fo:country="US" fo:font-style="italic" style:font-style-asian="italic" style:font-style-complex="italic"/>
    </style:style>
    <style:style style:name="P26" style:family="paragraph" style:parent-style-name="Standard">
      <style:text-properties style:font-name="DejaVu Serif" style:text-underline-style="solid" style:text-underline-width="auto" style:text-underline-color="font-color"/>
    </style:style>
    <style:style style:name="P27" style:family="paragraph" style:parent-style-name="Standard">
      <style:text-properties style:font-name="DejaVu Serif" style:text-underline-style="solid" style:text-underline-width="auto" style:text-underline-color="font-color" fo:font-weight="bold" style:font-weight-asian="bold" style:font-weight-complex="bold"/>
    </style:style>
    <style:style style:name="P28" style:family="paragraph" style:parent-style-name="Standard">
      <style:text-properties style:font-name="DejaVu Serif" style:text-underline-style="none"/>
    </style:style>
    <style:style style:name="P29" style:family="paragraph" style:parent-style-name="Standard">
      <style:text-properties style:font-name="DejaVu Serif" fo:language="pt" fo:country="PT"/>
    </style:style>
    <style:style style:name="P30" style:family="paragraph" style:parent-style-name="Standard">
      <style:paragraph-properties fo:line-height="100%"/>
      <style:text-properties fo:color="#000000" style:font-name="DejaVu Serif" fo:font-size="18pt" fo:font-weight="normal" style:font-size-asian="18pt" style:font-weight-asian="normal" style:font-size-complex="18pt" style:font-weight-complex="normal"/>
    </style:style>
    <style:style style:name="P31" style:family="paragraph" style:parent-style-name="Standard">
      <style:paragraph-properties fo:margin-left="1.247cm" fo:margin-right="0cm" fo:text-indent="0cm" style:auto-text-indent="false"/>
      <style:text-properties style:font-name="DejaVu Serif"/>
    </style:style>
    <style:style style:name="P32" style:family="paragraph" style:parent-style-name="Standard">
      <style:paragraph-properties fo:margin-left="1.247cm" fo:margin-right="0cm" fo:text-indent="0cm" style:auto-text-indent="false"/>
      <style:text-properties style:font-name="DejaVu Serif" fo:font-style="italic" style:font-style-asian="italic" style:font-style-complex="italic"/>
    </style:style>
    <style:style style:name="P33" style:family="paragraph" style:parent-style-name="Standard">
      <style:paragraph-properties fo:margin-left="1.27cm" fo:margin-right="0cm" fo:text-indent="0cm" style:auto-text-indent="false"/>
      <style:text-properties style:font-name="DejaVu Serif"/>
    </style:style>
    <style:style style:name="P34" style:family="paragraph" style:parent-style-name="Standard">
      <style:paragraph-properties fo:margin-left="1.27cm" fo:margin-right="0cm" fo:text-indent="0cm" style:auto-text-indent="false"/>
      <style:text-properties style:font-name="DejaVu Serif" fo:font-style="italic" style:font-style-asian="italic" style:font-style-complex="italic"/>
    </style:style>
    <style:style style:name="P35" style:family="paragraph" style:parent-style-name="Standard">
      <style:paragraph-properties fo:margin-left="1.217cm" fo:margin-right="0cm" fo:text-indent="0cm" style:auto-text-indent="false"/>
      <style:text-properties style:font-name="DejaVu Serif" fo:font-style="italic" style:font-style-asian="italic" style:font-style-complex="italic"/>
    </style:style>
    <style:style style:name="P36" style:family="paragraph" style:parent-style-name="Standard">
      <style:paragraph-properties fo:margin-left="1.244cm" fo:margin-right="0cm" fo:text-indent="0cm" style:auto-text-indent="false"/>
      <style:text-properties style:font-name="DejaVu Serif"/>
    </style:style>
    <style:style style:name="P37" style:family="paragraph" style:parent-style-name="Standard">
      <style:paragraph-properties fo:margin-left="1.244cm" fo:margin-right="0cm" fo:text-indent="0cm" style:auto-text-indent="false"/>
      <style:text-properties style:font-name="DejaVu Serif" fo:font-style="italic" style:font-style-asian="italic" style:font-style-complex="italic"/>
    </style:style>
    <style:style style:name="P38" style:family="paragraph" style:parent-style-name="Standard">
      <style:paragraph-properties fo:margin-left="1.266cm" fo:margin-right="0cm" fo:text-indent="0cm" style:auto-text-indent="false"/>
      <style:text-properties style:font-name="DejaVu Serif" fo:font-style="italic" style:font-style-asian="italic" style:font-style-complex="italic"/>
    </style:style>
    <style:style style:name="P39"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style:style>
    <style:style style:name="P40" style:family="paragraph" style:parent-style-name="Standard" style:master-page-name="">
      <style:paragraph-properties fo:margin-left="1cm" fo:margin-right="0cm" fo:text-indent="0cm" style:auto-text-indent="false" style:page-number="auto" fo:background-color="transparent">
        <style:background-image/>
      </style:paragraph-properties>
      <style:text-properties style:font-name="DejaVu Serif" fo:language="pt" fo:country="BR"/>
    </style:style>
    <style:style style:name="P41" style:family="paragraph" style:parent-style-name="Standard">
      <style:paragraph-properties fo:margin-left="1cm" fo:margin-right="0cm" fo:text-indent="0cm" style:auto-text-indent="false" fo:background-color="transparent" style:writing-mode="page">
        <style:background-image/>
      </style:paragraph-properties>
      <style:text-properties style:font-name="DejaVu Serif"/>
    </style:style>
    <style:style style:name="P42" style:family="paragraph" style:parent-style-name="Standard">
      <style:paragraph-properties fo:margin-left="1cm" fo:margin-right="0cm" fo:text-indent="0cm" style:auto-text-indent="false" fo:background-color="transparent">
        <style:background-image/>
      </style:paragraph-properties>
      <style:text-properties style:font-name="DejaVu Serif" fo:language="pt" fo:country="BR"/>
    </style:style>
    <style:style style:name="P43" style:family="paragraph" style:parent-style-name="Standard">
      <style:paragraph-properties fo:margin-left="1.286cm" fo:margin-right="0cm" fo:text-indent="0cm" style:auto-text-indent="false"/>
      <style:text-properties style:font-name="DejaVu Serif" fo:font-style="italic" style:font-style-asian="italic" style:font-style-complex="italic"/>
    </style:style>
    <style:style style:name="P44" style:family="paragraph" style:parent-style-name="Standard">
      <style:paragraph-properties fo:margin-left="1.3cm" fo:margin-right="0cm" fo:text-indent="0cm" style:auto-text-indent="false" fo:background-color="transparent" style:writing-mode="page">
        <style:background-image/>
      </style:paragraph-properties>
      <style:text-properties style:font-name="DejaVu Serif" fo:font-style="normal" style:font-style-asian="normal" style:font-style-complex="normal"/>
    </style:style>
    <style:style style:name="P45" style:family="paragraph" style:parent-style-name="Standard">
      <style:paragraph-properties fo:margin-left="1.261cm" fo:margin-right="0cm" fo:text-indent="0cm" style:auto-text-indent="false"/>
      <style:text-properties style:font-name="DejaVu Serif"/>
    </style:style>
    <style:style style:name="P46" style:family="paragraph" style:parent-style-name="Standard">
      <style:paragraph-properties fo:margin-left="1.261cm" fo:margin-right="0cm" fo:text-indent="0cm" style:auto-text-indent="false"/>
      <style:text-properties style:font-name="DejaVu Serif" fo:font-style="italic" style:font-style-asian="italic" style:font-style-complex="italic"/>
    </style:style>
    <style:style style:name="P47" style:family="paragraph" style:parent-style-name="Standard">
      <style:paragraph-properties fo:margin-left="1.261cm" fo:margin-right="0cm" fo:text-indent="0cm" style:auto-text-indent="false"/>
      <style:text-properties style:font-name="DejaVu Serif" fo:font-style="normal" style:font-style-asian="normal" style:font-style-complex="normal"/>
    </style:style>
    <style:style style:name="P48" style:family="paragraph" style:parent-style-name="Standard">
      <style:paragraph-properties fo:margin-left="1.242cm" fo:margin-right="0cm" fo:text-indent="0cm" style:auto-text-indent="false"/>
      <style:text-properties style:font-name="DejaVu Serif" fo:font-weight="normal" style:font-weight-asian="normal" style:font-weight-complex="normal"/>
    </style:style>
    <style:style style:name="P49" style:family="paragraph" style:parent-style-name="Standard">
      <style:paragraph-properties fo:margin-left="1.242cm" fo:margin-right="0cm" fo:text-indent="0cm" style:auto-text-indent="false"/>
      <style:text-properties style:font-name="DejaVu Serif" fo:font-style="italic" style:font-style-asian="italic" style:font-style-complex="italic"/>
    </style:style>
    <style:style style:name="P50" style:family="paragraph" style:parent-style-name="Standard">
      <style:paragraph-properties fo:margin-left="1.221cm" fo:margin-right="0cm" fo:text-indent="0cm" style:auto-text-indent="false"/>
      <style:text-properties style:font-name="DejaVu Serif" fo:font-style="italic" style:font-style-asian="italic" style:font-style-complex="italic"/>
    </style:style>
    <style:style style:name="P51" style:family="paragraph" style:parent-style-name="Standard">
      <style:paragraph-properties fo:margin-left="1.282cm" fo:margin-right="0cm" fo:text-indent="0cm" style:auto-text-indent="false"/>
      <style:text-properties style:font-name="DejaVu Serif" fo:font-style="italic" style:font-style-asian="italic" style:font-style-complex="italic"/>
    </style:style>
    <style:style style:name="P52" style:family="paragraph" style:parent-style-name="Contents_20_3">
      <style:paragraph-properties>
        <style:tab-stops>
          <style:tab-stop style:position="20.003cm" style:type="right" style:leader-style="dotted" style:leader-text="."/>
        </style:tab-stops>
      </style:paragraph-properties>
    </style:style>
    <style:style style:name="P53" style:family="paragraph" style:parent-style-name="Contents_20_1">
      <style:paragraph-properties>
        <style:tab-stops>
          <style:tab-stop style:position="21.001cm" style:type="right" style:leader-style="dotted" style:leader-text="."/>
        </style:tab-stops>
      </style:paragraph-properties>
    </style:style>
    <style:style style:name="P54" style:family="paragraph" style:parent-style-name="Contents_20_2">
      <style:paragraph-properties>
        <style:tab-stops>
          <style:tab-stop style:position="20.502cm" style:type="right" style:leader-style="dotted" style:leader-text="."/>
        </style:tab-stops>
      </style:paragraph-properties>
    </style:style>
    <style:style style:name="P55" style:family="paragraph" style:parent-style-name="Heading_20_1">
      <style:text-properties style:font-name="DejaVu Serif"/>
    </style:style>
    <style:style style:name="P56" style:family="paragraph" style:parent-style-name="Heading_20_1" style:master-page-name="NovStyle">
      <style:paragraph-properties style:page-number="1"/>
      <style:text-properties style:font-name="DejaVu Serif"/>
    </style:style>
    <style:style style:name="P57" style:family="paragraph" style:parent-style-name="Heading_20_3">
      <style:text-properties style:font-name="DejaVu Serif"/>
    </style:style>
    <style:style style:name="P58" style:family="paragraph" style:parent-style-name="Standard">
      <style:text-properties style:font-name="DejaVu Serif"/>
    </style:style>
    <style:style style:name="P59" style:family="paragraph" style:parent-style-name="Standard" style:list-style-name="L1">
      <style:text-properties style:font-name="DejaVu Serif"/>
    </style:style>
    <style:style style:name="P60" style:family="paragraph" style:parent-style-name="Standard" style:list-style-name="L2">
      <style:text-properties style:font-name="DejaVu Serif"/>
    </style:style>
    <style:style style:name="P61" style:family="paragraph" style:parent-style-name="Standard" style:list-style-name="L3">
      <style:text-properties style:font-name="DejaVu Serif"/>
    </style:style>
    <style:style style:name="P62" style:family="paragraph" style:parent-style-name="Standard" style:list-style-name="L4">
      <style:text-properties style:font-name="DejaVu Serif"/>
    </style:style>
    <style:style style:name="P63" style:family="paragraph" style:parent-style-name="Standard" style:list-style-name="L5">
      <style:text-properties style:font-name="DejaVu Serif"/>
    </style:style>
    <style:style style:name="P64" style:family="paragraph" style:parent-style-name="Standard" style:list-style-name="L6">
      <style:text-properties style:font-name="DejaVu Serif"/>
    </style:style>
    <style:style style:name="P65" style:family="paragraph" style:parent-style-name="Standard" style:list-style-name="L7">
      <style:text-properties style:font-name="DejaVu Serif"/>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color="#ff3366" fo:font-weight="bold" style:font-weight-asian="bold" style:font-weight-complex="bold"/>
    </style:style>
    <style:style style:name="T19" style:family="text">
      <style:text-properties fo:font-size="16pt" fo:font-weight="bold" style:font-size-asian="16pt" style:font-weight-asian="bold" style:font-size-complex="16pt" style:font-weight-complex="bold"/>
    </style:style>
    <style:style style:name="T20" style:family="text">
      <style:text-properties style:text-line-through-style="solid"/>
    </style:style>
    <style:style style:name="T21" style:family="text">
      <style:text-properties fo:language="pt" fo:country="PT"/>
    </style:style>
    <style:style style:name="T22" style:family="text">
      <style:text-properties fo:language="pt" fo:country="PT" fo:font-weight="bold" style:font-weight-asian="bold" style:font-weight-complex="bold"/>
    </style:style>
    <style:style style:name="T23" style:family="text">
      <style:text-properties fo:language="pt" fo:country="PT" fo:font-style="italic" style:font-style-asian="italic" style:font-style-complex="italic"/>
    </style:style>
    <style:style style:name="T24" style:family="text">
      <style:text-properties fo:language="pt" fo:country="PT" fo:font-style="italic" style:text-underline-style="solid" style:text-underline-width="auto" style:text-underline-color="font-color" style:font-style-asian="italic" style:font-style-complex="italic"/>
    </style:style>
    <style:style style:name="T25" style:family="text">
      <style:text-properties fo:language="pt" fo:country="PT" fo:font-style="italic" fo:font-weight="bold" style:font-style-asian="italic" style:font-weight-asian="bold" style:font-style-complex="italic" style:font-weight-complex="bold"/>
    </style:style>
    <style:style style:name="T26" style:family="text">
      <style:text-properties fo:language="pt" fo:country="PT" fo:font-style="normal" style:font-style-asian="normal" style:font-style-complex="normal"/>
    </style:style>
    <style:style style:name="T27" style:family="text">
      <style:text-properties fo:color="#ffffff" style:font-name="URW Chancery L" fo:font-size="16pt" style:font-size-asian="16pt" style:font-size-complex="16pt"/>
    </style:style>
    <style:style style:name="T28" style:family="text">
      <style:text-properties fo:language="en" fo:country="US"/>
    </style:style>
    <style:style style:name="T29" style:family="text">
      <style:text-properties fo:language="en" fo:country="US" fo:font-weight="bold" style:font-weight-asian="bold" style:font-weight-complex="bold"/>
    </style:style>
    <style:style style:name="T30" style:family="text">
      <style:text-properties fo:language="en" fo:country="US" fo:font-style="italic" style:font-style-asian="italic" style:font-style-complex="italic"/>
    </style:style>
    <style:style style:name="T31" style:family="text">
      <style:text-properties style:font-name="DejaVu Serif1" fo:font-weight="bold" style:font-name-asian="DejaVu Serif1" style:font-weight-asian="bold" style:font-name-complex="DejaVu Serif1"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span text:style-name="T27">Versão: 1.95 Beta</text:span></text:p>
      <text:p text:style-name="P30"/>
      <text:p text:style-name="P8"><text:soft-page-break/></text:p>
      <text:p text:style-name="P8"/>
      <text:p text:style-name="P9">Sambahsa Mundialect</text:p>
      <text:p text:style-name="P10">Gramática Completa</text:p>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Henrique Matheus da Silva Lima</text:p>
      <text:p text:style-name="P11"/>
      <text:p text:style-name="P11"/>
      <text:p text:style-name="P12">Revisão: <text:span text:style-name="T5">Dr. Olivier Simon</text:span></text:p>
      <text:p text:style-name="P11"/>
      <text:p text:style-name="P11"/>
      <text:p text:style-name="P11"/>
      <text:p text:style-name="P11"/>
      <text:p text:style-name="P4"><text:span text:style-name="T1">Versão:</text:span> 1.95 Beta</text:p>
      <text:p text:style-name="P13"><text:soft-page-break/>NOTAS IMPORTANTES SOBRE QUESTÕES LEGAIS</text:p>
      <text:p text:style-name="P4"/>
      <text:p text:style-name="P4"><text:tab/>Esta gramática é licenciada sob a licença Creative Commons CC-BY 4.0, ou seja, você pode distribuir, remixar, adaptar e criar trabalhos derivados desta gramática, mesmo para fins comerciais; sua única obrigação é atribuir o devido crédito pela criação original.</text:p>
      <text:p text:style-name="P4"/>
      <text:p text:style-name="P4"><draw:frame draw:style-name="fr2" draw:name="figuras2" text:anchor-type="paragraph" svg:width="2.328cm" svg:height="0.82cm" draw:z-index="1"><draw:image xlink:href="Pictures/10000000000000580000001F972352DB.png" xlink:type="simple" xlink:show="embed" xlink:actuate="onLoad"/></draw:frame></text:p>
      <text:p text:style-name="P4"><text:tab/>A língua sambahsa é de autoria do Dr. Olivier Simon, a língua é de uso livre para qualquer pessoa. Para a elaboração desta gramática foi utilizado, como referência, o livro <text:bookmark-start text:name="__DdeLink__17319_232630187"/><text:span text:style-name="T8">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8">The Grammar Of Sambahsa-Mundialect In English </text:span>e outros que o próprio Dr. Olivier Simon fez para mim.</text:p>
      <text:p text:style-name="P4"/>
      <text:p text:style-name="P4"><text:tab/>É muito importante informar que a língua em si não se encontra sob nenhuma licença Creative Commons ou similar, a língua está sob a tradicional licença Copyright em que o Dr. Olivier Simon detém todos os direitos reservados. Mas, como já foi dito, a língua é livre, você pode traduzir seus trabalhos, ou produzir trabalhos originais, sem a necessidade de permissão do Dr. Olivier Simon, mesmo que seja para fins comerciais; ou seja, você pode escrever livros em sambahsa e vendê-los sem problemas. Usufrua dessa linda língua.</text:p>
      <text:p text:style-name="P4"/>
      <text:p text:style-name="P4"><text:tab/>O autor da imagem utilizada na capa, que se autodenomina como YeahBitchMagnetsOh nas comunidades do site Reddit, autorizou o uso da sua imagem neste livro. Eis o endereço eletrônico de onde foi baixada a imagem: https://www.reddit.com/r/vexillology/comments/3jlf0k/flag_of_indoeuropean_speakers/</text:p>
      <text:p text:style-name="P4"/>
      <text:p text:style-name="P4"><text:tab/></text:p>
      <text:p text:style-name="P4"/>
      <text:p text:style-name="P4"/>
      <text:p text:style-name="P4"><text:tab/><text:span text:style-name="T18">Esta é uma versão beta da gramática, ela já pode ser usada, mas ainda falta o que ser melhorado e até mesmo corrigid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AGRADECIMENTOS</text:p>
      <text:p text:style-name="P4"/>
      <text:p text:style-name="P4"/>
      <text:p text:style-name="P4"><text:tab/>Agradeço ao Dr. Olivier Simon por ter se disponibilizado em tirar todas as minhas dúvidas e ter me dado vários exemplos, muitos dos exemplos desta gramática são dele. Devo agradecê-lo duas vezes, por ele ter tido toda a paciência do mundo comigo, ele é quase o coautor deste livro.</text:p>
      <text:p text:style-name="P4"/>
      <text:p text:style-name="P4"><text:tab/>Agradeço também ao Sylvain Auclair, Martín Rincón Botero e Justin Gagnon, que me ajudaram bastante.</text:p>
      <text:p text:style-name="P4"/>
      <text:p text:style-name="P4"><text:tab/>E não posso esquecer de Cale Short, que embora não tenha contribuído nesta versão em português da gramática, revisou o texto da minha tradução para o inglê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53">INTRODUÇÃO<text:tab/>1</text:p>
          <text:p text:style-name="P54">POR QUE ESTUDAR UMA LÍNGUA AUXILIAR?<text:tab/>2</text:p>
          <text:p text:style-name="P52">ENTÃO VOCÊS SÃO CONTRA A LÍNGUA INGLESA?<text:tab/>3</text:p>
          <text:p text:style-name="P54">MAS POR QUE ESTUDAR SAMBAHSA?<text:tab/>3</text:p>
          <text:p text:style-name="P54">O SAMBAHSA É DIFÍCIL?<text:tab/>4</text:p>
          <text:p text:style-name="P54">O VOCABULÁRIO DO SAMBAHSA<text:tab/>5</text:p>
          <text:p text:style-name="P53">METODOLOGIA DE ENSINO<text:tab/>6</text:p>
          <text:p text:style-name="P54">NA VERDADE VOCÊ NÃO PRECISA APRENDER TUDO<text:tab/>7</text:p>
          <text:p text:style-name="P54">DICAS PARA ESTUDAR UM IDIOMA<text:tab/>8</text:p>
          <text:p text:style-name="P53">ALFABETO E PRONÚNCIA<text:tab/>8</text:p>
          <text:p text:style-name="P54">ATENÇÃO ESPECIAL PARA BRASILEIROS<text:tab/>12</text:p>
          <text:p text:style-name="P54">ALGUMAS PALAVRAS PORTUGUESAS EM AFI E TFS<text:tab/>14</text:p>
          <text:p text:style-name="P54">UMA ÚLTIMA VISITA AO ALFABETO E O NOME DA LÍNGUA<text:tab/>15</text:p>
          <text:p text:style-name="P54">AINDA NÃO TERMINOU, ALGUMAS CONVENÇÕES<text:tab/>15</text:p>
          <text:p text:style-name="P52">A LETRA “e”:<text:tab/>15</text:p>
          <text:p text:style-name="P52">A LETRA “h”:<text:tab/>16</text:p>
          <text:p text:style-name="P54">VOGAIS<text:tab/>17</text:p>
          <text:p text:style-name="P54">SEMI VOGAIS<text:tab/>18</text:p>
          <text:p text:style-name="P54">CONSOANTES<text:tab/>18</text:p>
          <text:p text:style-name="P54">MAIS OBSERVAÇÕES<text:tab/>19</text:p>
          <text:p text:style-name="P54">ACENTO TÔNICO EM SAMBAHSA<text:tab/>19</text:p>
          <text:p text:style-name="P52">RECEBERÁ SEMPRE ACENTUAÇÃO TÔNICA<text:tab/>19</text:p>
          <text:p text:style-name="P52">NUNCA RECEBERÁ ACENTUAÇÃO TÔNICA<text:tab/>20</text:p>
          <text:p text:style-name="P54">CASO VOCÊ TENHA ACHADO ALGUNS SONS MUITO DIFÍCEIS<text:tab/>21</text:p>
          <text:p text:style-name="P53">SELLAMAT!<text:tab/>21</text:p>
          <text:p text:style-name="P53">PALAVRAS E FRASES ÚTEIS<text:tab/>23</text:p>
          <text:p text:style-name="P53">OS CASOS DE DECLINAÇÃO<text:tab/>24</text:p>
          <text:p text:style-name="P54">CASO NOMINATIVO<text:tab/>25</text:p>
          <text:p text:style-name="P54">CASO ACUSATIVO<text:tab/>27</text:p>
          <text:p text:style-name="P54">CASO DATIVO<text:tab/>28</text:p>
          <text:p text:style-name="P54">CASO GENITIVO<text:tab/>29</text:p>
          <text:p text:style-name="P53">DECLINAÇÕES<text:tab/>30</text:p>
          <text:p text:style-name="P54">SINGULAR<text:tab/>30</text:p>
          <text:p text:style-name="P54">PLURAL<text:tab/>31</text:p>
          <text:p text:style-name="P53">POSSE <text:tab/>32</text:p>
          <text:p text:style-name="P54">DIFERENÇA DE USO DA PREPOSIÇÃO DE POSSE E CASO GENITIVO<text:tab/>32</text:p>
          <text:p text:style-name="P54">OUTROS PRONOMES DE POSSE<text:tab/>33</text:p>
          <text:p text:style-name="P53">OS ARTIGOS<text:tab/>33</text:p>
          <text:p text:style-name="P54">ARTIGOS DEFINIDOS<text:tab/>33</text:p>
          <text:p text:style-name="P54">ARTIGO INDEFINIDO<text:tab/>34</text:p>
          <text:p text:style-name="P53">COMO DIZER AS CONJUNÇÕES “E” E “OU”<text:tab/>34</text:p>
          <text:p text:style-name="P53">ADJETIVOS<text:tab/>34</text:p>
          <text:p text:style-name="P54">COMPARAÇÕES<text:tab/>38</text:p>
          <text:p text:style-name="P53">PLURAL<text:tab/>39</text:p>
          <text:p text:style-name="P53">ALGUNS, POUCOS, MUITOS E OUTROS<text:tab/>40</text:p>
          <text:p text:style-name="P54">UM POUCO CONFUSO COM TANTOS “MUITOS” e “POUCOS”?<text:tab/>41</text:p>
          <text:p text:style-name="P53">NÚMEROS<text:tab/>42</text:p>
          <text:p text:style-name="P53">TEMPO<text:tab/>45</text:p>
          <text:p text:style-name="P53">CORRELATIVOS<text:tab/>47</text:p>
          <text:p text:style-name="P53">OS VERBOS<text:tab/>50</text:p>
          <text:p text:style-name="P54"><text:soft-page-break/>PRESENTE<text:tab/>51</text:p>
          <text:p text:style-name="P54">BREVE EXPLICAÇÃO SOBRE INFIXOS NASAIS<text:tab/>53</text:p>
          <text:p text:style-name="P54">PASSADO<text:tab/>53</text:p>
          <text:p text:style-name="P52">NA VERDADE EXISTEM DUAS FORMAS DE REPRESENTAR O PASSADO<text:tab/>55</text:p>
          <text:p text:style-name="P54">INFINITIVO<text:tab/>56</text:p>
          <text:p text:style-name="P52">O USO DO PREPOSIÇÃO “AD” COM VERBOS NO INFINITIVO<text:tab/>56</text:p>
          <text:p text:style-name="P54">FUTURO<text:tab/>57</text:p>
          <text:p text:style-name="P52">O FUTURO PRÓXIMO<text:tab/>58</text:p>
          <text:p text:style-name="P54">PASSADO DO FUTURO<text:tab/>58</text:p>
          <text:p text:style-name="P54">SUBJUNTIVO<text:tab/>59</text:p>
          <text:p text:style-name="P54">IMPERATIVO<text:tab/>59</text:p>
          <text:p text:style-name="P54">CONDICIONAL<text:tab/>60</text:p>
          <text:p text:style-name="P52">MAS E QUANTO AOS VERBOS QUE JÁ TERMINAM EM “IE”?<text:tab/>61</text:p>
          <text:p text:style-name="P54">CATEGORIAIS DE RADICAIS VERBAIS<text:tab/>61</text:p>
          <text:p text:style-name="P52">INFIXOS NASAIS<text:tab/>61</text:p>
          <text:p text:style-name="P52">VERBOS COM “EH” + CONSOANTE<text:tab/>62</text:p>
          <text:p text:style-name="P52">VERBOS COM “EU” E “EI”<text:tab/>62</text:p>
          <text:p text:style-name="P52">VERBOS COM “A”<text:tab/>63</text:p>
          <text:p text:style-name="P52">AS REGRAS DE VON WAHL<text:tab/>64</text:p>
          <text:p text:style-name="P52">TERMINADOS COM UMA VOGAL ACENTUADA TÔNICAMENTE<text:tab/>65</text:p>
          <text:p text:style-name="P52">DEMAIS VERBOS<text:tab/>65</text:p>
          <text:p text:style-name="P54">AFIXOS VERBAIS<text:tab/>65</text:p>
          <text:p text:style-name="P52">AFIXOS QUE MUDAM O MODO DO VERBO<text:tab/>66</text:p>
          <text:p text:style-name="P54">ALGUMAS FORMAS VERBAIS LITERÁRIAS<text:tab/>66</text:p>
          <text:p text:style-name="P52">FINAIS OPCIONAIS DO PRESENTE DO INDICATIVO<text:tab/>66</text:p>
          <text:p text:style-name="P52">FORMAS ANTIGAS DO IMPERATIVO<text:tab/>67</text:p>
          <text:p text:style-name="P52">PARTICÍPIO NO FUTURO<text:tab/>67</text:p>
          <text:p text:style-name="P52">AS VELHAS FORMAÇÕES DO INFINITIVO<text:tab/>68</text:p>
          <text:p text:style-name="P52">O DURATIVO<text:tab/>68</text:p>
          <text:p text:style-name="P52">O EVENTIVO<text:tab/>69</text:p>
          <text:p text:style-name="P52">O INTENSIVO<text:tab/>69</text:p>
          <text:p text:style-name="P52">O ITERATIVO<text:tab/>69</text:p>
          <text:p text:style-name="P52">O PERFEITO<text:tab/>69</text:p>
          <text:p text:style-name="P53">MAIS SOBRE O USO DAS DECLINAÇÕES<text:tab/>69</text:p>
          <text:p text:style-name="P54">ACUSATIVO<text:tab/>70</text:p>
          <text:p text:style-name="P54">DATIVO<text:tab/>70</text:p>
          <text:p text:style-name="P53">ADVÉRBIOS<text:tab/>70</text:p>
          <text:p text:style-name="P53">GERÚNDIO<text:tab/>71</text:p>
          <text:p text:style-name="P53">PRONOMES REFLEXIVOS E O PRONOME POSSESSIVO “SIEN”<text:tab/>71</text:p>
          <text:p text:style-name="P53">PRONOME RELATIVO E CONJUNÇÃO INTEGRANTE <text:tab/>72</text:p>
          <text:p text:style-name="P54">OS PRONOMES RELATIVOS “YO(S)”, “YA” E “YOD”<text:tab/>73</text:p>
          <text:p text:style-name="P53">PERGUNTAS<text:tab/>74</text:p>
          <text:p text:style-name="P53">NEGAÇÃO<text:tab/>74</text:p>
          <text:p text:style-name="P54">SOBRE O USO DO “SI”<text:tab/>75</text:p>
          <text:p text:style-name="P53">EVITANDO REPETIÇÕES<text:tab/>75</text:p>
          <text:p text:style-name="P53">PARTICÍPIOS<text:tab/>76</text:p>
          <text:p text:style-name="P54">PRESENTE ATIVO<text:tab/>76</text:p>
          <text:p text:style-name="P54">PASSADO ATIVO<text:tab/>76</text:p>
          <text:p text:style-name="P54">PRESENTE PASSIVO<text:tab/>77</text:p>
          <text:p text:style-name="P54">PASSADO PASSIVO<text:tab/>77</text:p>
          <text:p text:style-name="P52">OUTRA MANEIRA DE EXPRESSAR O PASSADO, O PRESENTE PERFEITO<text:tab/>77</text:p>
          <text:p text:style-name="P52">UMA MANEIRA DE FAZER ADJETIVOS COM VERBOS<text:tab/>77</text:p>
          <text:p text:style-name="P53"><text:soft-page-break/>CONJUNÇÕES E OUTRAS PALAVRAS INVARIÁVEIS<text:tab/>78</text:p>
          <text:p text:style-name="P54">ALGUMAS DÚVIDAS QUE PODEM SURGIR<text:tab/>93</text:p>
          <text:p text:style-name="P52">QUAL É A DIFERENÇA ENTRE “BET” E “MEN”?<text:tab/>93</text:p>
          <text:p text:style-name="P53">PREPOSIÇÕES<text:tab/>93</text:p>
          <text:p text:style-name="P54">ALGUMAS DÚVIDAS QUE PODEM SURGIR<text:tab/>101</text:p>
          <text:p text:style-name="P52">DIFERENÇA ENTRE “MED” E “PER”<text:tab/>101</text:p>
          <text:p text:style-name="P52">DIFERENÇA ENTRE “POS” E “TRANS”<text:tab/>101</text:p>
          <text:p text:style-name="P52">DIFERENÇA ENTRE “EX” E “UD”<text:tab/>102</text:p>
          <text:p text:style-name="P52">DIFERENÇA ENTRE “VICE” E “INSTET”<text:tab/>102</text:p>
          <text:p text:style-name="P53">ENCLÍTICOS E PROCLÍTICOS<text:tab/>102</text:p>
          <text:p text:style-name="P53">AFIXOS ÚTEIS<text:tab/>104</text:p>
          <text:p text:style-name="P54">PREFIXOS<text:tab/>105</text:p>
          <text:p text:style-name="P54">SUFIXOS<text:tab/>106</text:p>
          <text:p text:style-name="P52">EXPRESSAR QUALIDADE OU ESTADO<text:tab/>106</text:p>
          <text:p text:style-name="P52">EXPRESSAR UMA AÇÃO<text:tab/>107</text:p>
          <text:p text:style-name="P52">INDICAR O EXECUTOR DE UMA AÇÃO<text:tab/>107</text:p>
          <text:p text:style-name="P52">OUTROS SUFIXOS<text:tab/>107</text:p>
          <text:p text:style-name="P53">ESTILO<text:tab/>109</text:p>
          <text:p text:style-name="P53">ESCOLHENDO NOVAS PALAVRAS<text:tab/>110</text:p>
          <text:p text:style-name="P53">ERROS E DÚVIDAS COMUNS<text:tab/>110</text:p>
          <text:p text:style-name="P54">O QUE REALMENTE SIGNIFICA O VERBO “LEIT”<text:tab/>110</text:p>
          <text:p text:style-name="P54">COMO PEDIR ALGO<text:tab/>111</text:p>
          <text:p text:style-name="P54">COMO DIZER QUE ALGO VAI DEMORAR OU VAI SE ATRASAR<text:tab/>112</text:p>
          <text:p text:style-name="P54">SUJEITO INDETERMINADO<text:tab/>112</text:p>
          <text:p text:style-name="P54">VERBOS DE DIREÇÃO COMO “GWAH”<text:tab/>113</text:p>
          <text:p text:style-name="P54">QUAL É A DIFERENÇA ENTRE “YAKIN” E “WEIDWOS”?<text:tab/>113</text:p>
          <text:p text:style-name="P53">SOBRE QUESTÕES GRAMATICAIS MENORES<text:tab/>113</text:p>
          <text:p text:style-name="P54">NOMES DE LÍNGUAS E NACIONALIDADES<text:tab/>113</text:p>
          <text:p text:style-name="P54">PALAVRAS RELACIONADAS A NÚMEROS MENORES QUE DOIS<text:tab/>113</text:p>
          <text:p text:style-name="P54">CONCORDÂNCIA VERBAL DO VERBO “ES”<text:tab/>113</text:p>
          <text:p text:style-name="P53">PALAVRAS E SEUS SIGNIFICADOS<text:tab/>114</text:p>
          <text:p text:style-name="P53">VOCABULÁRIO<text:tab/>114</text:p>
          <text:p text:style-name="P54">VERBOS<text:tab/>115</text:p>
          <text:p text:style-name="P54">ADJETIVOS<text:tab/>121</text:p>
          <text:p text:style-name="P54">CORPO<text:tab/>122</text:p>
          <text:p text:style-name="P54">CORES<text:tab/>124</text:p>
          <text:p text:style-name="P54">INFORMÁTICA<text:tab/>124</text:p>
          <text:p text:style-name="P54">ANIMAIS<text:tab/>130</text:p>
          <text:p text:style-name="P54">MEDIDAS<text:tab/>131</text:p>
          <text:p text:style-name="P54">FAMÍLIA<text:tab/>132</text:p>
          <text:p text:style-name="P54">DIVERSOS<text:tab/>133</text:p>
          <text:p text:style-name="P54">INTERJEIÇÕES<text:tab/>134</text:p>
          <text:p text:style-name="P53">REFERÊNCIAS<text:tab/>135</text:p>
        </text:index-body>
      </text:table-of-content>
      <text:p text:style-name="P4"/>
      <text:h text:style-name="P56" text:outline-level="1">INTRODUÇÃO</text:h>
      <text:p text:style-name="P4"/>
      <text:p text:style-name="P4"><text:tab/><text:span text:style-name="T1">Sambahsa Mundialect</text:span> é uma língua auxiliar criada pelo francês Dr. Olivier Simon, lançada na internet em julho de 2007, sua base é o protoindo-europeu, língua falada há cerca de 5000 anos, cujas línguas filhas se estendem do sul da Rússia até as ilhas britânicas e até a Índia. O sambahsa ainda conta com muitas contribuições de outras línguas, em especial o árabe, mas também chinês, indonésio e muitas outras.</text:p>
      <text:p text:style-name="P4"/>
      <text:p text:style-name="P4"><text:tab/>Por ser uma língua auxiliar, sambahsa é muito mais fácil do que qualquer outra língua nacional como inglês ou espanhol, mas é um pouco mais desafiador se comparada a outras línguas auxiliares porque ela se apresenta um pouco complicada no início, mas depois o processo de aprendizado é incrivelmente simples e as vantagens de sua maior complexidade farão todo o esforço valer a pena. </text:p>
      <text:p text:style-name="P4"/>
      <text:p text:style-name="P4"><text:tab/>Com o que o sambahsa se parece? O interessante do sambahsa é que ele é tão natural que você não o vê com uma língua construída, mas sim como uma língua nacional como qualquer outra. Como Dave MacLeod disse no seu prefácio para o livro <text:span text:style-name="T8">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 </text:p>
      <text:p text:style-name="P4"/>
      <text:p text:style-name="P4"><text:tab/>Não chega a ser oficial, mas pode-se dizer que o sambahsa possui uma bandeira para representá-lo. Na verdade a bandeira logo a seguir foi feita para representar todos os falantes de línguas indo-europeias, mas o movimento sambahsa meio que a adotou para si.</text:p>
      <text:p text:style-name="P4"/>
      <text:p text:style-name="P4"><draw:frame draw:style-name="fr1" draw:name="Quadro1" text:anchor-type="paragraph" svg:width="8.334cm" draw:z-index="0"><draw:text-box fo:min-height="5.442cm"><text:p text:style-name="P2"><draw:frame draw:style-name="fr3" draw:name="figuras1" text:anchor-type="paragraph" svg:width="8.334cm" svg:height="5.554cm" draw:z-index="2"><draw:image xlink:href="Pictures/2000000700003E040000295897E5DB05.svm" xlink:type="simple" xlink:show="embed" xlink:actuate="onLoad"/></draw:frame><text:span text:style-name="T1">Autor: </text:span>YeahBitchMagnetsOh</text:p></draw:text-box></draw:frame></text:p>
      <text:p text:style-name="P4"><text:tab/>A cor marrom representa o solo, uma vez que muitas línguas indo-europeias derivam suas palavras para “pessoa” de palavras relacionadas ao barro, como por exemplo a palavra “terráqueo”. A cor branca foi escolhida porque ela contrasta o melhor. O motivo do símbolo ser a roda é porque ela é <text:soft-page-break/>uma inovação importante feita pelos humanos, e de qualquer forma é um importante símbolo para quase todos os indo-europeus de um modo ou de outro.</text:p>
      <text:p text:style-name="P4"/>
      <text:p text:style-name="P4"><text:tab/>O movimento que apoia a língua sambahsa não é ligado a nenhuma forma de pensamento: pessoas de todos os tipos, etnias, lugares, crenças, gêneros, orientações sexuais, classes sociais e ideologias podem usar a língua ao seu bel prazer.</text:p>
      <text:p text:style-name="P4"/>
      <text:p text:style-name="P4"><text:tab/>Como já foi dito, esta gramática é livre, pois está sob a licença Creative Commons CC-BY 4.0, você pode modificá-la como quiser e até mesmo usá-la para fins comerciais. Você também pode usar este livro para criar a sua própria versão da gramática do sambahsa e até vendê-la na feira da sua cidade, se você quiser. A sua única obrigação é atribuir o devido crédito ao autor original, espero que isso não seja pedir muito. Mas apenas se lembre que essa licença não se aplica à língua em si.</text:p>
      <text:p text:style-name="P4"/>
      <text:p text:style-name="P4"><text:tab/>O objetivo desta gramática é ensinar tudo o que for de interesse do estudante na forma mais amigável possível, se isso não é possível nesta versão que você está lendo, esperamos que alcancemos algo próximo em versões futuras. Perceba que esta é uma “gramática <text:span text:style-name="T2">completa</text:span>”, esse “completa” não é uma mera decoração como em outras gramáticas, isso significa que abordarei todos os pontos para que você termine esta gramática sabendo de (quase) tudo, então não se assuste se você achar, por exemplo, que o capítulo de fonética é demasiadamente extenso. Não podemos criar a gramática perfeita, mas tentaremos sempre fazer o melhor. </text:p>
      <text:p text:style-name="P4"/>
      <text:h text:style-name="P3" text:outline-level="2">POR QUE ESTUDAR UMA LÍNGUA AUXILIAR?</text:h>
      <text:p text:style-name="P4"><text:tab/></text:p>
      <text:p text:style-name="P4"><text:tab/>Você me pergunta: “mas ora, nós já não temos o inglês, pra que uma língua artificial?”. Antes de responder a essa pergunta, preciso lembrar que nós estamos falando aqui sobre uma língua para um contexto mundial, se eu for trabalhar na China ou, no mínimo, manter um contato com chineses, terei que aprender mandarim ou cantonês,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4"/>
      <text:p text:style-name="P4"><text:tab/>O problema de uma língua nacional – não importa se é inglês, espanhol, francês ou mandarim – é que se gasta muito tempo <text:span text:style-name="T8">(e, em alguns casos, também dinheiro)</text:span> aprendendo-a. É claro que para quem gosta de aprender idiomas ou vai morar em um país estrangeiro, é um <text:span text:style-name="T1">ótimo</text:span> investimento, até mesmo estudar uma língua “pouco importante” é um bom investimento se isso te der prazer e ainda pode se tornar um diferencial no futuro. Mas quando se trata de uma língua que sirva de ponte entre diferentes povos, o cenário é diferente.</text:p>
      <text:p text:style-name="P4"><text:soft-page-break/></text:p>
      <text:p text:style-name="P4"><text:tab/><text:bookmark-start text:name="__DdeLink__52054_232630187"/>Gosto de dizer que quando duas pessoas se comunicarem através da <text:bookmark-start text:name="__DdeLink__52043_232630187"/>língua de um determinado país<text:bookmark-end text:name="__DdeLink__52043_232630187"/> é como fazer cálculos usando algarismos romanos. É perfeitamente possível calcular com numerais romanos, povos fizeram isso por séculos, mas é muito mais eficiente calcular com algarismos indo arábicos, que no nosso caso seria a comunicação com uma língua que se aprende em meses em vez uma que se aprende em anos e é cheia de armadilhas. E<text:span text:style-name="T14">u disse “língua de um determinado país” porque as pessoas aprendem – no âmbito da comunicação internacional – a variedade inglesa dos Estados Unidos ou Inglaterra, mas jamais o inglês da Jamaica.</text:span><text:bookmark-end text:name="__DdeLink__52054_232630187"/></text:p>
      <text:p text:style-name="P4"/>
      <text:p text:style-name="P4"><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4"/>
      <text:h text:style-name="P57" text:outline-level="3">ENTÃO VOCÊS SÃO CONTRA A LÍNGUA INGLESA?</text:h>
      <text:p text:style-name="P4"/>
      <text:p text:style-name="P4"><text:tab/>A minha resposta para essa pergunta é um sonoro “<text:span text:style-name="T1">NÃO</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por um bom tempo mesmo se os Estados Unidos perderem sua hegemonia. E pessoalmente acho a língua inglesa muito bonita.</text:p>
      <text:p text:style-name="P4"/>
      <text:p text:style-name="P4"><text:tab/>Apesar de todas as críticas feitas, o inglês ainda é a língua mais disseminada no globo; em praticamente todas as escolas do mundo com um mínimo de infraestrutura o inglês é ensinado; ao contrário do inglês, nenhuma língua auxiliar teve o apoio de um Estado e empresas privadas para espalhá-la no mundo. Sabemos que um trabalho será muito melhor exposto se ele for disponibilizado em inglês.</text:p>
      <text:p text:style-name="P4"/>
      <text:p text:style-name="P4"><text:tab/>É importante aprender inglês, assim como é importante aprender espanhol, russo, esperanto, mandarim, alemão, etc, pois embora defendamos que usar uma língua auxiliar como língua franca seria muito mais eficiente, na realidade a verdadeira língua internacional é o poliglotismo, se você quer ser algo próximo a um verdadeiro “cidadão do mundo”, seja um poliglota!</text:p>
      <text:p text:style-name="P4"><text:tab/></text:p>
      <text:p text:style-name="P4"><text:tab/>Mas certamente que uma língua auxiliar nos ajudaria imensamente. Uma língua neutra que pode ser aprendida em questão de meses diminuiria consideravelmente as barreiras linguísticas. </text:p>
      <text:p text:style-name="P4"/>
      <text:h text:style-name="P3" text:outline-level="2">MAS POR QUE ESTUDAR SAMBAHSA?</text:h>
      <text:p text:style-name="P4"/>
      <text:p text:style-name="P4"><text:tab/>Antes de conhecer o sambahsa eu já conhecia outras línguas auxiliares <text:soft-page-break/><text:span text:style-name="T8">(não apenas esperanto)</text:span>, mas eu não estava plenamente satisfeito com elas, não porque elas fossem ineficientes, mas havia nelas certas características, devido a sua enorme simplicidade, que me desagradavam.</text:p>
      <text:p text:style-name="P4"/>
      <text:p text:style-name="P4"><text:tab/>O sambahsa consegue ter a regularidade – e facilidade – de uma língua auxiliar e a naturalidade e beleza nativa de uma língua nacional. O sambahsa é tão bom quanto o português ou inglês para fazer poesia ou música e os nomes próprios importadas de outras línguas não precisam, na maioria dos casos, ter sua grafia ou pronúncia modificados para atender as normas da língua, os “problemas” para importar esses nomes próprios serão os mesmos de qualquer outra língua nacional, como o português ou inglês.</text:p>
      <text:p text:style-name="P4"/>
      <text:p text:style-name="P4"><text:tab/>O sambahsa também é uma língua finalizada, isso significa que você não precisa se preocupar se o que você aprendeu hoje será alterado daqui a cinco anos. O que você escrever hoje em sambahsa será entendido mesmo daqui a um século.</text:p>
      <text:p text:style-name="P4"/>
      <text:p text:style-name="P4"><text:tab/>Por não ter mais de 100 anos como outras línguas auxiliares, o sambahsa ainda não tem uma comunidade com dezenas de milhares de falantes, mas esse cenário pode mudar, toda língua auxiliar começou com apenas uma pessoa, mas podem existir milhares de falantes se mais gente se interessar pela língua.</text:p>
      <text:p text:style-name="P4"/>
      <text:h text:style-name="P3" text:outline-level="2">O SAMBAHSA É DIFÍCIL?</text:h>
      <text:p text:style-name="P4"/>
      <text:p text:style-name="P4"><text:tab/>É inegável que <text:span text:style-name="T1">no início</text:span> – e somente no início – o sambahsa é um pouco mais desafiador se comparado a outras línguas auxiliares, mas é como Robert Winter disse em seu “Sambahsa: Guide to Pronouns and Articles” <text:span text:style-name="T8">(Sambahsa: Guia para Pronomes e Artigos)</text:span>, o sambahsa tem o limite de dificuldade praticável para uma linguagem auxiliar internacional.</text:p>
      <text:p text:style-name="P4"/>
      <text:p text:style-name="P4"><text:tab/>O sambahsa é fácil sim, você só precisa saber quais são as prioridades no seu estudo, <text:span text:style-name="T2">você tem que saber como estudar</text:span>! Não faz sentido decorar todos os casos de declinação do dativo se você pouco vai usá-los (e talvez só alguns poucos deles, mesmo que você passe toda a sua vida falando conversando em sambahsa)! Também é preciso ter em mente de que não é porque se trata de uma língua fácil que você escreverá tratados filosóficos em três semanas, mas talvez você possa fazer isso em seis ou oito meses.</text:p>
      <text:p text:style-name="P4"/>
      <text:p text:style-name="P4"><text:tab/>Também dizem que a língua é demasiadamente prolixa, às vezes tendo duas ou três palavras invariáveis para cada uma do mesmo tipo da nossa língua. Realmente o sambahsa não economiza em suas palavras invariáveis, uma língua prolixa como sambahsa paga o preço de exigir um pouco mais de estudo, mas, em compensação, permite a melhor expressão do pensamento.</text:p>
      <text:p text:style-name="P4"/>
      <text:p text:style-name="P4"><text:tab/>Reclamam que o sambahsa possui sons difíceis de aprender, mas todas as línguas possuem sons diferentes, mesmo outras línguas auxiliares que tentam ao máximo serem simples. Logo a seguir algumas das línguas mais estudas pelos brasileiros e seus sons que não existem no português brasileiro <text:soft-page-break/>padrão <text:span text:style-name="T8">(os sons em itálico são utilizados no sambahsa)</text:span>.</text:p>
      <text:p text:style-name="P45"><text:span text:style-name="T1">Inglês </text:span><text:span text:style-name="T9">(americano)</text:span><text:span text:style-name="T1"> –</text:span> [ɑ], <text:span text:style-name="T13">[ə]</text:span>, [æ], [ɜ], [ʌ], <text:span text:style-name="T8">[θ]</text:span>, [ð], [ɹ], <text:span text:style-name="T8">[ŋ]</text:span>, [ʍ], <text:span text:style-name="T8">[h]</text:span></text:p>
      <text:p text:style-name="P45"><text:span text:style-name="T1">Espanhol </text:span><text:span text:style-name="T9">(castelhano europeu)</text:span><text:span text:style-name="T1"> –</text:span> [β], <text:span text:style-name="T8">[θ]</text:span>, [ð], <text:span text:style-name="T8">[x]</text:span>, [ɲ], <text:span text:style-name="T8">[ŋ]</text:span>, [ɣ]</text:p>
      <text:p text:style-name="P45"><text:span text:style-name="T1">Alemão –</text:span> <text:span text:style-name="T8">[ç]</text:span>, <text:span text:style-name="T30">[ʁ]</text:span><text:span text:style-name="T28">,</text:span> <text:span text:style-name="T8">[x]</text:span>, <text:span text:style-name="T8">[ə]</text:span>, [ʏ], <text:span text:style-name="T8">[y]</text:span>, <text:span text:style-name="T8">[ø]</text:span>, <text:span text:style-name="T14">[œ]</text:span>, <text:span text:style-name="T8">[ŋ]</text:span></text:p>
      <text:p text:style-name="P47"><text:span text:style-name="T1">Francês –</text:span> <text:span text:style-name="T30">[ʁ]</text:span><text:span text:style-name="T28">, [ɥ], </text:span><text:span text:style-name="T30">[ə]</text:span><text:span text:style-name="T28">, [œ], </text:span><text:span text:style-name="T30">[ø]</text:span><text:span text:style-name="T28">, </text:span><text:span text:style-name="T30">[y]</text:span><text:span text:style-name="T28">, [ɑ̃], [œ̃], [ɔ̃]</text:span></text:p>
      <text:p text:style-name="P4"><text:tab/>Talvez o sambahsa pudesse ter sons mais simples (mais simples pra quem?) ou menos “sons extras”, mas a língua não seria mais pobre? Mesmo o esperanto possui alguns sons que desafiam os brasileiros, como o [x] da letra “ĥ”. Os sons são facilmente aprendíveis e vou mostrar lhe que você pode estar pronunciando todos eles em uma semana.</text:p>
      <text:p text:style-name="P4"/>
      <text:p text:style-name="P4"><text:tab/>Outra queixa é o sambahsa construir seu vocabulário sobre palavras emprestadas em vez de palavras compostas, eu explico: o adjetivo “belo” em sambahsa é “bell” enquanto o adjetivo “feio” é “biaur” em sambahsa; alguém poderia dizer que, por exemplo, um afixo que inverte o significado seria mais interessante e eliminaria a necessidade de decorar centenas de palavras. De fato é um recurso que tem suas vantagens, mas, por outro lado, frases com palavras compostas demandam tempo para serem analisadas, então, após analisar os pós e os contras, é mais interessante e prático uma palavra como “biaur” do que “antibell”. E francamente, até você dominar a gramática você já terá decorado todas as palavras mais relevantes.</text:p>
      <text:p text:style-name="P4"/>
      <text:p text:style-name="P4"><text:span text:style-name="T1"><text:tab/>Tudo tem um preço:</text:span> muitas línguas auxiliares tentam ser a mais simples possível, adotando, por exemplo, ortografias muito simples: uma letra, um som; todos substantivos têm apenas uma terminação, todos os adjetivos têm apenas uma terminação, etc. A vantagem de não ter uma ortografia tão complexa é que o aprendizado é muito mais rápido, mas a desvantagem é que disso é gerado um pequeno problema para a importação de palavras de outros idiomas, que terão que ser drasticamente alteradas <text:span text:style-name="T8">(tanto em ortografia quanto em pronúncia)</text:span> para estarem de acordo com a língua. Outro problema dessa simplicidade é a pouca liberdade para criação de poesia e música. Não estou dizendo que línguas auxiliares muito simples são feias, até porque isso é muito subjetivo, e uma pessoa com uma voz cristalina 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text:p>
      <text:p text:style-name="P4"/>
      <text:p text:style-name="P4"><text:tab/>Muitos reclamam que línguas auxiliares muito simples oferecem pouca liberdade poética, outros dirão que línguas auxiliares mais complexas são desnecessariamente mais difíceis.</text:p>
      <text:p text:style-name="P14"/>
      <text:p text:style-name="P4"><text:span text:style-name="T8"><text:tab/>Preso por ter cão, preso por não ter cão</text:span>.</text:p>
      <text:p text:style-name="P4"/>
      <text:h text:style-name="Heading_20_2" text:outline-level="2">O VOCABULÁRIO DO SAMBAHSA</text:h>
      <text:p text:style-name="P4"/>
      <text:p text:style-name="P4"><text:tab/>Logo a seguir a lista de idiomas que contribuíram para o vocabulário do sambahsa, as percentagens de palavras emprestadas e alguns exemplos entre parênteses:</text:p>
      <text:p text:style-name="P4"><text:soft-page-break/></text:p>
      <text:p text:style-name="P4"><text:span text:style-name="T1">Indo Europeu –</text:span> 44,28 % <text:span text:style-name="T8">(skadh, paursk, potnia)</text:span></text:p>
      <text:p text:style-name="P4"><text:span text:style-name="T1">Latim –</text:span> 15 % <text:span text:style-name="T8">(facil, question, caise)</text:span></text:p>
      <text:p text:style-name="P4"><text:span text:style-name="T1">Família germânica –</text:span> 9,5 % <text:span text:style-name="T8">(apter, buk, rogv)</text:span></text:p>
      <text:p text:style-name="P4"><text:span text:style-name="T1">Francês –</text:span> 6,21 % <text:span text:style-name="T8">(journal, adresse, place)</text:span></text:p>
      <text:p text:style-name="P4"><text:span text:style-name="T1">Grego –</text:span> 4,64 % <text:span text:style-name="T8">(pharmacia, ieftin, papier)</text:span></text:p>
      <text:p text:style-name="P4"><text:span text:style-name="T1">Família românica –</text:span> 3,95 % <text:span text:style-name="T8">(important, visite, torte)</text:span></text:p>
      <text:p text:style-name="P4"><text:span text:style-name="T1">Árabe –</text:span> 3,42 % <text:span text:style-name="T8">(lakin, mutawassit, hatta)</text:span></text:p>
      <text:p text:style-name="P4"><text:span text:style-name="T1">Inglês –</text:span> 1,45 % <text:span text:style-name="T8">(film, sport, wagon)</text:span></text:p>
      <text:p text:style-name="P4"><text:span text:style-name="T1">Família eslava –</text:span> 1,28 % <text:span text:style-name="T8">(lige, grance, vessel)</text:span></text:p>
      <text:p text:style-name="P4"><text:span text:style-name="T1">Italiano –</text:span> 1 % <text:span text:style-name="T8">(autostrad, valise, dusch)</text:span></text:p>
      <text:p text:style-name="P4"><text:span text:style-name="T1">Indo iraniano/Persa –</text:span> 0,92 % <text:span text:style-name="T8">(naft, ris, hevd)</text:span></text:p>
      <text:p text:style-name="P4"><text:span text:style-name="T1">Alemão –</text:span> 0,78 % <text:span text:style-name="T8">(dank, postamt, vurst)</text:span></text:p>
      <text:p text:style-name="P4"><text:span text:style-name="T1">Chinês –</text:span> 0,71 % <text:span text:style-name="T8">(gienxin, yui, saan)</text:span></text:p>
      <text:p text:style-name="P4"><text:span text:style-name="T1">Outras línguas ou famílias –</text:span> 6,86 %</text:p>
      <text:p text:style-name="P4"/>
      <text:p text:style-name="P4"><text:tab/>Como algumas palavras podem ter “origens múltiplas”:</text:p>
      <text:p text:style-name="P4"/>
      <text:p text:style-name="P4"><text:span text:style-name="T1">Amlak –</text:span> significa “ativo” <text:span text:style-name="T8">(contabilidade)</text:span>, corresponde ao árabe “أملاك”, ao turco “emlak” e ao persa “املاک”.</text:p>
      <text:p text:style-name="P4"><text:span text:style-name="T1">Schut –</text:span> significa “sem corno”, corresponde ao romeno “Șut”, ao búlgaro/servo-croata “šut” e ao albanês “shut”.</text:p>
      <text:p text:style-name="P4"><text:span text:style-name="T1">Geong –</text:span> significa “palácio fortaleza”, corresponde ao caractere “城”, que é lido como <text:span text:style-name="T8">chéng</text:span> em pinyin (mandarim latinizado), <text:span text:style-name="T8">jō</text:span> em Goon (japonês latinizado), <text:span text:style-name="T8">seong</text:span> em coreano e <text:span text:style-name="T8">thành</text:span> em vietnamita. </text:p>
      <text:p text:style-name="P4"><text:span text:style-name="T1">Potire –</text:span> significa “jarro”, corresponde à palavra do grego antigo “ποτήρ”, ao servo-croata “путир”, ao russo “потир” e ao albanês “potir”.</text:p>
      <text:p text:style-name="P4"/>
      <text:p text:style-name="P4"><text:tab/>Mais exemplos de palavras de línguas cuja contribuição foi pouco expressiva, mas que tem sua marca no sambahsa:</text:p>
      <text:p text:style-name="P4"/>
      <text:p text:style-name="P4"><text:span text:style-name="T1">Português –</text:span> banan, mingo, </text:p>
      <text:p text:style-name="P4"><text:span text:style-name="T1">Espanhol –</text:span> chocolat, ghitarr(a), salg, vanilia</text:p>
      <text:p text:style-name="P4"><text:span text:style-name="T1">Báltico –</text:span> biaur, tik</text:p>
      <text:p text:style-name="P4"><text:span text:style-name="T1">Malaio –</text:span> kye <text:span text:style-name="T8">(este também é eslavo; do malaio-indonésio vem “ke” e do russo mais algumas línguas eslavas vem “k(o)”)</text:span></text:p>
      <text:p text:style-name="P4"><text:span text:style-name="T1">Escandinavo –</text:span> leik, lyt, tiel</text:p>
      <text:p text:style-name="P4"><text:span text:style-name="T1">Sânscrito –</text:span> bahsa, nagor</text:p>
      <text:p text:style-name="P4"><text:span text:style-name="T9">Universal –</text:span> mama</text:p>
      <text:p text:style-name="P4"><text:span text:style-name="T1">Celta –</text:span> sapoun, brigv <text:span text:style-name="T8">(também do germânico)</text:span>, brugs <text:span text:style-name="T8">(também do italiano)</text:span></text:p>
      <text:p text:style-name="P4"><text:span text:style-name="T1">Aruaque –</text:span> tabak</text:p>
      <text:p text:style-name="P4"><text:span text:style-name="T1">Náuatle –</text:span> tomat</text:p>
      <text:p text:style-name="P4"/>
      <text:h text:style-name="P55" text:outline-level="1">METODOLOGIA DE ENSINO</text:h>
      <text:p text:style-name="P4"/>
      <text:p text:style-name="P4"><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text:soft-page-break/>aprender as declinações é necessário alguns conhecimentos básicos de gramática, terei que buscar aqueles ensinamentos das aulas de gramática do ensino médio. Acredito que essa maneira seja a menos irritante para o iniciante.</text:p>
      <text:p text:style-name="P4"/>
      <text:p text:style-name="P4"><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2">O objetivo desta gramática é ser acessível a todos!</text:span></text:p>
      <text:p text:style-name="P4"/>
      <text:p text:style-name="P4"><text:tab/><text:span text:style-name="T1">O que vou dizer agora é importante, então preste atenção!</text:span> Quando você for estudar, não tenha pressa em decorar todos os casos acusativos ou toda a lista de preposições de uma vez, vá com calma (!), não precisa ter presa, até porque você usará mais uns do que outros. Nenhuma gramática foi feita para ser lida apenas uma vez, mas sim várias vezes. Agora que você está começando, leia os capítulos uma vez, ou duas no máximo, então você parte para o próximo capítulo. Após terminar de ler esta gramática, leia textos, eles te ajudarão a aumentar seu vocabulário e aumentarão seu conhecimento da gramática, uma vez que você terá que consultar a gramática para entender como aquela frase foi feita.</text:p>
      <text:p text:style-name="P4"/>
      <text:p text:style-name="P4"><text:tab/>Pode parecer estranho, mas comecei a fazer esta gramática quando eu estava me iniciando na língua, na minha segunda ou terceira semana de aprendizado, e não quando eu já tinha um bom domínio no S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eu pudesse ter esquecido de certas dificuldades que tive e eu não as abordaria nesta gramática.</text:p>
      <text:p text:style-name="P4"/>
      <text:h text:style-name="P3" text:outline-level="2">NA VERDADE VOCÊ NÃO PRECISA APRENDER TUDO</text:h>
      <text:p text:style-name="P4"/>
      <text:p text:style-name="P4"><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4"/>
      <text:p text:style-name="P4"><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text:soft-page-break/>parecido, muito dificilmente alguém não entenderá o que você quer dizer, mas, mesmo assim, tente se esforçar um pouco para aprender tudo, será um aprendizado que valerá para outras línguas.</text:p>
      <text:p text:style-name="P4"/>
      <text:h text:style-name="P3" text:outline-level="2">DICAS PARA ESTUDAR UM IDIOMA</text:h>
      <text:p text:style-name="P4"/>
      <text:p text:style-name="P4"><text:tab/>Nesses anos estudando idiomas eu aprendi algumas coisas, são dicas que valem para qualquer idioma, não só o sambahsa:</text:p>
      <text:p text:style-name="P4"/>
      <text:list xml:id="list7181745124355909488" text:style-name="L1">
        <text:list-item>
          <text:p text:style-name="P59">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list-item>
        <text:list-item>
          <text:p text:style-name="P59">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59">Use a língua desde o primeiro dia. Mesmo que mentalmente, dê bom dia em sambahsa quando você acordar, crie frases simples para situações cotidianas. Tente usar a língua no início na medida do possível, mesmo que você ainda não conheça as preposições mais básicas.</text:p>
        </text:list-item>
      </text:list>
      <text:p text:style-name="P4"/>
      <text:h text:style-name="P55" text:outline-level="1">ALFABETO E PRONÚNCIA</text:h>
      <text:p text:style-name="P4"/>
      <text:p text:style-name="P4"><text:tab/>Talvez você se assuste um pouco por causa do tamanho deste capítulo, de fato ele é um pouco grande se comparado a outras gramáticas em seus capítulos de alfabeto e pronúncia, mas é por um bom motivo. No estudo de uma língua, a primeira coisa que você tem que aprender são os sons, é importante que, ao aprender uma palavra nova, você a guarde em sua memória com a sua pronúncia correta, por isso que não pouparei explicações neste capítulo.</text:p>
      <text:p text:style-name="P4"/>
      <text:p text:style-name="P4"><text:tab/>O alfabeto é composto por 26 letras latinas, ela são: a, b, c, d, e, f, g, h, i, j, k, l, m, n, o, p, q, r, s, t, u, v, w, x, y, z. A ortografia é um pouco complexa, mas, ainda assim, regular.</text:p>
      <text:p text:style-name="P4"/>
      <text:p text:style-name="P4"><text:tab/>Para representar o som existe a <text:span text:style-name="T2">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4"><text:soft-page-break/><text:tab/>Inicialmente a TFS era feita entre colchetes [ ], mas optei por chaves { } porque os colchetes já são usados pelo outro sistema de transcrição fonética que falarei a seguir.</text:p>
      <text:p text:style-name="P4"/>
      <text:p text:style-name="P4"><text:tab/>Além do TFS existe algo chamado <text:span text:style-name="T2">Alfabeto Fonético Internacional</text:span> (AFI) <text:span text:style-name="T14">(em inglês</text:span><text:span text:style-name="T8">, International Phonetic Alphabet (IPA)</text:span><text:span text:style-name="T14">)</text:span>, é como o TFS, mas o AFI é para todas as línguas enquanto a TFS é somente para o sambahsa. As letras desse alfabeto estarão sempre entre barras / / ou colchetes [ ]. Usarei o AFI para explicar a TFS, porque se você tiver acesso aos sons das letras do AFI, terá uma fonte segura de como as letras do sambahsa são pronunciadas. <text:span text:style-name="T1">Mas no decorrer do livro, fora do capítulo de “alfabeto e pronúncia”, eu praticamente só usarei a TFS</text:span>! <text:span text:style-name="T1">Na verdade você não precisa aprender o AFI, mas ele seria um recurso muito útil pra você.</text:span></text:p>
      <text:p text:style-name="P4"><text:tab/>A diferença entre o uso de barras e colchetes no AFI é que as barras indicam uma transcrição mais simples enquanto os colchetes indicam uma transcrição mais precisa.</text:p>
      <text:p text:style-name="P4"><text:tab/>A propósito, tenho um Manual de Alfabeto Fonético Internacional que, assim como está gramática, está disponível livremente na internet. Ele lhe será útil e talvez você o encontre no mesmo lugar onde você encontrou esta gramática.</text:p>
      <text:p text:style-name="P4"/>
      <text:p text:style-name="P4"><text:tab/>Você me pergunta: por que não usamos somente o AFI se este é oficial e mais conhecido enquanto o TFS se aplica somente ao Sambahsa? Por dois motivos:</text:p>
      <text:list xml:id="list2756127693167893749" text:style-name="L2">
        <text:list-item>
          <text:p text:style-name="P60">A TFS é muito mais fácil de escrever no computador, o que facilita na hora de explicar a pronúncia para alguém pela internet ou qualquer trabalho digitado.</text:p>
        </text:list-item>
        <text:list-item>
          <text:p text:style-name="P60">O sambahsa foi feito para pessoas de todo o mundo, uma letra da TFS pode englobar diversos sons parecidos do AFI, assim não exigirá esforço desnecessário para pessoas de diversas origens pronunciarem palavras do sambahsa. Por exemplo, o {r} representa, preferencialmente, aos sons /ʀ/ ou /r/, mas também pode representar o som /ɾ/ que ocorre no português brasileiro; o {o} representa aos sons /o/ e /ɔ/.</text:p>
        </text:list-item>
      </text:list>
      <text:p text:style-name="P4"/>
      <text:p text:style-name="P4"><text:tab/>Antes de continuarmos, algumas observações:</text:p>
      <text:p text:style-name="P4"/>
      <text:list xml:id="list922116551875028767" text:style-name="L3">
        <text:list-item>
          <text:p text:style-name="P61">Provavelmente muitos sons aqui serão novos para você. Não se preocupe, todos os sons não encontrados na língua portuguesa do Brasil serão explicados com o maior detalhamento possível.</text:p>
        </text:list-item>
        <text:list-item>
          <text:p text:style-name="P61">Esteja ciente que as descrições fonéticas são baseadas no português brasileiro.</text:p>
        </text:list-item>
        <text:list-item>
          <text:p text:style-name="P61">O Brasil é um país continental e possui uma certa variação linguística, os dialetos do português usados como referência aqui são o que é falado em parte da Bahia e o oficialmente considerado como dialeto paulista. Embora sejam dialetos diferentes, no que é relevante neste livro ambos servirão para explicar a fonética do sambahsa.</text:p>
        </text:list-item>
        <text:list-item>
          <text:p text:style-name="P61">O sambahsa é bastante rico no que concerne a sons, se você achar que um som é muito complicado, você pode usar um som parecido no lugar se você achar que o significado da palavra não será deturpado e causará <text:soft-page-break/>confusão na conversa. O importante é que você use o sambahsa!</text:p>
        </text:list-item>
        <text:list-item>
          <text:p text:style-name="P61">Você não precisa usar o AFI se não quiser, uma vez que todos os sons serão explicados. O AFI está aí para servir como um recurso a mais para você.</text:p>
        </text:list-item>
        <text:list-item>
          <text:p text:style-name="P61">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61">Como eu havia dito antes: o AFI praticamente só será utilizado neste capítulo de “Alfabeto e Pronúncia”, no resto do livro utilizarei apenas a TFS! O AFI é só um guia seguro para você aprender a TFS!</text:p>
            </text:list-item>
          </text:list>
        </text:list-item>
        <text:list-item>
          <text:p text:style-name="P61">Se o AFI não for muito claro para você, no final eu coloquei algumas palavras da nossa língua portuguesa transcritas nesses alfabetos para que você os compreenda bem.</text:p>
        </text:list-item>
      </text:list>
      <text:p text:style-name="P4"/>
      <text:p text:style-name="P4"><text:span text:style-name="T1">{a} –</text:span> /a/ – como “a” em “c<text:span text:style-name="T1">a</text:span>s<text:span text:style-name="T5">a</text:span>” ou “J<text:span text:style-name="T1">a</text:span>ime”, mas <text:span text:style-name="T2">não</text:span> como em “cas<text:span text:style-name="T1">a</text:span>”, que tem o som /ɐ/.</text:p>
      <text:p text:style-name="P4"><text:span text:style-name="T1">{ä} –</text:span> /ɛ/ – como “e” em “m<text:span text:style-name="T1">é</text:span>dico”, mas <text:span text:style-name="T2">não</text:span> como em “cab<text:span text:style-name="T1">e</text:span>lo”.</text:p>
      <text:p text:style-name="P4"><text:span text:style-name="T1">{b} –</text:span> /b/ – como “b” em <text:span text:style-name="T1">b</text:span>arraca.</text:p>
      <text:p text:style-name="P4"><text:span text:style-name="T1">{c} –</text:span> /ʃ/ – como “ch” em “ma<text:span text:style-name="T1">ch</text:span><text:span text:style-name="T5">ado</text:span>”, “x” de “amei<text:span text:style-name="T1">x</text:span>a” ou “sh” de “<text:span text:style-name="T1">sh</text:span>ampoo”.</text:p>
      <text:p text:style-name="P4"><text:span text:style-name="T1">{d} –</text:span> /d/ – como “d” em “<text:span text:style-name="T1">d</text:span>a<text:span text:style-name="T1">d</text:span>o”.</text:p>
      <text:p text:style-name="P4"><text:span text:style-name="T1">{e} –</text:span> /e/ – como “e” em “cab<text:span text:style-name="T1">e</text:span>lo”, mas <text:span text:style-name="T2">não</text:span> como em “m<text:span text:style-name="T1">é</text:span>dico”.</text:p>
      <text:p text:style-name="P4"><text:span text:style-name="T1">{ë} –</text:span> /ə/ – som conhecido como xevá ou schwa, é como as seguintes vogais do inglês americano: “e” em “fath<text:span text:style-name="T1">e</text:span><text:span text:style-name="T5">r</text:span>” ou “a” em “<text:span text:style-name="T1">a</text:span><text:span text:style-name="T5">gain</text:span>”. Não sabe inglês? Não tem problema, eu vou tentar explicar como se faz esse som. É como se fosse um “a” que vem do fundo da sua garganta, mas é uma vogal que vem sem nenhum esforço, até mesmo sua boca só se abre de leve e bem pouco.</text:p>
      <text:p text:style-name="P4"><text:span text:style-name="T1">{f} –</text:span> /f/ – como “f” em “<text:span text:style-name="T1">f</text:span>ilho”.</text:p>
      <text:p text:style-name="P4"><text:span text:style-name="T1">{g} –</text:span> /g/ – como “g” em “<text:span text:style-name="T1">g</text:span>arota” ou “gu” em “<text:span text:style-name="T1">gu</text:span>eto”.</text:p>
      <text:p text:style-name="P4"><text:span text:style-name="T1">{h} –</text:span> /h/ – bem parecido com “r” em “<text:span text:style-name="T1">r</text:span>aposa” ou “rr” em “ca<text:span text:style-name="T1">rr</text:span>o”, mas o som dessas consoantes dos exemplos é /ɦ/ <text:span text:style-name="T8">(mas pode ser /ʁ/, /ɣ/ ou /χ/ a depender da variedade do português que você fale)</text:span>, não o /h/ do sambahsa! O som /h/ é bastante simples. No nosso /ɦ/ nós vibramos as cordas vocais, no caso do /h/ as cordas vocais não vibram, se você leu meu Manual de Alfabeto Fonético Internacional você terá uma ideia de como fazer isso.</text:p>
      <text:p text:style-name="P4"><text:span text:style-name="T1">{i} –</text:span> /i/ – como “i” em “<text:span text:style-name="T1">i</text:span>lha”.</text:p>
      <text:p text:style-name="P4"><text:span text:style-name="T1">{j} –</text:span> /ʒ/ – como “j” em “<text:span text:style-name="T1">j</text:span>anela” ou “g” em “<text:span text:style-name="T1">g</text:span>irafa”.</text:p>
      <text:p text:style-name="P4"><text:span text:style-name="T1">{k} –</text:span> /k/ – como “c” em “<text:span text:style-name="T1">c</text:span>asa” ou “qu” de “<text:span text:style-name="T1">qu</text:span>ente”.</text:p>
      <text:p text:style-name="P4"><text:span text:style-name="T1">{l} –</text:span> /l/ – como “l” em “<text:span text:style-name="T1">l</text:span>ua”.</text:p>
      <text:p text:style-name="P4"><text:span text:style-name="T1">{m} –</text:span> /m/ – como “m” em “<text:span text:style-name="T1">m</text:span><text:span text:style-name="T5">ãe</text:span>”.</text:p>
      <text:p text:style-name="P4"><text:span text:style-name="T1">{n} –</text:span> /n/ – como “n” em “<text:span text:style-name="T1">n</text:span>adar”</text:p>
      <text:p text:style-name="P4"><text:span text:style-name="T1">{o} –</text:span> /o/ ou /ɔ/ – como “o” em “m<text:span text:style-name="T1">o</text:span>t<text:span text:style-name="T1">o</text:span>r” (som /o/) ou “<text:span text:style-name="T1">ó</text:span>leo” (som /ɔ/).</text:p>
      <text:p text:style-name="P4"><text:span text:style-name="T1">{ö} –</text:span> /<text:bookmark-start text:name="__DdeLink__35578_1328925452"/><text:bookmark-start text:name="__DdeLink__35576_1328925452"/>ø<text:bookmark-end text:name="__DdeLink__35578_1328925452"/><text:bookmark-end text:name="__DdeLink__35576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4"><text:span text:style-name="T1">{p} –</text:span> /p/ – como “p” em “<text:span text:style-name="T1">p</text:span>ai”.</text:p>
      <text:p text:style-name="P4"><text:soft-page-break/><text:span text:style-name="T1">{q} –</text:span> /x/ – como o “ach-laut” do alemão ou o “j” da palavra espanhola “<text:span text:style-name="T1">j</text:span>ota”. Não sabe alemão e nem espanhol? Não tem problema, eu explico como se faz esse som. É como se fosse um som de “rr”, como em “carroça”, mas a parte de trás da sua língua é posta contra o seu palato mole como você faz com {k} e {g}; pense numa chaleira daquelas antigas.</text:p>
      <text:p text:style-name="P4"><text:span text:style-name="T1">{r} –</text:span> /<text:bookmark-start text:name="__DdeLink__17327_1794767092"/>ʀ<text:bookmark-end text:name="__DdeLink__17327_1794767092"/>/ – em situações como em “radh”, “prete” e “accurat”, onde depois do “r” há uma vogal, pode-se tranquilamente pronunciar esse “r” como você faz em “ca<text:span text:style-name="T1">r</text:span>o” ou “ba<text:span text:style-name="T1">r</text:span>alho”, mas <text:span text:style-name="T2">não</text:span> como em “<text:span text:style-name="T1">r</text:span>aposa”. Na verdade o sambahsa admite uma ampla variedade desse som – inclusive o nosso “r” (/ɾ/) –, mas <text:span text:style-name="T2">se</text:span> for para eleger um som oficial, seria o “r” uvular (/ʀ/) do alemão. Não sabe alemão? Não tem problema,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8">(ou </text:span><text:span text:style-name="T8">qualquer outro líquido)</text:span>. Através desse simples movimento você vai começar a entender como vibrar sua úvula.</text:p>
      <text:p text:style-name="P4"><text:span text:style-name="T1">{r} –</text:span> /ʁ/ – em situações como em “irk”, “amor” e “absorb”, onde logo depois do “r” há uma consoante (não uma vogal!) ou este “r” é a última letra da palavra, esta consoante assume o som de /ʁ/. O /ʁ/ é muito similar ao /<text:span text:style-name="T14">ɦ</text:span>/ de “ca<text:span text:style-name="T1">rr</text:span>o” ou “<text:span text:style-name="T1">r</text:span>ede”, a única diferença é que enquanto o ponto de articulação de /<text:span text:style-name="T14">ɦ</text:span>/ é na glote <text:span text:style-name="T8">(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44">spar – /spaʁ/<text:line-break/>cherkin – /t͡ʃəʁ'kin/<text:line-break/>wir – /wiʁ/</text:p>
      <text:p text:style-name="P44">clever – /'klevəʁ/<text:line-break/>cort – /koʁt/<text:line-break/>amor – /a'moʁ/<text:line-break/>cort – /koʁt/<text:line-break/>aur – /'aʊʁ/<text:line-break/>mer – /meʁ/<text:line-break/>air – /ɛʁ/<text:line-break/>atelier – /ate'ljeʁ/<text:line-break/>ier – /jeʁ/<text:line-break/>ierk – /jeʁk/<text:line-break/>piurn – /pjuʁn/<text:line-break/>oyr – /ojʁ/<text:line-break/>ayr – /ajʁ/<text:line-break/>butour – /bu'tuːʁ/<text:line-break/>alabster – /a'labstəʁ/<text:line-break/>gurgule – /'guʁgyl/<text:line-break/>eurp – /øʁp/<text:line-break/>arbust – /aʁ'bust/<text:line-break/>ender – /'endəʁ/</text:p>
      <text:p text:style-name="P44">biaur – /bj'aʊʁ/</text:p>
      <text:p text:style-name="P4"><text:span text:style-name="T1">{s} </text:span><text:span text:style-name="T5">– /s/ –</text:span><text:span text:style-name="T1"> </text:span>como “s” em “<text:span text:style-name="T1">s</text:span>apo” ou “c” em “<text:span text:style-name="T1">c</text:span>érebro”.</text:p>
      <text:p text:style-name="P4"><text:span text:style-name="T1">{t} –</text:span> /t/ – como “t” em “<text:span text:style-name="T1">t</text:span>a<text:span text:style-name="T1">t</text:span>u”</text:p>
      <text:p text:style-name="P4"><text:soft-page-break/><text:span text:style-name="T1">{u} –</text:span> /u/ – como “u” em “H<text:span text:style-name="T7">u</text:span>go” ou “<text:span text:style-name="T1">u</text:span>tensílio”.</text:p>
      <text:p text:style-name="P4"><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4"><text:span text:style-name="T1">{v} </text:span><text:span text:style-name="T5">– /v/ –</text:span><text:span text:style-name="T1"> </text:span>como “v” em “<text:span text:style-name="T1">v</text:span>elho”.</text:p>
      <text:p text:style-name="P4"><text:span text:style-name="T1">{w} –</text:span> /w/ – como “w” em “ki<text:span text:style-name="T1">w</text:span>i” ou “<text:span text:style-name="T1">W</text:span>illian”. No caso desse {w} vier depois de uma vogal e você tiver dificuldade de pronunciá-lo, você pode pronunciar esse som como o “l” em “a<text:span text:style-name="T1">l</text:span>moço” ou o “u” em “a<text:span text:style-name="T1">u</text:span>tomóvel”, cujo som na verdade é [ʊ̯] ({o} em TFS), mas <text:span text:style-name="T2">não</text:span> como “u” em “sa<text:span text:style-name="T1">ú</text:span>de” ou “ch<text:span text:style-name="T1">u</text:span>va”. É uma semivogal.</text:p>
      <text:p text:style-name="P4"><text:span text:style-name="T1">{y} –</text:span> /j/ – como o “i” em “histór<text:span text:style-name="T1">i</text:span>a” ou “sér<text:span text:style-name="T1">i</text:span>e”. Você também pode pronunciar como “i” de “pa<text:span text:style-name="T1">i</text:span>” e “o<text:span text:style-name="T1">i</text:span>to” <text:span text:style-name="T8">(mas saiba que esses têm o som de [ɪ̯], não [j])</text:span>, mas <text:span text:style-name="T2">não</text:span> como em “p<text:span text:style-name="T1">i</text:span>a” ou “f<text:span text:style-name="T1">i</text:span>lha”. É uma semivogal.</text:p>
      <text:p text:style-name="P4"><text:span text:style-name="T1">{x} –</text:span> /ç/ – como o “ich-laut” do alemão ou o “h” da palavra inglesa “<text:span text:style-name="T1">h</text:span>uman”, é representado pelo “sh” da ortografia do Sambahsa. Não sabe alemão? Não tem problema, eu explico como se faz esse som. Coloque a parte de trás de sua língua contra o seu palato duro, da mesma forma como ocorre com o som {y}, então você tenta pronunciar esse som como você faria com {s}.</text:p>
      <text:p text:style-name="P4"><text:span text:style-name="T1">{z} –</text:span> /z/ – como o “z” em “<text:span text:style-name="T1">z</text:span>ero” ou “s” em “ca<text:span text:style-name="T1">s</text:span>a”.</text:p>
      <text:p text:style-name="P4"><text:span text:style-name="T1">{§} –</text:span> /θ/ – como o “th” do inglês em “<text:span text:style-name="T1">th</text:span>in” ou “bir<text:span text:style-name="T1">th</text:span>day”, mas <text:span text:style-name="T2">não</text:span> como em “<text:span text:style-name="T1">th</text:span>is” ou “wor<text:span text:style-name="T1">th</text:span>” cujo som é /ð/. Não sabe inglês? Não tem problema, eu explico como se faz esse som. É como se você fosse fazer o som de “s”, como em “<text:span text:style-name="T2">s</text:span>apo” ou “<text:span text:style-name="T2">s</text:span>ílaba”, mas com a ponta da língua entre os dentes da frente.</text:p>
      <text:p text:style-name="P4"/>
      <text:p text:style-name="P4"><text:span text:style-name="T1">{tc} –</text:span> /t͡ʃ/ – como o “tch” em “<text:span text:style-name="T1">tch</text:span>au” e “a<text:span text:style-name="T1">tch</text:span>im”</text:p>
      <text:p text:style-name="P4"><text:span text:style-name="T1">{dj} </text:span><text:span text:style-name="T15">–</text:span><text:span text:style-name="T14">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mas se você pronuncia o “d” do “di” da mesma forma que “da”, “de”, “do” e “du” – ou seja, você pronuncia “di” como {di} –, então os meus exemplos (“dia” e “admite”) não são válidos para você neste caso, mas eu espero que você tenha entendido como funciona esse som.</text:p>
      <text:p text:style-name="P4"/>
      <text:p text:style-name="P4"><text:tab/>Sugiro que você aprenda muito bem a TFS antes de seguir adiante. Por ser uma parte muito importante, eu sugiro que você abra uma exceção e a releia mais de duas vezes, preciso que você fixe bem isso!</text:p>
      <text:p text:style-name="P4"/>
      <text:h text:style-name="P3" text:outline-level="2">ATENÇÃO ESPECIAL PARA BRASILEIROS</text:h>
      <text:p text:style-name="P4"/>
      <text:p text:style-name="P11">Sobre o {l}:</text:p>
      <text:p text:style-name="P4"/>
      <text:p text:style-name="P4"><text:tab/>Quando esta letra <text:span text:style-name="T2">não</text:span> modifica uma vogal, ou seja, quando no final de uma palavra ou depois de uma vogal sem ter outra vogal em seguida, o “l” <text:span text:style-name="T2">não</text:span> <text:soft-page-break/>é pronunciado como {w}, como nós brasileiros costumamos fazer, mas sim como fazem 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Aoksëw}, mas sim {Aoksël}.</text:p>
      <text:p text:style-name="P4"/>
      <text:p text:style-name="P11">Sobre o “d” e o “t”:</text:p>
      <text:p text:style-name="P4"/>
      <text:p text:style-name="P4"><text:tab/>A pronúncia dessas letras, em algumas regiões do Brasil, geralmente é feita dessa maneira:</text:p>
      <text:p text:style-name="P14">{da}, {de}, {dji}, {do}, {du}</text:p>
      <text:p text:style-name="P14">{ta}, {te}, {tci}, {to}, {tu}</text:p>
      <text:p text:style-name="P4"><text:tab/>O “d” de “di” é diferente do “d” de “da”, “de”, “do” e du”; digo o mesmo do “t” de “ti”. Mas não é assim que acontece no sambahsa.</text:p>
      <text:p text:style-name="P4"><text:tab/>Fique atento, “t” e “d”, quando precedem uma vogal, sempre terão respectivamente o som de {t} e {d}, então se você vê uma palavra como “yadi”, que significa “se apenas”, não a pronuncie como {yAdji}, mas sim como {yAdi}!</text:p>
      <text:p text:style-name="P4"/>
      <text:p text:style-name="P11">Sobre o {m} e o {n}:</text:p>
      <text:p text:style-name="P4"/>
      <text:p text:style-name="P4"><text:tab/>Quando sozinhas, ou seja, quando não estão em conjunto com uma vogal, como em “ma”, “me”, “mi”, “mo”, “mu”, essas consoantes são pronunciadas separadamente. Vejamos um exemplo: a palavra “vimb”, que significa “brema” <text:span text:style-name="T8">(uma espécie de peixe)</text:span>, não é pronunciada como vĩ-b, mas sim como vi-m-b, o “m” é pronunciado isoladamente!</text:p>
      <text:p text:style-name="P4"/>
      <text:p text:style-name="P4"><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4"/>
      <text:p text:style-name="P4"><text:tab/>Veja o porquê de não pronunciar sílabas como “an” ou “am” na forma de um “ã”.</text:p>
      <text:p text:style-name="P4"/>
      <text:p text:style-name="P4"><text:span text:style-name="T1">Kams music, kans ghitarr –</text:span><text:span text:style-name="T5"> você</text:span> gosta de música, você toca violão.</text:p>
      <text:p text:style-name="P4"/>
      <text:p text:style-name="P4"><text:tab/>Como você já tem uma noção de como funciona o “m” e o “n” quando “sozinhos”, me sinto mais confortável para explicar os sons abaixo que você pode se deparar:</text:p>
      <text:p text:style-name="P4"/>
      <text:p text:style-name="P4"><text:span text:style-name="T1">{ng} –</text:span> /nj/ ou /ŋ/ – como o “ng” das palavras inglesas “thi<text:span text:style-name="T1">ng</text:span>” e “ki<text:span text:style-name="T1">ng</text:span>”, cujo som é /ŋ/, mas <text:span text:style-name="T2">não</text:span> como o “n” das palavras inglesas “thi<text:span text:style-name="T1">n</text:span>” e “ki<text:span text:style-name="T1">n</text:span>”. Você fala o “n” com a língua para baixo, esse movimento por si só faz a língua tapar um pouco a sua garganta <text:span text:style-name="T8">(fique tranquilo que você não vai ficar sem conseguir respirar)</text:span>, de forma que o som passe pelas suas vias nasais, não é a toa que a letra do AFI “ŋ” se chama “<text:span text:style-name="T6">nasal</text:span> velar”.</text:p>
      <text:p text:style-name="P4"><text:span text:style-name="T1">{nk} –</text:span> /ŋk/ </text:p>
      <text:p text:style-name="P4"><text:soft-page-break/></text:p>
      <text:h text:style-name="P3" text:outline-level="2">ALGUMAS PALAVRAS PORTUGUESAS EM AFI E TFS</text:h>
      <text:p text:style-name="P4"/>
      <text:p text:style-name="P4"><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4"/>
      <text:p text:style-name="P4"><text:tab/>É importante frisar que a TFS não foi feita para transcrever palavras de outras línguas que não o sambahsa (!!!), o que faremos aqui é apenas uma brincadeira para ver se você ganha mais intimidade com a TFS.</text:p>
      <text:p text:style-name="P4"/>
      <text:p text:style-name="P4"><text:tab/>Para que você não se perca, a primeiro é mostrado a palavra, em seguida a transcrição em AFI, que estará entre colchetes, e depois a transcrição em TFS, que estará entre chaves.</text:p>
      <text:p text:style-name="P4"/>
      <text:p text:style-name="P4"><text:span text:style-name="T1">Morno –</text:span> ['moh.nu] – {mOhnu}</text:p>
      <text:p text:style-name="P4"><text:span text:style-name="T1">Avô –</text:span> [a.ˈvo] – {avO}</text:p>
      <text:p text:style-name="P4"><text:span text:style-name="T1">Avó –</text:span> [a.ˈvɔ] – {avO}</text:p>
      <text:p text:style-name="P4"><text:span text:style-name="T1">Cama –</text:span> [ˈkɐ̃.mɐ] <text:span text:style-name="T8">(não existem vogais nasalizadas no sambahsa)</text:span></text:p>
      <text:p text:style-name="P4"><text:span text:style-name="T1">Leila –</text:span> [ˈleɪ̯.lɐ] – {lEyla} <text:span text:style-name="T8">(podemos representar /</text:span><text:span text:style-name="T14">ɐ</text:span><text:span text:style-name="T8">/ por {</text:span><text:span text:style-name="T14">a</text:span><text:span text:style-name="T8">})</text:span></text:p>
      <text:p text:style-name="P4"><text:span text:style-name="T1">Mel –</text:span> [mɛʊ̯] – {mÄo}</text:p>
      <text:p text:style-name="P4"><text:span text:style-name="T1">Meu –</text:span> [meʊ̯] – {mEo}</text:p>
      <text:p text:style-name="P4"><text:span text:style-name="T1">Baixo –</text:span> ['baːɪ̯.ʃʊ] – {bAycu} <text:span text:style-name="T8">(podemos representar /</text:span><text:span text:style-name="T14">ʊ</text:span><text:span text:style-name="T8">/ por {</text:span><text:span text:style-name="T14">u</text:span><text:span text:style-name="T8">})</text:span></text:p>
      <text:p text:style-name="P4"><text:span text:style-name="T1">Alto –</text:span> [ˈaʊ̯.tʊ] – {Aotu}</text:p>
      <text:p text:style-name="P4"><text:span text:style-name="T1">Aula –</text:span> <text:s/>[ˈaʊ̯.lɐ] – {Aola}</text:p>
      <text:p text:style-name="P4"><text:span text:style-name="T1">Pai –</text:span> [ˈpaɪ̯] – {pay}</text:p>
      <text:p text:style-name="P4"><text:span text:style-name="T1">Quatro –</text:span> [ˈkʷa.tɾʊ] – {kwAtru} <text:span text:style-name="T8">(a TFS não pode representar diacríticos, mas o </text:span><text:span text:style-name="T8">/</text:span><text:span text:style-name="T14">ʷ</text:span><text:span text:style-name="T8">/ pode ser facilmente convertido para {</text:span><text:span text:style-name="T14">w</text:span><text:span text:style-name="T8">})</text:span></text:p>
      <text:p text:style-name="P4"><text:span text:style-name="T1">Rio –</text:span> ['ɦiu] – {hIu} – <text:span text:style-name="T8">(podemos considerar /</text:span><text:span text:style-name="T14">ɦ</text:span><text:span text:style-name="T8">/ como {</text:span><text:span text:style-name="T14">h</text:span><text:span text:style-name="T8">})</text:span></text:p>
      <text:p text:style-name="P4"><text:span text:style-name="T1">Baralho –</text:span> [bɐ.ˈra.ʎʊ] <text:span text:style-name="T8">(não existe o som /</text:span><text:span text:style-name="T14">ʎ</text:span><text:span text:style-name="T8">/ no sambahsa)</text:span></text:p>
      <text:p text:style-name="P4"><text:span text:style-name="T1">Girafa –</text:span> [ʒɪ.ˈɾa.fɐ] – {jirAfa}</text:p>
      <text:p text:style-name="P4"><text:span text:style-name="T1">Magro –</text:span> [ˈma.gɾʊ] – {mAgru}</text:p>
      <text:p text:style-name="P4"><text:span text:style-name="T1">Idade –</text:span> [ɪ.ˈda.d͡ʒ(ɪ)] – {idAdj(i)} <text:span text:style-name="T8">(podemos representar /</text:span><text:span text:style-name="T14">ɪ</text:span><text:span text:style-name="T8">/ por {</text:span><text:span text:style-name="T14">i</text:span><text:span text:style-name="T8">})</text:span></text:p>
      <text:p text:style-name="P4"><text:span text:style-name="T1">Arroz –</text:span> [a.'ɦos] – {ahOs}</text:p>
      <text:p text:style-name="P4"><text:span text:style-name="T1">Coral –</text:span> [ko.'ɾaːʊ̯] – {korAo}</text:p>
      <text:p text:style-name="P4"><text:span text:style-name="T1">Caroço –</text:span> [ka.ˈɾo.sʊ] – {karOsu}</text:p>
      <text:p text:style-name="P4"><text:span text:style-name="T1">Ritmo –</text:span> ['çi.t͡ʃi.mʊ] – {xItcimu}</text:p>
      <text:p text:style-name="P4"><text:span text:style-name="T1">Ambidestro –</text:span> [ˌɐ̃.bɪ.ˈdɛs.tɾʊ] </text:p>
      <text:p text:style-name="P4"><text:span text:style-name="T1">Carne –</text:span> ['kah.nɪ] – {kArni}</text:p>
      <text:p text:style-name="P4"><text:span text:style-name="T1">Freire –</text:span> [ˈfɾeɪ̯.ɾɪ] – {frEyri}</text:p>
      <text:p text:style-name="P4"><text:span text:style-name="T1">Itália –</text:span> [i.'ta.lʲɐ], [i.'ta.ljɐ] ou [i.ˈta.ʎjɐ] – <text:span text:style-name="T8">somente [i.'ta.ljɐ] pode ser transcrito em TFS, que seria {itAlya}; [i.'ta.lʲɐ] também poderia ser transcrito para {itAla} se ignorarmos o diacrítico, mas a palavra não seria bem representada</text:span></text:p>
      <text:p text:style-name="P4"><text:span text:style-name="T1">Muro –</text:span> [ˈmu.ɾʊ] – {mUru}</text:p>
      <text:p text:style-name="P4"><text:span text:style-name="T1">Kiwi –</text:span> [ki.'wi] – {kiwI}</text:p>
      <text:p text:style-name="P4"><text:span text:style-name="T1">Água –</text:span> ['a.gʷɐ] – {Agwa}</text:p>
      <text:p text:style-name="P4"><text:soft-page-break/><text:span text:style-name="T1">Cantor –</text:span> [kɐ̃.'toh] </text:p>
      <text:p text:style-name="P4"><text:span text:style-name="T1">Ordem –</text:span> ['ɔh.dẽɪ̯̃] </text:p>
      <text:p text:style-name="P4"><text:span text:style-name="T1">Amar –</text:span> [ɐ̃.'maχ] </text:p>
      <text:p text:style-name="P4"><text:span text:style-name="T1">Amarra –</text:span> [ɐ̃.'ma.ɦɐ] </text:p>
      <text:p text:style-name="P4"><text:span text:style-name="T1">Chineses –</text:span> [ʃĩ.'ne.zɪs]</text:p>
      <text:p text:style-name="P4"/>
      <text:p text:style-name="P4"><text:tab/>Já está muito claro para você que o {r} da TFS pode assumir diversos sons (<text:span text:style-name="T8">como /ɾ/, /r/, /ʁ/, /ʀ/ ou /ɹ/)</text:span>, por isso que pude usá-lo para representar diferentes sons na lista acima. Portanto, se você for explicar a fonética do português brasileiro para um estrangeiro conhecedor da TFS, temo que será melhor usar o AFI.</text:p>
      <text:p text:style-name="P4"/>
      <text:h text:style-name="P3" text:outline-level="2">UMA ÚLTIMA VISITA AO ALFABETO E O NOME DA LÍNGUA</text:h>
      <text:p text:style-name="P4"/>
      <text:p text:style-name="P4"><text:tab/>Agora que você já sabe a TFS, vamos voltar ao alfabeto para que você saiba como cada letra é pronunciada:</text:p>
      <text:p text:style-name="P4">a {a}, b {be}, c {tse}, d {de}, e {e}, f {ef}, g {dje}, h {hatc}, i {i}, j {jye}, k {ka}, l {el}, m {em}, n {en}, o {o}, p {pe}, q {ku}, r {er}, s {es}, t {te}, u {u}, v {ve}, w {we}, x {iks}, y {ü}, z {dzed}</text:p>
      <text:p text:style-name="P4"/>
      <text:p text:style-name="P4"><text:tab/>Antes de continuar, é importante saber como a nossa língua é pronunciada!</text:p>
      <text:p text:style-name="P4"/>
      <text:p text:style-name="P4"><text:span text:style-name="T1">Sambahsa Mundialect –</text:span> {sambA:sa mundyAlëkt}</text:p>
      <text:p text:style-name="P4"/>
      <text:h text:style-name="P3" text:outline-level="2">AINDA NÃO TERMINOU, ALGUMAS CONVENÇÕES</text:h>
      <text:p text:style-name="P4"/>
      <text:p text:style-name="P4"><text:tab/><text:span text:style-name="T1">Antes de continuar, um aviso:</text:span> não se preocupe tanto, a princípio, com as regras mais complexas de ortografia, porque passarei um bom tempo mostrando nos exemplos a pronúncia de cada palavra, você acabará aprendendo-as naturalmente. <text:span text:style-name="T2">Não decore, entenda!</text:span> Meu conselho é: leia esta parte uma ou duas vezes – no máximo – e continue seus estudos. A ortografia é tão difícil assim? Não, mas pode ser chato para quem está começando e não é algo, a meu ver, obrigatório no início uma vez que eu irei dispor a pronúncia nos exemplos.</text:p>
      <text:p text:style-name="P4"/>
      <text:p text:style-name="P4"><text:tab/>A partir daqui até o final deste capítulo de <text:span text:style-name="T1">ALFABETO E PRONÚNCIA</text:span>, o texto será praticamente uma tradução de um capítulo do livro <text:span text:style-name="T8">The Grammar Of Sambahsa-Mundialect In English</text:span>, do Dr. Olivier Simon.</text:p>
      <text:p text:style-name="P4"/>
      <text:p text:style-name="P4"><text:tab/>As vogais são representadas por <text:span text:style-name="T8">V</text:span>, elas são: “a”, “e”, “i”, “o”, “u”. As semivogais são “w” e “y”, são representadas por <text:span text:style-name="T8">C</text:span>, assim como as consoantes. As letras “w” e “y” podem assumir a função de vogais quando elas não estão relacionadas a nenhuma vogal.</text:p>
      <text:p text:style-name="P4"/>
      <text:h text:style-name="P57" text:outline-level="3">A LETRA “e”:</text:h>
      <text:p text:style-name="P4"/>
      <text:p text:style-name="P4"><text:tab/>Quando é a sílaba tônica ou a primeira letra da palavra, é pronunciada como {e}.</text:p>
      <text:p text:style-name="P4"><text:soft-page-break/></text:p>
      <text:p text:style-name="P4"><text:span text:style-name="T1">incandescent {inkandEsënt} –</text:span> incandescente</text:p>
      <text:p text:style-name="P4"><text:span text:style-name="T1">emigrant {emigrAnt} –</text:span> emigrante</text:p>
      <text:p text:style-name="P4"/>
      <text:p text:style-name="P4"><text:tab/>Não é pronunciada quando <text:span text:style-name="T6">sozinha </text:span>no final de uma palavra…</text:p>
      <text:p text:style-name="P4"/>
      <text:p text:style-name="P4"><text:span text:style-name="T1">monte {mont} –</text:span> montar <text:span text:style-name="T8">(um animal)</text:span></text:p>
      <text:p text:style-name="P4"><text:span text:style-name="T1">claviature {klavyatÜr} –</text:span> teclado</text:p>
      <text:p text:style-name="P4"><text:span text:style-name="T1">clientele {klyentEl} –</text:span><text:span text:style-name="T5"> clientela</text:span></text:p>
      <text:p text:style-name="P4"/>
      <text:p text:style-name="P4"><text:tab/>… ou no final de uma palavra antes das letras “s” e “t”.</text:p>
      <text:p text:style-name="P4"/>
      <text:p text:style-name="P4"><text:span text:style-name="T1">crimes<text:tab/>{krims} – </text:span><text:span text:style-name="T14">crimes</text:span></text:p>
      <text:p text:style-name="P4"><text:span text:style-name="T1">survivet {survIvd} –</text:span> <text:span text:style-name="T8">(ele/ela)</text:span> sobrevive</text:p>
      <text:p text:style-name="P4"/>
      <text:p text:style-name="P4"><text:tab/>Em alguns casos a perda do “e” pode causar confusão ou deixar a palavra impronunciável, nesse tipo de situação o “e” assume o som de {ë}.</text:p>
      <text:p text:style-name="P4"><text:tab/></text:p>
      <text:p text:style-name="P4"><text:span text:style-name="T1">storgnet {stOrnyët} –</text:span> <text:span text:style-name="T14">atordoado</text:span></text:p>
      <text:p text:style-name="P19"/>
      <text:p text:style-name="P4"><text:tab/><text:span text:style-name="T8">Por que o “gn” de “storgnet” é pronunciado como “ny”? Explico depois.</text:span></text:p>
      <text:p text:style-name="P4"/>
      <text:p text:style-name="P4"><text:tab/>Todas as palavras terminadas em “quet” e “ques” são pronunciadas, respectivamente, como {kët} e {kës}.</text:p>
      <text:p text:style-name="P4"/>
      <text:p text:style-name="P4"><text:tab/>Nos demais casos o “e” tem som de {ë}, como em “kohlen”, que se pronuncia como {kO:lën}.</text:p>
      <text:p text:style-name="P4"/>
      <text:p text:style-name="P4"><text:tab/><text:span text:style-name="T8">Por que a pronúncia do “o” é mais longa nessa palavra? Essa eu já lhe respondo.</text:span></text:p>
      <text:p text:style-name="P4"/>
      <text:h text:style-name="P57" text:outline-level="3">A LETRA “h”:</text:h>
      <text:p text:style-name="P4"/>
      <text:p text:style-name="P4"><text:tab/>O som de {h} aparece quando o “h” está no início de uma palavra ou entre vogais.</text:p>
      <text:p text:style-name="P4"/>
      <text:p text:style-name="P4"><text:span text:style-name="T1">habe {hab} –</text:span> ter</text:p>
      <text:p text:style-name="P4"><text:span text:style-name="T1">rahat {rahAt} – </text:span>descansar</text:p>
      <text:p text:style-name="P4"/>
      <text:p text:style-name="P4"><text:tab/>Quando letra “h” está depois de uma vogal e não é seguida por mais nenhuma outra vogal, a letra “h” serve para indicar que a vogal é pronunciada de forma prolongada.</text:p>
      <text:p text:style-name="P4"/>
      <text:p text:style-name="P4"><text:span text:style-name="T1">kohlen {kO:lën} –</text:span> escondido</text:p>
      <text:p text:style-name="P4"><text:span text:style-name="T1">bahsa {bA:sa} – </text:span>língua, idioma</text:p>
      <text:p text:style-name="P4"><text:span text:style-name="T1">bah {ba:} –</text:span> falar</text:p>
      <text:p text:style-name="P4"/>
      <text:p text:style-name="P32">Talvez você me pergunte: “ora, não seria mais fácil escrever a vogal duas vezes para indicar a duração maior da pronúncia? Em vez de <text:soft-page-break/>escrever 'bahsa', não seria mais simples escrever 'baasa'”? </text:p>
      <text:p text:style-name="P31"><text:span text:style-name="T9">A resposta é:</text:span><text:span text:style-name="T8"> Não! Isso produziria um som diferente, “baasa” seria pronunciado como {baAza}.</text:span></text:p>
      <text:p text:style-name="P4"/>
      <text:p text:style-name="P4"><text:tab/>Se a letra “h” estiver depois de um ditongo, como em “credeih”, que significa “acreditar”, você prolonga a pronúncia da vogal principal e então você pronuncia a semivogal.</text:p>
      <text:p text:style-name="P4"/>
      <text:p text:style-name="P4"><text:bookmark-start text:name="__DdeLink__40894_284811874"/><text:span text:style-name="T1">eih</text:span><text:bookmark-end text:name="__DdeLink__40894_284811874"/><text:span text:style-name="T1"> {e:y} –</text:span> ir</text:p>
      <text:p text:style-name="P4"><text:span text:style-name="T1">addeih {adE:y} –</text:span> adicionar </text:p>
      <text:p text:style-name="P4"><text:span text:style-name="T1">wehrgeih {we:rdjE:y} –</text:span> dar play, rodar, fazer funcionar, operar </text:p>
      <text:p text:style-name="P4"/>
      <text:p text:style-name="P4"><text:tab/>“gh”, “bh” e “dh” correspondem respectivamente a {g}, {b} e {d}, o “h” nessas letras serve para que elas não sofrão nenhum tipo de modificação.</text:p>
      <text:p text:style-name="P4"/>
      <text:h text:style-name="P3" text:outline-level="2">VOGAIS</text:h>
      <text:p text:style-name="P4"/>
      <text:p text:style-name="P4"><text:span text:style-name="T1">“eau” {o:} –</text:span> /o:/ como em “bureau” {bürO:} <text:span text:style-name="T8">(escritório)</text:span></text:p>
      <text:p text:style-name="P4"><text:span text:style-name="T1">“aa” {aA} –</text:span> /a'a/ – como em “saat” {saAt} <text:span text:style-name="T8">(tempo)</text:span></text:p>
      <text:p text:style-name="P4"><text:span text:style-name="T1">“ae”, “ae” {ay} –</text:span> /aj/ – como em “yoinkjiae” <text:s/>{yoynkjiAy} <text:span text:style-name="T8">(escala musical)</text:span></text:p>
      <text:p text:style-name="P4"><text:span text:style-name="T1">“ai” {ä} –</text:span> como em “caise” {käz} <text:span text:style-name="T8">(queijo)</text:span></text:p>
      <text:p text:style-name="P4"><text:span text:style-name="T1">“au” </text:span><text:span text:style-name="T15">{Ao} –</text:span><text:span text:style-name="T14"> </text:span><text:bookmark-start text:name="__DdeLink__38802_176638988"/><text:span text:style-name="T14">[aʊ̯]</text:span><text:bookmark-end text:name="__DdeLink__38802_176638988"/><text:span text:style-name="T14"> – como em “Australia” </text:span><text:span text:style-name="T8">{aostrAlya} (Austrália)</text:span></text:p>
      <text:p text:style-name="P19"><text:span text:style-name="T1">“ea” {Ea} </text:span><text:span text:style-name="T9">(quando no final de uma palavra)</text:span><text:span text:style-name="T1"> –</text:span><text:span text:style-name="T5"> /'ea/ – como em “wakea” {wakEa} </text:span><text:span text:style-name="T12">(</text:span><text:span text:style-name="T8">definitivamente)</text:span></text:p>
      <text:p text:style-name="P19"><text:span text:style-name="T1">“ea” {ëa} </text:span><text:span text:style-name="T9">(quando no meio de uma palavra)</text:span><text:span text:style-name="T1"> –</text:span><text:span text:style-name="T5"> /əa/ – como em “ocean” {ots(ë)An} </text:span><text:span text:style-name="T12">(oceano) Perceba que como os sons de {ë} e {a} são parecidos, na </text:span><text:span text:style-name="T12">prática o “e”, deste caso, geralmente acaba sendo absorvido, ou seja, não é pronunciado. Neste caso, qualquer consoante final – exceto “s” – muda a acentuação tônica em “a”, e leva a essa pronúncia diferente de “wakea”.</text:span></text:p>
      <text:p text:style-name="P4"><text:span text:style-name="T1">“ee” {Eë} –</text:span> /eə/ – como em “eet” {Eët} <text:span text:style-name="T8">(</text:span><text:span text:style-name="T14">(ele/ela)</text:span><text:span text:style-name="T8"> era)</text:span></text:p>
      <text:p text:style-name="P4"><text:span text:style-name="T15">“eo” {Eo} –</text:span><text:span text:style-name="T14"> [eʊ̯] – como em “fianceo” {fyantsEo} </text:span><text:span text:style-name="T8">(noivo(durante o noivado))</text:span></text:p>
      <text:p text:style-name="P4"><text:span text:style-name="T1">“eu” {ö} –</text:span> como em “Europe” {örOp} <text:span text:style-name="T8">(Europa)</text:span></text:p>
      <text:p text:style-name="P4"><text:span text:style-name="T1">“ie” {i:} </text:span><text:span text:style-name="T9">(quando sozinha no final de uma palavra</text:span><text:span text:style-name="T1"> –</text:span> como em “publie” {publI:} <text:span text:style-name="T8">(publicar)</text:span></text:p>
      <text:p text:style-name="P19"><text:span text:style-name="T1">“ie” {ye} </text:span><text:span text:style-name="T9">(nos outros casos)</text:span><text:span text:style-name="T1"> –</text:span> /je/ – como em “publiet” {publyEt} <text:span text:style-name="T8">(publicado)</text:span></text:p>
      <text:p text:style-name="P4"><text:span text:style-name="T15">“iu” {yu} –</text:span><text:span text:style-name="T14"> /ju/ – como “iu” em “siuk” {syuk} </text:span><text:span text:style-name="T8">(seco(a))</text:span></text:p>
      <text:p text:style-name="P4"><text:span text:style-name="T1">“oe”, “oi”, e “oy” {oy} –</text:span> /oj/ – como em “choengju” {tcOyngju} <text:span text:style-name="T8">(álcool de </text:span><text:span text:style-name="T8">arroz)</text:span></text:p>
      <text:p text:style-name="P4"><text:span text:style-name="T1">“oo” {oO} –</text:span> /o'o/ – como em “boot” {boOt} <text:span text:style-name="T8">(barco)</text:span></text:p>
      <text:p text:style-name="P4"><text:span text:style-name="T1">“ou” {u:} –</text:span> /u:/ – como em “courage” {ku:rAdj} <text:span text:style-name="T8">(coragem)</text:span></text:p>
      <text:p text:style-name="P4"><text:span text:style-name="T1">“ue” {ü:} –</text:span> como em “continue” {kontinÜ:} <text:span text:style-name="T8">(continue)</text:span></text:p>
      <text:p text:style-name="P4"><text:span text:style-name="T1">“ui” {wi} </text:span><text:span text:style-name="T5">– /wi/ –</text:span><text:span text:style-name="T1"> </text:span>como em “tuich” {twitc} <text:span text:style-name="T8">(vazio)</text:span></text:p>
      <text:p text:style-name="P4"><text:span text:style-name="T1">“uy” {uy} –</text:span> /uj/ – como em “lastruym” {lastrUym} <text:span text:style-name="T8">(porão de navio de carga)</text:span></text:p>
      <text:p text:style-name="P4"><text:span text:style-name="T1">“u” {u} </text:span><text:span text:style-name="T9">(“u” terá o som de {u}, mas será {ü} se houver a letra “e” entre as duas letras seguintes)</text:span><text:span text:style-name="T1"> –</text:span> como em “bur” {bur} <text:span text:style-name="T8">(cinzas)</text:span>, mas “bureau” é {bürO:}.</text:p>
      <text:p text:style-name="P4"/>
      <text:h text:style-name="P3" text:outline-level="2"><text:soft-page-break/>SEMI VOGAIS</text:h>
      <text:p text:style-name="P4"/>
      <text:p text:style-name="P4"><text:tab/>“w” e “y” são {w} e {y} respectivamente quando junto a vogais, mas quando isoladas a letra “w” é pronunciada como um {u} curto, mais precisamente [ŭ] ou [ʊ̆], e a letra “y” é como {ü}. </text:p>
      <text:p text:style-name="P4"/>
      <text:p text:style-name="P4"><text:span text:style-name="T1">sehkwnt {sE:kunt} –</text:span> eles seguem</text:p>
      <text:p text:style-name="P4"><text:span text:style-name="T1">type {tüp} –</text:span> cara, tipo</text:p>
      <text:p text:style-name="P51">Por “tipo” entenda algo como: “não gosto dos tipos que estão andando no nosso bairro à noite”.</text:p>
      <text:p text:style-name="P4"/>
      <text:p text:style-name="P4"><text:tab/>Mas quando a letra “y” se encontra no final de uma palavra ou seguida de um -s, “y” e “ys” terão respectivamente os sons {i} e {is}.</text:p>
      <text:p text:style-name="P4"/>
      <text:p text:style-name="P4"><text:span text:style-name="T1">baby {bAbi} – </text:span>bebê</text:p>
      <text:p text:style-name="P4"><text:span text:style-name="T1">babys {bAbis} –</text:span> bebês</text:p>
      <text:p text:style-name="P4"/>
      <text:h text:style-name="P3" text:outline-level="2">CONSOANTES</text:h>
      <text:p text:style-name="P4"/>
      <text:p text:style-name="P4"><text:span text:style-name="T1">“sch” {c} –</text:span> como em “muraischmusch” {muräcmUc} <text:span text:style-name="T8">(mosca do pântano)</text:span></text:p>
      <text:p text:style-name="P4"><text:span text:style-name="T1">“ch” {tc} </text:span><text:span text:style-name="T9">(ou {k} quando antes de uma consoante)</text:span><text:span text:style-name="T1"> –</text:span> como em “cheus” {tcös} <text:span text:style-name="T8">(escolher)</text:span> e “Christ” {krist} <text:span text:style-name="T8">(Cristo)</text:span>.</text:p>
      <text:p text:style-name="P4"><text:span text:style-name="T1">“gn” {ny} –</text:span> /nj/ – como em “gnoh” {nyo:} <text:span text:style-name="T8">(saber)</text:span></text:p>
      <text:p text:style-name="P4"><text:span text:style-name="T1">“kh” {q} –</text:span> como em “khiter” {qItër} <text:span text:style-name="T8">(mal)</text:span></text:p>
      <text:p text:style-name="P4"><text:span text:style-name="T1">“ph” {f} –</text:span> como em “philosophia” {filozOfya} <text:span text:style-name="T8">(filosofia)</text:span></text:p>
      <text:p text:style-name="P4"><text:span text:style-name="T1">“qu” {kw} </text:span><text:span text:style-name="T9">(quando antes do “a”, “o” e “u”, ou {k} quando antes de “e”, “i” e “y”)</text:span><text:span text:style-name="T1"> –</text:span> [kw] ou [kʷ] – como em “quod” {kwod} <text:span text:style-name="T8">(o que)</text:span> e “quis” {kis} <text:span text:style-name="T8">(quem)</text:span>.</text:p>
      <text:p text:style-name="P4"><text:span text:style-name="T1">“sc” {sk} </text:span><text:span text:style-name="T9">({s} quando antes de “e”, “i” e “y”)</text:span><text:span text:style-name="T1"> –</text:span> “scutt” {skut} <text:span text:style-name="T8">(sacudir)</text:span> e “science” {syents} <text:span text:style-name="T8">(ciência)</text:span></text:p>
      <text:p text:style-name="P4"><text:span text:style-name="T1">“sh” {x} –</text:span> como em “shienciu” {xyEntsyu} (<text:span text:style-name="T8">coberto de vegetação)</text:span></text:p>
      <text:p text:style-name="P4"><text:span text:style-name="T1">“ss” {s} –</text:span> como em “permission” {përmisyOn} <text:span text:style-name="T8">(permissão)</text:span></text:p>
      <text:p text:style-name="P4"><text:span text:style-name="T1">“th” {§} </text:span><text:span text:style-name="T9">({t} quando junto a {s}, {c} ou {j} </text:span><text:span text:style-name="T1">) –</text:span> como em “thamf” {<text:span text:style-name="T5">§amf</text:span>} <text:span text:style-name="T8">(fedor)</text:span> e “esthetic” {estEtik} <text:span text:style-name="T8">(estética)</text:span><text:span text:style-name="T14">.</text:span></text:p>
      <text:p text:style-name="P4"><text:span text:style-name="T1">“c” {k} </text:span><text:span text:style-name="T9">({ts} (/t͡s/) quando antes de “e”, “i” e “y”)</text:span><text:span text:style-name="T1"> –</text:span> como em “condition” {kondityOn} (condição) e “petrificit” {pëtrifItsit} <text:span text:style-name="T8">(petrificado)</text:span></text:p>
      <text:p text:style-name="P4"><text:span text:style-name="T1">“g” {g} </text:span><text:span text:style-name="T9">({dj} quando antes de “e”, “i” e “y”)</text:span><text:span text:style-name="T1"> –</text:span> como em “gulf” {gulf} <text:span text:style-name="T8">(golfo) </text:span>e “large” {lardj} <text:span text:style-name="T8">(grande)</text:span>.</text:p>
      <text:p text:style-name="P4"><text:span text:style-name="T1">“j” {j} –</text:span> sempre {j}. </text:p>
      <text:p text:style-name="P4"><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6">pode</text:span> assumir outras formas:</text:p>
      <text:p text:style-name="P33"><text:span text:style-name="T1">“rr” /r(r)/ e “rh” /r(h)/ –</text:span> como o “rr” (/r/) espanhol. Não sabe espanhol? É como se fosse o nosso “r”, só que a língua vibra mais vezes e o movimento da língua é mais causado pela passagem de ar do que pela língua em si.</text:p>
      <text:p text:style-name="P33"><text:span text:style-name="T1">“rl” –</text:span> é como o “r” (/ɺ/) do japonês, também pode ser pronunciado como /rl/ ou /ʁl/. Não sabe japonês? Não tem problema, eu explico: é <text:soft-page-break/>muito similar ao /ɾ/ mas você deve segurar a língua só um tiquinho apenas para que o ar passe pelos lados da língua em vez do centro da língua.</text:p>
      <text:p text:style-name="P4"><text:span text:style-name="T1">“s” {s} </text:span><text:span text:style-name="T9">({z} quando entre vogais)</text:span><text:span text:style-name="T1"> –</text:span> “son” {son} <text:span text:style-name="T8">(filho)</text:span> e “decision” {dëtsiziOn} <text:span text:style-name="T8">(decisão)</text:span></text:p>
      <text:p text:style-name="P4"><text:span text:style-name="T1">“x” {ks} –</text:span> /ks/ – pode tornar-se {gz}, se isso facilitar a pronúncia.</text:p>
      <text:p text:style-name="P4"><text:span text:style-name="T1">“z” {dz} –</text:span> /d͡z/ – como em “zangir” {dzAndjir} <text:span text:style-name="T8">(corrente)</text:span></text:p>
      <text:p text:style-name="P4"/>
      <text:h text:style-name="P3" text:outline-level="2">MAIS OBSERVAÇÕES</text:h>
      <text:p text:style-name="P4"/>
      <text:p text:style-name="P4"><text:tab/>Algumas letras, principalmente aquelas no final da palavra, podem ser modificadas pelos sons vizinhos. Como é o caso de “hands” {handz} (mãos).</text:p>
      <text:p text:style-name="P4"/>
      <text:p text:style-name="P4"><text:tab/>Algumas consoantes, assim como a vogal {ë}, podem ser omitidas. A palavra “franceois” é oficialmente {frantsëOys}, mas pode ser {fransOys} porque {t} está dentro de um grupo consonantal e a vogal não tônica {ë} está próxima da vogal tônica {o}.</text:p>
      <text:p text:style-name="P4"/>
      <text:p text:style-name="P4"><text:tab/>Se uma forma verbal começa com {s<text:span text:style-name="T8">C</text:span>}, pode ser adicionado oi- antes dessa palavra por razões de eufonização. Como por exemplo “skap” que se torna “oiskap”.</text:p>
      <text:p text:style-name="P4"/>
      <text:h text:style-name="P3" text:outline-level="2">ACENTO TÔNICO EM SAMBAHSA</text:h>
      <text:p text:style-name="P4"/>
      <text:p text:style-name="P4"><text:tab/>Comece analisando a palavra a partir da última sílaba.</text:p>
      <text:p text:style-name="P4"/>
      <text:h text:style-name="P57" text:outline-level="3">RECEBERÁ SEMPRE ACENTUAÇÃO TÔNICA</text:h>
      <text:p text:style-name="P4"/>
      <text:p text:style-name="P4"><text:tab/>Vogais antes da letra “h” ou de uma consoante dupla (rr”, “ll”, “tt” …), por consoante dupla também se entende o “ck”{k(k)}. O mesmo se diz de uma sílaba antes de um final -e. Eis alguns exemplos:</text:p>
      <text:p text:style-name="P4"/>
      <text:p text:style-name="P4"><text:span text:style-name="T1">Prodah –</text:span> {prodA:} <text:span text:style-name="T12">(entregar)<text:line-break/></text:span><text:span text:style-name="T12"><text:tab/>Pra você entender: se a palavra fosse “proda”, a pronúncia seria {prOda}</text:span></text:p>
      <text:p text:style-name="P4"><text:span text:style-name="T1">Recess –</text:span> {rëtsEs} <text:span text:style-name="T12">(recesso, intervalo, recreio)</text:span></text:p>
      <text:p text:style-name="P15"><text:tab/>Pra você entender: se a palavra fosse “reces”, a pronúncia seria {rEtsës}</text:p>
      <text:p text:style-name="P4"><text:span text:style-name="T1">Frontdeck –</text:span> {frondEk} <text:span text:style-name="T8">(plataforma da parte da frente de um navio)</text:span></text:p>
      <text:p text:style-name="P15"><text:tab/>Pra você entender: se a palavra fosse “frontdec”, a pronúncia seria {frOndëk}</text:p>
      <text:p text:style-name="P4"><text:span text:style-name="T1">Taslime –</text:span> {taslIm} <text:span text:style-name="T8">(rendição)</text:span></text:p>
      <text:p text:style-name="P4"/>
      <text:p text:style-name="P4"><text:tab/>A primeira de duas vogais juntas, com exceção de “i” e “u” como semivogais.</text:p>
      <text:p text:style-name="P4"/>
      <text:p text:style-name="P4"><text:span text:style-name="T1">Armee – </text:span><text:span text:style-name="T5">{armEë}</text:span> <text:span text:style-name="T8">(exército)</text:span></text:p>
      <text:p text:style-name="P4"><text:span text:style-name="T1">Australia –</text:span> {aostrAlya} <text:span text:style-name="T8">(Austrália)</text:span></text:p>
      <text:p text:style-name="P4"/>
      <text:p text:style-name="P4"><text:soft-page-break/><text:tab/>A sílaba final: -in <text:span text:style-name="T8">(mas não -ing)</text:span>, ey, ie, ui <text:span text:style-name="T8">(quando a pronúncia é {wi})</text:span>, oCel <text:span text:style-name="T8">(na qual C é uma única consoante)</text:span>.</text:p>
      <text:p text:style-name="P4"/>
      <text:p text:style-name="P4"><text:span text:style-name="T1">Hotel –</text:span> {hotEl} <text:span text:style-name="T8">(hotel)</text:span></text:p>
      <text:p text:style-name="P4"><text:span text:style-name="T1">Suadin – </text:span>{swadIn} <text:span text:style-name="T8">(bom tempo)</text:span></text:p>
      <text:p text:style-name="P4"><text:span text:style-name="T1">Reling –</text:span> {rEling} <text:span text:style-name="T8">(corrimão de um navio)</text:span></text:p>
      <text:p text:style-name="P4"><text:span text:style-name="T1">Kierey –</text:span> {kyerEy} <text:span text:style-name="T8">(carneiro) </text:span></text:p>
      <text:p text:style-name="P4"/>
      <text:p text:style-name="P4"><text:tab/>As vogais “a”, “o” e “u” quando antes de uma consoante ou semivogal, com exceção de um único “s”.</text:p>
      <text:p text:style-name="P4"/>
      <text:p text:style-name="P4"><text:span text:style-name="T1">Cadaloc – </text:span>{kadalOk} <text:span text:style-name="T8">(qualquer lugar)</text:span></text:p>
      <text:p text:style-name="P4"><text:span text:style-name="T1">Naval –</text:span> {navAl} <text:span text:style-name="T8">(naval)</text:span></text:p>
      <text:p text:style-name="P4"><text:span text:style-name="T1">Dayluk –</text:span> {daylUk} <text:span text:style-name="T8">(continente)</text:span></text:p>
      <text:p text:style-name="P4"/>
      <text:h text:style-name="P57" text:outline-level="3">NUNCA RECEBERÁ ACENTUAÇÃO TÔNICA</text:h>
      <text:p text:style-name="P4"/>
      <text:p text:style-name="P4"><text:tab/>Prefixos.</text:p>
      <text:p text:style-name="P4"/>
      <text:p text:style-name="P4"><text:span text:style-name="T3">For</text:span><text:span text:style-name="T1">trehc –</text:span> {fortrE:k} <text:span text:style-name="T8">(partir para uma viagem)</text:span></text:p>
      <text:p text:style-name="P11"><text:span text:style-name="T2">Re</text:span>cess</text:p>
      <text:p text:style-name="P4"><text:span text:style-name="T3">Be</text:span><text:span text:style-name="T1">vid</text:span> – {bëvId} <text:span text:style-name="T8">(mostrar, provar)</text:span></text:p>
      <text:p text:style-name="P4"/>
      <text:p text:style-name="P35"><text:span text:style-name="T1">For- –</text:span> prefixo que significa longe</text:p>
      <text:p text:style-name="P35"><text:span text:style-name="T1">Re- –</text:span> prefixo que significa de volta</text:p>
      <text:p text:style-name="P35"><text:span text:style-name="T1">Be- –</text:span> prefixo que significa significado algo factivo</text:p>
      <text:p text:style-name="P4"/>
      <text:p text:style-name="P4"><text:tab/>A letra “w” quando usada como uma vogal.</text:p>
      <text:p text:style-name="P4"/>
      <text:p text:style-name="P4"><text:span text:style-name="T1">Sehkwnt –</text:span> {sE:kunt} <text:span text:style-name="T8">(eles seguem)</text:span></text:p>
      <text:p text:style-name="P4"/>
      <text:p text:style-name="P4"><text:tab/>Uma palavra terminando em -(i)um, -ule e -s.</text:p>
      <text:p text:style-name="P4"/>
      <text:p text:style-name="P4"><text:span text:style-name="T1">Schives –</text:span> {civz} <text:span text:style-name="T8">(mudar, deslocar)</text:span></text:p>
      <text:p text:style-name="P4"><text:span text:style-name="T1">Territorium –</text:span> {territOryum} <text:span text:style-name="T8">(território)</text:span></text:p>
      <text:p text:style-name="P4"><text:span text:style-name="T1">Insule –</text:span> {Insül} <text:span text:style-name="T8">(ilha)</text:span></text:p>
      <text:p text:style-name="P4"/>
      <text:p text:style-name="P4"><text:tab/>Uma vogal ou semivogal sozinha no final da palavra.</text:p>
      <text:p text:style-name="P4"/>
      <text:p text:style-name="P4"><text:span text:style-name="T1">Okwi –</text:span> {Okwi} <text:span text:style-name="T8">(olhos)</text:span></text:p>
      <text:p text:style-name="P4"><text:span text:style-name="T1">Baby –</text:span> {bAbi} <text:span text:style-name="T8">(bebê)</text:span></text:p>
      <text:p text:style-name="P4"/>
      <text:p text:style-name="P4"><text:tab/>As vogais “e”, “i” e “y” no final da palavra seguidas por uma semivogal - <text:span text:style-name="T6">com exceção de “ey”</text:span> - ou uma ou diversas consoantes, mas não as duplas.</text:p>
      <text:p text:style-name="P4"/>
      <text:p text:style-name="P4"><text:span text:style-name="T1">Seghel – </text:span>{sEgël} <text:span text:style-name="T8">(vela, velejar)</text:span></text:p>
      <text:p text:style-name="P4"><text:span text:style-name="T1">Tolkit –</text:span> {tOlkit} <text:span text:style-name="T8">(ele/ela falou)</text:span></text:p>
      <text:p text:style-name="P4"><text:span text:style-name="T1">Khitert –</text:span> {qItërt} <text:span text:style-name="T8">(mal </text:span><text:span text:style-name="T14">(substantivo)</text:span><text:span text:style-name="T8">)</text:span></text:p>
      <text:p text:style-name="P4"/>
      <text:p text:style-name="P4"><text:soft-page-break/><text:tab/>Em palavras compostas a sílaba tônica permanece a mesma da palavra original.</text:p>
      <text:p text:style-name="P4"/>
      <text:p text:style-name="P4"><text:span text:style-name="T1">Gouverne –</text:span> {gu:vErn} <text:span text:style-name="T8">(governar)</text:span></text:p>
      <text:p text:style-name="P4"><text:span text:style-name="T1">Gouvernement –</text:span> {gu:vErnëmënt} <text:span text:style-name="T8">(governo)</text:span></text:p>
      <text:p text:style-name="P4"><text:span text:style-name="T1">Nest –</text:span> {nest} <text:span text:style-name="T8">(ninho)</text:span></text:p>
      <text:p text:style-name="P4"><text:span text:style-name="T1">Corcuksnest –</text:span> {korkUksnëst} <text:span text:style-name="T8">(ninho de corvo)</text:span></text:p>
      <text:p text:style-name="P4"/>
      <text:p text:style-name="P37">Essas regras não se aplicam necessariamente a substantivos próprios e o uso do hífen preserva a acentuação tônica de ambos os lados.</text:p>
      <text:p text:style-name="P4"/>
      <text:h text:style-name="P3" text:outline-level="2">CASO VOCÊ TENHA ACHADO ALGUNS SONS MUITO DIFÍCEIS</text:h>
      <text:p text:style-name="P4"/>
      <text:p text:style-name="P4"><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e /ç/ respectivamente pelos sons /ʃ/ e /h/. Mas, ainda assim, tente se esforçar um pouco. A boa notícia é que os sons “mais difíceis” são justamente os mais raros de aparecerem nas palavras!</text:p>
      <text:p text:style-name="P4"><text:tab/>Uma vantagem em dominar a fonética do sambahsa é que você já domina a fonética de muitos outros idiomas.</text:p>
      <text:p text:style-name="P4"/>
      <text:h text:style-name="P55" text:outline-level="1">SELLAMAT!</text:h>
      <text:p text:style-name="P4"/>
      <text:p text:style-name="P4"><text:tab/>Sellamat! É com essa palavra, “sellamat” {selamAt}, que dizemos “olá”, você também pode dizer “salut” {salUt} que tem a mesma função. Perceba que o “ll” tem som de {l}, não do nosso “nh”!</text:p>
      <text:p text:style-name="P4"/>
      <text:p text:style-name="P4"><text:tab/>Nesse capítulo lhe apresentarei umas frases, provavelmente você deduzirá cada um dos elementos delas por si só, mas, de qualquer forma, nos capítulos posteriores destrincharei cada elemento de uma frase, então não se preocupe se você não entender alguma coisa neste capítulo.</text:p>
      <text:p text:style-name="P4"/>
      <text:p text:style-name="P4"><text:tab/>Diferente do inglês e da maioria das línguas auxiliares, os verbos do sambahsa são conjugados. Todos os verbos são regulares, com exceção dos verbos “ser”, “ter” e “saber”, mas não são difíceis. Vamos começar com algumas frases básicas: </text:p>
      <text:p text:style-name="P4"/>
      <text:p text:style-name="P4"><text:span text:style-name="T1">Som Ricardo </text:span><text:span text:style-name="T15">{som rikArdo}</text:span><text:span text:style-name="T1"> –</text:span> sou Ricardo</text:p>
      <text:p text:style-name="P4"><text:span text:style-name="T1">Io som Ricardo </text:span><text:span text:style-name="T15">{yo som rikArdo}</text:span><text:span text:style-name="T9"> </text:span><text:span text:style-name="T1">–</text:span> eu sou Ricardo</text:p>
      <text:p text:style-name="P4"><text:span text:style-name="T1">Ego som Ricardo </text:span><text:span text:style-name="T15">{Ego som rikArdo}</text:span><text:span text:style-name="T9"> </text:span><text:span text:style-name="T1">–</text:span> EU sou Ricardo <text:span text:style-name="T8">(maior ênfase no </text:span><text:span text:style-name="T8">“eu”)</text:span></text:p>
      <text:p text:style-name="P4"/>
      <text:p text:style-name="P4"><text:tab/>Perceba que, da mesma forma como ocorre no português e espanhol, na <text:soft-page-break/>maioria dos casos você poderá omitir o pronome, pois o próprio verbo indica o pronome utilizado. Você acabou de conhecer o verbo correspondente a “sou” e os pronomes pessoais para o pronome “eu”. Vamos para as próximas frases:</text:p>
      <text:p text:style-name="P4"/>
      <text:p text:style-name="P4"><text:span text:style-name="T1">Es Carlos </text:span><text:span text:style-name="T15">{es kArlos}</text:span><text:span text:style-name="T1"> –</text:span> és Carlos/ você é Carlos</text:p>
      <text:p text:style-name="P4"><text:span text:style-name="T1">Es Camila </text:span><text:span text:style-name="T15">{es kamIla}</text:span><text:span text:style-name="T1"> –</text:span> és Camila / você é Camila</text:p>
      <text:p text:style-name="P4"><text:span text:style-name="T1">Tu es Carlos </text:span><text:span text:style-name="T15">{tu es kArlos}</text:span><text:span text:style-name="T1"> –</text:span> tu és Carlos/ você é Carlos</text:p>
      <text:p text:style-name="P4"><text:span text:style-name="T1">Tu es Camila </text:span><text:span text:style-name="T15">{tu es kamIla}</text:span><text:span text:style-name="T1"> –</text:span> tu és Camila / você é Camila</text:p>
      <text:p text:style-name="P4"><text:span text:style-name="T1">Is est Carlos {is est kArlos} –</text:span> ele é Carlos</text:p>
      <text:p text:style-name="P4"><text:span text:style-name="T1">Ia est Camila {ya est kamIla} –</text:span> ela é Camila</text:p>
      <text:p text:style-name="P4"><text:bookmark-start text:name="__DdeLink__34925_584481832"/><text:bookmark-start text:name="__DdeLink__34918_584481832"/><text:span text:style-name="T1">Smos brasileirs {smos brazilEyrs} –</text:span> somos brasileiros<text:bookmark-end text:name="__DdeLink__34918_584481832"/></text:p>
      <text:p text:style-name="P4"><text:span text:style-name="T1">Wey smos brasileirs {wey smos brazilEyrs} –</text:span> nós somos brasileiros<text:bookmark-end text:name="__DdeLink__34925_584481832"/></text:p>
      <text:p text:style-name="P4"/>
      <text:p text:style-name="P4"><text:tab/>Os próximos casos são bem interessantes:</text:p>
      <text:p text:style-name="P4"/>
      <text:p text:style-name="P4"><text:span text:style-name="T1">Id est gohd {id est go:d} – </text:span>ele/ela é bom <text:span text:style-name="T8">(neutro)</text:span></text:p>
      <text:p text:style-name="P4"><text:span text:style-name="T1">El est gohd {el est go:d} – </text:span>ele/ela é bom <text:span text:style-name="T8">(indeterminado)</text:span></text:p>
      <text:p text:style-name="P19"/>
      <text:p text:style-name="P19"><text:tab/><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2">não</text:span> indicar como <text:span text:style-name="T8">neutro</text:span> ou <text:span text:style-name="T8">indeterminado</text:span>, terá o gênero masculino ou feminino, mas posso especificar se a palavra é relacionada a um ser masculino ou feminino se isso for realmente necessário, quando a palavra em si não puder informar a qual gênero ela se refere. Estamos entendidos?</text:p>
      <text:p text:style-name="P19"/>
      <text:p text:style-name="P19"><text:tab/>Para que fique claro o que é <text:span text:style-name="T13">neutro</text:span> e o que é <text:span text:style-name="T8">indeterminado</text:span>, veja os exemplos abaixo:</text:p>
      <text:p text:style-name="P19"/>
      <text:p text:style-name="P19"><text:span text:style-name="T1">Cadeira – </text:span>até onde eu sei cadeiras não tem sexo, portanto é <text:span text:style-name="T13">neutro</text:span></text:p>
      <text:p text:style-name="P19"><text:span text:style-name="T1">Cão –</text:span> se não sabemos o sexo, então é <text:span text:style-name="T8">indeterminado</text:span></text:p>
      <text:p text:style-name="P19"><text:span text:style-name="T1">Cadela –</text:span> feminino</text:p>
      <text:p text:style-name="P19"><text:span text:style-name="T1">Avô –</text:span> masculino</text:p>
      <text:p text:style-name="P19"><text:span text:style-name="T1">Árvore –</text:span> ainda que seja um ser vivo, não tem sexo <text:span text:style-name="T8">(embora você possa argumentar sobre plantas dioicas)</text:span>, portanto é <text:span text:style-name="T8">neutro</text:span></text:p>
      <text:p text:style-name="P19"><text:span text:style-name="T1">Filha –</text:span> feminino</text:p>
      <text:p text:style-name="P19"><text:span text:style-name="T1">Criança –</text:span> como o sexo não é especificado, é <text:span text:style-name="T8">indeterminado</text:span></text:p>
      <text:p text:style-name="P19"><text:span text:style-name="T1">Espírito – </text:span><text:span text:style-name="T9">como em “o espírito do meu pai”</text:span><text:span text:style-name="T1"> –</text:span> neutro</text:p>
      <text:p text:style-name="P19"><text:span text:style-name="T1">Espírito – </text:span><text:span text:style-name="T9">como em “o espírito falou comigo”</text:span><text:span text:style-name="T1"> –</text:span> pode ser <text:span text:style-name="T8">masculino</text:span>, <text:span text:style-name="T8">feminino</text:span> ou <text:span text:style-name="T8">indeterminado</text:span></text:p>
      <text:p text:style-name="P19"><text:span text:style-name="T1">Androide –</text:span> você decide, vai depender muito do contexto e pontos de vista de cada um, pode ser <text:span text:style-name="T8">neutro</text:span>, <text:span text:style-name="T8">indeterminado</text:span> ou até mesmo ter um sexo específico.</text:p>
      <text:p text:style-name="P19"><text:tab/>Em caso de dúvida se deve se a palavra deve ser considerada como <text:span text:style-name="T8">neutra</text:span> ou <text:span text:style-name="T8">indeterminada</text:span>, utilize a forma <text:span text:style-name="T8">indeterminada</text:span>.</text:p>
      <text:p text:style-name="P19"/>
      <text:p text:style-name="P19"><text:tab/>Nós conhecemos os pronomes básicos e seus verbos, agora vamos vê mais pronomes e verbos no plural, vamos usar a palavra “prient” {pryent}, que significa “amigo”, e “gohd” {go:d}, que significa “bom”, nos nossos <text:soft-page-break/>exemplos:</text:p>
      <text:p text:style-name="P19"/>
      <text:p text:style-name="P4"><text:span text:style-name="T1">Smos prients {smos pryents} –</text:span> somos amigos</text:p>
      <text:p text:style-name="P4"><text:span text:style-name="T1">Wey smos prients {wey smos pryents} –</text:span> nós somos amigos</text:p>
      <text:p text:style-name="P4"><text:span text:style-name="T1">Ste prients {ste pryents} –</text:span> sois amigos / <text:span text:style-name="T8">(vocês)</text:span> são amigos</text:p>
      <text:p text:style-name="P4"><text:span text:style-name="T1">Yu ste prients {yu ste pryents} –</text:span> vocês são amigos</text:p>
      <text:p text:style-name="P4"><text:bookmark-start text:name="__DdeLink__34984_584481832"/><text:span text:style-name="T1">Yu ste prient {yu ste pryent} –</text:span> você é amigo<text:bookmark-end text:name="__DdeLink__34984_584481832"/></text:p>
      <text:p text:style-name="P4"><text:span text:style-name="T1">Tu es prient {tu es pryent} –</text:span> você é amigo <text:span text:style-name="T8">(informal)</text:span></text:p>
      <text:p text:style-name="P4"><text:span text:style-name="T1">Ies sont prients {yes sont pryents} –</text:span> eles são amigos <text:span text:style-name="T8">(todos são do sexo masculino)</text:span></text:p>
      <text:p text:style-name="P4"><text:span text:style-name="T1">Ias sont prients {yas sont pryents} –</text:span> elas são amigas</text:p>
      <text:p text:style-name="P4"><text:span text:style-name="T1">Ia sont gohd {ya sont go:d} –</text:span> eles são bons <text:span text:style-name="T8">(neutro)</text:span></text:p>
      <text:p text:style-name="P4"><text:span text:style-name="T1">I sont prients {i sont pryents} –</text:span> eles são amigos <text:span text:style-name="T8">(indeterminado)</text:span></text:p>
      <text:p text:style-name="P4"/>
      <text:p text:style-name="P4"><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4"/>
      <text:p text:style-name="P4"><text:tab/><text:bookmark-start text:name="__DdeLink__36727_1708279209"/><text:bookmark-start text:name="__DdeLink__36729_1708279209"/><text:bookmark-start text:name="__DdeLink__36734_1708279209"/>Perceba que, mesmo no singular, o pronome “yu” faz uso do verbo “ste”, pois o sambahsa funciona como o russo ou o francês, o pronome de cortesia, “yu”, fica no plural, mesmo quando se refere a apenas uma pessoa.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27_1708279209"/><text:bookmark-end text:name="__DdeLink__36729_1708279209"/><text:bookmark-end text:name="__DdeLink__36734_1708279209"/></text:p>
      <text:p text:style-name="P4"/>
      <text:p text:style-name="P4"><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4"/>
      <text:p text:style-name="P4"><text:span text:style-name="T1">Is lieubht me {is liÖb</text:span><text:span text:style-name="T3">t</text:span><text:span text:style-name="T1"> me} –</text:span> ele me ama</text:p>
      <text:p text:style-name="P4"><text:span text:style-name="T1">Yu lieubhte me {yu liÖb</text:span><text:span text:style-name="T3">t</text:span><text:span text:style-name="T1"> me} –</text:span> vós amais me</text:p>
      <text:p text:style-name="P4"/>
      <text:p text:style-name="P4"><text:tab/>Já pensou se não tivesse o pronome? Por isso que o pronome “yu” quase sempre tem que aparecer.</text:p>
      <text:p text:style-name="P4"/>
      <text:p text:style-name="P4"><text:tab/>É importante que você saiba também como dizer “haver” no sentido de existir. Vou usar o substantivo “anghen” {Angën}, que significa “pessoa”, e o advérbio “her” {her}, que significa “aqui”, no exemplo a seguir:</text:p>
      <text:p text:style-name="P4"/>
      <text:p text:style-name="P4"><text:span text:style-name="T1">Sont anghens her {sont Angëns her} –</text:span> há pessoas aqui</text:p>
      <text:p text:style-name="P4"><text:span text:style-name="T1">Ter sont anghens her {ter sont Angëns her} –</text:span> há pessoas aqui</text:p>
      <text:p text:style-name="P4"/>
      <text:p text:style-name="P4"><text:tab/>Sim, você pode usar ou não o “ter” se quiser.</text:p>
      <text:p text:style-name="P4"/>
      <text:h text:style-name="P55" text:outline-level="1">PALAVRAS E FRASES ÚTEIS</text:h>
      <text:p text:style-name="P4"/>
      <text:p text:style-name="P35"><text:soft-page-break/>Não tem problema se você não souber como certas frases foram construídas, tudo será explicado nos próximos capítulo.</text:p>
      <text:p text:style-name="P4"/>
      <text:p text:style-name="P4"><text:span text:style-name="T1">Sellamat {selamAt} –</text:span> olá, oi</text:p>
      <text:p text:style-name="P4"><text:span text:style-name="T1">Salut {salUt} –</text:span> olá, oi</text:p>
      <text:p text:style-name="P4"><text:span text:style-name="T1">Ya {ya} –</text:span> sim</text:p>
      <text:p text:style-name="P4"><text:span text:style-name="T1">Si {si} – </text:span>sim <text:span text:style-name="T8">(resposta a uma questão negativa)</text:span> </text:p>
      <text:p text:style-name="P4"><text:span text:style-name="T1">No {no} –</text:span> não</text:p>
      <text:p text:style-name="P4"><text:span text:style-name="T1">Sell dien {sel dyen} –</text:span> bom dia</text:p>
      <text:p text:style-name="P4"><text:span text:style-name="T1">Sell posmiddien {sel posmiddyEn} –</text:span> boa tarde</text:p>
      <text:p text:style-name="P4"><text:span text:style-name="T1">Sell vesper {sel vEspër} –</text:span> boa noite <text:span text:style-name="T8">(ao encontrar alguém)</text:span></text:p>
      <text:p text:style-name="P4"><text:span text:style-name="T1">Sell noct {sel nokt} –</text:span> boa noite<text:span text:style-name="T8"> (ao se despedir)</text:span></text:p>
      <text:p text:style-name="P4"><text:span text:style-name="T1">Dank {dank} –</text:span> obrigado</text:p>
      <text:p text:style-name="P4"><text:span text:style-name="T1">Mersie {mërsI:} –</text:span> obrigado</text:p>
      <text:p text:style-name="P4"><text:span text:style-name="T1">Spollay dank {spolAy dank} –</text:span> muito obrigado</text:p>
      <text:p text:style-name="P4"><text:span text:style-name="T1">Obligat {obligAt} – </text:span>de nada, não diga isso</text:p>
      <text:p text:style-name="P4"><text:span text:style-name="T1">Plais {pläs} –</text:span> por favor</text:p>
      <text:p text:style-name="P4"><text:span text:style-name="T1">Kam leitte yu? {kam leyt yu} –</text:span> como você está?</text:p>
      <text:p text:style-name="P4"><text:span text:style-name="T1">Leito {lEyto} –</text:span> estou bem</text:p>
      <text:p text:style-name="P4"><text:span text:style-name="T1">Chao {tcAo} –</text:span> Tchau, adeus</text:p>
      <text:p text:style-name="P4"><text:span text:style-name="T1">Khuda hafiz {qUda hAfidz} –</text:span> Tchau, adeus</text:p>
      <text:p text:style-name="P4"><text:span text:style-name="T1">Do reviden {do rëvIdën} –</text:span> Tchau, adeus</text:p>
      <text:p text:style-name="P4"><text:span text:style-name="T1">Prosit {prosIt} –</text:span> Tchau, adeus <text:span text:style-name="T8">(desejando boa sorte)</text:span> </text:p>
      <text:p text:style-name="P4"><text:span text:style-name="T1">Tiel mox {tyel moks} – </text:span>até mais, até mais tarde, até breve</text:p>
      <text:p text:style-name="P4"><text:span text:style-name="T1">Ne gnohm {në nyo:m} –</text:span> não sei</text:p>
      <text:p text:style-name="P4"><text:span text:style-name="T1">Excuset me {ekskÜzd me} –</text:span> com licença</text:p>
      <text:p text:style-name="P4"><text:span text:style-name="T1">Maaf {maAf} –</text:span> desculpe-me</text:p>
      <text:p text:style-name="P4"><text:span text:style-name="T1">Pardon {pardOn} –</text:span> perdoe-me</text:p>
      <text:p text:style-name="P4"><text:span text:style-name="T1">OK(ey) {ok(Ey)} –</text:span> OK</text:p>
      <text:p text:style-name="P4"><text:span text:style-name="T1">Tamam {tamAm} – </text:span>OK</text:p>
      <text:p text:style-name="P4"><text:span text:style-name="T1">Tabrick {tabrIk} –</text:span> parabéns</text:p>
      <text:p text:style-name="P4"><text:span text:style-name="T1">Sell appetite {sel apëtIt} –</text:span> bom apetite</text:p>
      <text:p text:style-name="P4"><text:span text:style-name="T1">Marba {mArba} –</text:span> foi um prazer te conhecer</text:p>
      <text:p text:style-name="P22"><text:span text:style-name="T1">Ne bahm maung Sambahsa {ne ba:m mAong sambA:sa} –</text:span> não falo sambahsa muito bem</text:p>
      <text:p text:style-name="P4"><text:span text:style-name="T1">Kam yarat ste yu? {kam yarAt ste yu} –</text:span> quantos anos você tem?</text:p>
      <text:p text:style-name="P4"><text:span text:style-name="T1">Quod est vies nam? {kwod est vyes nam} –</text:span> qual é o seu nome?</text:p>
      <text:p text:style-name="P4"><text:span text:style-name="T1">Mien nam est … {myen nam est} –</text:span> meu nome é</text:p>
      <text:p text:style-name="P4"><text:span text:style-name="T1">Io ne prete {yo ne prEt} –</text:span> não entendo (o que você quer dizer)</text:p>
      <text:p text:style-name="P4"><text:span text:style-name="T1">Ne ho pretet hol / Ne ho preten hol {ne ho prEtët hol / ne ho prEtën </text:span><text:span text:style-name="T1">hol} –</text:span> não entendi nada (do que você disse)</text:p>
      <text:p text:style-name="P4"><text:span text:style-name="T1">Aun sibia {Aon sIbja} –</text:span> mudando de assunto</text:p>
      <text:p text:style-name="P4"/>
      <text:p text:style-name="P4"><text:tab/>Pronto, pelo menos agora você consegue iniciar e finalizar uma conversa, continue estudando e você poderá manter uma conversa. </text:p>
      <text:p text:style-name="P4"/>
      <text:h text:style-name="P55" text:outline-level="1">OS CASOS DE DECLINAÇÃO</text:h>
      <text:p text:style-name="P4"><text:tab/></text:p>
      <text:p text:style-name="P4"><text:tab/>O sambahsa tem uma característica interessante, ele tem um sistema de <text:soft-page-break/>casos de declinação que são 4: <text:span text:style-name="T2">nominativo</text:span>, <text:span text:style-name="T2">acusativo</text:span>, <text:span text:style-name="T2">dativo</text:span> e <text:span text:style-name="T2">genitivo</text:span>. Esses casos se referem aos pronomes e aos artigos. Mas o que são eles e como eles são usados?</text:p>
      <text:p text:style-name="P4"/>
      <text:p text:style-name="P4"><text:tab/>Antes vamos relembrar um pouco das aulas de português, observe a frase abaixo:</text:p>
      <text:p text:style-name="P4"/>
      <text:p text:style-name="P4"><text:span text:style-name="T1">O homem compra o carro: </text:span>Nesse caso “o homem” é o <text:span text:style-name="T2">sujeito</text:span> da oração porque é ele quem está <text:span text:style-name="T2">realizando</text:span> a ação, que no caso é “compra”; e “o carro” é o <text:span text:style-name="T2">objeto direto</text:span> da oração, porque está <text:span text:style-name="T2">sofrendo</text:span> a ação, está sendo afetado <text:span text:style-name="T8">diretamente</text:span> pelo verbo. Observe as frases abaixo:</text:p>
      <text:p text:style-name="P4"/>
      <text:p text:style-name="P4"><text:span text:style-name="T1">Eu como tomate –</text:span> “eu” (sujeito), “tomate” (objeto direto)</text:p>
      <text:p text:style-name="P4"><text:span text:style-name="T1">Ele ama Maria –</text:span> “ele” (sujeito), “Maria” (objeto direto)</text:p>
      <text:p text:style-name="P4"><text:span text:style-name="T1">Pessoas andam na rua –</text:span> “pessoas” (sujeito). Opa, essa frase não tem objeto direto!</text:p>
      <text:p text:style-name="P4"/>
      <text:p text:style-name="P4"><text:span text:style-name="T1">Eles deram-me um recado:</text:span> temos mais um elemento nessa frase, o objeto indireto. Podemos reconhecer facilmente o sujeito, que no caso é “eles”, mas quem é o objeto direto e quem é o objeto indireto? Lembre-se, o objeto direto é quem sofre a ação; quem está sendo dado, a pessoa ou o recado? O recado! O objeto direto é “um recado”. O objeto indireto é quem se <text:span text:style-name="T2">beneficia</text:span> da ação, quem está sendo afetado <text:span text:style-name="T8">indiretamente</text:span> pelo verbo, que no caso é “-me”. Veja as frases abaixo:</text:p>
      <text:p text:style-name="P4"/>
      <text:p text:style-name="P4"><text:span text:style-name="T1">Enviei-lhe os documentos –</text:span> “lhe” (objeto indireto), “os documentos” (objeto direto)</text:p>
      <text:p text:style-name="P4"><text:span text:style-name="T1">Ela comprou um cachorro para mim –</text:span> Ela (sujeito), “um cachorro” (objeto direto), “para mim” (objeto indireto)</text:p>
      <text:p text:style-name="P4"/>
      <text:p text:style-name="P4"><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4"/>
      <text:h text:style-name="P3" text:outline-level="2">CASO NOMINATIVO</text:h>
      <text:p text:style-name="P4"/>
      <text:p text:style-name="P4"><text:tab/>Basicamente é o sujeito de uma oração.</text:p>
      <text:p text:style-name="P4"/>
      <text:p text:style-name="P4"><text:span text:style-name="T1">Ego / io {Ego / yo} –</text:span> eu</text:p>
      <text:p text:style-name="P4"><text:span text:style-name="T1">tu {tu} –</text:span> tu</text:p>
      <text:p text:style-name="P4"><text:span text:style-name="T1">Is {is} –</text:span> ele</text:p>
      <text:p text:style-name="P4"><text:span text:style-name="T1">Ia {ya} – </text:span>ela</text:p>
      <text:p text:style-name="P4"><text:span text:style-name="T1">Id {id} –</text:span> ele / ela <text:span text:style-name="T8">(neutro)</text:span></text:p>
      <text:p text:style-name="P4"><text:span text:style-name="T1">El {el} –</text:span> ele / ela <text:span text:style-name="T8">(indeterminado)</text:span></text:p>
      <text:p text:style-name="P4"><text:span text:style-name="T1">Wey {wey} –</text:span> nós</text:p>
      <text:p text:style-name="P4"><text:span text:style-name="T1">Yu {yu} –</text:span> vós</text:p>
      <text:p text:style-name="P4"><text:span text:style-name="T1">Ies {yes} –</text:span> eles</text:p>
      <text:p text:style-name="P4"><text:span text:style-name="T1">Ias {yas}–</text:span> elas</text:p>
      <text:p text:style-name="P4"><text:soft-page-break/><text:span text:style-name="T1">Ia {ya} –</text:span> eles / elas <text:span text:style-name="T8">(neutro)</text:span></text:p>
      <text:p text:style-name="P4"><text:span text:style-name="T1">I {i} –</text:span> eles / elas <text:span text:style-name="T8">(indeterminado)</text:span></text:p>
      <text:p text:style-name="P16">ATENÇÃO AQUI!!!!!!!! Dos de baixo, preocupe-se apenas em aprender primeiramente os que estão sublinhados. Os outros você aprenderá com o tempo, não precisa ter pressa!!!!!!</text:p>
      <text:p text:style-name="P26"><text:span text:style-name="T1">So {so} –</text:span> esse, este</text:p>
      <text:p text:style-name="P26"><text:span text:style-name="T1">Toy {toy} –</text:span> esses, estes</text:p>
      <text:p text:style-name="P26"><text:span text:style-name="T1">Sa {sa} –</text:span> essa, esta</text:p>
      <text:p text:style-name="P26"><text:span text:style-name="T1">Tas {tas} –</text:span> essas, estas</text:p>
      <text:p text:style-name="P26"><text:span text:style-name="T1">Tod {tod} –</text:span> esse, este <text:span text:style-name="T8">(neutro)</text:span></text:p>
      <text:p text:style-name="P26"><text:span text:style-name="T1">Ta {ta} –</text:span> esses, estes <text:span text:style-name="T8">(neutro)</text:span></text:p>
      <text:p text:style-name="P4"><text:span text:style-name="T1">Tel {tel} –</text:span> esse, este <text:span text:style-name="T8">(indeterminado)</text:span></text:p>
      <text:p text:style-name="P4"><text:span text:style-name="T1">Ti {Ti} –</text:span> esses, estes<text:span text:style-name="T8"> (indeterminado)</text:span></text:p>
      <text:p text:style-name="P4"><text:span text:style-name="T1">Cis {tsis} –</text:span> aquele</text:p>
      <text:p text:style-name="P4"><text:span text:style-name="T1">Cies {tsyes} –</text:span> aqueles</text:p>
      <text:p text:style-name="P4"><text:span text:style-name="T1">Cia {tsya} –</text:span> aquela</text:p>
      <text:p text:style-name="P4"><text:span text:style-name="T1">Cias {tsyas} –</text:span> aquelas</text:p>
      <text:p text:style-name="P4"><text:span text:style-name="T1">Cid {tsid} –</text:span> aquilo, aquele, aquela <text:span text:style-name="T8">(neutro)</text:span></text:p>
      <text:p text:style-name="P4"><text:span text:style-name="T1">Cia {tsya} –</text:span> aqueles, aquelas <text:span text:style-name="T8">(neutro)</text:span></text:p>
      <text:p text:style-name="P4"><text:span text:style-name="T1">Cel {tsel} –</text:span> aquele <text:span text:style-name="T8">(indeterminado)</text:span></text:p>
      <text:p text:style-name="P4"><text:span text:style-name="T1">Ci {tsi} –</text:span> aqueles <text:span text:style-name="T8">(indeterminado)</text:span></text:p>
      <text:p text:style-name="P26"><text:span text:style-name="T1">Qui {ki} –</text:span> que <text:span text:style-name="T8">(pronome relativo)</text:span>, quem, o qual</text:p>
      <text:p text:style-name="P26"><text:span text:style-name="T1">Quis {kis} –</text:span> que <text:span text:style-name="T8">(pronome interrogativo)</text:span></text:p>
      <text:p text:style-name="P26"><text:span text:style-name="T1">Quoy {kwoy} –</text:span> os quais</text:p>
      <text:p text:style-name="P26"><text:span text:style-name="T1">Qua {kwa} –</text:span> que, quem, a qual</text:p>
      <text:p text:style-name="P26"><text:span text:style-name="T1">Quas {kwas} –</text:span> as quais</text:p>
      <text:p text:style-name="P26"><text:span text:style-name="T1">Quod {kwod} –</text:span> que, o qual <text:span text:style-name="T8">(neutro)</text:span></text:p>
      <text:p text:style-name="P26"><text:span text:style-name="T1">Qua –</text:span> quais, os quais <text:span text:style-name="T8">(neutro)</text:span></text:p>
      <text:p text:style-name="P4"><text:span text:style-name="T1">Quel {kel} –</text:span> que, quem, o qual, a qual <text:span text:style-name="T8">(indeterminado)</text:span></text:p>
      <text:p text:style-name="P4"><text:span text:style-name="T1">Qui {ki} –</text:span> os quais <text:span text:style-name="T8">(indeterminado)</text:span></text:p>
      <text:p text:style-name="P4"><text:span text:style-name="T1">Neis {neys} –</text:span> nenhum</text:p>
      <text:p text:style-name="P4"><text:span text:style-name="T1">Noy {noy} –</text:span> <text:span text:style-name="T8">plural de neis</text:span></text:p>
      <text:p text:style-name="P4"><text:span text:style-name="T1">Nia {nya} –</text:span> nenhuma </text:p>
      <text:p text:style-name="P19"><text:span text:style-name="T1">Nias {nyas} –</text:span> <text:span text:style-name="T8">plural de nia</text:span></text:p>
      <text:p text:style-name="P26"><text:span text:style-name="T1">Neid {neyd} –</text:span> nada, nenhuma coisa <text:span text:style-name="T8">(neutro)</text:span></text:p>
      <text:p text:style-name="P4"><text:span text:style-name="T1">Nia {nya} –</text:span> <text:span text:style-name="T8">plural de neid (neutro)</text:span></text:p>
      <text:p text:style-name="P4"><text:span text:style-name="T1">Nel {nel} –</text:span> ninguém <text:span text:style-name="T8">(indeterminado)</text:span></text:p>
      <text:p text:style-name="P4"><text:span text:style-name="T1">Nei {ney} –</text:span> <text:span text:style-name="T8">plural de nel (indeterminado)</text:span></text:p>
      <text:p text:style-name="P4"/>
      <text:p text:style-name="P26"><text:span text:style-name="T1">To {to} –</text:span> <text:span text:style-name="T8">pronome genérico, quando o sentido de aproximação não se aplica, pode ser traduzido como “isto”, “isso” e “aquilo”.</text:span></text:p>
      <text:p text:style-name="P4"/>
      <text:p text:style-name="P37">O pronome “ego” é a versão mais enfatizada de “io”. Quando usamos o “ego” em vez do “io”, queremos dizer que há uma certa relevância em o “eu” estar fazendo, ou sofrendo, essa ou aquela ação.</text:p>
      <text:p text:style-name="P4"/>
      <text:p text:style-name="P4"><text:tab/>Vou pedir a você que você dê uma pausa aqui e estude bem os pronomes (apenas os pessoais do caso reto!), porque vou usá-los bastante daqui pra frente.</text:p>
      <text:p text:style-name="P4"><text:soft-page-break/></text:p>
      <text:p text:style-name="P4"><text:tab/>Quanto aos demais casos, basta lê-los uma ou duas vezes no máximo, não precisa gravar tudo agora! Siga o mesmo método de estudo que você fez com o caso nominativo, foque mais nos pronomes pessoais e no que eu indicar dos outros pronomes.</text:p>
      <text:p text:style-name="P4"/>
      <text:h text:style-name="P3" text:outline-level="2">CASO ACUSATIVO</text:h>
      <text:p text:style-name="P4"/>
      <text:p text:style-name="P4"><text:tab/>Basicamente é o objeto direto da oração.</text:p>
      <text:p text:style-name="P4"/>
      <text:p text:style-name="P4"><text:span text:style-name="T1">Caso nominativo –</text:span><text:span text:style-name="T5"> Caso</text:span> acusativo</text:p>
      <text:p text:style-name="P20"><text:span text:style-name="T1">Ego / io – </text:span>me {me}</text:p>
      <text:p text:style-name="P18"><text:span text:style-name="T1">Tu </text:span>– te {te}</text:p>
      <text:p text:style-name="P18"><text:span text:style-name="T1">Is – </text:span>iom {yom}</text:p>
      <text:p text:style-name="P18"><text:span text:style-name="T1">Ia –</text:span> iam {yam}</text:p>
      <text:p text:style-name="P18"><text:span text:style-name="T1">Id –</text:span> id {id}</text:p>
      <text:p text:style-name="P18"><text:span text:style-name="T1">El –</text:span> el {el}</text:p>
      <text:p text:style-name="P18"><text:span text:style-name="T1">Wey –</text:span> nos {nos}</text:p>
      <text:p text:style-name="P18"><text:span text:style-name="T1">Yu –</text:span> vos {vos}</text:p>
      <text:p text:style-name="P18"><text:span text:style-name="T1">Ies –</text:span> iens {yens}</text:p>
      <text:p text:style-name="P18"><text:span text:style-name="T1">Ias – </text:span>ians {yans}</text:p>
      <text:p text:style-name="P18"><text:span text:style-name="T1">Ia –</text:span> ia {ya}</text:p>
      <text:p text:style-name="P18"><text:span text:style-name="T1">I –</text:span> i {i}</text:p>
      <text:p text:style-name="P16">Não precisa ter pressa em aprender os de baixo!</text:p>
      <text:p text:style-name="P28"><text:span text:style-name="T1">So –</text:span> tom {tom}</text:p>
      <text:p text:style-name="P28"><text:span text:style-name="T1">Toy –</text:span> tens {tens}</text:p>
      <text:p text:style-name="P28"><text:span text:style-name="T1">Sa –</text:span> tam {tam}</text:p>
      <text:p text:style-name="P28"><text:span text:style-name="T1">Tas –</text:span> tans {tans}</text:p>
      <text:p text:style-name="P4"><text:span text:style-name="T1">Tod –</text:span> <text:span text:style-name="T14">tod</text:span></text:p>
      <text:p text:style-name="P4"><text:span text:style-name="T1">Ta –</text:span> ta</text:p>
      <text:p text:style-name="P4"><text:span text:style-name="T1">Tel –</text:span> <text:span text:style-name="T14">tel</text:span></text:p>
      <text:p text:style-name="P4"><text:span text:style-name="T1">Ti –</text:span> ti</text:p>
      <text:p text:style-name="P4"><text:span text:style-name="T1">Cis–</text:span> ciom {tsyom}</text:p>
      <text:p text:style-name="P4"><text:span text:style-name="T1">Cies –</text:span> ciens {tsyens}</text:p>
      <text:p text:style-name="P4"><text:span text:style-name="T1">Cia –</text:span> ciam {tsyam}</text:p>
      <text:p text:style-name="P4"><text:span text:style-name="T1">Cias –</text:span> cians {tsyans}</text:p>
      <text:p text:style-name="P4"><text:span text:style-name="T1">Cid –</text:span><text:span text:style-name="T14"> cid</text:span></text:p>
      <text:p text:style-name="P4"><text:span text:style-name="T1">Cia–</text:span> cia</text:p>
      <text:p text:style-name="P4"><text:span text:style-name="T1">Cel –</text:span> <text:span text:style-name="T14">cel</text:span></text:p>
      <text:p text:style-name="P4"><text:span text:style-name="T1">Ci –</text:span> ci</text:p>
      <text:p text:style-name="P28"><text:span text:style-name="T1">Qui –</text:span> quom {kwom}</text:p>
      <text:p text:style-name="P28"><text:span text:style-name="T1">Quis –</text:span> <text:span text:style-name="T14">quom</text:span></text:p>
      <text:p text:style-name="P28"><text:span text:style-name="T1">Quoy –</text:span> quens {kens}</text:p>
      <text:p text:style-name="P28"><text:span text:style-name="T1">Qua –</text:span> quam {kwam}</text:p>
      <text:p text:style-name="P28"><text:span text:style-name="T1">Quas –</text:span> quans {kwans}</text:p>
      <text:p text:style-name="P28"><text:span text:style-name="T1">Quod –</text:span> <text:span text:style-name="T14">quod</text:span></text:p>
      <text:p text:style-name="P28"><text:span text:style-name="T1">Qua –</text:span> qua</text:p>
      <text:p text:style-name="P28"><text:span text:style-name="T1">Quel –</text:span> quel</text:p>
      <text:p text:style-name="P28"><text:span text:style-name="T1">Qui –</text:span> qui</text:p>
      <text:p text:style-name="P4"><text:soft-page-break/><text:span text:style-name="T1">Neis – </text:span><text:span text:style-name="T5">niom {nyom}</text:span></text:p>
      <text:p text:style-name="P4"><text:span text:style-name="T1">Noy</text:span><text:span text:style-name="T5"> – niens {nyens}</text:span></text:p>
      <text:p text:style-name="P4"><text:span text:style-name="T1">Nia –</text:span><text:span text:style-name="T5"> niam {nyam}</text:span></text:p>
      <text:p text:style-name="P19"><text:span text:style-name="T1">Nias –</text:span><text:span text:style-name="T5"> nians {nyans}</text:span></text:p>
      <text:p text:style-name="P28"><text:span text:style-name="T1">Neid</text:span><text:span text:style-name="T5"> – neid {neyd}</text:span></text:p>
      <text:p text:style-name="P18"><text:span text:style-name="T1">Nia –</text:span> nia {nya}</text:p>
      <text:p text:style-name="P18"><text:span text:style-name="T1">Nel –</text:span> nel {nel} </text:p>
      <text:p text:style-name="P18"><text:span text:style-name="T1">Nei –</text:span> nei {ney}</text:p>
      <text:p text:style-name="P4"/>
      <text:p text:style-name="P4"><text:span text:style-name="T1">To – </text:span>to</text:p>
      <text:p text:style-name="P4"/>
      <text:h text:style-name="P3" text:outline-level="2">CASO DATIVO</text:h>
      <text:p text:style-name="P4"/>
      <text:p text:style-name="P4"><text:tab/>É o objeto indireto da oração. <text:span text:style-name="T1">Atenção:</text:span> normalmente, tudo que estiver depois de uma preposição será tratado como se estivesse no caso acusativo, não dativo!</text:p>
      <text:p text:style-name="P4"/>
      <text:p text:style-name="P4"><text:span text:style-name="T1">Caso nominativo –</text:span><text:span text:style-name="T5"> Caso</text:span> dativo</text:p>
      <text:p text:style-name="P28"><text:span text:style-name="T1">Ego/io – </text:span><text:span text:style-name="T5">Mi {mi}</text:span></text:p>
      <text:p text:style-name="P18"><text:span text:style-name="T1">Tu </text:span>– Tib {tib}</text:p>
      <text:p text:style-name="P18"><text:span text:style-name="T1">Is –</text:span> Ei {ey}</text:p>
      <text:p text:style-name="P18"><text:span text:style-name="T1">Ia –</text:span> Ay {ay}</text:p>
      <text:p text:style-name="P18"><text:span text:style-name="T1">Id –</text:span> ei {ey}</text:p>
      <text:p text:style-name="P18"><text:span text:style-name="T1">El –</text:span> al {al}</text:p>
      <text:p text:style-name="P18"><text:span text:style-name="T1">Wey –</text:span> nos {nos}</text:p>
      <text:p text:style-name="P18"><text:span text:style-name="T1">Yu –</text:span> vos {vos}</text:p>
      <text:p text:style-name="P18"><text:span text:style-name="T1">Ies –</text:span> ibs {ibz}</text:p>
      <text:p text:style-name="P18"><text:span text:style-name="T1">Ias – </text:span>iabs {yabz}</text:p>
      <text:p text:style-name="P18"><text:span text:style-name="T1">Ia –</text:span> ibs {ibz}</text:p>
      <text:p text:style-name="P18"><text:span text:style-name="T1">I –</text:span> im {im}</text:p>
      <text:p text:style-name="P16">Não precisa ter pressa em aprender os de baixo!</text:p>
      <text:p text:style-name="P28"><text:span text:style-name="T1">So – </text:span><text:span text:style-name="T5">tei {tey}</text:span></text:p>
      <text:p text:style-name="P28"><text:span text:style-name="T1">Toy –</text:span> tibs {tibz}</text:p>
      <text:p text:style-name="P28"><text:span text:style-name="T1">Sa –</text:span> tay {tay}</text:p>
      <text:p text:style-name="P28"><text:span text:style-name="T1">Tas –</text:span> tabs {tabz}</text:p>
      <text:p text:style-name="P4"><text:span text:style-name="T1">Tod –</text:span> <text:span text:style-name="T14">tei {tey}</text:span></text:p>
      <text:p text:style-name="P4"><text:span text:style-name="T1">Ta –</text:span> tibs {tibz}</text:p>
      <text:p text:style-name="P4"><text:span text:style-name="T1">Tel –</text:span> <text:span text:style-name="T14">tal {tal}</text:span></text:p>
      <text:p text:style-name="P4"><text:span text:style-name="T1">Ti –</text:span> tim {tim}</text:p>
      <text:p text:style-name="P4"><text:span text:style-name="T1">Cis–</text:span> cei {tsey}</text:p>
      <text:p text:style-name="P4"><text:span text:style-name="T1">Cies –</text:span> cibs {tsibz}</text:p>
      <text:p text:style-name="P4"><text:span text:style-name="T1">Cia –</text:span> ciay {tsyay}</text:p>
      <text:p text:style-name="P4"><text:span text:style-name="T1">Cias –</text:span> ciabs {tsyabz}</text:p>
      <text:p text:style-name="P4"><text:span text:style-name="T1">Cid –</text:span><text:span text:style-name="T14"> cei {tsey}</text:span></text:p>
      <text:p text:style-name="P4"><text:span text:style-name="T1">Cia–</text:span> cibs {tsibz}</text:p>
      <text:p text:style-name="P4"><text:span text:style-name="T1">Cel –</text:span> <text:span text:style-name="T14">cial {tsyal}</text:span></text:p>
      <text:p text:style-name="P4"><text:span text:style-name="T1">Ci –</text:span> cim {tsim}</text:p>
      <text:p text:style-name="P28"><text:span text:style-name="T1">Qui –</text:span> quei {key}</text:p>
      <text:p text:style-name="P28"><text:span text:style-name="T1">Quis –</text:span> <text:span text:style-name="T14">quei </text:span></text:p>
      <text:p text:style-name="P28"><text:soft-page-break/><text:span text:style-name="T1">Quoy –</text:span> <text:span text:style-name="T14">quibs {kibz}</text:span></text:p>
      <text:p text:style-name="P28"><text:span text:style-name="T1">Qua –</text:span> quay {kway}</text:p>
      <text:p text:style-name="P28"><text:span text:style-name="T1">Quas –</text:span> quabs {kwabz}</text:p>
      <text:p text:style-name="P28"><text:span text:style-name="T1">Quod –</text:span> <text:span text:style-name="T14">quei</text:span></text:p>
      <text:p text:style-name="P28"><text:span text:style-name="T1">Qua –</text:span> quibs</text:p>
      <text:p text:style-name="P28"><text:span text:style-name="T1">Quel –</text:span> qual {kwal}</text:p>
      <text:p text:style-name="P28"><text:span text:style-name="T1">Qui –</text:span> quim {kim}</text:p>
      <text:p text:style-name="P4"><text:span text:style-name="T1">Neis – </text:span><text:span text:style-name="T5">nei {ney}</text:span></text:p>
      <text:p text:style-name="P4"><text:span text:style-name="T1">Noy</text:span><text:span text:style-name="T5"> – neibs {neybz}</text:span></text:p>
      <text:p text:style-name="P4"><text:span text:style-name="T1">Nia –</text:span><text:span text:style-name="T5"> niay {nyay}</text:span></text:p>
      <text:p text:style-name="P19"><text:span text:style-name="T1">Nias –</text:span><text:span text:style-name="T5"> niabs {nyabz}</text:span></text:p>
      <text:p text:style-name="P28"><text:span text:style-name="T1">Neid</text:span><text:span text:style-name="T5"> – nei {ney}</text:span></text:p>
      <text:p text:style-name="P18"><text:span text:style-name="T1">Nia –</text:span> neibs {neybz}</text:p>
      <text:p text:style-name="P18"><text:span text:style-name="T1">Nel –</text:span> nal {nal} </text:p>
      <text:p text:style-name="P21"><text:span text:style-name="T1">Nei –</text:span> nim {nim}</text:p>
      <text:p text:style-name="P4"/>
      <text:p text:style-name="P4"><text:span text:style-name="T1">To – </text:span>ad to</text:p>
      <text:p text:style-name="P4"/>
      <text:h text:style-name="P3" text:outline-level="2">CASO GENITIVO</text:h>
      <text:p text:style-name="P4"/>
      <text:p text:style-name="P4"><text:tab/>É o caso do possuidor de alguma coisa. Primeiro vamos ver a lista de genitivos e então vamos entendê-los melhor.</text:p>
      <text:p text:style-name="P4"/>
      <text:p text:style-name="P4"><text:span text:style-name="T1">Caso nominativo –</text:span><text:span text:style-name="T5"> Caso</text:span> genitivo</text:p>
      <text:p text:style-name="P18"><text:span text:style-name="T1">Is –</text:span> ios {yos}</text:p>
      <text:p text:style-name="P18"><text:span text:style-name="T1">Ia –</text:span> ias {yas}</text:p>
      <text:p text:style-name="P18"><text:span text:style-name="T1">Id –</text:span> ios {yos}</text:p>
      <text:p text:style-name="P18"><text:span text:style-name="T1">El –</text:span> al {al}</text:p>
      <text:p text:style-name="P18"><text:span text:style-name="T1">Ies –</text:span> iom {yom}</text:p>
      <text:p text:style-name="P18"><text:span text:style-name="T1">Ias –</text:span> iam {yam}</text:p>
      <text:p text:style-name="P18"><text:span text:style-name="T1">Ia –</text:span> iom {yom}</text:p>
      <text:p text:style-name="P18"><text:span text:style-name="T1">I –</text:span> im {im}</text:p>
      <text:p text:style-name="P16">Não precisa ter pressa em aprender os de baixo!</text:p>
      <text:p text:style-name="P28"><text:span text:style-name="T1">So – </text:span><text:span text:style-name="T5">tos {tos}</text:span></text:p>
      <text:p text:style-name="P28"><text:span text:style-name="T1">Toy –</text:span> tom {tom}</text:p>
      <text:p text:style-name="P28"><text:span text:style-name="T1">Sa –</text:span> tas {tas}</text:p>
      <text:p text:style-name="P28"><text:span text:style-name="T1">Tas –</text:span> tam {tam}</text:p>
      <text:p text:style-name="P4"><text:span text:style-name="T1">Tod –</text:span> <text:span text:style-name="T14">tos</text:span></text:p>
      <text:p text:style-name="P4"><text:span text:style-name="T1">Ta –</text:span> tom</text:p>
      <text:p text:style-name="P4"><text:span text:style-name="T1">Tel –</text:span> <text:span text:style-name="T14">tal {tal}</text:span></text:p>
      <text:p text:style-name="P4"><text:span text:style-name="T1">Ti –</text:span> tim {tim}</text:p>
      <text:p text:style-name="P4"><text:span text:style-name="T1">Cis–</text:span> cios {tsyos}</text:p>
      <text:p text:style-name="P4"><text:span text:style-name="T1">Cies –</text:span> ciom {tsyom}</text:p>
      <text:p text:style-name="P4"><text:span text:style-name="T1">Cia –</text:span> cias {tsyas}</text:p>
      <text:p text:style-name="P4"><text:span text:style-name="T1">Cias –</text:span> ciam {tsyam}</text:p>
      <text:p text:style-name="P4"><text:span text:style-name="T1">Cid –</text:span><text:span text:style-name="T14"> cios</text:span></text:p>
      <text:p text:style-name="P4"><text:span text:style-name="T1">Cia–</text:span> ciom</text:p>
      <text:p text:style-name="P4"><text:span text:style-name="T1">Cel –</text:span> <text:span text:style-name="T14">cial {tsyal}</text:span></text:p>
      <text:p text:style-name="P4"><text:span text:style-name="T1">Ci –</text:span> cim {tsim}</text:p>
      <text:p text:style-name="P28"><text:soft-page-break/><text:span text:style-name="T1">Qui –</text:span> quos {kwos}</text:p>
      <text:p text:style-name="P28"><text:span text:style-name="T1">Quis –</text:span> <text:span text:style-name="T14">quos</text:span></text:p>
      <text:p text:style-name="P28"><text:span text:style-name="T1">Quoy –</text:span> <text:span text:style-name="T14">quom {kwom}</text:span></text:p>
      <text:p text:style-name="P28"><text:span text:style-name="T1">Qua –</text:span> quas {kwas}</text:p>
      <text:p text:style-name="P28"><text:span text:style-name="T1">Quas –</text:span> quam {kwam}</text:p>
      <text:p text:style-name="P28"><text:span text:style-name="T1">Quod –</text:span> <text:span text:style-name="T14">quos</text:span></text:p>
      <text:p text:style-name="P28"><text:span text:style-name="T1">Qua –</text:span> quom</text:p>
      <text:p text:style-name="P28"><text:span text:style-name="T1">Quel –</text:span> qual {kwal}</text:p>
      <text:p text:style-name="P28"><text:span text:style-name="T1">Qui –</text:span> quim {kim}</text:p>
      <text:p text:style-name="P4"><text:span text:style-name="T1">Neis – </text:span><text:span text:style-name="T5">nios {nyos}</text:span></text:p>
      <text:p text:style-name="P4"><text:span text:style-name="T1">Noy</text:span><text:span text:style-name="T5"> – niom {nyom}</text:span></text:p>
      <text:p text:style-name="P4"><text:span text:style-name="T1">Nia –</text:span><text:span text:style-name="T5"> nias {nyas}</text:span></text:p>
      <text:p text:style-name="P19"><text:span text:style-name="T1">Nias –</text:span><text:span text:style-name="T5"> niam {nyam}</text:span></text:p>
      <text:p text:style-name="P28"><text:span text:style-name="T1">Neid</text:span><text:span text:style-name="T5"> – nios {nyos}</text:span></text:p>
      <text:p text:style-name="P18"><text:span text:style-name="T1">Nia –</text:span> niom {nyom}</text:p>
      <text:p text:style-name="P18"><text:span text:style-name="T1">Nel –</text:span> nal {nal} </text:p>
      <text:p text:style-name="P21"><text:span text:style-name="T1">Nei –</text:span> nim {nim}</text:p>
      <text:p text:style-name="P21"/>
      <text:p text:style-name="P21"><text:span text:style-name="T1">To –</text:span> os to</text:p>
      <text:p text:style-name="P21"/>
      <text:p text:style-name="P4"><text:tab/>Vejamos alguns exemplos:</text:p>
      <text:p text:style-name="P4"/>
      <text:p text:style-name="P4"><text:span text:style-name="T1">Id apel ios dru {id Apël yos dru} –</text:span> a maçã da árvore</text:p>
      <text:p text:style-name="P4"><text:span text:style-name="T1">Id hand al person {id hand al përsOn} –</text:span> a mão da pessoa</text:p>
      <text:p text:style-name="P4"><text:span text:style-name="T1">Id augos cios wir – {id Aogos tsyos wir}</text:span> <text:span text:style-name="T1">–</text:span> o poder daquele homem</text:p>
      <text:p text:style-name="P4"><text:span text:style-name="T1">Ia quitances tos munt {ya kitAntsës tos munt} –</text:span> as contas deste mês</text:p>
      <text:p text:style-name="P4"/>
      <text:h text:style-name="P55" text:outline-level="1">DECLINAÇÕES</text:h>
      <text:p text:style-name="P4"/>
      <text:p text:style-name="P4"><text:tab/>Usadas como um complemento em diversas palavras.</text:p>
      <text:p text:style-name="P4"/>
      <text:h text:style-name="P3" text:outline-level="2">SINGULAR</text:h>
      <text:p text:style-name="P4"/>
      <text:p text:style-name="P4"><text:span text:style-name="T1">Masculino nominativo –</text:span> -o(s)</text:p>
      <text:p text:style-name="P4"><text:span text:style-name="T1">Masculino acusativo –</text:span> -o / -um</text:p>
      <text:p text:style-name="P4"><text:span text:style-name="T1">Masculino dativo –</text:span> -i</text:p>
      <text:p text:style-name="P4"><text:span text:style-name="T1">Masculino genitivo –</text:span> -(io)s</text:p>
      <text:p text:style-name="P4"/>
      <text:p text:style-name="P4"><text:span text:style-name="T1">Feminino nominativo –</text:span> -a</text:p>
      <text:p text:style-name="P4"><text:span text:style-name="T1">Feminino acusativo –</text:span> -u</text:p>
      <text:p text:style-name="P4"><text:span text:style-name="T1">Feminino dativo –</text:span> -i</text:p>
      <text:p text:style-name="P4"><text:span text:style-name="T1">Feminino genitivo –</text:span> -(ia)s</text:p>
      <text:p text:style-name="P4"/>
      <text:p text:style-name="P4"><text:span text:style-name="T1">Neutro nominativo –</text:span> -o / -um</text:p>
      <text:p text:style-name="P4"><text:span text:style-name="T1">Neutro acusativo –</text:span> -o / -um</text:p>
      <text:p text:style-name="P4"><text:span text:style-name="T1">Neutro dativo –</text:span> -i</text:p>
      <text:p text:style-name="P4"><text:span text:style-name="T1">Neutro genitivo –</text:span> -(io)s</text:p>
      <text:p text:style-name="P4"/>
      <text:p text:style-name="P4"><text:span text:style-name="T1">Indeterminado nominativo –</text:span> -is</text:p>
      <text:p text:style-name="P4"><text:soft-page-break/><text:span text:style-name="T1">Indeterminado acusativo –</text:span> -em</text:p>
      <text:p text:style-name="P4"><text:span text:style-name="T1">Indeterminado dativo –</text:span> -i</text:p>
      <text:p text:style-name="P4"><text:span text:style-name="T1">Indeterminado genitivo –</text:span> -(e)s</text:p>
      <text:p text:style-name="P4"/>
      <text:h text:style-name="P3" text:outline-level="2">PLURAL</text:h>
      <text:p text:style-name="P4"/>
      <text:p text:style-name="P4"><text:span text:style-name="T1">Masculino nominativo –</text:span> -i</text:p>
      <text:p text:style-name="P4"><text:span text:style-name="T1">Masculino acusativo –</text:span> -ens</text:p>
      <text:p text:style-name="P4"><text:span text:style-name="T1">Masculino dativo –</text:span> -ims</text:p>
      <text:p text:style-name="P4"><text:span text:style-name="T1">Masculino genitivo –</text:span> -(e)n</text:p>
      <text:p text:style-name="P4"/>
      <text:p text:style-name="P4"><text:span text:style-name="T1">Feminino nominativo –</text:span> -as</text:p>
      <text:p text:style-name="P4"><text:span text:style-name="T1">Feminino acusativo –</text:span> -ens</text:p>
      <text:p text:style-name="P4"><text:span text:style-name="T1">Feminino dativo –</text:span> -ims</text:p>
      <text:p text:style-name="P4"><text:span text:style-name="T1">Feminino genitivo –</text:span> -(e)n</text:p>
      <text:p text:style-name="P4"/>
      <text:p text:style-name="P4"><text:span text:style-name="T1">Neutro nominativo –</text:span> -a</text:p>
      <text:p text:style-name="P4"><text:span text:style-name="T1">Neutro acusativo –</text:span> -a</text:p>
      <text:p text:style-name="P4"><text:span text:style-name="T1">Neutro dativo –</text:span> -ims</text:p>
      <text:p text:style-name="P4"><text:span text:style-name="T1">Neutro genitivo –</text:span> -(e)n</text:p>
      <text:p text:style-name="P4"/>
      <text:p text:style-name="P4"><text:span text:style-name="T1">Indeterminado nominativo –</text:span> -i</text:p>
      <text:p text:style-name="P4"><text:span text:style-name="T1">Indeterminado acusativo –</text:span> -ens</text:p>
      <text:p text:style-name="P4"><text:span text:style-name="T1">Indeterminado dativo –</text:span> -ims</text:p>
      <text:p text:style-name="P4"><text:span text:style-name="T1">Indeterminado genitivo –</text:span> -(e)n</text:p>
      <text:p text:style-name="P4"/>
      <text:p text:style-name="P4"><text:tab/>Mas e então, como usamos as declinações? As vezes o seu uso é obrigatório, como com as palavras “vasyo”(tudo) e “alyo”(um outro):</text:p>
      <text:p text:style-name="P4"/>
      <text:p text:style-name="P4"><text:span text:style-name="T1">Vasyas gwens –</text:span> todas as mulheres</text:p>
      <text:p text:style-name="P4"><text:span text:style-name="T1">Alyo wir –</text:span> um outro homem</text:p>
      <text:p text:style-name="P4"><text:span text:style-name="T1">Vasyi paters –</text:span> todos os pais</text:p>
      <text:p text:style-name="P4"><text:span text:style-name="T1">Alyo stul –</text:span> uma outra cadeira</text:p>
      <text:p text:style-name="P4"><text:span text:style-name="T1">Alya stuls –</text:span> umas outras cadeiras</text:p>
      <text:p text:style-name="P4"><text:span text:style-name="T1">Vasyo est correcto –</text:span> tudo está correto</text:p>
      <text:p text:style-name="P4"/>
      <text:p text:style-name="P4"><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4"/>
      <text:p text:style-name="P4"><text:tab/>A frase “un bell pwarn” {un bel pwarn}, que significa “um belo garoto”, pode ser escrita como “uno bello pwarn” {Uno bElo pwarn}.</text:p>
      <text:p text:style-name="P4"><text:tab/>O plural de “bell plaj” pode ser escrito como “bella plaja”</text:p>
      <text:p text:style-name="P19"/>
      <text:p text:style-name="P19"><text:tab/>Lembre-se que há também o caso genitivo, que representa a posse,</text:p>
      <text:p text:style-name="P19"/>
      <text:p text:style-name="P19"><text:soft-page-break/><text:span text:style-name="T1">Livro de Henrique –</text:span> Henriques buk</text:p>
      <text:p text:style-name="P19"><text:span text:style-name="T1">Casa de Matheus –</text:span> <text:s/>Matheus<text:span text:style-name="T2">io</text:span>s dom <text:span text:style-name="T8">(perceba que usei a terminação </text:span><text:span text:style-name="T8">completa porque “Matheus” já termina com “s”)</text:span></text:p>
      <text:p text:style-name="P19"><text:span text:style-name="T1">Filho da mulher –</text:span> gwens son<text:line-break/><text:span text:style-name="T1">Beleza do Brasil –</text:span> Brazilus beauteit</text:p>
      <text:p text:style-name="P4"/>
      <text:p text:style-name="P4"><text:tab/>O uso da declinação no acusativo não tem muito mistério, você só a aplica em palavras que estiverem na posição de objeto direto. Sobre a declinação no genitivo, a ensinarei depois que você aprender os verbos, acho melhor assim.</text:p>
      <text:p text:style-name="P4"/>
      <text:h text:style-name="P55" text:outline-level="1"><text:span text:style-name="T19">POSSE</text:span> </text:h>
      <text:p text:style-name="P4"/>
      <text:p text:style-name="P4"><text:tab/>Eis as preposições de posse:</text:p>
      <text:p text:style-name="P4"/>
      <text:p text:style-name="P4"><text:span text:style-name="T1">Masculino no singular –</text:span> os</text:p>
      <text:p text:style-name="P4"><text:span text:style-name="T1">Masculino no plural –</text:span> om</text:p>
      <text:p text:style-name="P4"><text:span text:style-name="T1">Feminino no singular –</text:span> as</text:p>
      <text:p text:style-name="P4"><text:span text:style-name="T1">Feminino no plural –</text:span> am</text:p>
      <text:p text:style-name="P4"><text:span text:style-name="T1">Neutro no singular –</text:span> os</text:p>
      <text:p text:style-name="P4"><text:span text:style-name="T1">Neutro no plural –</text:span> om</text:p>
      <text:p text:style-name="P4"><text:span text:style-name="T1">Indeterminado no singular –</text:span> es</text:p>
      <text:p text:style-name="P4"><text:span text:style-name="T1">Indeterminado no plural –</text:span> em</text:p>
      <text:p text:style-name="P4"/>
      <text:p text:style-name="P4"><text:tab/>Veja um exemplo:</text:p>
      <text:p text:style-name="P4"/>
      <text:p text:style-name="P4"><text:span text:style-name="T1">A morte de Louis –</text:span> id mohrt os Louis {id mo:rt os lU:is}</text:p>
      <text:p text:style-name="P4"/>
      <text:p text:style-name="P4"><text:tab/>Quando diversos elementos são donos de algo, é interessante usar a palavra “sbei”.</text:p>
      <text:p text:style-name="P4"/>
      <text:p text:style-name="P4"><text:span text:style-name="T1">A casa de Paulo e Peter –</text:span> Paulo ed Peter sbei dom</text:p>
      <text:p text:style-name="P34">“Ed” é a conjunção “e”, depois eu explico sobre conjunções.</text:p>
      <text:p text:style-name="P4"/>
      <text:h text:style-name="P3" text:outline-level="2">DIFERENÇA DE USO DA PREPOSIÇÃO DE POSSE E CASO GENITIVO</text:h>
      <text:p text:style-name="P4"/>
      <text:p text:style-name="P4"><text:tab/>Talvez você esteja confuso e se pergunte por que o penúltimo exemplo não foi traduzido como “id mohrt <text:span text:style-name="T4">i</text:span>os Louis”. Há uma diferença bem simples entre a preposição de posse e o pronome no caso genitivo.</text:p>
      <text:p text:style-name="P4"/>
      <text:p text:style-name="P4"><text:span text:style-name="T1">Ios –</text:span> do <text:span text:style-name="T8">(preposição </text:span><text:span text:style-name="T10">de</text:span><text:span text:style-name="T8"> + artigo </text:span><text:span text:style-name="T10">o</text:span><text:span text:style-name="T8">)</text:span></text:p>
      <text:p text:style-name="P4"><text:span text:style-name="T1">Os –</text:span> de</text:p>
      <text:p text:style-name="P4"><text:span text:style-name="T1">Ias –</text:span> da <text:span text:style-name="T8">(preposição </text:span><text:span text:style-name="T10">de</text:span><text:span text:style-name="T8"> + artigo </text:span><text:span text:style-name="T10">a</text:span><text:span text:style-name="T8">)</text:span></text:p>
      <text:p text:style-name="P4"><text:span text:style-name="T1">As – </text:span>de</text:p>
      <text:p text:style-name="P4"><text:span text:style-name="T1">Tos –</text:span> daquele <text:span text:style-name="T8">(preposição </text:span><text:span text:style-name="T10">de</text:span><text:span text:style-name="T8"> + pronome </text:span><text:span text:style-name="T10">aquele</text:span><text:span text:style-name="T8">)</text:span><text:tab/></text:p>
      <text:p text:style-name="P4"/>
      <text:p text:style-name="P4"><text:tab/>Perceba que, nas traduções do caso genitivo, usamos o artigo definido junto com a preposição, enquanto a preposição de posse é traduzida apenas <text:soft-page-break/>para uma preposição. Vou lhe mostrar algumas frases inadequadas, para que você entenda: </text:p>
      <text:p text:style-name="P4"/>
      <text:p text:style-name="P4"><text:tab/>“Id mohrt <text:span text:style-name="T5">i</text:span>os Louis” seria traduzido como “a morte do Louis” e “<text:span text:style-name="T5">Id apel os dru</text:span>” seria traduzida como “a maçã de árvore”. Conseguiu entender?</text:p>
      <text:p text:style-name="P4"/>
      <text:h text:style-name="P3" text:outline-level="2">OUTROS PRONOMES DE POSSE</text:h>
      <text:p text:style-name="P4"/>
      <text:p text:style-name="P4"><text:span text:style-name="T1">Mien {myen} –</text:span> meu</text:p>
      <text:p text:style-name="P4"><text:span text:style-name="T1">Tien {tyen} –</text:span> teu</text:p>
      <text:p text:style-name="P4"><text:span text:style-name="T1">Eys {eys} –</text:span> dele</text:p>
      <text:p text:style-name="P4"><text:span text:style-name="T1">Ays {ays} –</text:span> dela</text:p>
      <text:p text:style-name="P4"><text:span text:style-name="T1">Ids {Idz} –</text:span> dele, dela <text:span text:style-name="T8">(neutro)</text:span></text:p>
      <text:p text:style-name="P4"><text:span text:style-name="T1">Els {elz} –</text:span> dele, dela <text:span text:style-name="T8">(indeterminado)</text:span></text:p>
      <text:p text:style-name="P4"><text:span text:style-name="T1">Nies {nyes} –</text:span> nosso</text:p>
      <text:p text:style-name="P4"><text:span text:style-name="T1">Noster {nOstër} –</text:span> nosso</text:p>
      <text:p text:style-name="P4"><text:span text:style-name="T1">Vies {vyes} –</text:span> vosso</text:p>
      <text:p text:style-name="P4"><text:span text:style-name="T1">Voster {vOstër} –</text:span> vosso</text:p>
      <text:p text:style-name="P4"><text:span text:style-name="T1">Ir {ir} –</text:span> deles, delas <text:span text:style-name="T8">(masculino, feminino, neutro e indeterminado)</text:span></text:p>
      <text:p text:style-name="P4"><text:span text:style-name="T1">Sien {syen} –</text:span> seu, sua. <text:span text:style-name="T8">Usado quando se refere ao sujeito da frase.</text:span></text:p>
      <text:p text:style-name="P4"><text:span text:style-name="T1">Uns {uns} – </text:span>de um, de uns, de uma, de umas</text:p>
      <text:p text:style-name="P4"/>
      <text:p text:style-name="P4"><text:span text:style-name="T1">Minha casa –</text:span> mien dom {myen dom}</text:p>
      <text:p text:style-name="P4"><text:span text:style-name="T1">A cidade dele –</text:span> eys urb {eys urb}</text:p>
      <text:p text:style-name="P4"><text:span text:style-name="T1">Nosso mundo –</text:span> nies mund {nyes mund} / noster mund {nOstër mund}</text:p>
      <text:p text:style-name="P4"><text:span text:style-name="T1">O país de vocês </text:span><text:span text:style-name="T9">(ou “vosso país”)</text:span><text:span text:style-name="T1"> –</text:span> vies land {vyes land} / voster land {vOstër land}</text:p>
      <text:p text:style-name="P4"/>
      <text:p text:style-name="P36">“<text:span text:style-name="T8">Nies” e “noster”, assim como “vies” e “voster”, significam a mesma coisa. </text:span></text:p>
      <text:p text:style-name="P4"><text:tab/></text:p>
      <text:p text:style-name="P4"><text:tab/><text:span text:style-name="T8">Eu vou ensinar como usar o pronome “sien” depois de eu ensinar os verbos.</text:span></text:p>
      <text:p text:style-name="P4"/>
      <text:h text:style-name="P55" text:outline-level="1">OS ARTIGOS</text:h>
      <text:p text:style-name="P4"/>
      <text:h text:style-name="P3" text:outline-level="2">ARTIGOS DEFINIDOS</text:h>
      <text:p text:style-name="P4"/>
      <text:p text:style-name="P4"><text:tab/>Uma característica do sambahsa que salta aos olhos são seus artigos definidos, as palavras são as mesmas dos pronomes. Como assim? Veja as traduções abaixo:</text:p>
      <text:p text:style-name="P4"/>
      <text:p text:style-name="P4"><text:span text:style-name="T1">O homem –</text:span> is wir {is wir}</text:p>
      <text:p text:style-name="P4"><text:span text:style-name="T1">A mulher –</text:span> ia gwen {ya gwen}</text:p>
      <text:p text:style-name="P4"><text:span text:style-name="T1">O cachorro –</text:span> el kwaun {el kwAon}</text:p>
      <text:p text:style-name="P4"><text:span text:style-name="T1">A pessoa –</text:span> el anghen {el Angën} <text:span text:style-name="T8">ou</text:span> el person {el përsOn}</text:p>
      <text:p text:style-name="P4"><text:span text:style-name="T1">A pessoa –</text:span> is anghen <text:span text:style-name="T8">(pessoa do sexo masculino)</text:span></text:p>
      <text:p text:style-name="P4"><text:span text:style-name="T1">O país –</text:span> id land {id land}</text:p>
      <text:p text:style-name="P4"><text:span text:style-name="T1">O povo </text:span><text:span text:style-name="T9">(de uma determinada cultura)</text:span><text:span text:style-name="T1"> – </text:span>id folk {id folk}</text:p>
      <text:p text:style-name="P4"><text:soft-page-break/><text:span text:style-name="T1">O povo </text:span><text:span text:style-name="T9">(de classe social baixa)</text:span><text:span text:style-name="T1"> –</text:span> id popule {id pOpül}</text:p>
      <text:p text:style-name="P4"/>
      <text:p text:style-name="P4"><text:tab/>Percebeu como funciona a língua? Na lógica do sambahsa você não fala “a secretária” ou “o homem”, mas “ela secretária” e “ele homem”. Tenha em mente que mesmo esses artigos sofrem declinação assim como os pronomes. Perceba que com animais não usamos o artigo “id”, mas o artigo “el”, animais também tem sexo, eles não são coisas!</text:p>
      <text:p text:style-name="P4"/>
      <text:p text:style-name="P4"><text:span text:style-name="T3">O</text:span><text:span text:style-name="T1"> cachorro ama </text:span><text:span text:style-name="T3">a</text:span><text:span text:style-name="T1"> mulher – </text:span><text:span text:style-name="T4">el</text:span> kwaun lieubht <text:span text:style-name="T2">iam</text:span> gwen {el kwAon liöbt yam gwen}</text:p>
      <text:p text:style-name="P4"/>
      <text:p text:style-name="P4"><text:tab/>O mesmo vale para quando é um artigo na condição de objeto indireto, ele estará no caso dativo:</text:p>
      <text:p text:style-name="P4"/>
      <text:p text:style-name="P4"><text:span text:style-name="T3">A</text:span><text:span text:style-name="T1"> gerente enviou </text:span><text:span text:style-name="T3">o</text:span><text:span text:style-name="T1"> e-mail </text:span><text:span text:style-name="T3">ao</text:span><text:span text:style-name="T1"> presidente –</text:span> <text:span text:style-name="T2">ia</text:span> manager yisit <text:span text:style-name="T17">id</text:span> blixbrev <text:span text:style-name="T2">ei</text:span> president.</text:p>
      <text:p text:style-name="P4"/>
      <text:h text:style-name="P3" text:outline-level="2">ARTIGO INDEFINIDO</text:h>
      <text:p text:style-name="P4"/>
      <text:p text:style-name="P4"><text:tab/>O artigo indefinido é “un”, parecido com o português.</text:p>
      <text:p text:style-name="P4"/>
      <text:p text:style-name="P4"><text:span text:style-name="T1">Uma maçã –</text:span> un apel {un Apël}</text:p>
      <text:p text:style-name="P4"><text:span text:style-name="T1">Um muro –</text:span> un mur {un mur}</text:p>
      <text:p text:style-name="P4"><text:span text:style-name="T1">Uma garota –</text:span> un bent {un bent}</text:p>
      <text:p text:style-name="P4"/>
      <text:h text:style-name="P55" text:outline-level="1">COMO DIZER AS CONJUNÇÕES “E” E “OU”</text:h>
      <text:p text:style-name="P4"/>
      <text:p text:style-name="P4"><text:tab/>Apenas quero me adiantar nessas duas conjunções básicas, porque até chegarmos no capítulo de conjunções talvez já tenhamos visto alguns exemplos com elas.</text:p>
      <text:p text:style-name="P4"><text:tab/></text:p>
      <text:p text:style-name="P4"><text:tab/>A conjunção “e” é traduzida como “ed” para o sambahsa.</text:p>
      <text:p text:style-name="P4"/>
      <text:p text:style-name="P4"><text:span text:style-name="T1">Ele e eu – </text:span>is ed io</text:p>
      <text:p text:style-name="P4"/>
      <text:p text:style-name="P4"><text:tab/>Com “ou” você precisa prestar um pouquinho mais de atenção. Geralmente você usará “au”:</text:p>
      <text:p text:style-name="P4"/>
      <text:p text:style-name="P4"><text:span text:style-name="T1">Ele ou eu – </text:span>is au io {is Ao yo}</text:p>
      <text:p text:style-name="P4"/>
      <text:p text:style-name="P4"><text:tab/>Mas quando tratamos de duas orações, usamos o “we”. Vou usar uma frase complexa, mas preste atenção apenas em como a conjunção é usada.</text:p>
      <text:p text:style-name="P4"/>
      <text:p text:style-name="P23">Minha crianças, você tem que escolher: brincar no parque <text:span text:style-name="T2">ou</text:span> nadar na piscina</text:p>
      <text:p text:style-name="P22">Mien purt, dehlcs chuses: likes in id park <text:span text:style-name="T2">we</text:span> snahe in id piscine</text:p>
      <text:p text:style-name="P4"/>
      <text:h text:style-name="P55" text:outline-level="1">ADJETIVOS</text:h>
      <text:p text:style-name="P4"/>
      <text:p text:style-name="P4"><text:soft-page-break/><text:tab/>Um adjetivo é uma palavra que qualifica um substantivo, como em “a casa bonita”, onde o adjetivo “bonita” qualifica o substantivo “casa”. Hmm, acho que vou aproveitar o momento para explicar também o que é um advérbio: advérbio qualifica adjetivos e verbos, como “muito rápido”, em que o advérbio “muito” qualifica o adjetivo “rápido”. Estamos entendidos?</text:p>
      <text:p text:style-name="P4"><text:tab/>A construção dos adjetivos é semelhante ao inglês, basicamente basta colocar o adjetivo antes do substantivo. Vamos conhecer alguns adjetivos e substantivos que usaremos nos nossos exemplos:</text:p>
      <text:p text:style-name="P4"/>
      <text:p text:style-name="P4"><text:span text:style-name="T1">Veut {vöt} –</text:span> velho</text:p>
      <text:p text:style-name="P4"><text:span text:style-name="T1">Moll {mol} –</text:span> macio</text:p>
      <text:p text:style-name="P4"><text:span text:style-name="T1">Pell {pel} –</text:span> pelo</text:p>
      <text:p text:style-name="P4"><text:span text:style-name="T1">Wogh {wog} –</text:span> carro</text:p>
      <text:p text:style-name="P4"><text:span text:style-name="T1">Bell {bel} –</text:span> bonito, bonita</text:p>
      <text:p text:style-name="P4"><text:span text:style-name="T1">Buland {bulAnd} –</text:span> alto, alta</text:p>
      <text:p text:style-name="P4"><text:span text:style-name="T1">Amin {amIn} –</text:span> confiável <text:span text:style-name="T8">(pessoas)</text:span></text:p>
      <text:p text:style-name="P4"><text:span text:style-name="T1">Wassic {wAsik} –</text:span> confiável <text:span text:style-name="T8">(coisas)</text:span></text:p>
      <text:p text:style-name="P4"><text:span text:style-name="T1">Yun {yun} –</text:span> jovem</text:p>
      <text:p text:style-name="P4"><text:span text:style-name="T1">Smulk {smulk} –</text:span> pequeno, pequena</text:p>
      <text:p text:style-name="P4"><text:span text:style-name="T1">Blou {blu:} –</text:span> azul</text:p>
      <text:p text:style-name="P4"/>
      <text:p text:style-name="P4"><text:tab/>Eis os exemplos:</text:p>
      <text:p text:style-name="P4"/>
      <text:p text:style-name="P4"><text:span text:style-name="T1">Veut wogh –</text:span> carro velho</text:p>
      <text:p text:style-name="P4"><text:span text:style-name="T1">Moll pel –</text:span> pelo macio</text:p>
      <text:p text:style-name="P4"/>
      <text:p text:style-name="P4"><text:tab/>Naturalmente que você pode fazer construções do tipo:</text:p>
      <text:p text:style-name="P4"/>
      <text:p text:style-name="P4"><text:span text:style-name="T1">Id wogh est veut –</text:span> o carro é velho</text:p>
      <text:p text:style-name="P4"/>
      <text:p text:style-name="P4"><text:tab/>Diferente do português, os adjetivos não recebem a terminação do plural quando o substantivo que eles qualificam está no plural.</text:p>
      <text:p text:style-name="P4"/>
      <text:p text:style-name="P4"><text:span text:style-name="T1">Veut woghs –</text:span> carros velhos</text:p>
      <text:p text:style-name="P4"><text:span text:style-name="T1">Moll pels –</text:span> pelos macios</text:p>
      <text:p text:style-name="P4"/>
      <text:p text:style-name="P4"><text:tab/>Assim como no português, você pode usar o adjetivo sozinho e fazer dele um substantivo como no caso abaixo:</text:p>
      <text:p text:style-name="P4"/>
      <text:p text:style-name="P4"><text:span text:style-name="T1">A poderosa –</text:span> ia staur / ia staura</text:p>
      <text:p text:style-name="P49">Perceba que você precisa do artigo e você também pode fazer uso da declinação, quando possível.</text:p>
      <text:p text:style-name="P4"/>
      <text:p text:style-name="P4"><text:tab/>Também é possível fazer adjetivos a partir de verbos através de particípios, mas isso eu vou explicar apenas no capítulo de particípios.</text:p>
      <text:p text:style-name="P4"/>
      <text:p text:style-name="P4"><text:tab/><text:bookmark-start text:name="__DdeLink__37113_616489164"/><text:bookmark-start text:name="__DdeLink__37074_616489164"/>Para criar adjetivos a partir de substantivos pode-se usar afixos como -ic ou -eus, como nos exemplos abaixo:</text:p>
      <text:p text:style-name="P19"/>
      <text:p text:style-name="P4"><text:soft-page-break/><text:span text:style-name="T1">Bois sont cruor</text:span><text:span text:style-name="T3">ic</text:span><text:span text:style-name="T1"> </text:span><text:bookmark-start text:name="__DdeLink__37307_616489164"/><text:span text:style-name="T1">{boys sont krwOrik}</text:span><text:bookmark-end text:name="__DdeLink__37307_616489164"/><text:span text:style-name="T1"> –</text:span> batalhas são sangrentas</text:p>
      <text:p text:style-name="P4"><text:span text:style-name="T1">Is est wirt</text:span><text:span text:style-name="T3">ic</text:span><text:span text:style-name="T1"> </text:span><text:bookmark-start text:name="__DdeLink__37309_616489164"/><text:span text:style-name="T1">{is est wIrtik}</text:span><text:bookmark-end text:name="__DdeLink__37309_616489164"/><text:span text:style-name="T1"> –</text:span> ele é digno</text:p>
      <text:p text:style-name="P4"><text:span text:style-name="T1">Tod place est danger</text:span><text:span text:style-name="T3">eus</text:span><text:span text:style-name="T1"> </text:span><text:bookmark-start text:name="__DdeLink__37311_616489164"/><text:span text:style-name="T1">{tod plAts est dangërÖs}</text:span><text:bookmark-end text:name="__DdeLink__37311_616489164"/><text:span text:style-name="T1"> –</text:span> este lugar é perigoso</text:p>
      <text:p text:style-name="P4"><text:span text:style-name="T1">Ia gwen est nerv</text:span><text:span text:style-name="T3">eus</text:span><text:span text:style-name="T1"> </text:span><text:bookmark-start text:name="__DdeLink__37313_616489164"/><text:span text:style-name="T1">{ya gwen est nervÖs}</text:span><text:bookmark-end text:name="__DdeLink__37313_616489164"/><text:span text:style-name="T1"> –</text:span> a mulher está nervosa</text:p>
      <text:p text:style-name="P4"/>
      <text:p text:style-name="P4"><text:tab/>Não se preocupe muito com esses afixos porque muitas palavras podem ser utilizados como substantivo ou adjetivo sem a necessidade de alterar a palavra, como “infinitive”, que significa “infinitivo”, em “un infinitive verb”<text:span text:style-name="T8">(um verbo infinitivo)</text:span> ou “smad studye id infinitive”<text:span text:style-name="T8">(vamos estudar o infinitivo)</text:span>.</text:p>
      <text:p text:style-name="P4"/>
      <text:p text:style-name="P4"><text:tab/>Uma <text:span text:style-name="T2">observação muito importante</text:span> é que como o vocabulário do sambahsa vem de línguas de diferentes famílias, como os derivados do latim e línguas germânicas, as regras de criação de adjetivos a partir de substantivos se adaptam a origem da palavra, às vezes você usa outro afixo, ou maneira, que não é através do -ic ou -eus. Veja os exemplos abaixo:</text:p>
      <text:p text:style-name="P4"><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36_1708279209"/><text:bookmark-end text:name="__DdeLink__36946_1708279209"/></text:p>
      <text:p text:style-name="P4"><text:bookmark-start text:name="__DdeLink__36932_17082792092"/><text:span text:style-name="T1">Cid est un insulic land –</text:span><text:span text:style-name="T5"> </text:span><text:bookmark-start text:name="__DdeLink__36929_17082792092"/><text:span text:style-name="T5">aquele é um país insular</text:span><text:bookmark-end text:name="__DdeLink__36932_17082792092"/><text:bookmark-end text:name="__DdeLink__36929_17082792092"/><text:span text:style-name="T5"> </text:span><text:bookmark-start text:name="__DdeLink__36903_616489164"/><text:span text:style-name="T1">{errado X}</text:span><text:bookmark-end text:name="__DdeLink__36903_616489164"/></text:p>
      <text:p text:style-name="P4"><text:bookmark-start text:name="__DdeLink__36896_616489164"/><text:bookmark-start text:name="__DdeLink__36932_17082792091"/><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4"><text:bookmark-start text:name="__DdeLink__36966_17082792091"/><text:span text:style-name="T1">Som in un problem</text:span><text:span text:style-name="T7">ic</text:span><text:span text:style-name="T1"> situation</text:span><text:bookmark-end text:name="__DdeLink__36966_17082792091"/><text:span text:style-name="T1"> –</text:span><text:span text:style-name="T5"> estou numa situação problemática </text:span><text:bookmark-start text:name="__DdeLink__36928_616489164"/><text:span text:style-name="T1">{errado X}</text:span><text:bookmark-end text:name="__DdeLink__36928_616489164"/></text:p>
      <text:p text:style-name="P4"><text:bookmark-start text:name="__DdeLink__36932_170827920911"/><text:bookmark-start text:name="__DdeLink__36966_1708279209"/><text:span text:style-name="T1">Som in un problemat</text:span><text:span text:style-name="T7">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4"><text:bookmark-start text:name="__DdeLink__36978_17082792091"/><text:span text:style-name="T1">Un pater</text:span><text:span text:style-name="T7">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4"><text:bookmark-start text:name="__DdeLink__36978_17082792092"/><text:span text:style-name="T1">Un pat</text:span><text:span text:style-name="T7">ruw</text:span><text:span text:style-name="T1"> amor</text:span><text:bookmark-end text:name="__DdeLink__36978_17082792092"/><text:span text:style-name="T1"> –</text:span> um amor paternal <text:span text:style-name="T8">(vinculação)</text:span> <text:bookmark-start text:name="__DdeLink__36943_616489164"/><text:span text:style-name="T1">{certo Ѵ}</text:span><text:bookmark-end text:name="__DdeLink__36943_616489164"/></text:p>
      <text:p text:style-name="P48"><text:span text:style-name="T8">A palavra românica “amor” tem um significado ancestral do proto indo-europeu que significa “ser vinculado” ou “ser ligado a” </text:span><text:span text:style-name="T14">(cf. Grego: omnumi = eu juro)</text:span><text:span text:style-name="T8">. Então o primeiro real significado de “amor” é “vinculação” (“conexão emocional entre dois indivíduos”)</text:span>.</text:p>
      <text:p text:style-name="P4"><text:bookmark-start text:name="__DdeLink__36980_17082792092"/><text:span text:style-name="T1">Tod buit monster</text:span><text:span text:style-name="T7">eus</text:span><text:bookmark-end text:name="__DdeLink__36980_17082792092"/><text:span text:style-name="T1"> –</text:span> aquilo foi monstruoso <text:span text:style-name="T1">{errado X}</text:span></text:p>
      <text:p text:style-name="P4"><text:bookmark-start text:name="__DdeLink__36980_17082792091"/><text:span text:style-name="T1">Tod buit monstru</text:span><text:span text:style-name="T7">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4"><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4"><text:bookmark-start text:name="__DdeLink__36968_17082792092"/><text:span text:style-name="T1">Es baygh bayasen</text:span><text:bookmark-end text:name="__DdeLink__36968_17082792092"/><text:span text:style-name="T1"> –</text:span> és muito medroso(a) <text:span text:style-name="T1">{certo Ѵ}</text:span></text:p>
      <text:p text:style-name="P4"/>
      <text:p text:style-name="P4"><text:tab/>Às vezes pode não ser interessante utilizar um afixo para usar um substantivo como adjetivo, mas uma preposição como “os” ou “es” pode ser uma boa alternativa.</text:p>
      <text:p text:style-name="P4"/>
      <text:p text:style-name="P4"><text:bookmark-start text:name="__DdeLink__36974_616489164"/><text:span text:style-name="T1">Kamo anon es kwaun –</text:span> gosto de comida de cachorro</text:p>
      <text:p text:style-name="P4"><text:span text:style-name="T1">Lieubho likes RPGs os table –</text:span> amo jogar RPGs de mesa<text:bookmark-end text:name="__DdeLink__36974_616489164"/></text:p>
      <text:p text:style-name="P4"/>
      <text:p text:style-name="P4"><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mesa, embora seja um jogo normalmente jogado sobre uma mesa. </text:p>
      <text:p text:style-name="P4"/>
      <text:p text:style-name="P4"><text:tab/>A forma mais interessante de expressar as ideias dos dois últimos <text:soft-page-break/>exemplos é:</text:p>
      <text:p text:style-name="P4"/>
      <text:p text:style-name="P4"><text:span text:style-name="T1">Kamo kwaun-anon –</text:span> gosto de comida de cachorro</text:p>
      <text:p text:style-name="P4"><text:span text:style-name="T1">Lieubho likes table-RPGs –</text:span> amo jogar RPGs de mesa</text:p>
      <text:p text:style-name="P4"/>
      <text:p text:style-name="P4"><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4"/>
      <text:p text:style-name="P4"><text:tab/>Conheça também o <text:bookmark-start text:name="__DdeLink__37011_616489164"/>adjetivo predicativo sobre o objeto<text:bookmark-end text:name="__DdeLink__37011_616489164"/>, muito utilizado em frases como nos exemplos abaixo:</text:p>
      <text:p text:style-name="P4"/>
      <text:p text:style-name="P4"><text:bookmark-start text:name="__DdeLink__36998_616489164"/><text:span text:style-name="T1">Ho pict mien dom do glend</text:span><text:bookmark-end text:name="__DdeLink__36998_616489164"/><text:span text:style-name="T1"> –</text:span> pintei minha casa de verde</text:p>
      <text:p text:style-name="P4"><text:span text:style-name="T1">Ia me hat kalen zani –</text:span> ela me chamou de adúltero(a)</text:p>
      <text:p text:style-name="P4"><text:span text:style-name="T1">Tod anon kwehrt/beuwt me sieug –</text:span> esta comida me deixa doente</text:p>
      <text:p text:style-name="P4"/>
      <text:p text:style-name="P4"><text:tab/>Vou usar o primeiro exemplo, <text:bookmark-start text:name="__DdeLink__37007_616489164"/>“<text:bookmark-start text:name="__DdeLink__37004_616489164"/>h<text:span text:style-name="T5">o pict mien dom do glend</text:span><text:bookmark-end text:name="__DdeLink__37004_616489164"/><text:span text:style-name="T5">”</text:span><text:bookmark-end text:name="__DdeLink__37007_616489164"/>, para explicar mais sobre esse tipo de situação. Não poderíamos ter escrito “<text:bookmark-start text:name="__DdeLink__37004_6164891641"/>h<text:span text:style-name="T5">o pict mien dom glend</text:span><text:bookmark-end text:name="__DdeLink__37004_6164891641"/><text:span text:style-name="T5">” porque assim o “glend” estaria no acusativo e a tradução seria algo como “pintei meu verde caseiro”, não faria sentido, e lembre-se que os </text:span><text:span text:style-name="T5">adjetivos do sambahsa vêm antes do substantivo. Também não poderíamos escrever “</text:span><text:bookmark-start text:name="__DdeLink__37004_6164891642"/><text:span text:style-name="T5">ho pict mien glend dom</text:span><text:bookmark-end text:name="__DdeLink__37004_6164891642"/><text:span text:style-name="T5">”, porque a tradução seria “pintei minha casa verde”, que, embora estaja gramaticalmente perfeita, definitivamente passa a ideia errada.</text:span></text:p>
      <text:p text:style-name="P18"/>
      <text:p text:style-name="P18"><text:span text:style-name="T5"><text:tab/></text:span><text:bookmark-start text:name="__DdeLink__37599_1262037166"/><text:bookmark-start text:name="__DdeLink__37601_1262037166"/><text:span text:style-name="T5">Acho pertinente fazer algumas observações sobre esses últimos </text:span><text:span text:style-name="T5">exemplos, eles são bem interessantes.</text:span><text:bookmark-end text:name="__DdeLink__37599_1262037166"/><text:bookmark-end text:name="__DdeLink__37601_1262037166"/></text:p>
      <text:p text:style-name="P18"/>
      <text:p text:style-name="P18"><text:tab/>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18"/>
      <text:p text:style-name="P18"><text:bookmark-end text:name="__DdeLink__37113_616489164"/><text:bookmark-end text:name="__DdeLink__37074_616489164"/><text:tab/><text:bookmark-start text:name="__DdeLink__37610_1262037166"/>No segundo exemplo eu poderia fazer da palavra “zani” um substantivo ao adicionar um artigo indefinido antes dessa palavra: “Ia me hat kalen <text:span text:style-name="T2">un</text:span> zani”; o significado praticamente ainda é o mesmo. Mas nesse caso não seria mais um adjetivo predicativo sobre o objeto, mas sim um <text:span text:style-name="T2">nominal</text:span> predicativo sobre o objeto.<text:bookmark-end text:name="__DdeLink__37610_1262037166"/></text:p>
      <text:p text:style-name="P18"/>
      <text:p text:style-name="P18"><text:tab/><text:bookmark-start text:name="__DdeLink__37630_1262037166"/><text:bookmark-start text:name="__DdeLink__37632_1262037166"/><text:bookmark-start text:name="__DdeLink__37634_1262037166"/>Há uma forma melhor de escrever a terceira frase, seria fazendo uso do sufixo -eih, que é um factivo, você aprenderá mais sobre afixos em um capítulo específico. A frase ficaria assim: “Tod anon sieugeiht me” <text:span text:style-name="T8">(esta comida me </text:span><text:span text:style-name="T8">adoece)</text:span>. Não o usei nos exemplos porque aí já não mais seria um adjetivo predicativo sobre o objeto.<text:bookmark-end text:name="__DdeLink__37630_1262037166"/><text:bookmark-end text:name="__DdeLink__37632_1262037166"/><text:bookmark-end text:name="__DdeLink__37634_1262037166"/></text:p>
      <text:p text:style-name="P4"/>
      <text:h text:style-name="P3" text:outline-level="2"><text:soft-page-break/>COMPARAÇÕES</text:h>
      <text:p text:style-name="P4"/>
      <text:p text:style-name="P4"><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4"/>
      <text:p text:style-name="P4"><text:span text:style-name="T1">Ele é mais velho do que eu –</text:span> is est veuter quem io {is est vÖtër kem yo}</text:p>
      <text:p text:style-name="P4"><text:span text:style-name="T1">Ele é mais alto do que eu –</text:span> is est meis buland quem io {is est meys bulAnd kem yo}</text:p>
      <text:p text:style-name="P4"/>
      <text:p text:style-name="P4"><text:tab/>Comparações de igualdade são feitas com “tem … quem”, que pode ser traduzido como “tão … quanto”.</text:p>
      <text:p text:style-name="P4"/>
      <text:p text:style-name="P4"><text:span text:style-name="T1">Maria é tão bonita quanto Eliza – </text:span>Maria est tem bell quem Eliza</text:p>
      <text:p text:style-name="P4"/>
      <text:p text:style-name="P4"><text:tab/>Comparações de inferioridade são feitas com “minter … quem”, que pode ser traduzido como “menos … que”.</text:p>
      <text:p text:style-name="P4"/>
      <text:p text:style-name="P4"><text:span text:style-name="T1">Lobos são menos confiáveis do que cachorros –</text:span> wolfs sont minter amin quem kwauns {wolfs sont mIntër amIn kem kwAons}</text:p>
      <text:p text:style-name="P38"><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4"/>
      <text:p text:style-name="P4"><text:tab/>“Meis” e “minter” <text:span text:style-name="T8">(às vezes “mins” em vez de “minter”, mas isso é raro)</text:span> são palavras comparativas, agora vamos falar sobre os superlativos. Mas o que são superlativos? Veja os dois exemplos abaixo:</text:p>
      <text:p text:style-name="P4"/>
      <text:p text:style-name="P11">Carlos é mais alto do que Pedro</text:p>
      <text:p text:style-name="P11">Mateus é o mais alto</text:p>
      <text:p text:style-name="P4"/>
      <text:p text:style-name="P4"><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4"/>
      <text:p text:style-name="P11">Carlos é menos alto do que Pedro</text:p>
      <text:p text:style-name="P11">Mateus é o menos alto</text:p>
      <text:p text:style-name="P4"/>
      <text:p text:style-name="P4"><text:tab/>Mas diferente do português, o sambahsa não usa as mesmas palavras para o comparativo e o superlativo, usa-se nesse caso o “meist”<text:span text:style-name="T14"> </text:span><text:span text:style-name="T8">(ou o sufixo -st </text:span><text:span text:style-name="T8">se possível)</text:span> e “minst”, veja os exemplos abaixo:</text:p>
      <text:p text:style-name="P4"/>
      <text:p text:style-name="P4"><text:span text:style-name="T1">Mateus é o mais alto –</text:span> Mateus est is meist buland</text:p>
      <text:p text:style-name="P4"><text:soft-page-break/><text:span text:style-name="T1">Mateus é o menos alto –</text:span> Mateus est is minst buland</text:p>
      <text:p text:style-name="P4"><text:span text:style-name="T1">Sou o mais novo em minha casa –</text:span> som is yunst in mien dom</text:p>
      <text:p text:style-name="P4"><text:span text:style-name="T1">Lara é a mulher mais confiável –</text:span> Lara est ia aminst gwen </text:p>
      <text:p text:style-name="P4"/>
      <text:p text:style-name="P4"><text:tab/>Os adjetivos “megil” {mEdjil} (grande) e “lytil” {lÜtil} (pequeno) são os únicos que possuem formas comparativas e superlativas irregulares, elas são:</text:p>
      <text:p text:style-name="P4"><text:span text:style-name="T1">Comparativo:</text:span> “meger” {mEdjër} e “lyter” {lÜtër}</text:p>
      <text:p text:style-name="P4"><text:span text:style-name="T1">Superlativo:</text:span> “megst” {megst} e “lytst” {lütst}</text:p>
      <text:p text:style-name="P4"/>
      <text:h text:style-name="P55" text:outline-level="1">PLURAL</text:h>
      <text:p text:style-name="P4"/>
      <text:p text:style-name="P4"><text:tab/>O plural é fácil e intuitivo, geralmente as palavras no plural terão um -s adicionado no final, como se faz no português, essa é basicamente a forma padrão.</text:p>
      <text:p text:style-name="P4"/>
      <text:p text:style-name="P4"><text:span text:style-name="T1">Prince {prints} </text:span><text:span text:style-name="T9">(príncipe)</text:span><text:span text:style-name="T1"> –</text:span> princes {prIntsës} <text:span text:style-name="T8">(príncipes)</text:span></text:p>
      <text:p text:style-name="P4"><text:span text:style-name="T1">Div {div} </text:span><text:span text:style-name="T9">(deus) </text:span><text:span text:style-name="T1">–</text:span> divs {divs} <text:span text:style-name="T8">(deuses)</text:span></text:p>
      <text:p text:style-name="P4"><text:span text:style-name="T1">Kwaun {kwAon} </text:span><text:span text:style-name="T9">(cão)</text:span><text:span text:style-name="T1"> –</text:span> kwauns {kwAons} <text:span text:style-name="T8">(cães)</text:span></text:p>
      <text:p text:style-name="P4"><text:span text:style-name="T1">Land {land} </text:span><text:span text:style-name="T9">(país) </text:span><text:span text:style-name="T1">–</text:span> lands {landz} <text:span text:style-name="T8">(países)</text:span></text:p>
      <text:p text:style-name="P4"/>
      <text:p text:style-name="P4"><text:tab/>Palavras terminadas em -um tem seu final substituído por -a.</text:p>
      <text:p text:style-name="P4"/>
      <text:p text:style-name="P4"><text:span text:style-name="T1">Territorium {te(r)ritOryum} </text:span><text:span text:style-name="T9">(território)</text:span><text:span text:style-name="T1"> –</text:span> territoria {te(r)ritOrya} <text:span text:style-name="T8">(territórios)</text:span></text:p>
      <text:p text:style-name="P4"><text:span text:style-name="T1">Collegium {kolEdjyum} </text:span><text:span text:style-name="T9">(faculdade, universidade)</text:span><text:span text:style-name="T1"> –</text:span> collegia {kol(l)Edjya} <text:span text:style-name="T8">(faculdades, universidades)</text:span></text:p>
      <text:p text:style-name="P4"/>
      <text:p text:style-name="P4"><text:tab/>Para palavras terminadas em -es ou -os, mudam-se esses finais respectivamente para -si e -sa.</text:p>
      <text:p text:style-name="P4"/>
      <text:p text:style-name="P4"><text:span text:style-name="T1">Daumos {dAomos} </text:span><text:span text:style-name="T9">(maravilha)</text:span><text:span text:style-name="T1"> –</text:span> daumsa {dAomsa} <text:span text:style-name="T8">(maravilhas)</text:span></text:p>
      <text:p text:style-name="P4"><text:span text:style-name="T1">Elkos {Elkos} </text:span><text:span text:style-name="T9">(úlcera)</text:span><text:span text:style-name="T1"> –</text:span> elksa (Elksa) <text:span text:style-name="T8">(úlceras)</text:span></text:p>
      <text:p text:style-name="P4"><text:span text:style-name="T1">Bes {bes} </text:span><text:span text:style-name="T9">(chefe)</text:span><text:span text:style-name="T1"> –</text:span> besi {bEzi} <text:span text:style-name="T8">(chefes)</text:span></text:p>
      <text:p text:style-name="P4"><text:span text:style-name="T1">Kames {kams} </text:span><text:span text:style-name="T9">(magia)</text:span><text:span text:style-name="T1"> –</text:span> kamsa {kamsa} <text:span text:style-name="T8">(magias)</text:span></text:p>
      <text:p text:style-name="P4"/>
      <text:p text:style-name="P4"><text:tab/>Haverá situações que não será possível adicionar o -s no final por questões de pronuncia, nesses casos adicionam-se os finais -i <text:span text:style-name="T8">(seres animados)</text:span> ou -a <text:span text:style-name="T8">(seres inanimados)</text:span>.</text:p>
      <text:p text:style-name="P4"/>
      <text:p text:style-name="P4"><text:span text:style-name="T1">Magv {magv} </text:span><text:span text:style-name="T9">(criança)</text:span><text:span text:style-name="T1"> – </text:span>magvi {mAgvi} <text:span text:style-name="T8">(crianças)</text:span></text:p>
      <text:p text:style-name="P4"><text:span text:style-name="T1">Kwax {kwaks} </text:span><text:span text:style-name="T9">(coaxo)</text:span><text:span text:style-name="T1"> –</text:span> kwaxa {kwAksa} <text:span text:style-name="T8">(coaxos)</text:span></text:p>
      <text:p text:style-name="P4"><text:span text:style-name="T1">Urx {urks} </text:span><text:span text:style-name="T9">(urso) </text:span><text:span text:style-name="T1">–</text:span> urxi {Urksi} <text:span text:style-name="T8">(ursos)</text:span></text:p>
      <text:p text:style-name="P4"><text:span text:style-name="T1">Rawaj {rawAj} </text:span><text:span text:style-name="T9">(unidade monetária)</text:span><text:span text:style-name="T1"> –</text:span> rawaja {rawAja} <text:span text:style-name="T8">(unidades monetárias)</text:span></text:p>
      <text:p text:style-name="P4"><text:span text:style-name="T1">Aux {Aoks} (</text:span><text:span text:style-name="T9">boi) </text:span><text:span text:style-name="T1">–</text:span> auxi {Aoksi} <text:span text:style-name="T8">(bois)</text:span></text:p>
      <text:p text:style-name="P4"><text:span text:style-name="T1">Kwas {kwas} </text:span><text:span text:style-name="T9">(tosse)</text:span><text:span text:style-name="T1"> –</text:span> kwasa {kwAza} <text:span text:style-name="T8">(tosses)</text:span></text:p>
      <text:p text:style-name="P4"><text:span text:style-name="T1">Musch {muc} </text:span><text:span text:style-name="T9">(mosca)</text:span><text:span text:style-name="T1"> –</text:span> muschi {mUci} <text:span text:style-name="T8">(moscas)</text:span></text:p>
      <text:p text:style-name="P4"/>
      <text:p text:style-name="P4"><text:tab/><text:span text:style-name="T8">A única exceção é que “ok” (olho), cujo pural pode ser “oks” {oks} ou </text:span><text:soft-page-break/><text:span text:style-name="T8">“okwi” {okwi}.</text:span></text:p>
      <text:p text:style-name="P4"/>
      <text:p text:style-name="P4"><text:tab/>Alguns exemplos com artigos:</text:p>
      <text:p text:style-name="P4"/>
      <text:p text:style-name="P4"><text:span text:style-name="T1">Os homens –</text:span> ies wirs {yes wirs}</text:p>
      <text:p text:style-name="P4"><text:span text:style-name="T1">As mulheres –</text:span> ias gwens {yas gwens}</text:p>
      <text:p text:style-name="P4"><text:span text:style-name="T1">Os carros –</text:span> ia woghs {ya wogz}</text:p>
      <text:p text:style-name="P4"><text:span text:style-name="T1">As pessoas –</text:span> i anghens {i Angëns}</text:p>
      <text:p text:style-name="P4"><text:span text:style-name="T1">Os cachorros –</text:span> i kwauns {i kwAons}</text:p>
      <text:p text:style-name="P4"><text:span text:style-name="T1">As pessoas –</text:span> i leuds {i lödz}</text:p>
      <text:p text:style-name="P4"/>
      <text:p text:style-name="P49">Por favor, observe que mesmo os artigos são modificados, enquanto “os homens” é “ies wirs”, “o homem” é “is wir”.</text:p>
      <text:p text:style-name="P4"/>
      <text:p text:style-name="P4"><text:tab/>Para finalizar, um exemplo de plural com declinação:</text:p>
      <text:p text:style-name="P4"/>
      <text:p text:style-name="P4"><text:span text:style-name="T1">Plur millions brasileiren –</text:span> Vários milhões de brasileiros</text:p>
      <text:p text:style-name="P14">Perceba que foi escrito “brasileiren” em vez de “brasileirs”, mas eu poderia usar qualquer um dos dois sem problemas, mas se for usado o “brasilers”, não se esqueça de usar o “em”, ficando “Plur millions em brasileirs vahnt…”.</text:p>
      <text:p text:style-name="P4"/>
      <text:h text:style-name="P55" text:outline-level="1">ALGUNS, POUCOS, MUITOS E OUTROS</text:h>
      <text:p text:style-name="P4"/>
      <text:p text:style-name="P4"><text:span text:style-name="T1">Nada mais –</text:span> neideti {neydEti}</text:p>
      <text:p text:style-name="P4"><text:span text:style-name="T1">Nada mesmo, nada demais –</text:span> khich {qitc}</text:p>
      <text:p text:style-name="P4"><text:span text:style-name="T1">Ninguém –</text:span> neanghen {neAngën}, nimen {nImën}</text:p>
      <text:p text:style-name="P4"><text:span text:style-name="T1">Algum, alguns, alguma, algumas –</text:span> sem {sem}</text:p>
      <text:p text:style-name="P4"><text:span text:style-name="T1">Alguém – </text:span>semanghen {semAngën}</text:p>
      <text:p text:style-name="P4"><text:span text:style-name="T1">Algo, alguma coisa –</text:span> semject {semjekt}</text:p>
      <text:p text:style-name="P4"><text:span text:style-name="T1">Muito, muitos, muitas </text:span><text:span text:style-name="T9">(adjetivo ou advérbio)</text:span><text:span text:style-name="T1"> –</text:span> baygh {bayg} </text:p>
      <text:p text:style-name="P4"><text:span text:style-name="T1">Muito, muitos, muitas </text:span><text:span text:style-name="T9">(adjetivo coloquial) </text:span><text:span text:style-name="T1">–</text:span> maung {mAong} </text:p>
      <text:p text:style-name="P4"><text:span text:style-name="T1">Muito, muitos, muitas </text:span><text:span text:style-name="T9">(adjetivo literal)</text:span><text:span text:style-name="T1"> –</text:span> pelu {pElu} </text:p>
      <text:p text:style-name="P4"><text:span text:style-name="T1">Muito, bastante </text:span><text:span text:style-name="T9">(advérbio) </text:span><text:span text:style-name="T1">–</text:span> meg {meg}</text:p>
      <text:p text:style-name="P4"><text:span text:style-name="T1">Muitos, muitas </text:span><text:span text:style-name="T9">(adjetivo)</text:span><text:span text:style-name="T1"> –</text:span> mult {mult}</text:p>
      <text:p text:style-name="P4"><text:span text:style-name="T1">Demais, excessivamente </text:span><text:span text:style-name="T9">(advérbio ou adjetivo)</text:span><text:span text:style-name="T1"> –</text:span> pior {pyor}</text:p>
      <text:p text:style-name="P4"><text:span text:style-name="T1">Relativamente, relativamente muito </text:span><text:span text:style-name="T9">(advérbio)</text:span><text:span text:style-name="T1"> – </text:span>destull {dëstUl}</text:p>
      <text:p text:style-name="P4"><text:span text:style-name="T1">Diversos, diversas –</text:span> plur {plur}</text:p>
      <text:p text:style-name="P4"><text:span text:style-name="T1">Mais </text:span><text:span text:style-name="T9">(advérbio ou adjetivo) (comparativo)</text:span><text:span text:style-name="T1"> –</text:span> meis {meys}</text:p>
      <text:p text:style-name="P4"><text:span text:style-name="T1">Menos </text:span><text:span text:style-name="T9">(advérbio ou adjetivo)</text:span><text:span text:style-name="T1"> </text:span><text:span text:style-name="T9">(comparativo)</text:span><text:span text:style-name="T1"> –</text:span> minter {mIntër}</text:p>
      <text:p text:style-name="P4"><text:span text:style-name="T1">Mais </text:span><text:span text:style-name="T9">(advérbio ou adjetivo) (superlativo)</text:span><text:span text:style-name="T1"> –</text:span> meist {meyst}</text:p>
      <text:p text:style-name="P4"><text:span text:style-name="T1">Menos</text:span> <text:span text:style-name="T9">(advérbio)</text:span><text:span text:style-name="T1"> </text:span><text:span text:style-name="T9">(superlativo)</text:span><text:span text:style-name="T1"> </text:span>– minst {minst}</text:p>
      <text:p text:style-name="P4"><text:span text:style-name="T1">So many, só much – </text:span>tant {tant}</text:p>
      <text:p text:style-name="P4"><text:span text:style-name="T1">Cada</text:span><text:bookmark-start text:name="__DdeLink__35630_584481832"/><text:span text:style-name="T1"> </text:span><text:span text:style-name="T9">(mais de dois)</text:span><text:span text:style-name="T1"> –</text:span> ielg {yElg}<text:bookmark-end text:name="__DdeLink__35630_584481832"/></text:p>
      <text:p text:style-name="P4"><text:span text:style-name="T1">Cada</text:span><text:bookmark-start text:name="__DdeLink__35632_584481832"/><text:span text:style-name="T1"> </text:span><text:span text:style-name="T9">(de dois)</text:span><text:span text:style-name="T1">, um ou outro –</text:span> Ieter {yEtër}<text:bookmark-end text:name="__DdeLink__35632_584481832"/></text:p>
      <text:p text:style-name="P4"><text:span text:style-name="T1">Todos os / todos eles –</text:span> vasyi {vAzyi} <text:span text:style-name="T8">(masculino &amp; plural nominativo indeterminado)</text:span></text:p>
      <text:p text:style-name="P19"><text:span text:style-name="T1">Todas as / todas elas –</text:span> vasyas {vAzyas} <text:span text:style-name="T8">(plural nominativo feminino)</text:span></text:p>
      <text:p text:style-name="P4"><text:span text:style-name="T1">Todos os / eles todos –</text:span> vasya {vAzya} <text:span text:style-name="T8">(nominativo plural nominativo &amp; acusativo)</text:span></text:p>
      <text:p text:style-name="P4"><text:soft-page-break/></text:p>
      <text:p text:style-name="P4"><text:span text:style-name="T1">Não muito de –</text:span> oik {oyk}</text:p>
      <text:p text:style-name="P4"><text:span text:style-name="T1">Pouco, pouca </text:span><text:span text:style-name="T9">(advérbio)</text:span><text:span text:style-name="T1"> –</text:span> pau {pAo}</text:p>
      <text:p text:style-name="P4"><text:span text:style-name="T1">Pouco, pouca, poucos, poucas </text:span><text:span text:style-name="T9">(adjetivo)</text:span><text:span text:style-name="T1"> –</text:span> pauk {pAok}</text:p>
      <text:p text:style-name="P4"><text:span text:style-name="T1">Um pouco de </text:span><text:span text:style-name="T9">(advérbio ou adjetivo)</text:span><text:span text:style-name="T1"> –</text:span> lyt {lüt}</text:p>
      <text:p text:style-name="P4"><text:span text:style-name="T1">Pequeno, pequena –</text:span> smulk {smulk}</text:p>
      <text:p text:style-name="P4"><text:span text:style-name="T1">Grande –</text:span> large {lardj}</text:p>
      <text:p text:style-name="P4"><text:span text:style-name="T1">Meio, semi- – </text:span>pwol {pwol}</text:p>
      <text:p text:style-name="P4"><text:span text:style-name="T1">Um e meio –</text:span> pwolter {pwOltër}</text:p>
      <text:p text:style-name="P4"><text:span text:style-name="T1">O outro, a outra –</text:span> alter {Altër} <text:span text:style-name="T8">(não é necessário o artigo)</text:span></text:p>
      <text:p text:style-name="P4"><text:span text:style-name="T1">Um outro –</text:span> alyo {Alyo} <text:span text:style-name="T8">(não é necessário o artigo)</text:span></text:p>
      <text:p text:style-name="P19"><text:span text:style-name="T1">Outrem –</text:span> alyanghen {alyAngën}</text:p>
      <text:p text:style-name="P19"><text:span text:style-name="T1">Ambos –</text:span> bo</text:p>
      <text:p text:style-name="P19"><text:span text:style-name="T1">Os dois –</text:span> amb(o)</text:p>
      <text:p text:style-name="P19"><text:span text:style-name="T1">Ou… ou… –</text:span> auter… au… {Aotër… Ao…}</text:p>
      <text:p text:style-name="P4"><text:span text:style-name="T1">Se </text:span><text:span text:style-name="T9">(diante da escolha entre um membro de um par)</text:span><text:span text:style-name="T1"> –</text:span> kweter {kwEtër}</text:p>
      <text:p text:style-name="P4"><text:span text:style-name="T1">Nem</text:span><text:span text:style-name="T15">… e nem… –</text:span><text:span text:style-name="T14"> neter… ni… {nEtër… ni…}</text:span></text:p>
      <text:p text:style-name="P4"><text:span text:style-name="T15">Nenhum </text:span><text:span text:style-name="T9">(dos dois)</text:span><text:span text:style-name="T15"> –</text:span><text:span text:style-name="T14"> neuter {nÖtër}</text:span></text:p>
      <text:p text:style-name="P4"><text:span text:style-name="T15">Um dos dois –</text:span><text:span text:style-name="T14"> oiter {Oytër}</text:span></text:p>
      <text:p text:style-name="P4"><text:span text:style-name="T15">Qual de ambos? –</text:span><text:span text:style-name="T14"> quoter? {kwOtër}</text:span></text:p>
      <text:p text:style-name="P4"><text:span text:style-name="T15">Um </text:span><text:span text:style-name="T9">(artigo indefinido se referindo a um membro de um par)</text:span><text:span text:style-name="T15"> –</text:span><text:span text:style-name="T14"> uter {Utër}</text:span></text:p>
      <text:p text:style-name="P11"/>
      <text:p text:style-name="P4"><text:span text:style-name="T1">Pouco a pouco –</text:span> lyt ed lyt {lüt ed lüt}</text:p>
      <text:p text:style-name="P4"><text:span text:style-name="T1">Alguns dias –</text:span> sem diens {sem dyens}</text:p>
      <text:p text:style-name="P4"><text:span text:style-name="T1">Poucas horas –</text:span> pauk hors {pAok hors}</text:p>
      <text:p text:style-name="P4"><text:span text:style-name="T1">Ela é um pouco pesada –</text:span> Ia est lyt gwaur {ya est lüt gwAur}</text:p>
      <text:p text:style-name="P4"><text:span text:style-name="T1">O outro livro –</text:span> alter buk {Altër buk}</text:p>
      <text:p text:style-name="P4"><text:span text:style-name="T1">Um outro livro –</text:span> alyo buk {Alyo buk}</text:p>
      <text:p text:style-name="P4"/>
      <text:h text:style-name="P3" text:outline-level="2">UM POUCO CONFUSO COM TANTOS “MUITOS” e “POUCOS”?</text:h>
      <text:p text:style-name="P4"/>
      <text:p text:style-name="P4"><text:tab/>Você tem que observar quem é adjetivo, quem é advérbio e quem é ambas as coisas, isso é muito importante! Vamos ver as implicações disso:</text:p>
      <text:p text:style-name="P4"/>
      <text:p text:style-name="P4"><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8">O “baygh” existe para evitarmos a repetição do “maung” em um texto.</text:span></text:p>
      <text:p text:style-name="P4"><text:tab/>Veja só: “maung belli leuds” {mAong bEli lödz}, essa frase eu sei que significa “muitas pessoas bonitas” e <text:span text:style-name="T2">não</text:span> “pessoas muito bonitas”, porque “maung” só tem função de adjetivo.</text:p>
      <text:p text:style-name="P4"/>
      <text:p text:style-name="P11">Acho que você já entendeu. Alguns bons exemplos para fixar:</text:p>
      <text:p text:style-name="P4"/>
      <text:p text:style-name="P4"><text:soft-page-break/><text:span text:style-name="T3">Maung</text:span><text:span text:style-name="T1"> smulk magvi –</text:span> muitas crianças pequenas</text:p>
      <text:p text:style-name="P4"><text:span text:style-name="T3">Meg</text:span><text:span text:style-name="T1"> smulk magvi –</text:span> crianças muito pequenas</text:p>
      <text:p text:style-name="P4"><text:span text:style-name="T1">Tod land hat </text:span><text:span text:style-name="T3">pauk</text:span><text:span text:style-name="T1"> bella plaja –</text:span> este país tem poucas praias bonitas</text:p>
      <text:p text:style-name="P4"><text:span text:style-name="T1">Tod land hat </text:span><text:span text:style-name="T3">pau</text:span><text:span text:style-name="T1"> bella plaja –</text:span> este país tem praias pouco bonitas</text:p>
      <text:p text:style-name="P4"/>
      <text:p text:style-name="P4"><text:tab/>Você pode vir que as palavras mencionadas acima trabalham às vezes como adjetivos e às vezes como um advérbio. O que faz a diferença? É um adjetivo quando se refere à quantidade do substantivo, mas é um advérbio quando se refere à qualidade do adjetivo.</text:p>
      <text:p text:style-name="P4"/>
      <text:p text:style-name="P4"><text:span text:style-name="T1">Volo lyt cofie –</text:span> quero um pouco de café</text:p>
      <text:p text:style-name="P4"><text:span text:style-name="T1">Lyt-ye bitter cofie –</text:span> café ligeiramente amargo </text:p>
      <text:p text:style-name="P4"/>
      <text:p text:style-name="P4"><text:tab/>Para diferenciá-los quando há um risco de confusão, use a hifenada terminação -ye para os advérbios e, se possível, as terminações declesionais “eufônicas” para adjetivos.</text:p>
      <text:p text:style-name="P4"/>
      <text:p text:style-name="P11">Sobre o “destull”:</text:p>
      <text:p text:style-name="P4"/>
      <text:p text:style-name="P4"><text:tab/>O que diferencia o “destull” de palavras como “meg” ou “baygh” é que “destull” está um nível um pouco inferior, veja os exemplos abaixo que você entenderá:</text:p>
      <text:p text:style-name="P4"/>
      <text:p text:style-name="P4"><text:span text:style-name="T1">Brasilu est meg/baygh bell –</text:span> o Brasil é muito belo <text:span text:style-name="T8">(na categoria superior de beleza)</text:span></text:p>
      <text:p text:style-name="P4"><text:span text:style-name="T1">Brasilu est destull bell –</text:span> o Brasil é muito belo <text:span text:style-name="T8">(é bonito, mas há outros países mais bonitos)</text:span></text:p>
      <text:p text:style-name="P4"/>
      <text:h text:style-name="P55" text:outline-level="1">NÚMEROS</text:h>
      <text:p text:style-name="P4"/>
      <text:p text:style-name="P4"><text:tab/>Eis os números de 0 a 10:</text:p>
      <text:p text:style-name="P4"/>
      <text:p text:style-name="P4"><text:span text:style-name="T1">0 – zero {dzEro} –</text:span> zero</text:p>
      <text:p text:style-name="P4"><text:span text:style-name="T1">1 – oin {oyn} –</text:span> um</text:p>
      <text:p text:style-name="P4"><text:span text:style-name="T1">2 – dwo {dwo} –</text:span> dois</text:p>
      <text:p text:style-name="P4"><text:span text:style-name="T1">3 – tri {tri} –</text:span> três</text:p>
      <text:p text:style-name="P4"><text:span text:style-name="T1">4 – quar {kwar} –</text:span> quatro</text:p>
      <text:p text:style-name="P4"><text:span text:style-name="T1">5 – penk(we) {penk(wë)} –</text:span> cinco</text:p>
      <text:p text:style-name="P4"><text:span text:style-name="T1">6 – six {siks} –</text:span> seis</text:p>
      <text:p text:style-name="P4"><text:span text:style-name="T1">7 – sept(a) {sEpt(a)} –</text:span> sete</text:p>
      <text:p text:style-name="P4"><text:span text:style-name="T1">8 – oct(o) {Okt(o)} –</text:span> oito</text:p>
      <text:p text:style-name="P4"><text:span text:style-name="T1">9 – nev {nev} –</text:span> nove</text:p>
      <text:p text:style-name="P4"><text:span text:style-name="T1">10 – dec {dek} –</text:span> dez</text:p>
      <text:p text:style-name="P4"/>
      <text:p text:style-name="P4"><text:tab/>Entre 11 e 19 você adiciona o sufixo -dem.</text:p>
      <text:p text:style-name="P4"/>
      <text:p text:style-name="P4"><text:span text:style-name="T1">11 – oindem {Oyndëm} –</text:span> onze</text:p>
      <text:p text:style-name="P4"><text:span text:style-name="T1">12 – dwodem {dwOdëm} –</text:span> doze</text:p>
      <text:p text:style-name="P4"><text:span text:style-name="T1">13 – tridem {trIdëm} –</text:span> treze</text:p>
      <text:p text:style-name="P4"><text:soft-page-break/><text:span text:style-name="T1">14 – quardem {kwArdëm} –</text:span> quatorze</text:p>
      <text:p text:style-name="P4"><text:span text:style-name="T1">15 – penkdem {pEnkdëm} –</text:span> quinze</text:p>
      <text:p text:style-name="P4"><text:span text:style-name="T1">16 – sixdem {sIksdëm} –</text:span> dezesseis</text:p>
      <text:p text:style-name="P4"><text:span text:style-name="T1">17 – septdem {sEptdëm} –</text:span> dezessete</text:p>
      <text:p text:style-name="P4"><text:span text:style-name="T1">18 – octdem {Oktdëm} –</text:span> dezoito</text:p>
      <text:p text:style-name="P4"><text:span text:style-name="T1">19 – nevdem {nEvdëm} –</text:span> dezenove</text:p>
      <text:p text:style-name="P4"/>
      <text:p text:style-name="P4"><text:tab/>Para números como 20, 30, 40, …, 90 você usa o sufixo -gim</text:p>
      <text:p text:style-name="P4"/>
      <text:p text:style-name="P4"><text:span text:style-name="T1">20 – dwogim {dwOdjim} –</text:span> vinte</text:p>
      <text:p text:style-name="P4"><text:span text:style-name="T1">30 – trigim {trIdjim} – </text:span>trinta</text:p>
      <text:p text:style-name="P4"><text:span text:style-name="T1">40 – quargim {kwArdjim} –</text:span> quarenta</text:p>
      <text:p text:style-name="P4"><text:span text:style-name="T1">50 – penkgim {pEnkdjim} –</text:span> cinquenta</text:p>
      <text:p text:style-name="P4"><text:span text:style-name="T1">60 – sixgim {sIksdjim} –</text:span> sessenta</text:p>
      <text:p text:style-name="P4"><text:span text:style-name="T1">70 – septgim {sEptdjim} –</text:span> setenta</text:p>
      <text:p text:style-name="P4"><text:span text:style-name="T1">80 – octgim {Oktdjim} –</text:span> oitenta</text:p>
      <text:p text:style-name="P4"><text:span text:style-name="T1">90 – nevgim {nEvdjim} –</text:span> noventa</text:p>
      <text:p text:style-name="P4"/>
      <text:p text:style-name="P4"><text:tab/>Eis os números 100, 1.000, 1.000.000 e 1.000.000.000:</text:p>
      <text:p text:style-name="P4"/>
      <text:p text:style-name="P4"><text:span text:style-name="T1">100 – cent(om) {tsent}/{tsëntOm} – </text:span>cem</text:p>
      <text:p text:style-name="P4"><text:span text:style-name="T1">1.000 – mil {mil} –</text:span> mil</text:p>
      <text:p text:style-name="P4"><text:span text:style-name="T1">1.000.000 – oin million {oyn milyOn} –</text:span> um milhão</text:p>
      <text:p text:style-name="P4"><text:span text:style-name="T1">1.000.000.000 – oin milliard {oyn milyArd} –</text:span> um bilhão</text:p>
      <text:p text:style-name="P4"/>
      <text:p text:style-name="P4"><text:tab/>Alguns exemplos de números:</text:p>
      <text:p text:style-name="P4"/>
      <text:p text:style-name="P4"><text:span text:style-name="T1">23 – dwogim tri –</text:span> vinte e três</text:p>
      <text:p text:style-name="P4"><text:span text:style-name="T1">130 – cent trigim –</text:span> cento e trinta</text:p>
      <text:p text:style-name="P4"><text:span text:style-name="T1">569 – penkcent sixgim nev –</text:span> q<text:span text:style-name="T5">uinhentos e sessenta e nove</text:span></text:p>
      <text:p text:style-name="P4"><text:span text:style-name="T1">1992 – mil nevcent nevgim dwo –</text:span><text:span text:style-name="T5"> mil novecentos e noventa e dois</text:span></text:p>
      <text:p text:style-name="P4"/>
      <text:p text:style-name="P4"><text:tab/>Números cardinais são feitos com os sufixos -t (ou -im se o primeiro sufixo for incompatível).</text:p>
      <text:p text:style-name="P4"/>
      <text:p text:style-name="P4"><text:span text:style-name="T1">Primeiro –</text:span> <text:span text:style-name="T20">oint</text:span> prest <text:span text:style-name="T8">(se for o primeiro de um conjunto de dois, usa-se </text:span><text:span text:style-name="T8">“preter” em vez de “prest”)</text:span></text:p>
      <text:p text:style-name="P4"><text:span text:style-name="T1">Segundo –</text:span> dwot <text:span text:style-name="T8">(ou “second”)</text:span></text:p>
      <text:p text:style-name="P4"><text:span text:style-name="T1">Terceiro – </text:span>trit</text:p>
      <text:p text:style-name="P4"><text:span text:style-name="T1">Quarto –</text:span> quart</text:p>
      <text:p text:style-name="P4"><text:span text:style-name="T1">Quinto –</text:span> penkt</text:p>
      <text:p text:style-name="P4"><text:span text:style-name="T1">Sexto –</text:span> sixt</text:p>
      <text:p text:style-name="P4"><text:span text:style-name="T1">Sétimo –</text:span> septim</text:p>
      <text:p text:style-name="P4"><text:span text:style-name="T1">Oitavo –</text:span> octim</text:p>
      <text:p text:style-name="P4"><text:span text:style-name="T1">Nono –</text:span> nevt</text:p>
      <text:p text:style-name="P4"><text:span text:style-name="T1">Décimo –</text:span> dect</text:p>
      <text:p text:style-name="P4"><text:span text:style-name="T1">Décimo primeiro –</text:span> oindemt</text:p>
      <text:p text:style-name="P37">Sim, “primeiro” e “segundo” são irregulares, apesar de se admitir o “dwot”.</text:p>
      <text:p text:style-name="P4"><text:soft-page-break/></text:p>
      <text:p text:style-name="P4"><text:tab/>Somente o último componente precisa da terminação:</text:p>
      <text:p text:style-name="P4"/>
      <text:p text:style-name="P4"><text:span text:style-name="T1">Vigésimo primeiro –</text:span><text:span text:style-name="T5"> dwogim prest</text:span></text:p>
      <text:p text:style-name="P4"/>
      <text:p text:style-name="P4"><text:tab/>Conheça também estes:</text:p>
      <text:p text:style-name="P4"/>
      <text:p text:style-name="P4"><text:span text:style-name="T1">Último –</text:span> senst <text:span text:style-name="T8">(superlativo)</text:span></text:p>
      <text:p text:style-name="P4"><text:span text:style-name="T1">Último –</text:span> senter <text:span text:style-name="T8">(comparativo)</text:span></text:p>
      <text:p text:style-name="P4"/>
      <text:p text:style-name="P4"><text:tab/>Um multiplicador é feito com o sufixo -(en)s:</text:p>
      <text:p text:style-name="P4"/>
      <text:p text:style-name="P4"><text:span text:style-name="T1">Uma vez –</text:span> oins</text:p>
      <text:p text:style-name="P4"><text:span text:style-name="T1">Duas vezes –</text:span> dwis <text:span text:style-name="T8">(irregular)</text:span></text:p>
      <text:p text:style-name="P4"><text:span text:style-name="T1">Três vezes –</text:span> tris</text:p>
      <text:p text:style-name="P4"/>
      <text:p text:style-name="P4"><text:tab/>Podemos também usar a palavra “ker”:</text:p>
      <text:p text:style-name="P4"/>
      <text:p text:style-name="P4"><text:span text:style-name="T1">Uma vez –</text:span> oin kers</text:p>
      <text:p text:style-name="P4"><text:span text:style-name="T1">Duas vezes –</text:span> dwo kers</text:p>
      <text:p text:style-name="P4"><text:span text:style-name="T1">Três vezes –</text:span> tri kers</text:p>
      <text:p text:style-name="P4"/>
      <text:p text:style-name="P4"><text:tab/>O distributivo é feito com o sufixo -(e)n, mas existem formas irregulares:</text:p>
      <text:p text:style-name="P4"/>
      <text:p text:style-name="P4"><text:span text:style-name="T1">1 –</text:span> ein</text:p>
      <text:p text:style-name="P4"><text:span text:style-name="T1">2 –</text:span> dwin <text:span text:style-name="T8">(“dupla”) </text:span><text:span text:style-name="T14">(para a palavra “par” existe a palavra “pair”)</text:span></text:p>
      <text:p text:style-name="P4"><text:span text:style-name="T1">12 – </text:span>douzen <text:span text:style-name="T8">(igual ao nosso “dúzia”!)</text:span></text:p>
      <text:p text:style-name="P19"><text:span text:style-name="T1">1000 –</text:span> tusent</text:p>
      <text:p text:style-name="P4"/>
      <text:p text:style-name="P4"><text:tab/>Para números terminados em -dem ou -gim, você usa -tia no lugar de -(e)n.</text:p>
      <text:p text:style-name="P4"/>
      <text:p text:style-name="P4"><text:span text:style-name="T1">20 –</text:span> dwogimtia <text:span text:style-name="T8">(como em um placar ou pontuação)</text:span></text:p>
      <text:p text:style-name="P4"/>
      <text:p text:style-name="P4"><text:tab/>Essa terminação -(e)n também é usada para contar substantivos que não tem uma forma no singular:</text:p>
      <text:p text:style-name="P4"/>
      <text:p text:style-name="P4"><text:span text:style-name="T1">Mi ho kaupen trin bruks –</text:span> comprei três pares de calças</text:p>
      <text:p text:style-name="P4"/>
      <text:p text:style-name="P4"><text:tab/>Se o distributivo é usado como quantidade, então os substantivos e adjetivos estão no plural do genitivo.</text:p>
      <text:p text:style-name="P4"/>
      <text:p text:style-name="P4"><text:span text:style-name="T1">Un centen wolfen gwiviet in France –</text:span> uma centena de lobos poderia viver na França</text:p>
      <text:p text:style-name="P4"/>
      <text:p text:style-name="P4"><text:tab/>Lembra do “million” e “milliard”? Eles só existem na forma distributiva. Mas quando o distributivo é seguido de outro número, o substantivo não precisa mais estar no genitivo.</text:p>
      <text:p text:style-name="P4"/>
      <text:p text:style-name="P4"><text:soft-page-break/><text:span text:style-name="T1">1891400 humanos –</text:span> Oino million octcent nevgim oino mil quarcent mensci</text:p>
      <text:p text:style-name="P4"/>
      <text:p text:style-name="P4"><text:tab/>Partes podem ser indicadas pelo sufixo -del.</text:p>
      <text:p text:style-name="P4"/>
      <text:p text:style-name="P4"><text:span text:style-name="T1">Um terço –</text:span> tridel</text:p>
      <text:p text:style-name="P4"/>
      <text:p text:style-name="P4"><text:tab/>Mas veja só:</text:p>
      <text:p text:style-name="P4"/>
      <text:p text:style-name="P4"><text:span text:style-name="T1">Metade </text:span><text:span text:style-name="T9">(como substantivo) </text:span><text:span text:style-name="T1">–</text:span> dwidel</text:p>
      <text:p text:style-name="P4"><text:span text:style-name="T1">Metade </text:span><text:span text:style-name="T9">(como adjetivo)</text:span><text:span text:style-name="T1"> –</text:span> pwol <text:span text:style-name="T8">(frequentemente usado como prefixo)</text:span></text:p>
      <text:p text:style-name="P4"/>
      <text:p text:style-name="P4"><text:span text:style-name="T1">Pwolter –</text:span> 1,5</text:p>
      <text:p text:style-name="P4"><text:tab/></text:p>
      <text:p text:style-name="P4"><text:tab/>O outro 0,5 é conseguido usando a forma ordinal do próximo número depois de “pwol”. Veja um exemplo:</text:p>
      <text:p text:style-name="P4"/>
      <text:p text:style-name="P4"><text:span text:style-name="T1">Pwolpenkt – </text:span>4,5</text:p>
      <text:p text:style-name="P4"><text:span text:style-name="T1">Pwolnevt –</text:span> 8,5</text:p>
      <text:p text:style-name="P4"/>
      <text:p text:style-name="P4"><text:tab/>Sobre as pontuações em números, o sambahsa é igual ao português no que diz respeito aos números fracionados, “dois e meio” é transcrito como 2,5 em sambahsa. Mas números superiores a 999 não recebem o ponto, então “um milhão” não será transcrito como 1.000.000, mas sim como 1000000.</text:p>
      <text:p text:style-name="P4"/>
      <text:p text:style-name="P4"><text:tab/>Operações matemáticas:</text:p>
      <text:p text:style-name="P4"/>
      <text:p text:style-name="P4"><text:span text:style-name="T1">2 + 2 = 4 –</text:span> dwo plus dwo egal (ad) quar </text:p>
      <text:p text:style-name="P4"><text:span text:style-name="T1">2 </text:span><text:span text:style-name="T31">−</text:span><text:span text:style-name="T1"> 2 = 0 –</text:span> dwo minus/ex dwo egal (ad) zero </text:p>
      <text:p text:style-name="P4"><text:span text:style-name="T1">2 </text:span><text:span text:style-name="T31">⨯</text:span><text:span text:style-name="T1"> 2 = 4 –</text:span> dwo kers dwo egal (ad) quar </text:p>
      <text:p text:style-name="P4"><text:span text:style-name="T1">2 </text:span><text:span text:style-name="T31">÷</text:span><text:span text:style-name="T1"> 2 = 1 –</text:span> dwo dividen ab dwo egal (ad) oin</text:p>
      <text:p text:style-name="P4"/>
      <text:p text:style-name="P4"><text:tab/>Placar ou resultado de votação, como por exemplo o resultado de um jogo em que o Barcelona marcou dois gols e o Real Madrid marcou um.</text:p>
      <text:p text:style-name="P4"/>
      <text:p text:style-name="P4"><text:span text:style-name="T1">Dwo contra oin pro Barcelona –</text:span> dois a um para o Barcelona</text:p>
      <text:p text:style-name="P4"><text:span text:style-name="T1">Oin contra dwo pro Real Madrid –</text:span> um a dois para o Real Madrid</text:p>
      <text:p text:style-name="P4"/>
      <text:h text:style-name="P55" text:outline-level="1">TEMPO</text:h>
      <text:p text:style-name="P4"/>
      <text:p text:style-name="P4"><text:tab/>Para indicar o dia de um mês, nós colocamos o “dien” atrás do número cardinal da data.</text:p>
      <text:p text:style-name="P4"/>
      <text:p text:style-name="P11"><text:bookmark-start text:name="__DdeLink__36653_1708279209"/>Dien sept september mil octcent dwogim dwo, Brasilu bihsit independent</text:p>
      <text:p text:style-name="P4">No dia sete de setembro de mil oitocentos e vinte e dois o Brasil se tornou independente<text:bookmark-end text:name="__DdeLink__36653_1708279209"/></text:p>
      <text:p text:style-name="P4"/>
      <text:p text:style-name="P23">Dien quar jul mil septcent septgim six, ia Uniet Stats bihr independent</text:p>
      <text:p text:style-name="P22">No dia quatro de julho de mil setecentos e setenta e seis os Estados Unidos se <text:soft-page-break/>tornou independente</text:p>
      <text:p text:style-name="P4"/>
      <text:p text:style-name="P4"><text:tab/>Eis os dias da semana:</text:p>
      <text:p text:style-name="P4"/>
      <text:p text:style-name="P4"><text:span text:style-name="T1">Mingo {mIngo} –</text:span> Domingo</text:p>
      <text:p text:style-name="P4"><text:span text:style-name="T1">Mundie </text:span><text:span text:style-name="T29">{mundI:}</text:span><text:span text:style-name="T1"> –</text:span> Segunda-feira</text:p>
      <text:p text:style-name="P4"><text:span text:style-name="T1">Ardie </text:span><text:bookmark-start text:name="__DdeLink__53357_1870019565"/><text:span text:style-name="T1">{ardI:}</text:span><text:bookmark-end text:name="__DdeLink__53357_1870019565"/><text:span text:style-name="T1"> –</text:span> Terça-feira</text:p>
      <text:p text:style-name="P4"><text:span text:style-name="T1">Credie </text:span><text:span text:style-name="T29">{krëdI:} </text:span><text:span text:style-name="T1">–</text:span> Quarta-feira</text:p>
      <text:p text:style-name="P4"><text:span text:style-name="T1">Khamsi </text:span><text:bookmark-start text:name="__DdeLink__53365_1870019565"/><text:span text:style-name="T1">{qAmsi} </text:span><text:bookmark-end text:name="__DdeLink__53365_1870019565"/><text:span text:style-name="T1">–</text:span> Quinta-feira</text:p>
      <text:p text:style-name="P4"><text:span text:style-name="T1">Juma </text:span><text:span text:style-name="T29">{jUma} </text:span><text:span text:style-name="T1">–</text:span> Sexta-feira</text:p>
      <text:p text:style-name="P4"><text:span text:style-name="T1">Sabd </text:span><text:bookmark-start text:name="__DdeLink__53370_1870019565"/><text:span text:style-name="T1">{sabd}</text:span><text:bookmark-end text:name="__DdeLink__53370_1870019565"/><text:span text:style-name="T1"> –</text:span> Sábado</text:p>
      <text:p text:style-name="P4"/>
      <text:p text:style-name="P4"><text:tab/>Eis os meses:</text:p>
      <text:p text:style-name="P4"/>
      <text:p text:style-name="P4"><text:span text:style-name="T1">Januar </text:span><text:bookmark-start text:name="__DdeLink__53376_1870019565"/><text:span text:style-name="T1">{januAr}</text:span><text:bookmark-end text:name="__DdeLink__53376_1870019565"/><text:span text:style-name="T1"> –</text:span> Janeiro</text:p>
      <text:p text:style-name="P4"><text:span text:style-name="T1">Februar {februAr} –</text:span> Fevereiro</text:p>
      <text:p text:style-name="P4"><text:span text:style-name="T1">Mart {mart} –</text:span> Março</text:p>
      <text:p text:style-name="P4"><text:span text:style-name="T1">Aprile {aprIl} –</text:span> Abril</text:p>
      <text:p text:style-name="P4"><text:span text:style-name="T1">Mai {mä} – </text:span>Maio</text:p>
      <text:p text:style-name="P4"><text:span text:style-name="T1">Jun {jun} –</text:span> Junho</text:p>
      <text:p text:style-name="P4"><text:span text:style-name="T1">Jul {jul} – </text:span>Julho</text:p>
      <text:p text:style-name="P4"><text:span text:style-name="T1">August {aogUst} –</text:span> Agosto</text:p>
      <text:p text:style-name="P4"><text:span text:style-name="T1">September {sëptEmbër} –</text:span> Setembro</text:p>
      <text:p text:style-name="P4"><text:span text:style-name="T1">October {oktObër} –</text:span> Outubro</text:p>
      <text:p text:style-name="P4"><text:span text:style-name="T1">November {novEmbër} –</text:span> Novembro</text:p>
      <text:p text:style-name="P4"><text:span text:style-name="T1">December {dëtsEmbër} –</text:span> Dezembro</text:p>
      <text:p text:style-name="P4"/>
      <text:p text:style-name="P4"><text:tab/>Para indicar as horas, a melhor maneira é colocar o número da hora antes de “saat” {saAt} seguido do número dos minutos.</text:p>
      <text:p text:style-name="P4"/>
      <text:p text:style-name="P4"><text:span text:style-name="T1">18:49 –</text:span> octdem saat quargim nev</text:p>
      <text:p text:style-name="P4"><text:span text:style-name="T1">05:00 –</text:span> penk saat</text:p>
      <text:p text:style-name="P4"/>
      <text:p text:style-name="P4"><text:tab/>Para indicar uma determina década, como “os anos 70”, você informa o ano mais a terminação -tias.</text:p>
      <text:p text:style-name="P4"/>
      <text:p text:style-name="P4"><text:span text:style-name="T1">Ia 1970 –</text:span> <text:span text:style-name="T1">Ia mil nevcent septgimtias –</text:span> os anos (19)70</text:p>
      <text:p text:style-name="P4"/>
      <text:p text:style-name="P4"><text:tab/>Um advérbio de período de tempo pode ser feito através da terminação -s.</text:p>
      <text:p text:style-name="P4"/>
      <text:p text:style-name="P4"><text:span text:style-name="T1">I beis, qui wey eiskwmos, appareihnt noct</text:span><text:span text:style-name="T3">s</text:span><text:span text:style-name="T1"> –</text:span> as abelhas, que nós queremos, aparecem à noite</text:p>
      <text:p text:style-name="P4"/>
      <text:p text:style-name="P4"><text:tab/>O presente período de tempo pode ser indicado pelo prefixo ho-:</text:p>
      <text:p text:style-name="P4"/>
      <text:p text:style-name="P4"><text:span text:style-name="T1">Esta noite – </text:span>honoct</text:p>
      <text:p text:style-name="P4"><text:span text:style-name="T1">Esta tarde –</text:span><text:span text:style-name="T5"> hovesper</text:span></text:p>
      <text:p text:style-name="P4"/>
      <text:p text:style-name="P4"><text:soft-page-break/><text:tab/>Mas “hoje” e “esta manhã” são feitos das seguintes formas:</text:p>
      <text:p text:style-name="P4"/>
      <text:p text:style-name="P4"><text:span text:style-name="T1">Hoje –</text:span> hoyd</text:p>
      <text:p text:style-name="P4"><text:span text:style-name="T1">Esta manhã –</text:span> Todeghern</text:p>
      <text:p text:style-name="P4"/>
      <text:p text:style-name="P4"><text:tab/>Um verbo que indica o período de tempo gasto pode ser feito com o prefixo (u)per-.</text:p>
      <text:p text:style-name="P4"/>
      <text:p text:style-name="P4"><text:span text:style-name="T1">Passe ad upernocte in mien dom – </text:span>passe a noite em minha casa</text:p>
      <text:p text:style-name="P4"><text:span text:style-name="T1">Uperdienam in id farm –</text:span> passamos o dia na fazenda</text:p>
      <text:p text:style-name="P4"/>
      <text:p text:style-name="P4"><text:tab/>Eis as traduções para “amanhã”, “ontem” e variações:</text:p>
      <text:p text:style-name="P4"/>
      <text:p text:style-name="P4"><text:span text:style-name="T1">Amanhã –</text:span> cras</text:p>
      <text:p text:style-name="P4"><text:span text:style-name="T1">Ontem – </text:span>ghes</text:p>
      <text:p text:style-name="P4"><text:span text:style-name="T1">Depois de amanhã –</text:span> poscras</text:p>
      <text:p text:style-name="P4"><text:span text:style-name="T1">De ontem –</text:span> ghestern</text:p>
      <text:p text:style-name="P4"><text:span text:style-name="T1">Anteontem –</text:span> preghes {prëgEs}</text:p>
      <text:p text:style-name="P4"/>
      <text:p text:style-name="P4"><text:tab/>Mais palavras importantes:</text:p>
      <text:p text:style-name="P4"/>
      <text:p text:style-name="P4"><text:span text:style-name="T1">De hora em hora –</text:span> horlong</text:p>
      <text:p text:style-name="P4"><text:span text:style-name="T1">Semana passada –</text:span> perhvdi {pEr(h)vdi} </text:p>
      <text:p text:style-name="P4"><text:span text:style-name="T1">Toda vez –</text:span> stets <text:span text:style-name="T8">(em geral usado para comparações)</text:span></text:p>
      <text:p text:style-name="P4"><text:span text:style-name="T1">Em tempos passados –</text:span> xiawngja {ksyAwngja}</text:p>
      <text:p text:style-name="P4"><text:span text:style-name="T1">Noite passada –</text:span> yarlay {yarlAy}</text:p>
      <text:p text:style-name="P4"><text:bookmark-start text:name="__DdeLink__53414_1870019565"/><text:span text:style-name="T1">Dia &amp; noite </text:span><text:span text:style-name="T9">(24 horas)</text:span><text:span text:style-name="T1"> –</text:span> yawm {yAwm}<text:bookmark-end text:name="__DdeLink__53414_1870019565"/></text:p>
      <text:p text:style-name="P4"/>
      <text:h text:style-name="P55" text:outline-level="1">CORRELATIVOS</text:h>
      <text:p text:style-name="P4"/>
      <text:p text:style-name="P4"><text:tab/>São palavras criadas afixando certas partículas aos pronomes interrogativos ou outras palavras, como “anghen” <text:span text:style-name="T8">(pessoa)</text:span>, “ject” <text:span text:style-name="T8">(coisa)</text:span> e “loc” <text:span text:style-name="T8">(lugar)</text:span>.</text:p>
      <text:p text:style-name="P4"/>
      <text:p text:style-name="P4"><text:span text:style-name="T1">Sem- {sem} – </text:span>algum</text:p>
      <text:p text:style-name="P4"><text:span text:style-name="T1">-quid {kid} –</text:span> qualquer <text:span text:style-name="T8">(completa incerteza, geralmente é pejorativo)</text:span></text:p>
      <text:p text:style-name="P39"><text:span text:style-name="T15">Is lehct quodquid –</text:span><text:span text:style-name="T14"> </text:span><text:span text:style-name="T8">uma boa tradução seria “</text:span><text:span text:style-name="T8">ele </text:span><text:span text:style-name="T8">não </text:span><text:span text:style-name="T8">está dizendo </text:span><text:span text:style-name="T8">coisa com coisa”</text:span></text:p>
      <text:p text:style-name="P4"><text:span text:style-name="T1">-gvonc {gvonk} –</text:span> está entre “algum” e “qualquer”. <text:span text:style-name="T8">É livremente inspirado do -cumque do latim, é também como o -unque do italiano (como em “chiunque” e “dovunque”), o -conque do francês (como em “quiconque”), o -gen do alemão (como em “wegen”).</text:span></text:p>
      <text:p text:style-name="P39"><text:span text:style-name="T1">Ne has clus id dwer. Quelgvonc ghehdiet entre id dom – </text:span>você não fechou a porta. Qualquer um poderia entrar na casa</text:p>
      <text:p text:style-name="P41"><text:span text:style-name="T1">Ne has tu dar mathen od mien intelligence est dar staurer quem quodgvonc eins? –</text:span> ainda não sabes que minha inteligência ainda é mais poderosa do que qualquer espada?</text:p>
      <text:p text:style-name="P4"><text:span text:style-name="T1">-kwe {kwë} –</text:span> tanto faz, quer que seja, não importa o que, tudo</text:p>
      <text:p text:style-name="P40"><text:span text:style-name="T1">… ir gwelsa brungend quodkwe spalt iom armurs <text:s/>–</text:span> … suas lâminas <text:soft-page-break/>tomando vantagem de cada divisão das armaduras</text:p>
      <text:p text:style-name="P42"><text:span text:style-name="T1">Querkwe gwahm, io incontre prients –</text:span> onde quer que eu vá, eu encontro amigos</text:p>
      <text:p text:style-name="P4"><text:span text:style-name="T1">-libt {libd} –</text:span> o que quiser, à vontade, a bel-prazer</text:p>
      <text:p text:style-name="P39"><text:span text:style-name="T1">Cheus quodlibt fustan {tcös kwOdlibt fustAn} – </text:span>Escolha qualquer saia <text:span text:style-name="T8">(o que você preferir)</text:span></text:p>
      <text:p text:style-name="P4"/>
      <text:p text:style-name="P4"><text:tab/>Uma comparação para melhor entendimento, as duas frases abaixo significam “qualquer sapato é útil para mim” ou “qualquer sapato me serve”:</text:p>
      <text:p text:style-name="P39"><text:span text:style-name="T1">Quodquid schou est util pro me:</text:span> significa que a pessoa não se importa qual sapato será usado pelo pé dela</text:p>
      <text:p text:style-name="P41"><text:span text:style-name="T1">Quodkwe schou est util pro me:</text:span> é mais sério</text:p>
      <text:p text:style-name="P4"/>
      <text:p text:style-name="P4"><text:tab/>Outro exemplo:</text:p>
      <text:p text:style-name="P39"><text:span text:style-name="T1">Ia sayct quodquid – </text:span>ela diz coisa com coisa <text:span text:style-name="T8">(é uma maluca)</text:span></text:p>
      <text:p text:style-name="P41"><text:span text:style-name="T1">Ia sayct quodkwe –</text:span> ela diz qualquer coisa <text:span text:style-name="T8">(significa provavelmente que </text:span><text:span text:style-name="T8">ela é uma intelectual que conhece diversas áreas)</text:span></text:p>
      <text:p text:style-name="P4"/>
      <text:p text:style-name="P4"><text:span text:style-name="T1">Semanghen, semquel {semAngën, semkEl} –</text:span> alguém</text:p>
      <text:p text:style-name="P4"><text:span text:style-name="T1">Quelgvonc {këlgvOnk} –</text:span> alguém / qualquer um</text:p>
      <text:p text:style-name="P4"><text:span text:style-name="T1">Cadanghen {kadAngën} –</text:span> todo mundo, cada um</text:p>
      <text:p text:style-name="P4"><text:span text:style-name="T1">Quodquid {kwOdkid} –</text:span> qualquer coisa <text:span text:style-name="T8">(sentido pejorativo)</text:span></text:p>
      <text:p text:style-name="P19"><text:span text:style-name="T1">Quodgvonc {kwodgvOnk} –</text:span> qualquer coisa</text:p>
      <text:p text:style-name="P4"><text:span text:style-name="T1">Quodkwe {kwOdkwë} –</text:span> qualquer, tanto faz, quer que seja</text:p>
      <text:p text:style-name="P4"><text:span text:style-name="T1">Quiskwe {kIskwë} –</text:span> quem quer que, seja quem for</text:p>
      <text:p text:style-name="P4"/>
      <text:p text:style-name="P50">Para dizer frases como “não vejo nada”, você pode dizer “ne vido ject”, usa-se o “ject” nesses casos quando em frases negativas. Mas uma melhor tradução para essa frase seria “vido neid”. Quando se trata de pessoas usamos a palavra “anghen”.</text:p>
      <text:p text:style-name="P4"/>
      <text:p text:style-name="P4"><text:span text:style-name="T1">Ma? {ma} –</text:span> por quê?</text:p>
      <text:p text:style-name="P4"><text:span text:style-name="T1">Itak {itAk} –</text:span> é por isso</text:p>
      <text:p text:style-name="P4"/>
      <text:p text:style-name="P4"><text:span text:style-name="T1">Kam? {kam} –</text:span> como?; como <text:span text:style-name="T8">(comparativo de equidade)</text:span> <text:span text:style-name="T8">{essa palavra também significa o verbo “gostar”}</text:span></text:p>
      <text:p text:style-name="P4"><text:span text:style-name="T1">Katha {kA§a} –</text:span> como isso, como aquilo</text:p>
      <text:p text:style-name="P4"><text:span text:style-name="T1">Ka {ka} –</text:span> como (um(a)) <text:span text:style-name="T8">(qualidade, função)</text:span></text:p>
      <text:p text:style-name="P4"><text:span text:style-name="T1">It(han) {it}/{i§An} –</text:span> então, desse modo, dessa forma, deste jeito, desta maneira</text:p>
      <text:p text:style-name="P4"><text:span text:style-name="T1">Zowngschie {dzowngcI:} /dzowŋ'ʃi/ –</text:span> de qualquer maneira, de qualquer forma, qualquer jeito</text:p>
      <text:p text:style-name="P4"/>
      <text:p text:style-name="P4"><text:span text:style-name="T1">-med {med} –</text:span> <text:span text:style-name="T8">sufixado a um pronome no genitivo, tem o significado de “com”/“através de” + instrumento. quosmed {kwOsmëd} (com o quê? / Por que meios?); tosmed {tOsmëd} (com isso / através desse meio)</text:span></text:p>
      <text:p text:style-name="P4"/>
      <text:p text:style-name="P4"><text:span text:style-name="T1">Quayt {kwayt} –</text:span> quanto</text:p>
      <text:p text:style-name="P4"><text:span text:style-name="T1">Tant {tant} –</text:span> tanto</text:p>
      <text:p text:style-name="P4"><text:soft-page-break/></text:p>
      <text:p text:style-name="P4"><text:span text:style-name="T1">Semanghen, semquis, semqua {semAngën, semkis, semkwA} –</text:span> alguém</text:p>
      <text:p text:style-name="P4"><text:span text:style-name="T1">Fulan {fulAn} –</text:span> qualquer, sem importância</text:p>
      <text:p text:style-name="P4"><text:span text:style-name="T1">Vasyanghen {vasyAngën} –</text:span> todo mundo</text:p>
      <text:p text:style-name="P4"><text:span text:style-name="T1">Nimen, neanghen {nImën, neAngën} –</text:span> ninguém</text:p>
      <text:p text:style-name="P4"/>
      <text:p text:style-name="P4"><text:span text:style-name="T1">Quer {ker} –</text:span> onde</text:p>
      <text:p text:style-name="P4"><text:span text:style-name="T1">Quetro {kEtro} –</text:span> aonde, para onde</text:p>
      <text:p text:style-name="P4"><text:span text:style-name="T1">Quetos / quois {kEtos / kwoys} –</text:span> de onde</text:p>
      <text:p text:style-name="P4"><text:span text:style-name="T1">Her {her} –</text:span> aqui</text:p>
      <text:p text:style-name="P4"><text:span text:style-name="T1">Hetro {hEtro} –</text:span> para cá</text:p>
      <text:p text:style-name="P4"><text:span text:style-name="T1">Hetos / Hois {hEtos / hoys} –</text:span> daqui</text:p>
      <text:p text:style-name="P4"><text:span text:style-name="T1">Ter {ter} –</text:span> lá</text:p>
      <text:p text:style-name="P4"><text:span text:style-name="T1">Tetro {tEtro} –</text:span> acolá, até lá</text:p>
      <text:p text:style-name="P4"><text:span text:style-name="T1">Tetos / tois {tEtos / toys} –</text:span> de lá, dali</text:p>
      <text:p text:style-name="P4"><text:span text:style-name="T1">Cer {tser} –</text:span> além</text:p>
      <text:p text:style-name="P4"><text:span text:style-name="T1">Cetro {tsEtro} –</text:span> ao além</text:p>
      <text:p text:style-name="P4"><text:span text:style-name="T1">Cetos / ciois {tsEtos / tsyoys} –</text:span> do além</text:p>
      <text:p text:style-name="P4"><text:span text:style-name="T1">Semloc/semquer, semtro, semtos {semlOk/semkEr, sEmtro, sEmtos} –</text:span> algum lugar, alguma parte</text:p>
      <text:p text:style-name="P4"><text:span text:style-name="T1">Quantloc/quanter, quantro, quantos/quantois {kwantlOk/kwAntër, kwAntro, kwAntos/kwantOys} –</text:span> todo lugar, toda parte</text:p>
      <text:p text:style-name="P4"><text:span text:style-name="T1">Neidloc/nequer, netro, netos {neydlOk/neker, nEtro, nEtos} –</text:span> nenhum lugar, nenhuma parte</text:p>
      <text:p text:style-name="P4"><text:span text:style-name="T1">Alyer, altro, altos/alyois {Alyer, Altro, Altos/alyOys} –</text:span> em outro lugar</text:p>
      <text:p text:style-name="P4"><text:tab/>“Esquerda” e “direita” são representados respectivamente por “lev(ter)” e “dex(ter)”, naturalmente que são possíveis formas como levtro/dextro, levtos/dextos.</text:p>
      <text:p text:style-name="P4"><text:tab/>“Lado de fora” e “lado de dentro” são representados respectivamente por “exo” e “eni” <text:span text:style-name="T8">(palavras irregulares)</text:span>, são possíveis formas como extro/extos, entro/entos.</text:p>
      <text:p text:style-name="P4"><text:tab/>Um advérbio de direção pode ser feito com o sufix -worts, como em “Vasya fluvs sreunt marworts” {vAsya fluvz srönt marwOrtz} (todos os rios fluem em direção ao mar).</text:p>
      <text:p text:style-name="P4"><text:tab/>Um advérbio de localidade pode ser feito, raramente, com a terminação -i.</text:p>
      <text:p text:style-name="P4"><text:span text:style-name="T1">Ghomi {gOmi} – </text:span>no chão, em baixo</text:p>
      <text:p text:style-name="P4"><text:span text:style-name="T1">Urbi {Urbi} –</text:span> na cidade</text:p>
      <text:p text:style-name="P4"><text:span text:style-name="T1">Domi {dOmi} –</text:span> em casa</text:p>
      <text:p text:style-name="P4"><text:span text:style-name="T1">Hemi {hEmi} –</text:span> no lar</text:p>
      <text:p text:style-name="P4"><text:tab/><text:span text:style-name="T8">“Cima” é “ub” e “baixo” é “ghom”</text:span></text:p>
      <text:p text:style-name="P19"><text:span text:style-name="T1">Aptos {Aptos} –</text:span> de trás</text:p>
      <text:p text:style-name="P19"/>
      <text:p text:style-name="P4"><text:span text:style-name="T1">Unte {Untë} –</text:span> “por onde?”, “através” ou “durante”</text:p>
      <text:p text:style-name="P4"/>
      <text:p text:style-name="P4"><text:span text:style-name="T1">Qualg? {kwalg} –</text:span> que tipo?</text:p>
      <text:p text:style-name="P4"><text:span text:style-name="T1">Solg, talg {solg, talg} –</text:span> tal</text:p>
      <text:p text:style-name="P4"/>
      <text:p text:style-name="P4"><text:span text:style-name="T1">Quod? {kwod} –</text:span> o quê?</text:p>
      <text:p text:style-name="P4"><text:soft-page-break/><text:span text:style-name="T1">Semject, semquod {semjEkt, semkwOd} –</text:span> alguma coisa</text:p>
      <text:p text:style-name="P4"><text:span text:style-name="T1">Quant(o/um) {kwAnt(o/um)} –</text:span> tudo</text:p>
      <text:p text:style-name="P4"><text:span text:style-name="T1">Khich {qitc} –</text:span> nada mesmo, nada demais</text:p>
      <text:p text:style-name="P35">Quant- pode servir como pronome relativo, basta adicionar os finais de declinação a ele.</text:p>
      <text:p text:style-name="P4"/>
      <text:p text:style-name="P4"><text:span text:style-name="T1">Quan(do) {kwAn(do)}? –</text:span> quando?</text:p>
      <text:p text:style-name="P4"><text:span text:style-name="T1">Kun {kun} –</text:span> quando, que <text:span text:style-name="T8">(expressão de tempo)</text:span></text:p>
      <text:p text:style-name="P34"><text:span text:style-name="T1">Kun gnahsim, mien scol dar ne existit –</text:span> quando nasci, minha escola ainda não existia</text:p>
      <text:p text:style-name="P34"><text:span text:style-name="T1">Ye id dien kun is mohr, vasyi buir trauric –</text:span> No dia em que ele morreu, todos ficaram tristes</text:p>
      <text:p text:style-name="P4"><text:span text:style-name="T1">Yando {yAndo} –</text:span><text:span text:style-name="T5"> às vezes, </text:span>algumas vezes</text:p>
      <text:p text:style-name="P4"><text:span text:style-name="T1">Ops {ops} –</text:span> frequentemente</text:p>
      <text:p text:style-name="P4"><text:span text:style-name="T1">Nun {nun} –</text:span> agora</text:p>
      <text:p text:style-name="P4"><text:span text:style-name="T1">Yant {yant} –</text:span> assim que, tão logo, logo que</text:p>
      <text:p text:style-name="P4"><text:span text:style-name="T1">Tun {tun} –</text:span> então</text:p>
      <text:p text:style-name="P4"><text:span text:style-name="T1">Semper {sEmpër} –</text:span> sempre</text:p>
      <text:p text:style-name="P4"><text:span text:style-name="T1">Naiw(o) {nÄw(o)} –</text:span> nunca</text:p>
      <text:p text:style-name="P4"><text:span text:style-name="T1">Nuntos {nUntos} –</text:span> a partir de agora, desde agora, daqui em diante</text:p>
      <text:p text:style-name="P4"><text:span text:style-name="T1">Tuntos {tUntos} –</text:span> por este tempo, para esta época</text:p>
      <text:p text:style-name="P4"/>
      <text:p text:style-name="P4"><text:span text:style-name="T1">Hol {hol} –</text:span> todo, completo, inteiro <text:span text:style-name="T8">(adjetivo)</text:span></text:p>
      <text:p text:style-name="P4"><text:span text:style-name="T1">Alnos {Alnos} –</text:span> completamente, totalmente <text:span text:style-name="T8">(advérbio)</text:span></text:p>
      <text:p text:style-name="P4"><text:span text:style-name="T1">Ceter {tsEtër} –</text:span> todos os outros, o restante</text:p>
      <text:p text:style-name="P4"/>
      <text:p text:style-name="P4"><text:span text:style-name="T1">Ielg {yelg} –</text:span> cada <text:span text:style-name="T8">(para mais de dois)</text:span></text:p>
      <text:p text:style-name="P4"><text:span text:style-name="T1">Ieter {yEtër} –</text:span> cada <text:span text:style-name="T8">(para um grupo de dois)</text:span></text:p>
      <text:p text:style-name="P4"><text:span text:style-name="T1">Cada {kAda} –</text:span> todos, qualquer</text:p>
      <text:p text:style-name="P4"/>
      <text:h text:style-name="P55" text:outline-level="1">OS VERBOS</text:h>
      <text:p text:style-name="P4"/>
      <text:p text:style-name="P4"><text:tab/>Ah, os verbos… </text:p>
      <text:p text:style-name="P4"/>
      <text:p text:style-name="P4"><text:tab/>Com exceção de três verbos principais, “es” {es}, “hab” {hab} e “woid” {woyd}, os demais verbos são regulares, você só precisa prestar atenção em alguns casos, previstos pelas regras ortográficas.</text:p>
      <text:p text:style-name="P4"/>
      <text:p text:style-name="P4"><text:tab/><text:bookmark-start text:name="__DdeLink__36833_1708279209"/>É comum, em outras línguas, os verbos serem representados em sua forma no infinitivo, como em dicionários por exemplo, mas na língua sambahsa a forma padrão de apresentação dos verbos é na forma de <text:span text:style-name="T2">radical</text:span>. Eu quero que isso fique claro desde já, as traduções do sambahsa para o portiguês serão disponibilizadas no infinitivo, mesmo quando os verbos estejam em sua forma original (somente o radical). Por exemplo: o verbo “sedd” é traduzido para “sentar” (infinitivo no português), mas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4"><text:soft-page-break/></text:p>
      <text:p text:style-name="P4"><text:tab/>Bom, vamos conhecer os verbos irregulares:</text:p>
      <text:p text:style-name="P4"/>
      <text:p text:style-name="P4"><text:span text:style-name="T1">Es {es} –</text:span> ser / estar</text:p>
      <text:p text:style-name="P4"><text:span text:style-name="T1">Hab {hab} –</text:span> ter</text:p>
      <text:p text:style-name="P4"><text:span text:style-name="T1">Woid {woyd} – </text:span>saber</text:p>
      <text:p text:style-name="P4"/>
      <text:p text:style-name="P4"><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4"/>
      <text:p text:style-name="P4"><text:tab/>Preciso fazer um comentário especial a respeito do verbo “woid”. Ele significa “saber”, mas há outro verbo com a mesma tradução que é “gnoh”. A diferença entre “gnoh” e “woid” é que “gnoh” tem um significado mais amplo que “woid”. “Ghoh” significa “saber” e também “conhecer” enquanto “woid” significa apenas “saber”. É esperado que você já saiba a diferença, mas caso ainda reste dúvidas, vejamos alguns exemplos: “saber” (tanto “woid” quanto “gnoh”) significa que você tem o conhecimento de um fato ou informação, como em “ele sabe quando sair” ou “eu sei chinês”; “conhecer” (somente “woid”!) é para expressar a familiaridade com alguém, algum lugar ou algo, como em “eles conhecem Oliver” ou “eu conheço o Chile”.</text:p>
      <text:p text:style-name="P4"/>
      <text:h text:style-name="P3" text:outline-level="2">PRESENTE</text:h>
      <text:p text:style-name="P4"/>
      <text:p text:style-name="P4"><text:tab/>Você já conhece a conjugação do verbo “es” no presente, mas não custa repeti-los:</text:p>
      <text:p text:style-name="P4"/>
      <text:p text:style-name="P4"><text:bookmark-start text:name="__DdeLink__35925_433530823"/><text:span text:style-name="T1">Som {som} –</text:span> sou / estou</text:p>
      <text:p text:style-name="P4"><text:span text:style-name="T1">Es {es} –</text:span> és / estás</text:p>
      <text:p text:style-name="P4"><text:span text:style-name="T1">Est {est} –</text:span> é / está</text:p>
      <text:p text:style-name="P4"><text:span text:style-name="T1">Smos {smos} –</text:span> somos / estamos</text:p>
      <text:p text:style-name="P4"><text:span text:style-name="T1">Ste {ste} –</text:span> sóis /estais</text:p>
      <text:p text:style-name="P4"><text:span text:style-name="T1">Sont {sont} –</text:span> são / estão<text:bookmark-end text:name="__DdeLink__35925_433530823"/></text:p>
      <text:p text:style-name="P4"/>
      <text:p text:style-name="P37">O verbo “ste” é pronunciado {ste} porque {st} não é uma pronúncia viável.</text:p>
      <text:p text:style-name="P4"/>
      <text:p text:style-name="P4"><text:tab/><text:bookmark-start text:name="__DdeLink__35927_433530823"/>Os pronomes foram omitidos, mas você é livre para usá-los também. Veja a mesmíssima conjugação da de cima, mas com os pronomes:</text:p>
      <text:p text:style-name="P4"/>
      <text:p text:style-name="P4"><text:span text:style-name="T1">Io som {yo som} –</text:span> sou / estou</text:p>
      <text:p text:style-name="P4"><text:span text:style-name="T1">Tu es {tu es} –</text:span> és / estás</text:p>
      <text:p text:style-name="P4"><text:span text:style-name="T1">Is/Ia/Id/El est {is/ya/id/el est} –</text:span> é / está</text:p>
      <text:p text:style-name="P4"><text:span text:style-name="T1">Wey smos {wey smos} –</text:span> somos / estamos</text:p>
      <text:p text:style-name="P4"><text:span text:style-name="T1">Yu Ste {yu ste} –</text:span> sóis /estais</text:p>
      <text:p text:style-name="P4"><text:span text:style-name="T1">Ies/Ias/Ia/I sont {yes/yas/ya/i sont} –</text:span> eles são / estão</text:p>
      <text:p text:style-name="P4"/>
      <text:p text:style-name="P4"><text:tab/>A partir daqui vou omitir os pronomes nas conjugações, mas saiba que <text:soft-page-break/>você pode usá-los.<text:bookmark-end text:name="__DdeLink__35927_433530823"/></text:p>
      <text:p text:style-name="P4"/>
      <text:p text:style-name="P4"><text:tab/>Agora vamos conhecer a conjugação dos verbos “hab” e “woid”:</text:p>
      <text:p text:style-name="P4"/>
      <text:p text:style-name="P4"><text:span text:style-name="T1">Ho {ho} –</text:span> tenho</text:p>
      <text:p text:style-name="P4"><text:span text:style-name="T1">Has {has} –</text:span> tens</text:p>
      <text:p text:style-name="P4"><text:span text:style-name="T1">Hat {hat} –</text:span> tem</text:p>
      <text:p text:style-name="P4"><text:span text:style-name="T1">Habmos / Hams {hAbmos / hams} –</text:span> temos</text:p>
      <text:p text:style-name="P4"><text:span text:style-name="T1">Yu habte {yu habd} –</text:span> tendes</text:p>
      <text:p text:style-name="P4"><text:span text:style-name="T1">Habent / Hant {hAbënt / hant} –</text:span> têm</text:p>
      <text:p text:style-name="P4"/>
      <text:p text:style-name="P4"><text:span text:style-name="T1">Woidim {wOydim} –</text:span> sei</text:p>
      <text:p text:style-name="P4"><text:span text:style-name="T1">Woidst(a) {wOydst(a)} –</text:span> sabes</text:p>
      <text:p text:style-name="P4"><text:span text:style-name="T1">Woidit {wOydit} –</text:span> sabe</text:p>
      <text:p text:style-name="P4"><text:span text:style-name="T1">Woidam {woydAm} –</text:span> sabemos</text:p>
      <text:p text:style-name="P4"><text:span text:style-name="T1">Woidat {woydAt} – </text:span>sabeis</text:p>
      <text:p text:style-name="P4"><text:span text:style-name="T1">Woideer {woydEër} – </text:span>sabem</text:p>
      <text:p text:style-name="P37">A conjugação do “woid” não é compulsória.</text:p>
      <text:p text:style-name="P4"/>
      <text:p text:style-name="P4"><text:tab/>A conjugação dos verbos no presente é feito com as seguintes terminações:</text:p>
      <text:p text:style-name="P4"/>
      <text:p text:style-name="P4"><text:span text:style-name="T1">1ª pessoa do singular:</text:span> -m <text:span text:style-name="T8">(quando depois de um som de vogal ou {y})</text:span>, -o <text:span text:style-name="T8">(nos demais casos). Se o radical do verbo termina com -e ou se a adicção do -o for incompatível com a acentuação tônica, não adicione nada e use o pronome pessoa “io”.</text:span></text:p>
      <text:p text:style-name="P4"><text:span text:style-name="T1">2ª pessoa do singular:</text:span> -s</text:p>
      <text:p text:style-name="P4"><text:span text:style-name="T1">3ª pessoa do singular:</text:span> -t</text:p>
      <text:p text:style-name="P4"><text:span text:style-name="T1">1ª pessoa do plural:</text:span> -m(o)s <text:span text:style-name="T8">(use o que for compatível com a acentuação tônica)</text:span></text:p>
      <text:p text:style-name="P4"><text:span text:style-name="T1">2ª pessoa do plural:</text:span> -t(e)</text:p>
      <text:p text:style-name="P4"><text:span text:style-name="T1">3ª pessoa do plural:</text:span> -(e)nt, -e <text:span text:style-name="T8">(use o que for compatível com a acentuação tônica)</text:span></text:p>
      <text:p text:style-name="P4"/>
      <text:p text:style-name="P4"><text:tab/>Vejamos um exemplo:</text:p>
      <text:p text:style-name="P4"/>
      <text:p text:style-name="P4"><text:span text:style-name="T1">Eu te amo –</text:span> te lieubho {te lyÖbo}</text:p>
      <text:p text:style-name="P4"><text:span text:style-name="T1">Tu me amas –</text:span> me lieubhs {me lyÖbs}</text:p>
      <text:p text:style-name="P4"><text:span text:style-name="T1">Ela o ama –</text:span> ia lieubht iom {ya lyÖbt yom}</text:p>
      <text:p text:style-name="P4"><text:span text:style-name="T1">O cachorro ama a mulher –</text:span><text:span text:style-name="T5"> el</text:span> kwaun lieubht iam gwen {el kwAon lyöbt yam gwen}</text:p>
      <text:p text:style-name="P4"><text:span text:style-name="T1">Nós as amamos –</text:span> lieubhmos ians {lyÖbmos yans}</text:p>
      <text:p text:style-name="P4"><text:span text:style-name="T1">Vós nos amais –</text:span> yu lieubhte nos {yu lyÖbt nos}</text:p>
      <text:p text:style-name="P4"><text:span text:style-name="T1">Eles me amam –</text:span> ies lieubhent me {yes lyÖbënt me}</text:p>
      <text:p text:style-name="P4"/>
      <text:p text:style-name="P34">Uma vez que geralmente os pronomes são fáceis de identificar (se eles são nominativos, acusativos, etc) você é livre para mudar a ordem deles na frase, mas mantenha o bom senso para o bom entendimento. Você pode dizer também: <text:bookmark-start text:name="__DdeLink__35959_433530823"/><text:bookmark-start text:name="__DdeLink__35952_433530823"/><text:bookmark-start text:name="__DdeLink__35947_433530823"/><text:span text:style-name="T28">lieubho te, lieubhs </text:span><text:bookmark-end text:name="__DdeLink__35947_433530823"/><text:span text:style-name="T28">me</text:span><text:bookmark-end text:name="__DdeLink__35959_433530823"/><text:bookmark-end text:name="__DdeLink__35952_433530823"/><text:span text:style-name="T28">, </text:span><text:bookmark-start text:name="__DdeLink__35963_433530823"/><text:span text:style-name="T28">io </text:span><text:bookmark-start text:name="__DdeLink__35947_4335308231"/><text:span text:style-name="T28">lieubho te, tu lieubhs </text:span><text:bookmark-end text:name="__DdeLink__35947_4335308231"/><text:span text:style-name="T28">me</text:span><text:bookmark-end text:name="__DdeLink__35963_433530823"/><text:span text:style-name="T28">, </text:span><text:soft-page-break/><text:span text:style-name="T28">te </text:span><text:bookmark-start text:name="__DdeLink__35947_43353082311"/><text:span text:style-name="T28">lieubho io, me lieubhs </text:span><text:bookmark-end text:name="__DdeLink__35947_43353082311"/><text:span text:style-name="T28">tu.</text:span></text:p>
      <text:p text:style-name="P4"/>
      <text:p text:style-name="P4"><text:tab/>Mais um exemplo para fixar bem:</text:p>
      <text:p text:style-name="P4"/>
      <text:p text:style-name="P4"><text:span text:style-name="T1">Aprendo sambahsa –</text:span> euco sambahsa {Öko sambA:sa}</text:p>
      <text:p text:style-name="P4"><text:span text:style-name="T1">Aprendes sambahsa –</text:span> eucs sambahsa {öks sambA:sa}</text:p>
      <text:p text:style-name="P4"><text:span text:style-name="T1">Aprende sambahsa –</text:span> euct sambahsa {ökt sambA:sa}</text:p>
      <text:p text:style-name="P4"><text:span text:style-name="T1">Aprendemos sambahsa –</text:span> eucmos sambahsa {Ökmos sambA:sa}</text:p>
      <text:p text:style-name="P4"><text:span text:style-name="T1">Aprendeis sambahsa –</text:span> yu eucte sambahsa {yu ökt sambA:sa}</text:p>
      <text:p text:style-name="P4"><text:span text:style-name="T1">Aprendem sambahsa –</text:span> eucent sambahsa {Ötsënt sambA:sa}</text:p>
      <text:p text:style-name="P4"/>
      <text:h text:style-name="P3" text:outline-level="2">BREVE EXPLICAÇÃO SOBRE INFIXOS NASAIS</text:h>
      <text:p text:style-name="P4"/>
      <text:p text:style-name="P4"><text:tab/>Ainda falarei sobre os infixos nasais com mais detalhes em um capítulo apropriado, mas como antes disso eu necessitarei que você tenha uma noção desse assunto, eis aqui uma rápida explicação.</text:p>
      <text:p text:style-name="P4"/>
      <text:p text:style-name="P4"><text:tab/>Um verbo com um infixo nasal é aquele que contém um “e” <text:span text:style-name="T2">não</text:span> acentuado tonicamente que está entre a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4"/>
      <text:p text:style-name="P4"><text:tab/>Veja como funciona:<text:tab/></text:p>
      <text:p text:style-name="P4"/>
      <text:p text:style-name="P4"><text:span text:style-name="T1">Lin</text:span><text:span text:style-name="T3">e</text:span><text:span text:style-name="T1">kw →</text:span> linkw</text:p>
      <text:p text:style-name="P4"><text:span text:style-name="T1">Preg</text:span><text:span text:style-name="T3">e</text:span><text:span text:style-name="T1">n →</text:span> pregn</text:p>
      <text:p text:style-name="P4"/>
      <text:p text:style-name="P4"><text:tab/>Você pode questionar: mas pra que isso? Sambahsa se comporta como uma língua natural, se você analisar bem, fica mais agradável para falar com as coisas desse modo, as pessoas naturalmente sentiriam vontade de ignorar esse “e” não acentuado tonicamente. Sem essa regra até poderia ficar um pouco mais fácil, mas não seria muito confortável para falar.</text:p>
      <text:p text:style-name="P4"/>
      <text:h text:style-name="P3" text:outline-level="2">PASSADO</text:h>
      <text:p text:style-name="P4"/>
      <text:p text:style-name="P4"><text:tab/>Há dois tempos no passado para o verbo “es”, pretérito perfeito e pretérito imperfeito, enquanto o primeiro informa uma situação pontual no passado, o segundo trata de uma situação que acontecia durante um tempo contínuo e acabou.</text:p>
      <text:p text:style-name="P4"/>
      <text:p text:style-name="P27">Pretérito perfeito</text:p>
      <text:p text:style-name="P4"><text:span text:style-name="T1">Buim {bwim} –</text:span> fui / estive</text:p>
      <text:p text:style-name="P4"><text:span text:style-name="T1">Buist(a) {bwIst(a)} –</text:span> foste / estiveste</text:p>
      <text:p text:style-name="P4"><text:span text:style-name="T1">Buit {bwit} –</text:span> foi / esteve</text:p>
      <text:p text:style-name="P4"><text:span text:style-name="T1">Buam {bwam} –</text:span> fomos / estivemos</text:p>
      <text:p text:style-name="P4"><text:span text:style-name="T1">Buat {bwat} –</text:span> fostes / estivestes</text:p>
      <text:p text:style-name="P4"><text:span text:style-name="T1">Buir {bwir} –</text:span> foram / estiveram</text:p>
      <text:p text:style-name="P4"><text:soft-page-break/></text:p>
      <text:p text:style-name="P27">Pretérito imperfeito</text:p>
      <text:p text:style-name="P4"><text:span text:style-name="T1">Eem {Eëm} –</text:span> eu era / estava</text:p>
      <text:p text:style-name="P4"><text:span text:style-name="T1">Ees {Eës} –</text:span> tu eras / estavas</text:p>
      <text:p text:style-name="P4"><text:span text:style-name="T1">Eet {Eët} –</text:span> ele era / estava</text:p>
      <text:p text:style-name="P4"><text:span text:style-name="T1">Eemos {Eëmos} –</text:span> éramos / estávamos</text:p>
      <text:p text:style-name="P4"><text:span text:style-name="T1">Yu eete {yu Eët} –</text:span> éreis / estáveis</text:p>
      <text:p text:style-name="P4"><text:span text:style-name="T1">Eent {Eënt} –</text:span> eram / estavam</text:p>
      <text:p text:style-name="P4"/>
      <text:p text:style-name="P4"><text:tab/>Tanto o verbo “hab” quanto o verbo “woid” só possuem o pretérito perfeito.</text:p>
      <text:p text:style-name="P4"/>
      <text:p text:style-name="P4"><text:span text:style-name="T1">Hiebim {hyEbim} –</text:span> tive</text:p>
      <text:p text:style-name="P4"><text:span text:style-name="T1">Hiebst(a) {hyEbst} –</text:span> tiveste</text:p>
      <text:p text:style-name="P4"><text:span text:style-name="T1">Hiebit {hyEbit} –</text:span> teve</text:p>
      <text:p text:style-name="P4"><text:span text:style-name="T1">Hiebam {hyebAm} –</text:span> tivemos</text:p>
      <text:p text:style-name="P4"><text:span text:style-name="T1">Hiebat {hyebAt} –</text:span> tivestes</text:p>
      <text:p text:style-name="P4"><text:span text:style-name="T1">Hiebeer {hyebEër} –</text:span> tiveram</text:p>
      <text:p text:style-name="P4"/>
      <text:p text:style-name="P4"><text:span text:style-name="T1">Woisim {wOyzim} –</text:span> eu soube</text:p>
      <text:p text:style-name="P4"><text:span text:style-name="T1">Woisist {wOyzist} –</text:span> soubeste</text:p>
      <text:p text:style-name="P4"><text:span text:style-name="T1">Woisit {wOyzit} – </text:span>ele/ela soube</text:p>
      <text:p text:style-name="P4"><text:span text:style-name="T1">Woisam {woyzAm} – </text:span>soubemos</text:p>
      <text:p text:style-name="P4"><text:span text:style-name="T1">Woisat {woyzAt} – </text:span>soubestes</text:p>
      <text:p text:style-name="P4"><text:span text:style-name="T1">Woiseer {woyzEër} –</text:span> souberam</text:p>
      <text:p text:style-name="P37">A conjugação do “wois” não é compulsória.</text:p>
      <text:p text:style-name="P4"/>
      <text:p text:style-name="P4"><text:tab/>A conjugação dos verbos no passado é feita com as seguintes terminações:</text:p>
      <text:p text:style-name="P4"/>
      <text:p text:style-name="P4"><text:span text:style-name="T1">1ª pessoa do singular:</text:span> -im</text:p>
      <text:p text:style-name="P4"><text:span text:style-name="T1">2ª pessoa do singular:</text:span> -(i)st(a) <text:span text:style-name="T8">(use o que for compatível com a acentuação tônica)</text:span></text:p>
      <text:p text:style-name="P4"><text:span text:style-name="T1">3ª pessoa do singular:</text:span> -it</text:p>
      <text:p text:style-name="P4"><text:span text:style-name="T1">1ª pessoa do plural:</text:span> -am</text:p>
      <text:p text:style-name="P4"><text:span text:style-name="T1">2ª pessoa do plural:</text:span> -at</text:p>
      <text:p text:style-name="P4"><text:span text:style-name="T1">3ª pessoa do plural:</text:span> -eer <text:span text:style-name="T8">(-r caso o verbo termine com um som de vogal tônica)</text:span></text:p>
      <text:p text:style-name="P4"/>
      <text:p text:style-name="P4"><text:tab/>Entre o radical do verbo e a terminação da conjugação pode vir a ser interessante o uso do -s-, caso o radical do verbo termine com o som de vogal, mas não é obrigatório! Veja um exemplo abaixo:</text:p>
      <text:p text:style-name="P4"><text:span text:style-name="T1">ghyah {gya:} –</text:span> bocejar</text:p>
      <text:p text:style-name="P4"><text:span text:style-name="T1">ghyah + s + it = ghyahsit {gyA:sit} –</text:span> bocejou</text:p>
      <text:p text:style-name="P4"/>
      <text:p text:style-name="P4"><text:tab/>Um exemplo para fixar:</text:p>
      <text:p text:style-name="P4"/>
      <text:p text:style-name="P4"><text:span text:style-name="T1">Franzi a testa –</text:span> brovim {brOvim}</text:p>
      <text:p text:style-name="P4"><text:span text:style-name="T1">Franziste a testa – </text:span>brovist {brOvist} <text:span text:style-name="T8">ou</text:span> brovsta {brOvzta}</text:p>
      <text:p text:style-name="P4"><text:soft-page-break/><text:span text:style-name="T1">Franziu a testa –</text:span> brovit {brOvit}</text:p>
      <text:p text:style-name="P4"><text:span text:style-name="T1">Franzimos a testa –</text:span> brovam {brovAm}</text:p>
      <text:p text:style-name="P4"><text:span text:style-name="T1">Franzistes a testa – </text:span>brovat {brovAt}</text:p>
      <text:p text:style-name="P4"><text:span text:style-name="T1">Franziram a testa –</text:span> broveer {brovEër}</text:p>
      <text:p text:style-name="P34">“Brovista” não é possível porque o “a” mudaria a acentuação tônica da palavra.</text:p>
      <text:p text:style-name="P4"/>
      <text:p text:style-name="P4"><text:tab/>A propósito, “brov” significa também o substantivo “sobrancelha”.</text:p>
      <text:p text:style-name="P18"/>
      <text:p text:style-name="P4"><text:span text:style-name="T1"><text:tab/>Atenção:</text:span> a conjugação de verbos no passado, cujos radicais são alterados, <text:span text:style-name="T2">não</text:span> é compulsória!</text:p>
      <text:p text:style-name="P4"/>
      <text:p text:style-name="P43"><text:bookmark-start text:name="__DdeLink__58134_433530823"/><text:bookmark-start text:name="__DdeLink__58132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4_433530823"/><text:bookmark-end text:name="__DdeLink__58132_433530823"/></text:p>
      <text:p text:style-name="P4"/>
      <text:h text:style-name="P57" text:outline-level="3">NA VERDADE EXISTEM DUAS FORMAS DE REPRESENTAR O PASSADO</text:h>
      <text:p text:style-name="P4"/>
      <text:p text:style-name="P4"><text:tab/>O que você acabou de ver é o passado simples, aquele em que as ações começaram e terminaram no passado e <text:span text:style-name="T3">não</text:span><text:span text:style-name="T2"> deixaram consequências no presente</text:span>. A outra forma verbal do passado é o presente perfeito, em que as ações continuam no presente ou, embora as ações tenham terminado no passado, <text:span text:style-name="T2">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4"/>
      <text:p text:style-name="P4"><text:tab/>Observe os exemplos abaixo para que você entenda as diferenças (note que os (a)s estão no passado simples enquanto os (b)s estão no presente perfeito):</text:p>
      <text:p text:style-name="P4"/>
      <text:p text:style-name="P4"><text:span text:style-name="T1">(1a) Is gwivit in Rome unte oct yars –</text:span> ele viveu em Roma por oito anos</text:p>
      <text:p text:style-name="P4"><text:span text:style-name="T1">(1b) Is hat gwiwt in Rome unte oct yars –</text:span> ele tem vivido em Roma por oito anos</text:p>
      <text:p text:style-name="P4"><text:span text:style-name="T1">(2a) Ia ghiet iom gouverneur –</text:span> ela conheceu o governador<text:line-break/><text:span text:style-name="T1">(2b) Ia hat ghaten iom gouverneur –</text:span> ela conheceu o governador</text:p>
      <text:p text:style-name="P4"><text:span text:style-name="T1">(3a) Lusim mien cleich –</text:span> perdi minha chave</text:p>
      <text:p text:style-name="P4"><text:span text:style-name="T1">(3b) Ho lusen mien cleich –</text:span> perdi minha chave</text:p>
      <text:p text:style-name="P4"/>
      <text:p text:style-name="P4"><text:tab/>Em (1a) a pessoa viveu em Roma no passado, mas hoje vive em outro lugar ou não é mais vivo; em (1b) ele tem vivido em Roma há oito anos e até hoje ele está lá. Em (2a) dá a entender que o governador daquela época não mantém o cargo hoje em dia; em (2b) sabemos que o governador ainda mantêm seu cargo. Em (3a) eu perdi minha chave no passado, mas ou eu a encontrei depois ou isso já não é mais importante atualmente; em (3b) eu <text:soft-page-break/>perdi minha chave e não a encontrei ainda, de forma que ainda sofro as consequências como a de ainda não poder entrar na minha própria casa.</text:p>
      <text:p text:style-name="P4"/>
      <text:h text:style-name="P3" text:outline-level="2">INFINITIVO</text:h>
      <text:p text:style-name="P4"/>
      <text:p text:style-name="P4"><text:tab/>Estava esperando que eu fosse falar do tempo futuro agora, não foi? Deixei para falar sobre o tempo futuro na próxima porque precisarei do infinitivo para explicá-lo.</text:p>
      <text:p text:style-name="P4"/>
      <text:p text:style-name="P4"><text:span text:style-name="T1">Ses {ses} –</text:span> ser / estar</text:p>
      <text:p text:style-name="P4"><text:span text:style-name="T1">Habe {hab} –</text:span> ter</text:p>
      <text:p text:style-name="P4"><text:span text:style-name="T1">Woide {woyd} – </text:span>saber</text:p>
      <text:p text:style-name="P4"/>
      <text:p text:style-name="P4"><text:tab/>Verbos terminados em “e” não tônico não mudam:</text:p>
      <text:p text:style-name="P4"/>
      <text:p text:style-name="P4"><text:span text:style-name="T1">Accepte {ak(t)sEpt(ë)} –</text:span> Accepte <text:span text:style-name="T8">(aceitar)</text:span></text:p>
      <text:p text:style-name="P4"/>
      <text:p text:style-name="P4"><text:tab/>Verbos com infixo nasal o “e” sem acentuação tônica é removido e é adicionado o final -es. </text:p>
      <text:p text:style-name="P4"><text:tab/>Verbos com “ei”{ey} ou “eu”{ö} tem essas partes substituídas respectivamente por “i” e “u” e é adicionado o final -es.</text:p>
      <text:p text:style-name="P4"/>
      <text:p text:style-name="P4"><text:span text:style-name="T1">Linekw {lInëkw}</text:span> – linkwes {lInkwës} <text:span text:style-name="T8">(deixar)</text:span></text:p>
      <text:p text:style-name="P4"><text:span text:style-name="T1">Dreiv {dreyv} –</text:span> drives {drivz} <text:span text:style-name="T8">(flutuar)</text:span></text:p>
      <text:p text:style-name="P4"><text:span text:style-name="T1">Ghieul {giÖl} –</text:span> ghiules {gyüls} <text:span text:style-name="T8">(carbonizar)</text:span></text:p>
      <text:p text:style-name="P4"/>
      <text:p text:style-name="P4"><text:tab/>Nos demais casos basta adicionar o final -e caso isso não altere a sílaba tônica, se a sílaba tônica pode ser alterada, então a palavra simplesmente não é modificada.</text:p>
      <text:p text:style-name="P4"/>
      <text:p text:style-name="P4"><text:span text:style-name="T1">Garabat {garabAt} –</text:span> garabate {garabAt} <text:span text:style-name="T8">(rabiscar)</text:span></text:p>
      <text:p text:style-name="P4"><text:span text:style-name="T1">Hinder {hIndër} – </text:span>hinder {hIndër} <text:span text:style-name="T8">(impedir)</text:span></text:p>
      <text:p text:style-name="P4"/>
      <text:p text:style-name="P4"><text:tab/>Vejamos um exemplo prático:</text:p>
      <text:p text:style-name="P4"/>
      <text:p text:style-name="P4"><text:span text:style-name="T1">Tehrbo kaupe anon {tE:rbo kAop anOn} –</text:span> preciso comprar comida</text:p>
      <text:p text:style-name="P14"><text:span text:style-name="T1">Tehrb {te:rb} –</text:span> precisar, necessitar</text:p>
      <text:p text:style-name="P4"><text:span text:style-name="T9">Kaup {kAop} –</text:span><text:span text:style-name="T8"> comprar</text:span></text:p>
      <text:p text:style-name="P4"/>
      <text:h text:style-name="P57" text:outline-level="3">O USO DO PREPOSIÇÃO “AD” COM VERBOS NO INFINITIVO</text:h>
      <text:p text:style-name="P4"/>
      <text:p text:style-name="P4"><text:tab/>Você conheceu um exemplo do tipo:</text:p>
      <text:p text:style-name="P4"/>
      <text:p text:style-name="P4"><text:span text:style-name="T1">Ghohdim kaupe un wogh {gO:dim kAop un wog} –</text:span> pude comprar um carro</text:p>
      <text:p text:style-name="P4"><text:span text:style-name="T1">Pitim nices un wir {pItim nItsës un wir} –</text:span> tentei matar um homem</text:p>
      <text:p text:style-name="P4"/>
      <text:p text:style-name="P4"><text:tab/>Mas verbos que denotam movimento você deve usar a preposição “ad”, que você conhecerá com mais detalhes em um capítulo mais a frente. Isso <text:soft-page-break/>acontece porque os infinitivos do sambahsa se comportam como substantivos, exceto aqueles não usam nenhum artigo.</text:p>
      <text:p text:style-name="P4"/>
      <text:p text:style-name="P4"><text:span text:style-name="T1">Ia ihsit </text:span><text:span text:style-name="T3">ad</text:span><text:span text:style-name="T1"> vide sien son {ya I:sit ad vid syen son} –</text:span> ela foi ver o seu filho.</text:p>
      <text:p text:style-name="P4"/>
      <text:p text:style-name="P4"><text:tab/>Uma situação onde o verbo é explícitamente usado como um substantivo:</text:p>
      <text:p text:style-name="P4"/>
      <text:p text:style-name="P4"><text:span text:style-name="T1">Is hehlpt iom </text:span><text:span text:style-name="T3">ad</text:span><text:span text:style-name="T1"> tarjmes id dictionar do portughesche {is he:lpt yom ad tArjmës id diktyonAr do portugEc} –</text:span> ele o ajudou a traduzir o dicionário para o português</text:p>
      <text:p text:style-name="P4"/>
      <text:p text:style-name="P4"><text:tab/>Outra situação parecida, mas com dois verbos no infinitivo:</text:p>
      <text:p text:style-name="P4"/>
      <text:p text:style-name="P4"><text:span text:style-name="T1">(Tu) has gwiven kay hehlpe </text:span><text:span text:style-name="T3">ad</text:span><text:span text:style-name="T1"> cree un nov mund {(tu) has gwIvën kay </text:span><text:span text:style-name="T1">he:lp ad crEë un nov mund} –</text:span> você viveu para ajudar a criar um novo mundo </text:p>
      <text:p text:style-name="P4"/>
      <text:h text:style-name="P3" text:outline-level="2">FUTURO</text:h>
      <text:p text:style-name="P4"/>
      <text:p text:style-name="P4"><text:tab/>As conjugações dos três verbos principais:</text:p>
      <text:p text:style-name="P4"/>
      <text:p text:style-name="P4"><text:span text:style-name="T1">Sessiem {sesyEm} –</text:span> serei / estarei</text:p>
      <text:p text:style-name="P4"><text:span text:style-name="T1">Sessies {sesyEs} –</text:span> serás / estarás</text:p>
      <text:p text:style-name="P4"><text:span text:style-name="T1">Sessiet {sesyEt} –</text:span> será / estará</text:p>
      <text:p text:style-name="P4"><text:span text:style-name="T1">Sessiemos {sesyEmos} –</text:span> seremos / estaremos</text:p>
      <text:p text:style-name="P4"><text:span text:style-name="T1">Yu sessiete {yu sesyEt} –</text:span> sereis / estareis</text:p>
      <text:p text:style-name="P4"><text:span text:style-name="T1">Sessient {sesyEnt} –</text:span> serão / estarão</text:p>
      <text:p text:style-name="P4"/>
      <text:p text:style-name="P4"><text:span text:style-name="T1">Habsiem {habsyEm} –</text:span> terei</text:p>
      <text:p text:style-name="P4"><text:span text:style-name="T1">Habsies {habsyEs} –</text:span> terás</text:p>
      <text:p text:style-name="P4"><text:span text:style-name="T1">Habsiet {habsyEt} –</text:span> terá</text:p>
      <text:p text:style-name="P4"><text:span text:style-name="T1">Habsiem(o)s {habsyEm(o)s} –</text:span> teremos</text:p>
      <text:p text:style-name="P4"><text:span text:style-name="T1">Yu habsiete {yu habsyEt} –</text:span> tereis</text:p>
      <text:p text:style-name="P4"><text:span text:style-name="T1">Habsient {habsyEnt} –</text:span> terão</text:p>
      <text:p text:style-name="P4"/>
      <text:p text:style-name="P4"><text:span text:style-name="T1">Woidsiem {woydsyEm} –</text:span> saberei</text:p>
      <text:p text:style-name="P4"><text:span text:style-name="T1">Woidsies {woydsyEs} –</text:span> saberás</text:p>
      <text:p text:style-name="P4"><text:span text:style-name="T1">Woidsiet {woydsyEt} –</text:span> saberá</text:p>
      <text:p text:style-name="P4"><text:span text:style-name="T1">Woidsiem(o)s {woydsyEm(o)s} –</text:span> saberemos</text:p>
      <text:p text:style-name="P4"><text:span text:style-name="T1">Yu woidsiete {yu woydsyEt} –</text:span> sabereis</text:p>
      <text:p text:style-name="P4"><text:span text:style-name="T1">Woidsient {woydsyEnt} –</text:span> saberão</text:p>
      <text:p text:style-name="P4"/>
      <text:p text:style-name="P4"><text:tab/>A conjugação dos verbos no futuro é feita de suas formas:</text:p>
      <text:p text:style-name="P4"/>
      <text:p text:style-name="P4"><text:tab/>Na primeira forma você usa a forma verbal da 2ª pessoa do singular, somado com a partícula “ie” e as conjugações do presente, veja um exemplo abaixo:</text:p>
      <text:p text:style-name="P4"/>
      <text:p text:style-name="P4"><text:soft-page-break/><text:span text:style-name="T1">Permites –</text:span> permitts {permItz} <text:span text:style-name="T8">(2ª pessoa do singular no presente)</text:span></text:p>
      <text:p text:style-name="P4"/>
      <text:p text:style-name="P4"><text:span text:style-name="T1">Permitirei – </text:span>permittsiem {përmitsyEm}</text:p>
      <text:p text:style-name="P4"><text:span text:style-name="T1">Permitirás –</text:span> permittsies {permitsyEs}</text:p>
      <text:p text:style-name="P4"><text:span text:style-name="T1">Permitirá –</text:span> permittsiet {permitsyEt}</text:p>
      <text:p text:style-name="P4"><text:span text:style-name="T1">Permitiremos –</text:span> permittsiem(o)s <text:s/>{permitsyEm(o)s}</text:p>
      <text:p text:style-name="P4"><text:span text:style-name="T1">Permitireis –</text:span> yu permittsiete {yu permitsyEt}</text:p>
      <text:p text:style-name="P4"><text:span text:style-name="T1">Permitirão –</text:span> permittsient <text:s/>{permitsyEnt}</text:p>
      <text:p text:style-name="P4"/>
      <text:p text:style-name="P4"><text:tab/>Na segunda forma você usa o auxiliar sie- (conjugado!) mais o verbo no infinitivo, veja o mesmo exemplo do de cima conjugado dessa forma:</text:p>
      <text:p text:style-name="P4"/>
      <text:p text:style-name="P4"><text:span text:style-name="T1">Irei permitir –</text:span><text:span text:style-name="T5"> siem </text:span>permitte {sy<text:span text:style-name="T5">e</text:span>m permIt}</text:p>
      <text:p text:style-name="P4"><text:span text:style-name="T1">Irás permitir –</text:span> sies permitte {syes permIt}</text:p>
      <text:p text:style-name="P4"><text:span text:style-name="T1">Irá permitir –</text:span> siet permitte{syet permIt}</text:p>
      <text:p text:style-name="P4"><text:span text:style-name="T1">Iremos permitir –</text:span> siem(o)s permitte {sy<text:span text:style-name="T5">E</text:span>m(o)s permIt}</text:p>
      <text:p text:style-name="P4"><text:span text:style-name="T1">Ireis permitir –</text:span> yu siete permitte {yu syet permIt}</text:p>
      <text:p text:style-name="P4"><text:span text:style-name="T1">Irão permitir –</text:span> sient permitte <text:s/>{sy<text:span text:style-name="T5">e</text:span>nt permIt}</text:p>
      <text:p text:style-name="P4"/>
      <text:p text:style-name="P4"><text:tab/>Até que é bem parecido com o português.</text:p>
      <text:p text:style-name="P4"/>
      <text:p text:style-name="P4"><text:tab/>O sambahsa tem uma versão negativa do sie-, que funciona da mesma forma <text:span text:style-name="T8">(isto é, somente como uma partícula independente, mas nunca como um sufixo)</text:span>, é o nie-.</text:p>
      <text:p text:style-name="P4"/>
      <text:p text:style-name="P4"><text:span text:style-name="T1">Não irei permitir –</text:span><text:span text:style-name="T5"> niem </text:span>permitte {ny<text:span text:style-name="T5">e</text:span>m permIt}</text:p>
      <text:p text:style-name="P4"/>
      <text:h text:style-name="P57" text:outline-level="3">O FUTURO PRÓXIMO</text:h>
      <text:p text:style-name="P4"/>
      <text:p text:style-name="P4"><text:tab/>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4"/>
      <text:p text:style-name="P4"><text:span text:style-name="T1">Vou trabalhar –</text:span> vahm orbate {va:m orbAt}</text:p>
      <text:p text:style-name="P4"><text:span text:style-name="T1">Vais trabalhar –</text:span> vahs orbate {va:s orbAt}</text:p>
      <text:p text:style-name="P4"><text:span text:style-name="T1">Vai trabalhar –</text:span> vaht orbate {va:t orbAt}</text:p>
      <text:p text:style-name="P4"><text:span text:style-name="T1">Vamos trabalhar –</text:span> vahmos orbate {vA:mos orbAt}</text:p>
      <text:p text:style-name="P4"><text:span text:style-name="T1">Ides trabalhar –</text:span> yu vahte orbate {yu va:t orbAt}</text:p>
      <text:p text:style-name="P4"><text:span text:style-name="T1">Vão trabalhar –</text:span> vahnt orbate {vA:nt orbAt}</text:p>
      <text:p text:style-name="P4"/>
      <text:h text:style-name="P3" text:outline-level="2"><text:bookmark-start text:name="__DdeLink__35694_1870019565"/>PASSADO DO FUTURO</text:h>
      <text:p text:style-name="P4"/>
      <text:p text:style-name="P4"><text:tab/>São eventos que futuros, mas que já ocorreram nos fatos mencionados. Veja um exemplo abaixo:</text:p>
      <text:p text:style-name="P4"/>
      <text:p text:style-name="P4"><text:tab/><text:span text:style-name="T1">Quando eu retornar, ele já terá saído –</text:span> Quando reicsiem, is habsiet ja likwn</text:p>
      <text:p text:style-name="P4"/>
      <text:p text:style-name="P4"><text:soft-page-break/><text:tab/>Semelhante ao português</text:p>
      <text:p text:style-name="P4"><text:bookmark-end text:name="__DdeLink__35694_1870019565"/></text:p>
      <text:h text:style-name="P3" text:outline-level="2">SUBJUNTIVO</text:h>
      <text:p text:style-name="P4"/>
      <text:p text:style-name="P4"><text:tab/>Indica desejo ou expectativa.</text:p>
      <text:p text:style-name="P4"/>
      <text:p text:style-name="P4"><text:tab/>Somente o verbo “es” possui a conjugação completa nesse modo.</text:p>
      <text:p text:style-name="P4"/>
      <text:p text:style-name="P4"><text:span text:style-name="T1">Io sia {yo sya} –</text:span> seja / esteja</text:p>
      <text:p text:style-name="P4"><text:span text:style-name="T1">Sias {syas} –</text:span> sejas / estejas</text:p>
      <text:p text:style-name="P4"><text:span text:style-name="T1">Is/Ia/Id sia {is/ya/id sya} –</text:span> seja / esteja</text:p>
      <text:p text:style-name="P4"><text:span text:style-name="T1">Siam(o)s {syAm(o)s} –</text:span> sejamos / estejamos</text:p>
      <text:p text:style-name="P4"><text:span text:style-name="T1">Siate {syat} –</text:span> sejais / estejais</text:p>
      <text:p text:style-name="P4"><text:span text:style-name="T1">Siant {syant} –</text:span> sejam / estejam</text:p>
      <text:p text:style-name="P4"/>
      <text:p text:style-name="P4"><text:tab/>Nos demais verbos esse modo só existe no singular. As terminações são:</text:p>
      <text:p text:style-name="P4"/>
      <text:p text:style-name="P4"><text:span text:style-name="T1">1 ª pessoa do singular:</text:span> -a</text:p>
      <text:p text:style-name="P4"><text:span text:style-name="T1">2 ª pessoa do singular:</text:span> -as</text:p>
      <text:p text:style-name="P4"><text:span text:style-name="T1">3 ª pessoa do singular:</text:span> -a</text:p>
      <text:p text:style-name="P4"/>
      <text:p text:style-name="P4"><text:tab/>Com essa terminação se pode fazer um imperativo negativo com o advérbio proibitivo “mae” {may}.</text:p>
      <text:p text:style-name="P4"/>
      <text:p text:style-name="P4"><text:span text:style-name="T1">Mae kaupas {may kAopas} –</text:span> “não compre” <text:span text:style-name="T8">ou</text:span> “não comprarás”</text:p>
      <text:p text:style-name="P4"/>
      <text:h text:style-name="P3" text:outline-level="2">IMPERATIVO</text:h>
      <text:p text:style-name="P4"/>
      <text:p text:style-name="P4"><text:tab/>Indica uma ordem ou pedido.</text:p>
      <text:p text:style-name="P4"/>
      <text:p text:style-name="P4"><text:tab/>As conjugações dos três verbos principais:</text:p>
      <text:p text:style-name="P4"/>
      <text:p text:style-name="P4"><text:span text:style-name="T1">Sdi {sdi} –</text:span> sê <text:span text:style-name="T8">(afirmativo)</text:span> / sejas <text:span text:style-name="T8">(negativo)</text:span><text:span text:style-name="T14"> // está </text:span><text:span text:style-name="T8">(afirmativo)</text:span><text:span text:style-name="T14"> / estejas </text:span><text:span text:style-name="T8">(negativo)</text:span><text:span text:style-name="T14"> </text:span></text:p>
      <text:p text:style-name="P4"><text:span text:style-name="T1">Estu {Estu} –</text:span> seja // esteja</text:p>
      <text:p text:style-name="P4"><text:span text:style-name="T1">Smad ses {smad ses} –</text:span> sejamos // estejamos</text:p>
      <text:p text:style-name="P4"><text:span text:style-name="T1">Ste {ste} –</text:span> sede <text:span text:style-name="T8">(afirmativo)</text:span> / sejais <text:span text:style-name="T8">(negativo) // estai (afirmativo) / estejais (negativo)</text:span><text:span text:style-name="T14"> </text:span></text:p>
      <text:p text:style-name="P4"><text:span text:style-name="T1">Sontu {sOntu} –</text:span> sejam // estejam</text:p>
      <text:p text:style-name="P4"/>
      <text:p text:style-name="P4"><text:span text:style-name="T1">Hab(e) {hab} –</text:span> tem <text:span text:style-name="T8">(afirmativo)</text:span> / tenhas <text:span text:style-name="T8">(negativo)</text:span></text:p>
      <text:p text:style-name="P4"><text:span text:style-name="T1">Smad hab(e) {smad hab} –</text:span> tenhamos</text:p>
      <text:p text:style-name="P4"><text:span text:style-name="T1">Habte {habt} –</text:span> tende <text:span text:style-name="T8">(afirmativo)</text:span> / tenhais <text:span text:style-name="T8">(negativo)</text:span></text:p>
      <text:p text:style-name="P4"/>
      <text:p text:style-name="P4"><text:span text:style-name="T1">Woid(e) {woyd} – </text:span>sabe <text:span text:style-name="T8">(afirmativo)</text:span> / saibas <text:span text:style-name="T8">(negativo)</text:span></text:p>
      <text:p text:style-name="P4"><text:span text:style-name="T1">Smad woide {smad woyd} –</text:span> saibamos</text:p>
      <text:p text:style-name="P4"><text:span text:style-name="T1">Woidte {woydt} –</text:span> sabei <text:span text:style-name="T8">(afirmativo)</text:span> / saibais <text:span text:style-name="T8">(negativo)</text:span></text:p>
      <text:p text:style-name="P4"/>
      <text:p text:style-name="P4"><text:tab/>O imperativo da 2ª pessoa do singular corresponde ao radical do verbo, <text:soft-page-break/>com ou sem o -e no final do verbo, simples assim. </text:p>
      <text:p text:style-name="P4"/>
      <text:p text:style-name="P4"><text:span text:style-name="T1">Saia! –</text:span> linekw! {lInëkw} ou linkwe! {linkw}</text:p>
      <text:p text:style-name="P4"><text:span text:style-name="T1">Coma esta comida –</text:span> edd tod anon {ed tod anOn}</text:p>
      <text:p text:style-name="P4"/>
      <text:p text:style-name="P4"><text:tab/>Na 1ª pessoa do plural, é utilizada a palavra “smad” <text:span text:style-name="T8">(vamos)</text:span> junto ao verbo no infinitivo.</text:p>
      <text:p text:style-name="P4"/>
      <text:p text:style-name="P4"><text:span text:style-name="T1">Smad linkwes {smad lInkwës} –</text:span> vamos sair</text:p>
      <text:p text:style-name="P4"><text:span text:style-name="T1">Smad edde {smad ed} –</text:span> vamos comer</text:p>
      <text:p text:style-name="P4"/>
      <text:p text:style-name="P4"><text:tab/>Na 2ª pessoa do plural, a forma é a mesma do tempo presente, mas sem o pronome pessoal.</text:p>
      <text:p text:style-name="P4"/>
      <text:p text:style-name="P4"><text:span text:style-name="T1">Linkwte {lInkut} –</text:span> deixai <text:span text:style-name="T8">(afirmativo)</text:span> / deixeis <text:span text:style-name="T8">(negativo)</text:span></text:p>
      <text:p text:style-name="P4"><text:span text:style-name="T1">Eddte {edt} -</text:span> comei <text:span text:style-name="T8">(afirmativo)</text:span> / comais <text:span text:style-name="T8">(negativo)</text:span></text:p>
      <text:p text:style-name="P4"/>
      <text:h text:style-name="P3" text:outline-level="2">CONDICIONAL</text:h>
      <text:p text:style-name="P4"/>
      <text:p text:style-name="P4"><text:span text:style-name="T1">Esiem {ezyEm} –</text:span> seria / estaria</text:p>
      <text:p text:style-name="P4"><text:span text:style-name="T1">Esies {ezyEs} –</text:span> serias / estarias</text:p>
      <text:p text:style-name="P4"><text:span text:style-name="T1">Esiet {ezyEt} –</text:span> seria / estaria</text:p>
      <text:p text:style-name="P4"><text:span text:style-name="T1">Esiem(o)s {ezyEm(o)s} –</text:span> seríamos / estaríamos</text:p>
      <text:p text:style-name="P4"><text:span text:style-name="T1">Yu esiete {yu ezyEt} –</text:span> seríeis / estaríeis</text:p>
      <text:p text:style-name="P4"><text:span text:style-name="T1">Esient {ezyEnt} –</text:span> seriam / estariam</text:p>
      <text:p text:style-name="P4"/>
      <text:p text:style-name="P4"><text:span text:style-name="T1">Habiem {habyEm} –</text:span> teria</text:p>
      <text:p text:style-name="P4"><text:span text:style-name="T1">Habies {habyEs} –</text:span> terias</text:p>
      <text:p text:style-name="P4"><text:span text:style-name="T1">Habiet {habyEt} –</text:span> teria</text:p>
      <text:p text:style-name="P4"><text:span text:style-name="T1">Habiem(o)s {habyEm(o)s} –</text:span> teríamos</text:p>
      <text:p text:style-name="P4"><text:span text:style-name="T1">Yu habiete {yu habyEt} –</text:span> teríeis</text:p>
      <text:p text:style-name="P4"><text:span text:style-name="T1">Habient {habyEnt} –</text:span> teriam</text:p>
      <text:p text:style-name="P4"/>
      <text:p text:style-name="P4"><text:span text:style-name="T1">Woidiem {woydyEm} –</text:span> saberia</text:p>
      <text:p text:style-name="P4"><text:span text:style-name="T1">Woidies {woydyEs} –</text:span> saberias</text:p>
      <text:p text:style-name="P4"><text:span text:style-name="T1">Woidiet {woydyEt} –</text:span> saberia</text:p>
      <text:p text:style-name="P4"><text:span text:style-name="T1">Woidiem(o)s {woydyEm(o)s} –</text:span> saberíamos</text:p>
      <text:p text:style-name="P4"><text:span text:style-name="T1">Yu woidiete {woydyEt} –</text:span> saberíeis</text:p>
      <text:p text:style-name="P4"><text:span text:style-name="T1">Woidient {woydyEnt} –</text:span> saberiam</text:p>
      <text:p text:style-name="P4"/>
      <text:p text:style-name="P4"><text:tab/>Esse modo verbal é feito juntando o radical do verbo + “ie” + terminação do tempo verbal presente.</text:p>
      <text:p text:style-name="P4"/>
      <text:p text:style-name="P4"><text:span text:style-name="T1">Eu comeria –</text:span> eddiem {edyEm}</text:p>
      <text:p text:style-name="P4"><text:span text:style-name="T1">Tu comerias –</text:span> eddies {edyEs}</text:p>
      <text:p text:style-name="P4"><text:span text:style-name="T1">Ele/Ela comeria –</text:span> eddiet {edyEt}</text:p>
      <text:p text:style-name="P4"><text:span text:style-name="T1">Nós comeríamos –</text:span> eddiemos {edyEm(o)s}</text:p>
      <text:p text:style-name="P4"><text:span text:style-name="T1">Vós comeríeis –</text:span> yu eddiete {yu edyEt}</text:p>
      <text:p text:style-name="P4"><text:span text:style-name="T1">Eles comeriam –</text:span> eddient {edyEnt}</text:p>
      <text:p text:style-name="P4"><text:soft-page-break/></text:p>
      <text:h text:style-name="P57" text:outline-level="3">MAS E QUANTO AOS VERBOS QUE JÁ TERMINAM EM “IE”?</text:h>
      <text:p text:style-name="P4"/>
      <text:p text:style-name="P4"><text:tab/>Quanto a esses, troque o “ie” por “icie”. Vejamos o verbo “edifie” {edIfye}, que significa “construir” ou “edificar”.</text:p>
      <text:p text:style-name="P4"/>
      <text:p text:style-name="P4"><text:span text:style-name="T1">Eu edificaria –</text:span> edificiem {edifitsyEm}</text:p>
      <text:p text:style-name="P4"><text:span text:style-name="T1">Tu edificarias –</text:span> edificies {edifitsyEs}</text:p>
      <text:p text:style-name="P4"><text:span text:style-name="T1">Ele/Ela edificaria –</text:span> edificiet {edifitsyEt}</text:p>
      <text:p text:style-name="P4"><text:span text:style-name="T1">Nós edificaríamos –</text:span> edificiemos {edifitsyEm(o)s}</text:p>
      <text:p text:style-name="P4"><text:span text:style-name="T1">Vós edificaríeis –</text:span> yu edificiete {yu edifitsyEt}</text:p>
      <text:p text:style-name="P4"><text:span text:style-name="T1">Eles edificariam –</text:span> edificient {edifitsyEnt}</text:p>
      <text:p text:style-name="P4"/>
      <text:h text:style-name="P3" text:outline-level="2">CATEGORIAIS DE RADICAIS VERBAIS</text:h>
      <text:p text:style-name="P4"/>
      <text:p text:style-name="P4"><text:tab/>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8">(como o particípio passivo do passado “comido” que vem do verbo “comer”)</text:span>.</text:p>
      <text:p text:style-name="P4"/>
      <text:h text:style-name="P57" text:outline-level="3">INFIXOS NASAIS</text:h>
      <text:p text:style-name="P4"/>
      <text:p text:style-name="P4"><text:tab/>A partir daqui até o final deste sub-capítulo de <text:span text:style-name="T1">INFIXO NASAL</text:span>, o texto será praticamente uma tradução do livro <text:span text:style-name="T8">The Grammar Of Sambahsa-</text:span><text:span text:style-name="T8">Mundialect In English</text:span>, do Dr. Olivier Simon.</text:p>
      <text:p text:style-name="P4"/>
      <text:p text:style-name="P4"><text:tab/>São verbos com infixo nasal os que seguem os seguintes requisitos: </text:p>
      <text:list xml:id="list8356832073645271244" text:style-name="L4">
        <text:list-item>
          <text:p text:style-name="P62">Um “e” sem acentuação tônica como última vogal e esse “e” está entre consoantes</text:p>
        </text:list-item>
        <text:list-item>
          <text:p text:style-name="P62">Uma dessas consoantes deve ser “m” ou “n”</text:p>
        </text:list-item>
      </text:list>
      <text:p text:style-name="P4"/>
      <text:p text:style-name="P4"><text:tab/>Vamos trabalhar com as seguintes palavras:</text:p>
      <text:p text:style-name="P4"/>
      <text:p text:style-name="P4"><text:span text:style-name="T1">Linekw {lInëkw} –</text:span> deixar</text:p>
      <text:p text:style-name="P4"><text:span text:style-name="T1">Pressem {prEsëm} –</text:span> pressionar</text:p>
      <text:p text:style-name="P4"><text:span text:style-name="T1">Scinesd {sInësd} –</text:span> dividir <text:span text:style-name="T8">(verbo transitivo)</text:span></text:p>
      <text:p text:style-name="P4"><text:span text:style-name="T1">Annem {Anëm} –</text:span> respirar</text:p>
      <text:p text:style-name="P4"><text:span text:style-name="T1">Pregen {prEdjën} –</text:span> imbuir, impregnar</text:p>
      <text:p text:style-name="P4"/>
      <text:p text:style-name="P4"><text:tab/>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4"/>
      <text:p text:style-name="P4">Linkwo, linkws, linkwt, linkwm(o)s,yu linkwte, linkwnt {lInkunt}</text:p>
      <text:p text:style-name="P4">Premo, prems, premt, premmos, yu premte, preme(nt)</text:p>
      <text:p text:style-name="P4">Scindo, scinds, scindt, scindmos, yu scindte, scinde(nt)</text:p>
      <text:p text:style-name="P4">Annmo, annems, annemt, annmmos, yu annemt, annment</text:p>
      <text:p text:style-name="P14"><text:soft-page-break/>(“annmt” e “annms” seriam impronunciáveis)</text:p>
      <text:p text:style-name="P4">Pregno {prEnyo}, pregens {prEdjëns}, pregent, pregnems {prEnyëms}, yu pregent, pregne(nt)</text:p>
      <text:p text:style-name="P4"/>
      <text:p text:style-name="P4"><text:tab/>Todos os verbos, com ou sem infixo nasal, um “e” pode ser colocado entre o radical do verbo e a terminação da conjugação para que a palavra seja pronunciável. Veja esse caso com o verbo “storgn”.</text:p>
      <text:p text:style-name="P4"/>
      <text:p text:style-name="P4">Storgno, storgnes, storgnet, storgnems, yu storgnet, storgne(nt)</text:p>
      <text:p text:style-name="P4"/>
      <text:p text:style-name="P4"><text:tab/>Verbos que tem um “e” sem acentuação tônica no final são conjugados da seguinte maneira:</text:p>
      <text:p text:style-name="P4"/>
      <text:p text:style-name="P4">Io entre, entres, entret, entrems, yu entret, entre(nt)</text:p>
      <text:p text:style-name="P35">É isso mesmo o que você viu, o verbo não se modifica na conjugação da 1ª pessoa do singular, é até por isso que é utilizado o pronome “io”.</text:p>
      <text:p text:style-name="P4"/>
      <text:p text:style-name="P4"><text:tab/>Verbos cuja última vogal não tem acentuação tônica e está atrás de uma consoante seguem o mesmo padrão:</text:p>
      <text:p text:style-name="P4"/>
      <text:p text:style-name="P4">Io hinder, hinders, hindert, hinderms, yu hindert, hindernt</text:p>
      <text:p text:style-name="P35">É “hinder” e não “hindere” porque “hindere” modificaria a acentuação tônica {hindEr}</text:p>
      <text:p text:style-name="P4"/>
      <text:p text:style-name="P4"><text:tab/>No tempo passado e derivados, o verbo, além de perder o “e” não acentuado tônicamente, perde o infixo nasal.</text:p>
      <text:p text:style-name="P4"/>
      <text:p text:style-name="P4"><text:span text:style-name="T1">Linekw –</text:span> likwim, likwist, likwit, likwam, likwat, likweer</text:p>
      <text:p text:style-name="P4"><text:span text:style-name="T1">Pressem –</text:span> pressim, pressist, pressit, pressam, pressat, presseer</text:p>
      <text:p text:style-name="P4"><text:span text:style-name="T1">Annem – </text:span>annim, annist, annit, annam, annat, anneer</text:p>
      <text:p text:style-name="P4"/>
      <text:p text:style-name="P4"><text:tab/>No português o infixo nasal meio que ocorre, como nas palavras “corromper” e “corrupto”</text:p>
      <text:p text:style-name="P4"/>
      <text:h text:style-name="P57" text:outline-level="3">VERBOS COM “EH” + CONSOANTE</text:h>
      <text:p text:style-name="P4"/>
      <text:p text:style-name="P4"><text:tab/><text:span text:style-name="T6">Verbos com uma vogal “eh” seguida de uma consoante, o “eh” torna-se “oh” quando usado </text:span><text:span text:style-name="T6">no pretérito e particípio do passado.</text:span></text:p>
      <text:p text:style-name="P28"/>
      <text:p text:style-name="P4"><text:span text:style-name="T7">Ghehd –</text:span><text:span text:style-name="T6"> poder, ser capaz de</text:span></text:p>
      <text:p text:style-name="P4"><text:span text:style-name="T7">Presente:</text:span><text:span text:style-name="T6"> ghehdo, ghehds, ghehdt, ghehdmos, yu ghehdte, ghehde(nt)</text:span></text:p>
      <text:p text:style-name="P4"><text:span text:style-name="T7">Infinitivo:</text:span><text:span text:style-name="T6"> ghehde</text:span></text:p>
      <text:p text:style-name="P4"><text:span text:style-name="T7">Pretérito:</text:span><text:span text:style-name="T6"> io ghohd, tu ghohd…</text:span></text:p>
      <text:p text:style-name="P14"><text:span text:style-name="T7">Ou:</text:span><text:span text:style-name="T6"> ghohdim, ghohdist/ghohdst(a), ghohdit, ghohdam, ghohdat, ghohdeer</text:span></text:p>
      <text:p text:style-name="P4"><text:span text:style-name="T7">Particípio no passado:</text:span><text:span text:style-name="T6"> ghohdt / ghohden</text:span></text:p>
      <text:p text:style-name="P4"/>
      <text:h text:style-name="P57" text:outline-level="3">VERBOS COM “EU” E “EI”</text:h>
      <text:p text:style-name="P4"/>
      <text:p text:style-name="P28"><text:tab/>Verbos com <text:s/>“eu” ou “ei”, no interior da palavra, tem essas partes <text:soft-page-break/>mudadas respectivamente para “i” e “u” quando usados no infinitivo, pretérito ou particípio do passado.</text:p>
      <text:p text:style-name="P28"/>
      <text:p text:style-name="P4"><text:span text:style-name="T7">Kheiss –</text:span><text:span text:style-name="T6"> sentir</text:span></text:p>
      <text:p text:style-name="P4"><text:span text:style-name="T7">Presente:</text:span><text:span text:style-name="T6"> kheisso, tu kheiss, kheisst, kheissmos, yu kheisste, kheisse(nt)</text:span></text:p>
      <text:p text:style-name="P17">“tu” é compulsório antes de “kheiss” porque a terminação não pode ser ouvida</text:p>
      <text:p text:style-name="P4"><text:span text:style-name="T7">Infinitivo:</text:span><text:span text:style-name="T6"> khisses {qIsës}</text:span></text:p>
      <text:p text:style-name="P4"><text:span text:style-name="T7">Pretérito:</text:span><text:span text:style-name="T6"> io khiss, tu khiss… </text:span></text:p>
      <text:p text:style-name="P14"><text:span text:style-name="T7">Ou:</text:span><text:span text:style-name="T6"> khissim, khisst(a) / khissist, khissit, khissam, khissat, khisseer</text:span></text:p>
      <text:p text:style-name="P4"><text:span text:style-name="T7">Particípio no passado:</text:span><text:span text:style-name="T6"> khisst / khissen</text:span></text:p>
      <text:p text:style-name="P4"/>
      <text:p text:style-name="P4"><text:span text:style-name="T1">Neic –</text:span> matar, assassinar</text:p>
      <text:p text:style-name="P4"><text:span text:style-name="T1">Presente:</text:span> neico, neics, neict, neicmos, yu neicte, neice(nt)</text:p>
      <text:p text:style-name="P4"><text:span text:style-name="T1">Infintivo:</text:span> nices {nItsës}</text:p>
      <text:p text:style-name="P4"><text:span text:style-name="T1">Pretérito:</text:span> io nic, tu nic…</text:p>
      <text:p text:style-name="P14"><text:span text:style-name="T1">Ou:</text:span> nicim, nicst(a) / nicist, nicit, nicam, nicat, niceer</text:p>
      <text:p text:style-name="P4"><text:span text:style-name="T1">Particípio no passado:</text:span> nict / nicen</text:p>
      <text:p text:style-name="P4"/>
      <text:h text:style-name="P57" text:outline-level="3">VERBOS COM “A”</text:h>
      <text:p text:style-name="P4"/>
      <text:p text:style-name="P4"><text:tab/>Verbos com “a” no interior da palavra, o mesmo vale para os ditongos “au” ou “ay”, tem o seu “a” trocado por “ie” quando no pretérito, mas o “a” é mantido no particípio do passado.</text:p>
      <text:p text:style-name="P4"/>
      <text:p text:style-name="P4"><text:span text:style-name="T1">nak –</text:span> alcançar</text:p>
      <text:p text:style-name="P4"><text:span text:style-name="T1">Presente:</text:span> nako, nacs, nact, nakmos, yu nacte, nake(nt)</text:p>
      <text:p text:style-name="P4"><text:span text:style-name="T1">Infinitivo:</text:span> nake</text:p>
      <text:p text:style-name="P4"><text:span text:style-name="T1">Pretérito:</text:span> io niek, tu niek…</text:p>
      <text:p text:style-name="P14"><text:span text:style-name="T1">Ou:</text:span> niekim, niecst(a)/niekist, niekit, niekam, niekat, niekeer</text:p>
      <text:p text:style-name="P14">Nakim, nacsta… são possíveis, mas na verdade nunca usados.</text:p>
      <text:p text:style-name="P4"><text:span text:style-name="T1">Particípio no passado:</text:span> nact / naken</text:p>
      <text:p text:style-name="P4"/>
      <text:p text:style-name="P4"><text:span text:style-name="T1">sayg –</text:span> dizer</text:p>
      <text:p text:style-name="P4"><text:span text:style-name="T1">Presente:</text:span> saygo, saycs, sayct, saygmos, yu saycte, sayge(nt)</text:p>
      <text:p text:style-name="P4"><text:span text:style-name="T1">Infinitivo:</text:span> sayge</text:p>
      <text:p text:style-name="P4"><text:span text:style-name="T1">Pretérito:</text:span> io sieyg, tu sieycst…</text:p>
      <text:p text:style-name="P14"><text:span text:style-name="T1">Ou:</text:span> sieygim, sieycst(a)/sieygist, sieygit, sieygam, sieygat, sieygeer</text:p>
      <text:p text:style-name="P14">“Sieygim” é quase nunca usado.</text:p>
      <text:p text:style-name="P4"><text:span text:style-name="T1">Particípio no passado:</text:span> sayct / saygen</text:p>
      <text:p text:style-name="P4"/>
      <text:p text:style-name="P4"><text:span text:style-name="T1">aur –</text:span> escutar</text:p>
      <text:p text:style-name="P4"><text:span text:style-name="T1">Presente:</text:span> auro, aurs, aurt, aurm(o)s, yu aurte, aurnt</text:p>
      <text:p text:style-name="P4"><text:span text:style-name="T1">Infinitivo:</text:span> aure</text:p>
      <text:p text:style-name="P4"><text:span text:style-name="T1">Pretérito:</text:span> io ieur, tu ieurst…</text:p>
      <text:p text:style-name="P14"><text:span text:style-name="T1">Ou:</text:span> ieurim, ieurst(a)/ieurist, ieurit, ieuram, ieurat, ieureer</text:p>
      <text:p text:style-name="P4"><text:span text:style-name="T1">Particípio no passado:</text:span> aurt / aur(e)n</text:p>
      <text:p text:style-name="P4"/>
      <text:h text:style-name="P57" text:outline-level="3"><text:soft-page-break/>AS REGRAS DE VON WAHL</text:h>
      <text:p text:style-name="P4"/>
      <text:p text:style-name="P4"><text:tab/>O final desses verbos se modificam no pretérito e no particípio do passado:</text:p>
      <text:p text:style-name="P4"/>
      <table:table table:name="Tabela1" table:style-name="Tabela1">
        <table:table-column table:style-name="Tabela1.A"/>
        <table:table-column table:style-name="Tabela1.B"/>
        <table:table-row>
          <table:table-cell table:style-name="Tabela1.A1" office:value-type="string">
            <text:p text:style-name="P23">Original</text:p>
          </table:table-cell>
          <table:table-cell table:style-name="Tabela1.B1" office:value-type="string">
            <text:p text:style-name="P23">Após a mudança</text:p>
          </table:table-cell>
        </table:table-row>
        <table:table-row>
          <table:table-cell table:style-name="Tabela1.A2" office:value-type="string">
            <text:p text:style-name="P23">-d</text:p>
          </table:table-cell>
          <table:table-cell table:style-name="Tabela1.B2" office:value-type="string">
            <text:p text:style-name="P22">-s</text:p>
          </table:table-cell>
        </table:table-row>
        <table:table-row>
          <table:table-cell table:style-name="Tabela1.A2" office:value-type="string">
            <text:p text:style-name="P23">-dd / -tt</text:p>
          </table:table-cell>
          <table:table-cell table:style-name="Tabela1.B2" office:value-type="string">
            <text:p text:style-name="P22">-ss</text:p>
          </table:table-cell>
        </table:table-row>
        <table:table-row>
          <table:table-cell table:style-name="Tabela1.A2" office:value-type="string">
            <text:p text:style-name="P23">-rt / -rr / -rg</text:p>
          </table:table-cell>
          <table:table-cell table:style-name="Tabela1.B2" office:value-type="string">
            <text:p text:style-name="P22">-rs</text:p>
          </table:table-cell>
        </table:table-row>
        <table:table-row>
          <table:table-cell table:style-name="Tabela1.A2" office:value-type="string">
            <text:p text:style-name="P23">-lg</text:p>
          </table:table-cell>
          <table:table-cell table:style-name="Tabela1.B2" office:value-type="string">
            <text:p text:style-name="P22">-ls</text:p>
          </table:table-cell>
        </table:table-row>
        <table:table-row>
          <table:table-cell table:style-name="Tabela1.A2" office:value-type="string">
            <text:p text:style-name="P23">-ct</text:p>
          </table:table-cell>
          <table:table-cell table:style-name="Tabela1.B2" office:value-type="string">
            <text:p text:style-name="P22">-x</text:p>
          </table:table-cell>
        </table:table-row>
      </table:table>
      <text:p text:style-name="P4"/>
      <text:p text:style-name="P4"><text:tab/>Verbos terminados em -v seguem o mesmo procedimento que -t, mas apenas para o seu particípio no passado. Se o -v vier depois de “o” ou “u”, ele é removido, de outra forma, ele será trocado por -w.</text:p>
      <text:p text:style-name="P4"><text:span text:style-name="T1">Solv –</text:span> solwt</text:p>
      <text:p text:style-name="P4"><text:span text:style-name="T1">Lav –</text:span> lawt</text:p>
      <text:p text:style-name="P4"/>
      <text:p text:style-name="P4"><text:tab/>Em outras formas o -v desaparece.</text:p>
      <text:p text:style-name="P4"/>
      <text:p text:style-name="P4"><text:span text:style-name="T1">mov – </text:span>mot</text:p>
      <text:p text:style-name="P4"/>
      <text:p text:style-name="P4"><text:span text:style-name="T1">Clud –</text:span> fechar</text:p>
      <text:p text:style-name="P4"><text:span text:style-name="T1">Presente:</text:span> cludo, cluds, cludt, cludmos, yu cludte, clude(nt)</text:p>
      <text:p text:style-name="P4"><text:span text:style-name="T1">Infinitivo:</text:span> clude</text:p>
      <text:p text:style-name="P4"><text:span text:style-name="T1">Pretérito:</text:span> io clus, tu clusst…</text:p>
      <text:p text:style-name="P14"><text:span text:style-name="T1">Ou:</text:span> clusim, clusst(a)/clusist, clusit, clusam, clusat, cluseer</text:p>
      <text:p text:style-name="P4"><text:span text:style-name="T1">Particípio no passado:</text:span> clus / cluden</text:p>
      <text:p text:style-name="P4"/>
      <text:p text:style-name="P4"><text:span text:style-name="T1">Sedd <text:s/>–</text:span> sentar</text:p>
      <text:p text:style-name="P4"><text:span text:style-name="T1">Presente:</text:span> seddo, sedds, seddt, seddmos, yu seddte, sedde(nt)</text:p>
      <text:p text:style-name="P4"><text:span text:style-name="T1">Infinitivo:</text:span> sedde</text:p>
      <text:p text:style-name="P4"><text:span text:style-name="T1">Pretérito</text:span>: io sess, tu sesst…</text:p>
      <text:p text:style-name="P14"><text:span text:style-name="T1">Ou:</text:span> sessim, sesst(a)/sessist, sessit, sessam, sessat, sesseer</text:p>
      <text:p text:style-name="P4"><text:span text:style-name="T1">Particípio no passado:</text:span> sess / sedden</text:p>
      <text:p text:style-name="P4"/>
      <text:p text:style-name="P4"><text:span text:style-name="T1">Permitt –</text:span> permitir</text:p>
      <text:p text:style-name="P4"><text:span text:style-name="T1">Presente:</text:span> permitto, permitts, permitt, permittmos, yu permitte, permitte(nt)</text:p>
      <text:p text:style-name="P4"><text:span text:style-name="T1">Infinitivo:</text:span> permitte</text:p>
      <text:p text:style-name="P4"><text:span text:style-name="T1">Pretérito:</text:span> io permiss, tu permisst…</text:p>
      <text:p text:style-name="P14"><text:span text:style-name="T1">Ou:</text:span> permissim, permisst(a)/permissist, permissit, permissam, permissat, permisseer</text:p>
      <text:p text:style-name="P4"><text:span text:style-name="T1">Particípio no passado:</text:span> permiss / permitten</text:p>
      <text:p text:style-name="P4"/>
      <text:p text:style-name="P4"><text:span text:style-name="T1">Volg –</text:span> virar-se</text:p>
      <text:p text:style-name="P4"><text:span text:style-name="T1">Presente:</text:span> volgo, volcs, volct, volgmos, yu volcte, volge(nt)</text:p>
      <text:p text:style-name="P4"><text:span text:style-name="T1">Infinitivo:</text:span> volge</text:p>
      <text:p text:style-name="P4"><text:soft-page-break/><text:span text:style-name="T1">Pretérito: </text:span>io vols, tu volsst…</text:p>
      <text:p text:style-name="P14"><text:span text:style-name="T1">Ou:</text:span> volsim, volsst(a)/volsist, volsit, volsam, volsat, volseer</text:p>
      <text:p text:style-name="P4"><text:span text:style-name="T1">Particípio no passado:</text:span> vols / volgen</text:p>
      <text:p text:style-name="P4"/>
      <text:p text:style-name="P4"><text:span text:style-name="T1">Curr –</text:span> correr</text:p>
      <text:p text:style-name="P4"><text:span text:style-name="T1">Presente:</text:span> curro, currs, currt, currm(o)s, yu currte, curre(nt)</text:p>
      <text:p text:style-name="P4"><text:span text:style-name="T1">Infinitivo:</text:span> curre</text:p>
      <text:p text:style-name="P4"><text:span text:style-name="T1">Pretérito:</text:span> io curs, tu curst…</text:p>
      <text:p text:style-name="P14"><text:span text:style-name="T1">Ou:</text:span> cursim, curst(a)/cursist, cursit, cursam, cursat, curseer</text:p>
      <text:p text:style-name="P4"><text:span text:style-name="T1">Particípio no passado:</text:span> curs / curren</text:p>
      <text:p text:style-name="P4"/>
      <text:h text:style-name="P57" text:outline-level="3">TERMINADOS COM UMA VOGAL ACENTUADA TÔNICAMENTE</text:h>
      <text:p text:style-name="P4"/>
      <text:p text:style-name="P4"><text:tab/>Verbos terminados com uma vogal acentuada tonicamente, ou com um -h logo após a vogal, seguem o padrão abaixo:</text:p>
      <text:p text:style-name="P4"/>
      <text:p text:style-name="P4"><text:span text:style-name="T1">Gwah –</text:span> ir para</text:p>
      <text:p text:style-name="P4"><text:span text:style-name="T1">Presente:</text:span> gwahm, gwahs, gwaht, gwahm(o)s, yu gwahte, gwahnt</text:p>
      <text:p text:style-name="P4"><text:span text:style-name="T1">Infinitivo:</text:span> gwahe</text:p>
      <text:p text:style-name="P4"><text:span text:style-name="T1">Pretérito:</text:span> gwahsim, gwahst(a)/gwahsist, gwahsit, gwahsam, gwahsat, gwahr</text:p>
      <text:p text:style-name="P4"><text:span text:style-name="T1">Particípio no passado:</text:span> gwaht / gwahn</text:p>
      <text:p text:style-name="P4"/>
      <text:h text:style-name="P57" text:outline-level="3">DEMAIS VERBOS</text:h>
      <text:p text:style-name="P4"/>
      <text:p text:style-name="P4"><text:tab/>Seguem as regras normalmente e exigem a conjugação no pretérito.</text:p>
      <text:p text:style-name="P4"/>
      <text:p text:style-name="P4"><text:span text:style-name="T1">Duc –</text:span> liderar</text:p>
      <text:p text:style-name="P4"><text:span text:style-name="T1">Presente:</text:span> duco, ducs, duct, ducmos, yu ducte, ducent</text:p>
      <text:p text:style-name="P4"><text:span text:style-name="T1">Infinitivo: </text:span>duce {düts}</text:p>
      <text:p text:style-name="P4"><text:span text:style-name="T1">Pretérito:</text:span> duxim, ducst(a)/duxist, duxit, duxam, duxat, duxeer</text:p>
      <text:p text:style-name="P14">Você pode dizer também “ducim”, “ducit”. Foi escolhido o “duxim” aqui por razões etimológicas, porque o latim tem o “dux-” como pretérito de “duc-”.</text:p>
      <text:p text:style-name="P4"><text:span text:style-name="T1">Particípio no passado: </text:span>duct / ducen</text:p>
      <text:p text:style-name="P4"/>
      <text:p text:style-name="P4"><text:tab/>A acentuação tônica deve cair na mesma sílaba para todas as pessoas no tempo presente.</text:p>
      <text:p text:style-name="P4"/>
      <text:p text:style-name="P4"><text:tab/><text:bookmark-start text:name="__DdeLink__37682_1262037166"/>Em todos os tempos verbais, com exceção dos infixos nasais, o “e” não acentuado tonicamente entre duas consoantes, quando este conjunto está no final da palavra, pode ser removido caso a junção dessas duas consoantes muda a pronúncia da primeira consoante.<text:bookmark-end text:name="__DdeLink__37682_1262037166"/></text:p>
      <text:p text:style-name="P4"/>
      <text:h text:style-name="P3" text:outline-level="2">AFIXOS VERBAIS</text:h>
      <text:p text:style-name="P4"/>
      <text:p text:style-name="P4"><text:tab/>Nos exemplos abaixo usarei palavras no gerúndio e também farei uso de pronomes reflexivos, não se preocupe com eles, foque-se apenas nos afixos verbais e como eles mudam os verbos. Falarei depois sobre gerúndios e pronomes reflexivos.</text:p>
      <text:p text:style-name="P4"/>
      <text:p text:style-name="P4"><text:soft-page-break/><text:span text:style-name="T1">bi- –</text:span> começar a <text:span text:style-name="T8">(incoativo)</text:span></text:p>
      <text:p text:style-name="P4"><text:span text:style-name="T1">Id luce biattract insects –</text:span> a luz começou a atrair insetos</text:p>
      <text:p text:style-name="P4"/>
      <text:p text:style-name="P4"><text:span text:style-name="T1">na- –</text:span> manter-se a + <text:span text:style-name="T8">gerúndio (continuativo)</text:span></text:p>
      <text:p text:style-name="P4"><text:span text:style-name="T1">Is nieudh urgent-ye namove –</text:span> Ele precisou urgentemente manter-se movendo</text:p>
      <text:p text:style-name="P4"/>
      <text:p text:style-name="P4"><text:span text:style-name="T1">re- –</text:span> a mesma coisa do português</text:p>
      <text:p text:style-name="P4"><text:bookmark-start text:name="__DdeLink__37721_1262037166"/><text:bookmark-start text:name="__DdeLink__37723_1262037166"/><text:span text:style-name="T1">Ho tohrben rescribe mien buk –</text:span> tive que reescrever o meu livro<text:bookmark-end text:name="__DdeLink__37721_1262037166"/><text:bookmark-end text:name="__DdeLink__37723_1262037166"/></text:p>
      <text:p text:style-name="P4"/>
      <text:p text:style-name="P4"><text:span text:style-name="T1">vi- –</text:span> corresponde ao advérbio “finalmente”</text:p>
      <text:p text:style-name="P4"><text:span text:style-name="T1">Is viemers ex id wed –</text:span> Ele finalmente emergiu para fora da água</text:p>
      <text:p text:style-name="P4"/>
      <text:p text:style-name="P4"><text:span text:style-name="T1">za- –</text:span> parar de fazer</text:p>
      <text:p text:style-name="P4"><text:span text:style-name="T1">Ibs sclavs buit permitten za-ermes –</text:span> Os escravos tiveram permissão para parar de remar</text:p>
      <text:p text:style-name="P4"/>
      <text:h text:style-name="P57" text:outline-level="3">AFIXOS QUE MUDAM O MODO DO VERBO</text:h>
      <text:p text:style-name="P4"/>
      <text:p text:style-name="P4"><text:span text:style-name="T1">ee- –</text:span> costumava a </text:p>
      <text:p text:style-name="P4"><text:span text:style-name="T1">Hermann ee(-)gwaht id scol siens urb –</text:span> Hermann costumava ir para a escola de sua cidade</text:p>
      <text:p text:style-name="P14">Perceba que o verbo “gwaht” está no presente</text:p>
      <text:p text:style-name="P4"/>
      <text:p text:style-name="P4"><text:span text:style-name="T1">sa(l)- –</text:span> estar prestes a <text:span text:style-name="T8">(sempre escrito com hífen)</text:span></text:p>
      <text:p text:style-name="P4"><text:span text:style-name="T1">Is wir sa-khierk –</text:span> O homem estava a ponto de se afogar</text:p>
      <text:p text:style-name="P4"/>
      <text:p text:style-name="P4"><text:span text:style-name="T1">-skw –</text:span> desiderativo. Ter intenção de, querer fazer <text:span text:style-name="T8">(pode ser adicionado a verbos caso não altere a acentuação tônica do verbo)</text:span></text:p>
      <text:p text:style-name="P4"><text:span text:style-name="T1">Ies nauts gwahskweer id maykhana <text:s/>–</text:span> Os marinheiros queriam ir para a pousada</text:p>
      <text:p text:style-name="P4"/>
      <text:p text:style-name="P4"><text:span text:style-name="T1">-eih –</text:span> factivo</text:p>
      <text:p text:style-name="P4"><text:span text:style-name="T1">Kaupeihm iom tod wogh – </text:span>eu o fiz comprar esse carro</text:p>
      <text:p text:style-name="P35">Verbos terminados em “ie” tem essa parte trocada por “iceih”. Radicais em “ei” mudam essa parte por “i” por questões de eufonia.</text:p>
      <text:p text:style-name="P35">Cuidado que nem todo verbo terminado em “eih” é um factivo, “credeih” e “vergeih” são dois exemplos.</text:p>
      <text:p text:style-name="P35">Esse afixo pode ser adicionado a adjetivos. “rudh” significa “vermelho”, “rudheih” significa “avermelhar”.</text:p>
      <text:p text:style-name="P4"/>
      <text:h text:style-name="P3" text:outline-level="2">ALGUMAS FORMAS VERBAIS LITERÁRIAS</text:h>
      <text:p text:style-name="P4"/>
      <text:p text:style-name="P4"><text:tab/>Devido à sua herança indo-europeia, sambahsa tem algumas formas verbais que encontram apenas no uso literário.</text:p>
      <text:p text:style-name="P4"/>
      <text:h text:style-name="P57" text:outline-level="3">FINAIS OPCIONAIS DO PRESENTE DO INDICATIVO</text:h>
      <text:p text:style-name="P4"/>
      <text:p text:style-name="P4"><text:tab/>Se compatível com a acentuação tônica, os verbos podem receber as <text:soft-page-break/>seguintes terminações:</text:p>
      <text:p text:style-name="P4"/>
      <text:p text:style-name="P4"><text:span text:style-name="T1">1ª pessoa do singular:</text:span> -mi</text:p>
      <text:p text:style-name="P4"><text:span text:style-name="T1">2ª pessoa do singular:</text:span> -si</text:p>
      <text:p text:style-name="P4"><text:span text:style-name="T1">3ª pessoa do singular:</text:span> -ti</text:p>
      <text:p text:style-name="P4"><text:span text:style-name="T1">3ª pessoa do plural:</text:span> -nti</text:p>
      <text:p text:style-name="P4"/>
      <text:p text:style-name="P4"><text:span text:style-name="T1">O verbo “ses”:</text:span> esmi, essi, esti, sonti</text:p>
      <text:p text:style-name="P4"/>
      <text:p text:style-name="P4"><text:tab/>O verbo deve estar na posição inicial da oração e esta oração não deve conter advérbio, nem mesmo negação! Esta formação verbal só serve para descrever os eventos que ocorrem na verdade, não para declarações gerais. Essas condições são raramente cumpridas.</text:p>
      <text:p text:style-name="P4"/>
      <text:p text:style-name="P4"><text:span text:style-name="T1">Stahnti medsu iens peinds –</text:span> cá<text:span text:style-name="T21"> eles ficam no meio dos inimigos</text:span></text:p>
      <text:p text:style-name="P4"><text:span text:style-name="T1">Acquiseihmi denars kay likes videogames –</text:span> ganho dinheiro para jogar videogames</text:p>
      <text:p text:style-name="P4"/>
      <text:h text:style-name="P57" text:outline-level="3">FORMAS ANTIGAS DO IMPERATIVO</text:h>
      <text:p text:style-name="P4"/>
      <text:p text:style-name="P4"><text:tab/>Na 2ª pessoa do singular do imperativo, uma opção pode ser o uso do sufixo -di ao radical do verbo. Não esquecer de trocar “eu” e “ei” por “u” e “i” respectivamente e observar o infixo nasal.</text:p>
      <text:p text:style-name="P4"/>
      <text:p text:style-name="P4"><text:span text:style-name="T1">Kludi! –</text:span> ouça! <text:span text:style-name="T8">em vez de</text:span> “kleu(e)!”</text:p>
      <text:p text:style-name="P4"><text:span text:style-name="T1">Ihdi! –</text:span> vá! <text:span text:style-name="T8">em vez de</text:span> “eih(e)!”</text:p>
      <text:p text:style-name="P4"/>
      <text:p text:style-name="P4"><text:tab/>Um imperativo nas 3ª pessoas é possível sufixando o -u ao verbo conjugado, se não alterar a acentuação tônica.</text:p>
      <text:p text:style-name="P4"/>
      <text:p text:style-name="P4"><text:span text:style-name="T1">Is maurdher nehct –</text:span> o assassino perece</text:p>
      <text:p text:style-name="P4"><text:span text:style-name="T1">Is maurdher nehctu! –</text:span> deixe o assassino perecer!</text:p>
      <text:p text:style-name="P4"><text:span text:style-name="T1">I slougs behrnt gwaur bermens –</text:span> os servos carregam cargas muito pesadas</text:p>
      <text:p text:style-name="P4"><text:span text:style-name="T1">I slougs behrntu gwaur bermens! –</text:span> deixe os servos carregarem cargas muito pesadas!</text:p>
      <text:p text:style-name="P4"/>
      <text:p text:style-name="P4"><text:tab/>É possível usar o radical do verbo com o final -e e um sujeito na frase:</text:p>
      <text:p text:style-name="P4"/>
      <text:p text:style-name="P4"><text:span text:style-name="T1">Gwive is roy! –</text:span> vida longa ao rei!</text:p>
      <text:p text:style-name="P4"/>
      <text:h text:style-name="P57" text:outline-level="3">PARTICÍPIO NO FUTURO</text:h>
      <text:p text:style-name="P4"/>
      <text:p text:style-name="P4"><text:tab/>Para formar o particípio usa-se a forma sintética do futuro mais a terminação -nd.</text:p>
      <text:p text:style-name="P4"/>
      <text:p text:style-name="P4"><text:span text:style-name="T1">gwehmsie + nd = gwehmsiend –</text:span> <text:span text:style-name="T8">o que ou quem</text:span> virá</text:p>
      <text:p text:style-name="P4"/>
      <text:p text:style-name="P4"><text:tab/>O futuro próximo ativo é marcado com o final “tur”, para formá-lo:</text:p>
      <text:p text:style-name="P4"><text:tab/></text:p>
      <text:list xml:id="list7322426219285895376" text:style-name="L5">
        <text:list-item>
          <text:p text:style-name="P63"><text:soft-page-break/>Adicione -ur para os verbos no particípio que seguem as regras de Von Wahl, ou aqueles que terminem com “v”.</text:p>
        </text:list-item>
      </text:list>
      <text:p text:style-name="P4"/>
      <text:p text:style-name="P4"><text:span text:style-name="T1">Cedd –</text:span> cessur (vai ceder)</text:p>
      <text:p text:style-name="P4"><text:span text:style-name="T1">Emov –</text:span> emotur (vai se emocionar)</text:p>
      <text:p text:style-name="P4"/>
      <text:list xml:id="list939356198707723806" text:style-name="L6">
        <text:list-item>
          <text:p text:style-name="P64">Adicione -ur para a 3ª pessoa do singular do presente.</text:p>
        </text:list-item>
      </text:list>
      <text:p text:style-name="P4"/>
      <text:p text:style-name="P4"><text:span text:style-name="T1">Baht –</text:span> bahtur (<text:span text:style-name="T8">o que ou quem</text:span> vai falar)</text:p>
      <text:p text:style-name="P4"/>
      <text:p text:style-name="P4"><text:tab/>O futuro ativo do verbo “ses” é “butur”.</text:p>
      <text:p text:style-name="P4"/>
      <text:h text:style-name="P57" text:outline-level="3">AS VELHAS FORMAÇÕES DO INFINITIVO</text:h>
      <text:p text:style-name="P4"/>
      <text:p text:style-name="P4"><text:tab/>Formações do velho infinitivo são possíveis de duas formas: seguindo a mesma base do futuro ativo visto anteriormente (uso do particípio passivo em “t” ou da 3ª pessoa do singular do presente), se isso não alterar a acentuação tônica.</text:p>
      <text:p text:style-name="P4"/>
      <text:p text:style-name="P4"><text:tab/>A primeira formação termina com -(t)um e expressa a ideia de propósito.</text:p>
      <text:p text:style-name="P4"/>
      <text:p text:style-name="P4"><text:span text:style-name="T1">Abgwahsit pinctum in id widu –</text:span> ele sai para pintar na mata</text:p>
      <text:p text:style-name="P4"><text:span text:style-name="T1">Gwehmo essum con vos –</text:span> vim comer com você</text:p>
      <text:p text:style-name="P4"/>
      <text:p text:style-name="P4"><text:tab/>Verbos substantivados.</text:p>
      <text:p text:style-name="P4"/>
      <text:p text:style-name="P4"><text:span text:style-name="T1">Deictum exact reuls sienims almens –</text:span> mostrando regras exatas para os próprios alunos</text:p>
      <text:p text:style-name="P14"><text:span text:style-name="T1">sienims =</text:span> “sien” + plural dativo “ims” </text:p>
      <text:p text:style-name="P4"/>
      <text:p text:style-name="P4"><text:tab/>As demais formações terminam com -tu e podem ser traduzidas como “ser …ado(a)” ou “ser …ido(a)”. Aparece frequentemente depois de adjetivos de qualidade.</text:p>
      <text:p text:style-name="P4"/>
      <text:p text:style-name="P4"><text:span text:style-name="T1">Un garden amat spehctu –</text:span> um jardim que é agradável de ser olhado</text:p>
      <text:p text:style-name="P4"/>
      <text:p text:style-name="P4"><text:tab/>Às vezes aparece como um adjetivo de obrigação.</text:p>
      <text:p text:style-name="P4"/>
      <text:p text:style-name="P4"><text:span text:style-name="T1">Ia kwehrtu opsa</text:span> – as tarefas a serem realizadas</text:p>
      <text:p text:style-name="P4"/>
      <text:h text:style-name="P57" text:outline-level="3">O DURATIVO</text:h>
      <text:p text:style-name="P4"/>
      <text:p text:style-name="P4"><text:tab/>O sufixo durativo -neu corresponde a ações que começaram no passado e continuam até o presente, envolve situações onde normalmente se usaria palavras como “desde” ou “por”.</text:p>
      <text:p text:style-name="P4"/>
      <text:p text:style-name="P4"><text:span text:style-name="T1">Stahneum her pon trigim minutes –</text:span> eu estive aqui por trinta minutos</text:p>
      <text:p text:style-name="P4"/>
      <text:p text:style-name="P4"><text:tab/>O passado é feito com ee-.</text:p>
      <text:p text:style-name="P4"><text:soft-page-break/></text:p>
      <text:p text:style-name="P4"><text:span text:style-name="T1">Eeghangneut apter iom pon Orleans –</text:span> e<text:span text:style-name="T21">le estava andando atrás dele desde Orleans</text:span></text:p>
      <text:p text:style-name="P29"/>
      <text:h text:style-name="P57" text:outline-level="3">O EVENTIVO</text:h>
      <text:p text:style-name="P29"/>
      <text:p text:style-name="P29"><text:tab/>Significa “não parar de fazer”, consiste em repetir a primeira consoante (ou sC, Cw, Cy ou Cv) antes do radical com a adição de i- ou ei-. O imperfeito é feito com ee-.</text:p>
      <text:p text:style-name="P29"/>
      <text:p text:style-name="P4"><text:span text:style-name="T22">Dehm </text:span><text:span text:style-name="T25">(treinar)</text:span><text:span text:style-name="T22"> –</text:span><text:span text:style-name="T21"> didehm </text:span><text:span text:style-name="T23">(treinar </text:span><text:span text:style-name="T26">sem parar</text:span><text:span text:style-name="T23">)</text:span></text:p>
      <text:p text:style-name="P29"/>
      <text:h text:style-name="P57" text:outline-level="3">O INTENSIVO</text:h>
      <text:p text:style-name="P4"/>
      <text:p text:style-name="P4"><text:tab/>Significa “fazer pouco a pouco”. Consiste na reduplicação do radical (com a deleção de oclusivos no meio). Raramente usado. <text:span text:style-name="T21">O imperfeito é feito </text:span><text:span text:style-name="T21">com ee-.</text:span></text:p>
      <text:p text:style-name="P29"/>
      <text:p text:style-name="P4"><text:span text:style-name="T22">Wehrt →</text:span><text:span text:style-name="T21"> wehrwehrt</text:span></text:p>
      <text:p text:style-name="P29"/>
      <text:h text:style-name="P57" text:outline-level="3">O ITERATIVO</text:h>
      <text:p text:style-name="P29"/>
      <text:p text:style-name="P29"><text:tab/>Significa “começar a continuar a fazer”. Há apofonias a serem observadas:</text:p>
      <text:p text:style-name="P4"><text:span text:style-name="T22">eh:</text:span><text:span text:style-name="T21"> oh</text:span></text:p>
      <text:p text:style-name="P4"><text:span text:style-name="T22">ei:</text:span><text:span text:style-name="T21"> oi</text:span></text:p>
      <text:p text:style-name="P4"><text:span text:style-name="T22">eu:</text:span><text:span text:style-name="T21"> ou</text:span></text:p>
      <text:p text:style-name="P29"><text:tab/>Você usa o sufixo -ye. O imperfeito é feito com ee-.</text:p>
      <text:p text:style-name="P29"/>
      <text:p text:style-name="P4"><text:span text:style-name="T22">Kwehr- sien itner –</text:span><text:span text:style-name="T21"> fazer do seu modo</text:span></text:p>
      <text:p text:style-name="P4"><text:span text:style-name="T22">Kwohrye- sien itner –</text:span><text:span text:style-name="T21"> </text:span><text:span text:style-name="T23">indica que parou a ação por um tempo (por exemplo: </text:span><text:span text:style-name="T23">para o agente descançar) e continua essa ação depois. Não seria como em “rekwehr- sien itner”, que indica que está sendo refeita </text:span><text:span text:style-name="T24">toda</text:span><text:span text:style-name="T23"> a ação novamente.</text:span></text:p>
      <text:p text:style-name="P29"/>
      <text:h text:style-name="P57" text:outline-level="3">O PERFEITO</text:h>
      <text:p text:style-name="P29"/>
      <text:p text:style-name="P29"><text:tab/>Representa uma ação feita no passado cujos efeitos ou consequencias ainda tem alguma influência no presente. É feito prefixando a primeira letra do radical seguido do “e” e então o verbo conjugado no passado</text:p>
      <text:p text:style-name="P29"/>
      <text:p text:style-name="P4"><text:span text:style-name="T22">Lelikwst id vetus wastu –</text:span><text:span text:style-name="T21"> tu deixaste a antiga cidade </text:span><text:span text:style-name="T30">(“lelikwst” vem do verbo “linekw”)</text:span></text:p>
      <text:p text:style-name="P4"/>
      <text:h text:style-name="P55" text:outline-level="1">MAIS SOBRE O USO DAS DECLINAÇÕES</text:h>
      <text:p text:style-name="P4"/>
      <text:p text:style-name="P4"><text:tab/>Como você já conhece os verbos, sinto me mais confortável em lhe ensinar mais sobre o uso das declinações.</text:p>
      <text:p text:style-name="P4"/>
      <text:h text:style-name="P3" text:outline-level="2"><text:soft-page-break/>ACUSATIVO</text:h>
      <text:p text:style-name="P4"/>
      <text:p text:style-name="P4"><text:tab/>É bem fácil, alguns exemplos:</text:p>
      <text:p text:style-name="P4"/>
      <text:p text:style-name="P4"><text:span text:style-name="T1">Tenho todos os maridos –</text:span> ho vasyens mann(en)s</text:p>
      <text:p text:style-name="P4"><text:span text:style-name="T1">Desculpe-me, mas passei a amar uma outra mulher –</text:span> maaf, bet ho biliubht alyu gwen</text:p>
      <text:p text:style-name="P14"><text:span text:style-name="T1">biliubht =</text:span> bi (afixo verbal que significa “começar a”) + liubht (particípio no passado)</text:p>
      <text:p text:style-name="P4"/>
      <text:h text:style-name="P3" text:outline-level="2">DATIVO</text:h>
      <text:p text:style-name="P4"/>
      <text:p text:style-name="P4"><text:span text:style-name="T1">Manoel dá mel aos ursos –</text:span> Manoel daht mielt im urxims<text:line-break/><text:span text:style-name="T1">Comprei um presente para minha esposa –</text:span> ho kaupen un hadia mieni esori<text:line-break/><text:span text:style-name="T1">Faço móveis para as casas –</text:span> kwehro meublar ibs domims</text:p>
      <text:p text:style-name="P4"/>
      <text:h text:style-name="P55" text:outline-level="1">ADVÉRBIOS</text:h>
      <text:p text:style-name="P4"/>
      <text:p text:style-name="P4"><text:tab/>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4"/>
      <text:p text:style-name="P4"><text:span text:style-name="T1">End –</text:span> fim, final</text:p>
      <text:p text:style-name="P4"><text:span text:style-name="T1">End-ye –</text:span> finalmente</text:p>
      <text:p text:style-name="P4"><text:span text:style-name="T1">Enpace –</text:span> tranquilo, tranquila</text:p>
      <text:p text:style-name="P4"><text:span text:style-name="T1">Enpace-ye –</text:span> tranquilamente</text:p>
      <text:p text:style-name="P4"/>
      <text:p text:style-name="P4"><text:tab/>Pode-se dizer que o -ye é como o -mente do português. Mas, assim como no português, nem todos os advérbios do sambahsa terminam com a mesma terminação, pois algumas palavras por si só já são advérbios, veja alguns exemplos:</text:p>
      <text:p text:style-name="P4"/>
      <text:p text:style-name="P4"><text:span text:style-name="T1">Tik –</text:span> somente</text:p>
      <text:p text:style-name="P4"><text:span text:style-name="T1">Ops –</text:span> frequentemente</text:p>
      <text:p text:style-name="P4"><text:span text:style-name="T1">Just –</text:span> apenas, há pouco</text:p>
      <text:p text:style-name="P4"><text:tab/><text:span text:style-name="T9">Ho just nicen un wir –</text:span><text:span text:style-name="T8"> acabei de matar um homem</text:span></text:p>
      <text:p text:style-name="P14"><text:tab/><text:span text:style-name="T1">Just barwakt –</text:span> na hora!</text:p>
      <text:p text:style-name="P4"><text:span text:style-name="T1">It(han) {it / i§An} –</text:span> então, dessa forma, deste jeito, desta maneira</text:p>
      <text:p text:style-name="P4"><text:span text:style-name="T1">Bfuyi {bfUyi} –</text:span> continuamente</text:p>
      <text:p text:style-name="P4"><text:span text:style-name="T1">Sigwra {sIgura} –</text:span> com certeza, certamente, indubitavelmente</text:p>
      <text:p text:style-name="P4"><text:span text:style-name="T1">Oku {Oku} –</text:span> depressa, rapidamente</text:p>
      <text:p text:style-name="P4"><text:span text:style-name="T1">Ja</text:span> <text:span text:style-name="T1">{ja} –</text:span> já</text:p>
      <text:p text:style-name="P4"><text:span text:style-name="T1">Semper {sEmpër} –</text:span> sempre</text:p>
      <text:p text:style-name="P4"><text:span text:style-name="T1">Tun {tun} –</text:span> então, depois, em seguida, aí</text:p>
      <text:p text:style-name="P4"><text:span text:style-name="T1">(Ya)schi {(yA)ci} –</text:span> também, além disso, do mesmo modo, igualmente, da mesma forma</text:p>
      <text:p text:style-name="P4"/>
      <text:p text:style-name="P4"><text:soft-page-break/><text:tab/>Advérbios também podem ser feitos adicionando o prefixo a- a substantivos.</text:p>
      <text:p text:style-name="P4"/>
      <text:p text:style-name="P4"><text:span text:style-name="T1">Part –</text:span> parte</text:p>
      <text:p text:style-name="P4"><text:span text:style-name="T1">Top</text:span><text:span text:style-name="T1">(p)</text:span><text:span text:style-name="T1"> –</text:span> topo</text:p>
      <text:p text:style-name="P4"><text:span text:style-name="T1">Apart –</text:span> à parte, independentemente, separadamente</text:p>
      <text:p text:style-name="P4"><text:span text:style-name="T1">Atop –</text:span> em cima, </text:p>
      <text:p text:style-name="P4"/>
      <text:p text:style-name="P4"><text:tab/>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4"/>
      <text:p text:style-name="P4"><text:span text:style-name="T1">Piora kowpic chifans sont vierdnic pro sieune –</text:span> muitas refeições copiosas são prejudiciais para a saúde</text:p>
      <text:p text:style-name="P4"><text:span text:style-name="T1">Pior-ye kowpic chifans sont vierdnic pro sieune –</text:span> refeições bastante copiosas são prejudiciais para a saúde</text:p>
      <text:p text:style-name="P4"/>
      <text:h text:style-name="P55" text:outline-level="1">GERÚNDIO</text:h>
      <text:p text:style-name="P4"/>
      <text:p text:style-name="P4"><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ses”, você só usa o particípio ativo no presente, nos demais casos você usa o gerúndio. Veja alguns exemplos:</text:p>
      <text:p text:style-name="P4"/>
      <text:p text:style-name="P4"><text:span text:style-name="T1">Ele comeu o bolo olhando para mim –</text:span> Is essit id torte spehcend-ye me</text:p>
      <text:p text:style-name="P4"><text:span text:style-name="T1">Elas morreram trabalhando –</text:span> Ias mohreer orbatend-ye</text:p>
      <text:p text:style-name="P4"/>
      <text:p text:style-name="P4"><text:tab/>Se eu escrevesse “Is essit id torte spehcend me” <text:span text:style-name="T8">(sem o -ye no gerúndio)</text:span> significaria que é a torta que está olhando para mim, espero que assim você aprenda a diferenciar melhor o gerúndio do particípio ativo do presente.</text:p>
      <text:p text:style-name="P4"/>
      <text:p text:style-name="P4"><text:tab/>Se isso facilita o entendimento: os dois exemplos acima podem ser traduzidos como “ele comeu o bolo <text:span text:style-name="T2">enquanto</text:span> olhava para mim” e “elas morreram <text:span text:style-name="T2">enquanto</text:span> trabalhavam”. </text:p>
      <text:p text:style-name="P4"/>
      <text:h text:style-name="P55" text:outline-level="1">PRONOMES REFLEXIVOS E O PRONOME POSSESSIVO “SIEN”</text:h>
      <text:p text:style-name="P4"/>
      <text:p text:style-name="P4"><text:tab/>Os pronomes são: “se” (acusativo), “sib” (dativo) e “sien” (pronome possessivo).</text:p>
      <text:p text:style-name="P4"/>
      <text:p text:style-name="P4"><text:span text:style-name="T1">Se vidmos in id specule –</text:span> nos vemos no espelho</text:p>
      <text:p text:style-name="P4"><text:span text:style-name="T1">“…”, sib sieyg is lytil prince –</text:span> “…”, disse o pequeno príncipe para si mesmo</text:p>
      <text:p text:style-name="P4"/>
      <text:p text:style-name="P4"><text:tab/>O pronome “sien” sempre se refere ao sujeito da oração, mas nunca <text:soft-page-break/>aparece junto ao grupo nominal do sujeito.</text:p>
      <text:p text:style-name="P4"/>
      <text:p text:style-name="P4"><text:span text:style-name="T1">Un pater alt sien purts –</text:span> um pai educa seus filhos</text:p>
      <text:p text:style-name="P4"><text:span text:style-name="T1">Julio ed eyso prient siefreer do Brasilu –</text:span> Júlio e seu amigo viajaram para o Brasil</text:p>
      <text:p text:style-name="P14">Perceba que não poderia ser <text:span text:style-name="T5">“Julio ed sien prient”, lembre-se do que falei antes.</text:span></text:p>
      <text:p text:style-name="P4"/>
      <text:p text:style-name="P4"><text:tab/>O “mesmo” é traduzido como -swo, veja só.</text:p>
      <text:p text:style-name="P4"/>
      <text:p text:style-name="P4"><text:span text:style-name="T1">Gnohdi teswo –</text:span> Conheça a si mesmo</text:p>
      <text:p text:style-name="P4"/>
      <text:p text:style-name="P4"><text:tab/>Ah, é oportuno dizer aqui que “entre si” ou “um ao outro” é traduzido como “mutu” no sambahsa.</text:p>
      <text:p text:style-name="P4"/>
      <text:p text:style-name="P4"><text:span text:style-name="T1">Martin ed eyso prient tolke con mutu in Sambahsa –</text:span> Martin e seu amigo conversam um com o outro em sambahsa</text:p>
      <text:p text:style-name="P4"/>
      <text:h text:style-name="P55" text:outline-level="1"><text:span text:style-name="T19">PRONOME RELATIVO E CONJUNÇÃO INTEGRANTE</text:span> </text:h>
      <text:p text:style-name="P4"/>
      <text:p text:style-name="P4"><text:tab/>Veja as frases abaixo, preste atenção no uso do “que”:</text:p>
      <text:p text:style-name="P4"/>
      <text:p text:style-name="P4">(1) Esse é o cavalo <text:span text:style-name="T2">que</text:span> eu comprei</text:p>
      <text:p text:style-name="P4">(2) Eu tinha uma filha <text:span text:style-name="T2">que</text:span> queria ser cantora</text:p>
      <text:p text:style-name="P4">(3) Eu disse <text:span text:style-name="T2">que</text:span> não gosto de café</text:p>
      <text:p text:style-name="P4">(4) Ele era tão preguiçoso <text:span text:style-name="T2">que</text:span> seus pais colocaram rodas na cama dele</text:p>
      <text:p text:style-name="P4"/>
      <text:p text:style-name="P4"><text:tab/>Embora eles sejam a mesma palavra, eles têm funções diferentes, tanto que se fossem traduzidos para outras línguas os “que”s dessas frases poderiam ser traduzidos de forma bem diferente.</text:p>
      <text:p text:style-name="P4"/>
      <text:p text:style-name="P4"><text:tab/>Os “que”s das frases (1) e (2) são pronomes relativos, porque eles são relativos a algum substantivo utilizado anteriormente, que no caso da frase (1) é “cavalo” e na frase (2) é “filha”.</text:p>
      <text:p text:style-name="P4"/>
      <text:p text:style-name="P4"><text:tab/>Já os “que”s das frases (3) e (4) são conjunções integrantes, pois eles iniciam uma nova oração.</text:p>
      <text:p text:style-name="P4"/>
      <text:p text:style-name="P4"><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4"/>
      <text:p text:style-name="P4"><text:span text:style-name="T1">Esse é o cavalo </text:span><text:span text:style-name="T3">que</text:span><text:span text:style-name="T1"> eu comprei – </text:span>Tel est el cavall <text:span text:style-name="T2">quel</text:span> kieupim</text:p>
      <text:p text:style-name="P4"><text:span text:style-name="T1">Eu tinha uma filha </text:span><text:span text:style-name="T3">que</text:span><text:span text:style-name="T1"> queria ser cantora –</text:span> hiebim un dugter <text:span text:style-name="T2">qua</text:span> iskwit ses sehngver</text:p>
      <text:p text:style-name="P4"/>
      <text:p text:style-name="P4"><text:tab/>A conjunção integrante geralmente é traduzida como “od”.</text:p>
      <text:p text:style-name="P4"/>
      <text:p text:style-name="P4"><text:soft-page-break/><text:span text:style-name="T1">Eu disse </text:span><text:span text:style-name="T3">que</text:span><text:span text:style-name="T1"> não gosto de café –</text:span> Ho saygen <text:span text:style-name="T2">od</text:span> ne kamo cofie</text:p>
      <text:p text:style-name="P4"><text:span text:style-name="T1">Ele pensou </text:span><text:span text:style-name="T3">que</text:span><text:span text:style-name="T1"> eu </text:span><text:span text:style-name="T1">sou</text:span><text:span text:style-name="T1"> da África –</text:span> is mohnit <text:span text:style-name="T2">od</text:span> som ex África</text:p>
      <text:p text:style-name="P4"/>
      <text:p text:style-name="P4"><text:tab/>Como as vezes só uma conjunção integrante não é clara o suficiente para indicar se o que foi dito é um desejo ou uma afirmação, existe também a conjunção integrante “ke” <text:span text:style-name="T8">(ou “kem”)</text:span>, que expressa um desejo e pode ser utilizada no lugar de “od”. </text:p>
      <text:p text:style-name="P4"><text:tab/>Seria o nosso “que” <text:span text:style-name="T8">(conjunção integrante)</text:span> mais um verbo no subjuntivo.</text:p>
      <text:p text:style-name="P4"/>
      <text:p text:style-name="P18"><text:span text:style-name="T1">Eu desejo que ele aprenda sambahsa –</text:span> vanscho kem is euct Sambahsa</text:p>
      <text:p text:style-name="P4"><text:span text:style-name="T1">Que nosso time vença o time inimigo e torne-se o campeão de futebol </text:span><text:span text:style-name="T1">europeu –</text:span><text:span text:style-name="T5"> Ke nies swoin vinct id peindswoin ed biht Europes football champion</text:span></text:p>
      <text:p text:style-name="P4"><text:span text:style-name="T1">Vamos fingir que o vidro se tornou todo macio como gaze para que </text:span><text:span text:style-name="T1">possamos passar para o outro lado </text:span><text:span text:style-name="T1">–</text:span><text:span text:style-name="T5"> s</text:span><text:span text:style-name="T5">mad simule kem id glas hat biht tem </text:span><text:span text:style-name="T5">moll quem kaz kay ghehdiemos lites ocolo</text:span> </text:p>
      <text:p text:style-name="P4"><text:span text:style-name="T1">Eu te peço que saia –</text:span> te prehgo ke linkws</text:p>
      <text:p text:style-name="P4"/>
      <text:h text:style-name="P3" text:outline-level="2">OS PRONOMES RELATIVOS “YO(S)”, “YA” E “YOD”</text:h>
      <text:p text:style-name="P4"/>
      <text:p text:style-name="P4"><text:tab/>Eu pensei muito se eu deveria realmente trazer esse assunto para aqui, porque, como você vai ver, provavelmente você nunca irá usá-los, mas como esta é uma gramática <text:span text:style-name="T2">completa</text:span>, me senti na obrigação de explicá-los.</text:p>
      <text:p text:style-name="P4"/>
      <text:p text:style-name="P4"><text:tab/>Basicamente a relação é:</text:p>
      <text:p text:style-name="P4"/>
      <text:p text:style-name="P4"><text:span text:style-name="T1">Qui –</text:span> yo(s)</text:p>
      <text:p text:style-name="P4"><text:span text:style-name="T1">Qua – </text:span>ya</text:p>
      <text:p text:style-name="P4"><text:span text:style-name="T1">Quod –</text:span> yod</text:p>
      <text:p text:style-name="P4"/>
      <text:p text:style-name="P4"><text:tab/>Os pronomes relativos yo(s)/ya/yod são para formarem orações independentes, como assim? Veja o exemplo abaixo:</text:p>
      <text:p text:style-name="P4"/>
      <text:p text:style-name="P4"><text:span text:style-name="T1">Latif, yo gwivt in Afghanistan, baht Sambahsa –</text:span> Latif, que vive no Afeganistão, fala sambahsa</text:p>
      <text:p text:style-name="P4"/>
      <text:p text:style-name="P4"><text:tab/>Percebe que mesmo se retirássemos o “yo gwivt in Afghanistan” (“que vive no Afeganistão”),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4"/>
      <text:p text:style-name="P4"><text:tab/>Agora vejamos um exemplo que não caberia os pronomes relativos yo(s)/ya/yod.</text:p>
      <text:p text:style-name="P4"/>
      <text:p text:style-name="P4"><text:span text:style-name="T1">Id bahsa, quod Latif baht, est Sambahsa –</text:span> a língua, que Latif fala, é sambahsa</text:p>
      <text:p text:style-name="P4"/>
      <text:p text:style-name="P4"><text:tab/>Se retirarmos o “quod Latif baht” (“que Latif fala”), a frase perderia seu <text:soft-page-break/>significado original.</text:p>
      <text:p text:style-name="P4"/>
      <text:p text:style-name="P4"><text:tab/>Você me questionaria: “mas eu poderia usar muito esses pronomes relativos que você diz serem raramente usados, porque eu faço muitas frases onde eles caberiam”. </text:p>
      <text:p text:style-name="P4"/>
      <text:p text:style-name="P4"><text:tab/>Mas o detalhe é que você poderia usar os pronomes qui/qua/quod no lugar de yo(s)/ya/yod, seria perfeitamente válida uma frase como: “<text:span text:style-name="T5">Latif, qui </text:span><text:span text:style-name="T5">gwivt in Afghanistan, baht Sambahsa”</text:span></text:p>
      <text:p text:style-name="P18"/>
      <text:p text:style-name="P18"><text:tab/>O único motivo para usar os pronomes relativos yo(s)/ya/yod seria por propostas literárias.</text:p>
      <text:p text:style-name="P4"/>
      <text:h text:style-name="P55" text:outline-level="1">PERGUNTAS</text:h>
      <text:p text:style-name="P4"/>
      <text:p text:style-name="P4"><text:tab/>Há diversas formas de fazer uma pergunta, a primeira é adicionando a palavra “kwe” {kwe} no início da frase.</text:p>
      <text:p text:style-name="P4"/>
      <text:p text:style-name="P4"><text:span text:style-name="T1">Kwe ghehdo ghende tod? –</text:span> posso segurar isso?</text:p>
      <text:p text:style-name="P4"><text:span text:style-name="T1">Kwe siem ghehdo ghende tod? –</text:span> poderei segurar isso?</text:p>
      <text:p text:style-name="P4"><text:span text:style-name="T1">Kwe ter sont leuds her? –</text:span> há pessoas aqui?</text:p>
      <text:p text:style-name="P4"><text:span text:style-name="T1">Kwe sont leuds her? –</text:span> há pessoas aqui?</text:p>
      <text:p text:style-name="P4"/>
      <text:p text:style-name="P4"><text:tab/>O “kwe” também pode ser utilizado no final de perguntas junto ao “no” na função de “não é”.</text:p>
      <text:p text:style-name="P4"/>
      <text:p text:style-name="P4"><text:span text:style-name="T1">Safersiemos do ia Uniet Stats, kwe no? –</text:span> viajaremos para os Estados Unidos, não é?</text:p>
      <text:p text:style-name="P4"/>
      <text:p text:style-name="P4"><text:tab/>Você também pode fazer uma pergunta com invertendo a posição do verbo principal.</text:p>
      <text:p text:style-name="P4"/>
      <text:p text:style-name="P4"><text:span text:style-name="T1">Ghehdo io ghende tod? –</text:span> posso segurar isso?</text:p>
      <text:p text:style-name="P4"><text:span text:style-name="T1">Siem io ghehde ghende tod? –</text:span> poderei segurar isso?</text:p>
      <text:p text:style-name="P37">Perceba que é necessário o uso do pronome.</text:p>
      <text:p text:style-name="P4"><text:span text:style-name="T1">Sont ter leuds her? –</text:span> há pessoas aqui?</text:p>
      <text:p text:style-name="P35">Perceba que é necessário o uso do “ter”.</text:p>
      <text:p text:style-name="P4"/>
      <text:p text:style-name="P4"><text:tab/>Perguntas com “o que”, “quem”, “quando” e outros pronomes do gênero, você pode fazer a pergunta do mesmo modo que você faz no português.</text:p>
      <text:p text:style-name="P4"/>
      <text:p text:style-name="P4"><text:span text:style-name="T1">Quis ste yu? –</text:span> quem é você? <text:span text:style-name="T8">(pergunta feita para uma pessoa do sexo masculino)</text:span></text:p>
      <text:p text:style-name="P4"><text:span text:style-name="T1">Quando safersies –</text:span> quando viajarás?</text:p>
      <text:p text:style-name="P4"/>
      <text:h text:style-name="P55" text:outline-level="1">NEGAÇÃO</text:h>
      <text:p text:style-name="P4"/>
      <text:p text:style-name="P4"><text:tab/>Para responder uma pergunta de forma negativa, você pode simplesmente dizer “no”.</text:p>
      <text:p text:style-name="P4"><text:soft-page-break/></text:p>
      <text:p text:style-name="P4"><text:tab/>Para criar um verbo negativo, basta colocar o “ne” antes do verbo.</text:p>
      <text:p text:style-name="P4"><text:span text:style-name="T1">Ne eddo leckereits –</text:span> não como doces</text:p>
      <text:p text:style-name="P4"/>
      <text:p text:style-name="P4"><text:tab/>O “mae” {may} é um proibitivo. </text:p>
      <text:p text:style-name="P4"><text:span text:style-name="T1">Mae eddo leckereits –</text:span> eu não deveria comer doces</text:p>
      <text:p text:style-name="P4"><text:span text:style-name="T1">Mae eddas leckereits –</text:span> não coma doces <text:span text:style-name="T8">(não entendeu o porquê da </text:span><text:span text:style-name="T8">terminação -as no verbo “edd”? Relembre o motivo no capítulo sobre o verbo </text:span><text:span text:style-name="T8">subjuntivo)</text:span></text:p>
      <text:p text:style-name="P4"><text:tab/>Para facilitar, é só lembrar daqueles mandamentos bíblicos:</text:p>
      <text:p text:style-name="P4"><text:span text:style-name="T1">Mae neicas –</text:span> não matarás</text:p>
      <text:p text:style-name="P4"/>
      <text:p text:style-name="P4"><text:tab/>Não podemos nos esquecer do verbo de “não posso” que é “khako” {qAko}.</text:p>
      <text:p text:style-name="P4"><text:span text:style-name="T1">Khako kaupe un wogh – </text:span>não posso comprar um carro</text:p>
      <text:p text:style-name="P35">“Khak” é o antônimo de “ghehd”.</text:p>
      <text:p text:style-name="P4"/>
      <text:h text:style-name="P3" text:outline-level="2">SOBRE O USO DO “SI”</text:h>
      <text:p text:style-name="P4"/>
      <text:p text:style-name="P4"><text:tab/>Para que não haja dúvidas quanto ao uso do “si”, que significa “sim” e é utilizado para responder questões negativas. Observe a seguinte situação:</text:p>
      <text:p text:style-name="P4"/>
      <text:p text:style-name="P4"><text:span text:style-name="T1">Ne has tu purts? –</text:span> você não tem filhos?</text:p>
      <text:p text:style-name="P11">Si</text:p>
      <text:p text:style-name="P4"/>
      <text:p text:style-name="P4"><text:tab/>O “si” não corrobora a linha de pensamento de quem pergunta.</text:p>
      <text:p text:style-name="P4"/>
      <text:p text:style-name="P4"><text:span text:style-name="T1">Ne has tu purts? –</text:span> você não tem filhos?</text:p>
      <text:p text:style-name="P4"><text:span text:style-name="T1">Si, ho purts –</text:span> sim, tenho filhos</text:p>
      <text:p text:style-name="P4"/>
      <text:h text:style-name="P55" text:outline-level="1">EVITANDO REPETIÇÕES</text:h>
      <text:p text:style-name="P4"/>
      <text:p text:style-name="P4"><text:tab/>Em uma conversa, pode acontecer de necessitarmos usar um substantivo já utilizado logo anteriormente, para evitar a repetição de palavras o sambahsa oferece basicamente os mesmos recursos que o português. Veja os exemplos:</text:p>
      <text:p text:style-name="P4"/>
      <text:p text:style-name="P11">Se você gosta de chá, eu vou te dar <text:span text:style-name="T2">algum</text:span></text:p>
      <text:p text:style-name="P4">Sei tu kams chay, vahm tib schehnke <text:span text:style-name="T2">sem</text:span></text:p>
      <text:p text:style-name="P4"/>
      <text:p text:style-name="P11">Trago o chá e seus copos. </text:p>
      <text:p text:style-name="P11">Por favor, dê me <text:span text:style-name="T2">um</text:span>!</text:p>
      <text:p text:style-name="P18">Bringho id chay ed ia tasses. </text:p>
      <text:p text:style-name="P18">Plais, schehnk mi <text:span text:style-name="T2">uno</text:span>!</text:p>
      <text:p text:style-name="P4"/>
      <text:p text:style-name="P11">Um curso de faculdade é composto por várias disciplinas, e <text:span text:style-name="T2">cada uma</text:span> tem uma certa quantidade de horas</text:p>
      <text:p text:style-name="P18">Un facultat curs est composen ab/med multa matiers, ed <text:span text:style-name="T2">ielg</text:span> hat un certain quantitat om hors</text:p>
      <text:p text:style-name="P4"><text:soft-page-break/></text:p>
      <text:p text:style-name="P11">Pegue seu livro e passe o <text:span text:style-name="T2">meu</text:span></text:p>
      <text:p text:style-name="P4">Ghendte vies buk ed anancte mi <text:span text:style-name="T2">mieno</text:span></text:p>
      <text:p text:style-name="P14">Você poderia dizer apenas "mien" ou “id mien”, mas "mieno" deixa a mensagem mais clara</text:p>
      <text:p text:style-name="P4"/>
      <text:p text:style-name="P11">Qual camisa você vai usar?</text:p>
      <text:p text:style-name="P11">Eu vou usar <text:span text:style-name="T2">a minha (mais) nova</text:span></text:p>
      <text:p text:style-name="P4">Qualg tischert vahte yu vehse? </text:p>
      <text:p text:style-name="P4">Vahm vehse <text:span text:style-name="T2">mien nov(er)</text:span></text:p>
      <text:p text:style-name="P4"/>
      <text:p text:style-name="P11">Meu peixinho está como <text:span text:style-name="T2">o</text:span> do vizinho antes de morrer</text:p>
      <text:p text:style-name="P4">Mien lytil pisk est lik <text:span text:style-name="T2">tal</text:span> ios nieber pre mehre</text:p>
      <text:p text:style-name="P14">Eis a frase completa: Mien lytil pisk est lik al pisk ios nieber pre mehre</text:p>
      <text:p text:style-name="P4"/>
      <text:h text:style-name="P55" text:outline-level="1">PARTICÍPIOS</text:h>
      <text:p text:style-name="P4"/>
      <text:p text:style-name="P4"><text:tab/>Particípios são a forma nominal do verbo.</text:p>
      <text:p text:style-name="P4"/>
      <text:h text:style-name="P3" text:outline-level="2">PRESENTE ATIVO</text:h>
      <text:p text:style-name="P4"/>
      <text:p text:style-name="P4"><text:tab/>Para formar o particípio ativo do presente, bastar adicionar o sufixo -(e)nd <text:span text:style-name="T8">(-(e)nt também é </text:span><text:span text:style-name="T8">possível, mas raramente usado porque pode causar confusão com a terceira pessoa do plural)</text:span>.</text:p>
      <text:p text:style-name="P4"/>
      <text:p text:style-name="P4"><text:tab/>Usando o verbo “ser” mais o particípio ativo no presente você pode criar frases como:</text:p>
      <text:p text:style-name="P4"><text:span text:style-name="T1">Id sol eet bleigend –</text:span> o sol estava brilhando</text:p>
      <text:p text:style-name="P4"><text:span text:style-name="T1">Id bleigend sol –</text:span> o sol brilhante</text:p>
      <text:p text:style-name="P4"/>
      <text:p text:style-name="P4"><text:span text:style-name="T1">E</text:span><text:span text:style-name="T1">s –</text:span> esend</text:p>
      <text:p text:style-name="P4"><text:span text:style-name="T1">Hab –</text:span> Habend</text:p>
      <text:p text:style-name="P4"><text:span text:style-name="T1">Woid –</text:span> woidend</text:p>
      <text:p text:style-name="P6"/>
      <text:p text:style-name="P6"><text:tab/>Em teoria os particípios adjetivos podem ser usados como substantivos, mas, na prática, isso nunca ocorre, o que acontece é o uso de terminações como -(e)nt e -(a)nt, como em “president”, “studyent” e “immigrant”.</text:p>
      <text:p text:style-name="P6"/>
      <text:h text:style-name="P3" text:outline-level="2">PASSADO ATIVO</text:h>
      <text:p text:style-name="P4"/>
      <text:p text:style-name="P4"><text:tab/> Para formar o particípio ativo do pretérito, bastar adicionar o sufixo -us ou vs <text:span text:style-name="T8">(vai depender do que ficar melhor pronunciável na palavra e dos seus padrões de acentuação tônica)</text:span>.</text:p>
      <text:p text:style-name="P4"><text:span text:style-name="T1">Dank spollay ob gwehmus hetro –</text:span> muito obrigado por ter vindo aqui</text:p>
      <text:p text:style-name="P4"><text:span text:style-name="T1">Ia minst antslehnkus lands –</text:span> os países menos desenvolvidos</text:p>
      <text:p text:style-name="P4"/>
      <text:p text:style-name="P4"><text:span text:style-name="T1">E</text:span><text:span text:style-name="T1">s –</text:span> esus</text:p>
      <text:p text:style-name="P4"><text:span text:style-name="T1">Hab –</text:span> Habus</text:p>
      <text:p text:style-name="P4"><text:span text:style-name="T1">Woid –</text:span> woidus</text:p>
      <text:p text:style-name="P4"><text:soft-page-break/></text:p>
      <text:h text:style-name="P3" text:outline-level="2">PRESENTE PASSIVO</text:h>
      <text:p text:style-name="P4"/>
      <text:p text:style-name="P4"><text:tab/>Dos particípios passivos, o sambahsa usa apenas o passado, mas é possível usar o usar o presente ativo em palavras compostas. O sufixo seria -men com o radical do verbo no presente.</text:p>
      <text:p text:style-name="P4"/>
      <text:p text:style-name="P4"><text:span text:style-name="T1">Al –</text:span> criar <text:span text:style-name="T8">(no sentido de criar um filho)</text:span></text:p>
      <text:p text:style-name="P4"><text:span text:style-name="T1">Almen –</text:span> pupilo ou pupila</text:p>
      <text:p text:style-name="P4"/>
      <text:h text:style-name="P3" text:outline-level="2">PASSADO PASSIVO</text:h>
      <text:p text:style-name="P4"/>
      <text:p text:style-name="P4"><text:tab/>Para formar o particípio passivo do pretérito, bastar adicionar o sufixo -t ou -(e)n. Julgo esse particípio o mais interessante e você vai entender o porquê.</text:p>
      <text:p text:style-name="P4"/>
      <text:p text:style-name="P4"><text:span text:style-name="T1">E</text:span><text:span text:style-name="T1">s –</text:span> est / esen <text:span text:style-name="T8">(sido)</text:span></text:p>
      <text:p text:style-name="P4"><text:span text:style-name="T1">Hab –</text:span> habt / haben <text:span text:style-name="T8">(tido)</text:span></text:p>
      <text:p text:style-name="P4"><text:span text:style-name="T1">Woid –</text:span> wois / woiden <text:span text:style-name="T8">(sabido)</text:span></text:p>
      <text:p text:style-name="P4"/>
      <text:h text:style-name="P57" text:outline-level="3">OUTRA MANEIRA DE EXPRESSAR O PASSADO, O PRESENTE PERFEITO</text:h>
      <text:p text:style-name="P4"/>
      <text:p text:style-name="P4"><text:tab/>Através do verbo “habe” você pode expressar o passado, você conjuga esse verbo como no presente e depois utiliza o verbo desejado no particípio passivo do passado.</text:p>
      <text:p text:style-name="P4"/>
      <text:p text:style-name="P4"><text:span text:style-name="T1">Ho edden –</text:span> eu comi</text:p>
      <text:p text:style-name="P4"><text:span text:style-name="T1">Ho kaupen –</text:span> eu comprei</text:p>
      <text:p text:style-name="P4"><text:span text:style-name="T1">Has liubhen / liubht –</text:span> você amou</text:p>
      <text:p text:style-name="P4"><text:span text:style-name="T1">Habte yu edden? / –</text:span> você comeu?</text:p>
      <text:p text:style-name="P4"><text:span text:style-name="T1">Habte yu kaupen? / –</text:span> você comprou?</text:p>
      <text:p text:style-name="P4"/>
      <text:p text:style-name="P4"><text:tab/>Mas preste atenção, ele não é igual ao verbo do passado simples. Verbos no presente representam ações feitas que tem consequências até o presente, enquanto verbos no pretérito simples as ações não deixaram consequências no presente. Veja os dois exemplos abaixo:</text:p>
      <text:p text:style-name="P4"/>
      <text:p text:style-name="P4"><text:span text:style-name="T1">(1) Qui hant uct sambahsa –</text:span> aqueles que aprenderam sambahsa</text:p>
      <text:p text:style-name="P4"><text:span text:style-name="T1">(2) Qui uceer sambahsa –</text:span> aqueles que aprenderam sambahsa</text:p>
      <text:p text:style-name="P4"/>
      <text:p text:style-name="P4"><text:tab/>(1) dá a entender que os alunos aprenderam sambahsa e ainda sabem a língua <text:span text:style-name="T8">(mas não que dizer necessariamente que eles ainda aprendem a língua, significa apenas que os seus efeitos – saber a língua – ainda permanecem)</text:span>, em (2) dá a entender que eles aprenderam sambahsa, mas esqueceram a língua tempos depois ou morreram.</text:p>
      <text:p text:style-name="P4"/>
      <text:h text:style-name="P57" text:outline-level="3">UMA MANEIRA DE FAZER ADJETIVOS COM VERBOS</text:h>
      <text:p text:style-name="P4"/>
      <text:p text:style-name="P4"><text:soft-page-break/><text:tab/>Vamos usar os seguintes verbos e substantivos nos exemplos:</text:p>
      <text:p text:style-name="P4"/>
      <text:p text:style-name="P4"><text:span text:style-name="T1">Sneigv {sneygv} –</text:span> neve</text:p>
      <text:p text:style-name="P4"><text:span text:style-name="T1">Calive {kalIv} –</text:span> cabine</text:p>
      <text:p text:style-name="P4"><text:span text:style-name="T1">Lyegher {lyEgër} –</text:span> camada</text:p>
      <text:p text:style-name="P4"><text:span text:style-name="T1">Tenu {tEnu} –</text:span> fino, fina</text:p>
      <text:p text:style-name="P4"><text:span text:style-name="T1">Myehrs {mye:rs} – </text:span><text:span text:style-name="T5">esquecer</text:span></text:p>
      <text:p text:style-name="P4"><text:span text:style-name="T1">Covehr {kovE:r} –</text:span> cobrir</text:p>
      <text:p text:style-name="P4"><text:span text:style-name="T1">Covohr {kovO:r} –</text:span> <text:span text:style-name="T8">verbo “covehr” no passado. No próximo capítulo explico por que isso ocorre</text:span>.</text:p>
      <text:p text:style-name="P4"/>
      <text:p text:style-name="P4"><text:tab/>Agora vejamos a aplicação dos particípios:</text:p>
      <text:p text:style-name="P4"/>
      <text:p text:style-name="P4"><text:span text:style-name="T1">Myohrsen land –</text:span> país esquecido <text:span text:style-name="T8">(ou terra esquecida)</text:span></text:p>
      <text:p text:style-name="P4"><text:span text:style-name="T1">Uno sneigvcovohrn calive –</text:span> uma cabine coberta de neve</text:p>
      <text:p text:style-name="P4"><text:span text:style-name="T1">Un calive covohrno med un tenu sneigvlyegher –</text:span> Uma cabine coberta com uma fina camada de neve</text:p>
      <text:p text:style-name="P4"/>
      <text:h text:style-name="P55" text:outline-level="1">CONJUNÇÕES E OUTRAS PALAVRAS INVARIÁVEIS</text:h>
      <text:p text:style-name="P4"/>
      <text:p text:style-name="P4"><text:tab/>Tanto neste capítulo quanto no capítulo seguinte, o das preposições, eu vou trabalhar no seguinte modo: eu vou mostrar <text:span text:style-name="T6">algumas</text:span> traduções diretas das palavras, mas nos exemplos eu poderei representar essas palavras invariáveis do sambahsa através de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p>
      <text:p text:style-name="P4"/>
      <text:p text:style-name="P35">Não se assuste com o tamanho do capítulo, eu apenas procurei colocar <text:span text:style-name="T2">todas</text:span> as palavras invariáveis possíveis aqui, de forma que esta gramática seja um bom material de consulta.</text:p>
      <text:p text:style-name="P4"/>
      <text:p text:style-name="P4"><text:span text:style-name="T1">Aiw(o) {Äw(o)} –</text:span> jamais <text:span text:style-name="T8">(sem negação)</text:span>, sempre, já</text:p>
      <text:p text:style-name="P14"><text:span text:style-name="T1">Ays kays eet id bellst quod is hieb aiwo vis –</text:span> o cabelo dela era o mais bonito que ele já tinha visto</text:p>
      <text:p text:style-name="P14"><text:span text:style-name="T1">Est stragn od tod ilaj aiw hieb esen usen –</text:span> é estranho que este tratamento jamais tenha sido usado</text:p>
      <text:p text:style-name="P14">Como substantivo, “aiwo” significa “era”, como em “Petraiwo”, que significa “Idade da Pedra”. </text:p>
      <text:p text:style-name="P14"><text:span text:style-name="T1">Id memorandum comprindt oino iom meist exhaustive playcts aiwo signen ab bo lands, markend uno major wehnd in ira relations –</text:span> <text:bookmark text:name="result_box1"/><text:span text:style-name="T21">O memorando abrange um dos acordos mais abrangentes jamais assinados entre os dois países, marcando um ponto de virada nas suas relações</text:span> </text:p>
      <text:p text:style-name="P14"><text:span text:style-name="T1">Id khakst film aiwo –</text:span> o pior filme jamais feito / o pior filme de todos os tempos</text:p>
      <text:p text:style-name="P4"/>
      <text:p text:style-name="P4"><text:soft-page-break/><text:span text:style-name="T1">Agar {agAr} –</text:span> se, em caso de</text:p>
      <text:p text:style-name="P14"><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4"/>
      <text:p text:style-name="P4"><text:span text:style-name="T1">Albatt(a) {albAt(a)} – </text:span>de fato, realmente</text:p>
      <text:p text:style-name="P14"><text:span text:style-name="T1">Albatt sambahsa ne est id meist facil bahsa –</text:span> de fato sambahsa não é a língua mais fácil</text:p>
      <text:p text:style-name="P4"/>
      <text:p text:style-name="P4"><text:span text:style-name="T1">Als {als} –</text:span> mais <text:span text:style-name="T8">(preste atenção como o “mais” é utilizado)</text:span></text:p>
      <text:p text:style-name="P14"><text:span text:style-name="T1">Kwe semanghen als volt anon? –</text:span> alguém mais quer comida?</text:p>
      <text:p text:style-name="P4"/>
      <text:p text:style-name="P4"><text:span text:style-name="T1">Also {Also} –</text:span> além disso <text:span text:style-name="T8">(introduz outra frase, outra ideia)</text:span></text:p>
      <text:p text:style-name="P14"><text:span text:style-name="T1">Ne ho denars kay safer, also tehrbo studye –</text:span> não tenho dinheiro para viajar, além disso tenho que estudar</text:p>
      <text:p text:style-name="P14"><text:span text:style-name="T1">Maria ghi hieb neid magho kay lises ments. Also ia contentit-se med abgires ed chehxe proscher cada face –</text:span> Maria, na verdade, não tinha poder para ler mentes. Então ela contentou-se em virar-se e olhar, mais de perto, cada rosto</text:p>
      <text:p text:style-name="P14"><text:span text:style-name="T1">Is fauran mohn de stuppe sieno nas; also sternues ne lambh iom –</text:span> de repente, ele pensou em parar o nariz; além disso, ele não foi pego por espirros</text:p>
      <text:p text:style-name="P4"/>
      <text:p text:style-name="P4"><text:span text:style-name="T1">Amalan {amalAn} –</text:span> praticamente</text:p>
      <text:p text:style-name="P14"><text:span text:style-name="T1">Ti bell animals sont amalan extinct –</text:span> esses belos animais estão praticamente extintos</text:p>
      <text:p text:style-name="P4"/>
      <text:p text:style-name="P4"><text:span text:style-name="T1">An {an} –</text:span> se <text:span text:style-name="T8">(introduzindo uma interrogação, uma dúvida)</text:span></text:p>
      <text:p text:style-name="P4"><text:span text:style-name="T9">Ne woidim an poitto drehnke hoyd –</text:span><text:span text:style-name="T8"> não sei se posso beber </text:span><text:span text:style-name="T14">(bebida </text:span><text:span text:style-name="T14">alcoólica)</text:span><text:span text:style-name="T8"> hoje</text:span></text:p>
      <text:p text:style-name="P4"><text:span text:style-name="T9">Ia ihsit ad vide an ays wogh hieb likwt id reparation service –</text:span><text:span text:style-name="T8"> ela foi ver se o seu carro saiu do conserto</text:span></text:p>
      <text:p text:style-name="P4"><text:span text:style-name="T9">Daumo an i insects tant kame plukes ambh kiers –</text:span><text:span text:style-name="T8"> me pergunto se os insetos gostam tanto de voar em volta de velas</text:span></text:p>
      <text:p text:style-name="P4"/>
      <text:p text:style-name="P4"><text:span text:style-name="T1">Anter {Antër} –</text:span> em vez, prefira</text:p>
      <text:p text:style-name="P14"><text:span text:style-name="T1">Sieycst “torche”, bet kad eiskws sayge anter “torte” –</text:span> você disse “tocha”, mas talvez você queira dizer “torta” em vez disso</text:p>
      <text:p text:style-name="P4"/>
      <text:p text:style-name="P4"><text:span text:style-name="T1">Api {Api} –</text:span> ora, mas, agora <text:span text:style-name="T8">(para introduzir um contra-argumento)</text:span></text:p>
      <text:p text:style-name="P14"><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14"><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4"><text:soft-page-break/></text:p>
      <text:p text:style-name="P4"><text:span text:style-name="T1">Aproposs {apropOs} –</text:span> a propósito</text:p>
      <text:p text:style-name="P14"><text:span text:style-name="T1">Dank ob aurdhens id meja. Aproposs, kwohrst tien almentask? –</text:span> obrigado por arrumar a mesa. A propósito você fez o seu dever de casa?</text:p>
      <text:p text:style-name="P14"><text:span text:style-name="T1">Som un serieus christian ed, aproposs, som gai. Sem leuds pohnd difficil ghabe to –</text:span> sou um cristão sério e, a propósito, sou gay. Algumas pessoas acharam difícil compreender isso</text:p>
      <text:p text:style-name="P4"/>
      <text:p text:style-name="P4"><text:span text:style-name="T1">Ar {ar} –</text:span> para, porque <text:span text:style-name="T8">(usado quando o “ghi” não é conveniente)</text:span></text:p>
      <text:p text:style-name="P14"><text:span text:style-name="T1">Kartvelia est ayt un perodhkala os Occident ar, pos dwo secules os </text:span><text:span text:style-name="T1">russiano militaro presence, Moskva hat dohlgen evacue in 2005 sien sensta militar bases –</text:span> <text:bookmark text:name="result_box2"/><text:span text:style-name="T21">Geórgia </text:span><text:span text:style-name="T26">(o país caucasiano)</text:span><text:span text:style-name="T21"> é considerado um bastião </text:span><text:span text:style-name="T21">avançado do Ocidente para, depois de dois séculos de presença militar russa, Moscou teve de evacuar em 2005 suas últimas bases militares</text:span> </text:p>
      <text:p text:style-name="P14">Perceba que o uso do “ghi” não seria prático por causa do longo complemento “pos dwo secules os Russiano militaro presence”.</text:p>
      <text:p text:style-name="P4"/>
      <text:p text:style-name="P19"><text:span text:style-name="T1">Arasih {arazI:} –</text:span> acidentalmente</text:p>
      <text:p text:style-name="P14"><text:span text:style-name="T1">Arasih sorbim un bei –</text:span> acidentalmente eu engoli uma abelha</text:p>
      <text:p text:style-name="P19"/>
      <text:p text:style-name="P4"><text:span text:style-name="T1">Au {Ao} –</text:span> ou <text:span text:style-name="T8">(separa substantivos, adjetivos e verbos)</text:span></text:p>
      <text:p text:style-name="P14"><text:span text:style-name="T1">Dah ei un apel au un vinber –</text:span> dê a ele uma maçã ou uma uva</text:p>
      <text:p text:style-name="P19"/>
      <text:p text:style-name="P19"><text:span text:style-name="T1">Aus {Aos} –</text:span> cedo</text:p>
      <text:p text:style-name="P4"><text:span text:style-name="T9">Is gwohmit aus –</text:span><text:span text:style-name="T8"> ele chegou cedo</text:span></text:p>
      <text:p text:style-name="P4"/>
      <text:p text:style-name="P4"><text:span text:style-name="T1">Autah {aotA:} –</text:span> ou <text:span text:style-name="T8">(é apenas mais forte do que “au”)</text:span></text:p>
      <text:p text:style-name="P4"><text:span text:style-name="T9">China est tienxia dwot plautsto Stat yeji id land superficie, autah trit </text:span><text:span text:style-name="T9">au quart plautsto yeji id total superficie, sekwent id meid methode –</text:span><text:span text:style-name="T8"> A </text:span><text:span text:style-name="T8">China é o segundo maior país do mundo em massa de terra, ou (caso </text:span><text:span text:style-name="T8">contrário), terceiro ou quarto maior de superfície total, seguindo o método de medição</text:span></text:p>
      <text:p text:style-name="P14"/>
      <text:p text:style-name="P19"><text:span text:style-name="T1">Auti {Aoti} – </text:span><text:span text:style-name="T5">ou também, ou</text:span> mesmo</text:p>
      <text:p text:style-name="P19"><text:span text:style-name="T9">Tod militar potential ghehdt ses nudt eni id quader om UNO au NATO operations, auti ob id maidehsa om certain lands au organisations –</text:span><text:span text:style-name="T8"> este potencial militar pode ser usado no âmbito das operações da ONU ou OTAN, ou mesmo / também por causa do pedido de ajuda de determinados países ou organizações</text:span></text:p>
      <text:p text:style-name="P4"/>
      <text:p text:style-name="P4"><text:span text:style-name="T1">Bad {bad} –</text:span> finalmente, afinal</text:p>
      <text:p text:style-name="P14"><text:span text:style-name="T1">Bad gwahsiem hem –</text:span> finalmente irei para casa</text:p>
      <text:p text:style-name="P14"><text:span text:style-name="T1">Ia gwenak me spohc med sien okwi meg-ye ghyanen ob staunos, pre bad sprehge –</text:span> a jovem olhou para mim com seus olhos bem abertos de espanto, antes de finalmente perguntar</text:p>
      <text:p text:style-name="P4"/>
      <text:p text:style-name="P4"><text:span text:style-name="T1">Ne … bad {ne … bad} –</text:span> ainda não</text:p>
      <text:p text:style-name="P14"><text:span text:style-name="T1">Ne ho bad perichohxen id hol Sambahsa-Portughesche kamus –</text:span> ainda não chequei completamente todo o repertório de dicionário do sambahsa-<text:soft-page-break/>português</text:p>
      <text:p text:style-name="P4">perichohxen = peri + chohxen (pretérito de “chehx”)</text:p>
      <text:p text:style-name="P4"/>
      <text:p text:style-name="P4"><text:span text:style-name="T1">Bariem {baryEm} – </text:span>pelo menos, de toda maneira</text:p>
      <text:p text:style-name="P14"><text:span text:style-name="T1">Som orm, bet bariem weiko in un riche land –</text:span> sou pobre, mas, pelo menos, vivo num país rico</text:p>
      <text:p text:style-name="P4"/>
      <text:p text:style-name="P19"><text:span text:style-name="T1">Besonters {bezOntërs} –</text:span> especialmente, principalmente</text:p>
      <text:p text:style-name="P4"><text:span text:style-name="T9">Kamo magvi, besonters i tamijdars –</text:span><text:span text:style-name="T8"> gosto de crianças, especialmente as bem-educadas</text:span></text:p>
      <text:p text:style-name="P14">Extra: “essas bem-educadas” poderia ser <text:span text:style-name="T28">“ti tamijdar”</text:span>, porque o “ti” substitui o substantivo.</text:p>
      <text:p text:style-name="P4"/>
      <text:p text:style-name="P4"><text:span text:style-name="T1">Bet {bet} –</text:span> mas</text:p>
      <text:p text:style-name="P14"><text:span text:style-name="T1">Ho un bell gvibh, bet ne som noroct –</text:span> tenho uma bela esposa, mas não sou feliz</text:p>
      <text:p text:style-name="P4"/>
      <text:p text:style-name="P4"><text:span text:style-name="T1">Bfuyi {bfUyi} –</text:span> repetidamente, para sempre, eternamente</text:p>
      <text:p text:style-name="P14"><text:span text:style-name="T1">El Manticore henslit iom bfuyi –</text:span> a Mantícora não parou perturbá-lo</text:p>
      <text:p text:style-name="P4"/>
      <text:p text:style-name="P4"><text:span text:style-name="T1">Biadet {byAdët} –</text:span> normalmente, usualmente, geralmente</text:p>
      <text:p text:style-name="P14"><text:span text:style-name="T1">Biadet eihm hem jumas –</text:span> normalmente vou para casa às sextas</text:p>
      <text:p text:style-name="P4"/>
      <text:p text:style-name="P4"><text:span text:style-name="T1">Bilax {bilAks} –</text:span> pelo contrário, ao contrário</text:p>
      <text:p text:style-name="P14"><text:span text:style-name="T1">Ne orbato con bandits, bilax, tik orbato con honeste leuds –</text:span> não trabalho com bandidos, pelo contrário, só trabalho com gente honesta</text:p>
      <text:p text:style-name="P4"/>
      <text:p text:style-name="P4"><text:span text:style-name="T1">(Bil)hassa {(bil)hAsa} –</text:span> na maioria das vezes, geralmente</text:p>
      <text:p text:style-name="P14"><text:span text:style-name="T1">Bilhassa ghango in id forest nocts –</text:span> na maioria das vezes eu caminho na floresta a noite</text:p>
      <text:p text:style-name="P4"/>
      <text:p text:style-name="P4"><text:span text:style-name="T1">Cadadien {kadadyEn} – </text:span>diariamente, todo dia</text:p>
      <text:p text:style-name="P14"><text:span text:style-name="T1">Cadadien puwno id dom –</text:span> limpo a casa diariamente</text:p>
      <text:p text:style-name="P4"/>
      <text:p text:style-name="P4"><text:span text:style-name="T1">Casu quo {kAzu kwo} – </text:span>se necessário, em caso de necessidade, se for caso disso</text:p>
      <text:p text:style-name="P14"><text:span text:style-name="T1">Casu quo, pehrnsiem id dom, men neti sessiem makrouse –</text:span> se for preciso, venderei a casa, mas não ficarei mais endividado</text:p>
      <text:p text:style-name="P4"/>
      <text:p text:style-name="P4"><text:span text:style-name="T1">Chiowdeo {tcyowdEo} –</text:span> exatamente</text:p>
      <text:p text:style-name="P14"><text:span text:style-name="T1">Quod volst sayge chiowdeo? –</text:span> o que você quis dizer exatamente?</text:p>
      <text:p text:style-name="P4"/>
      <text:p text:style-name="P4"><text:span text:style-name="T1">Chunke {tcunk} –</text:span> desde <text:span text:style-name="T8">(condicional)</text:span></text:p>
      <text:p text:style-name="P14"><text:span text:style-name="T1">Chunke yu xeihte id magh os kyukes iom Mighelekwo, ne ghehdiete yu sprehge iom quer wehst eys poti? –</text:span> Desde que você mantenha o poder de convocar o Cavalo da Névoa, você não poderia lhe perguntar onde está seu mestre?</text:p>
      <text:p text:style-name="P4"/>
      <text:p text:style-name="P4"><text:span text:style-name="T1">Circa {tsIrka} –</text:span> cerca de, aproximadamente</text:p>
      <text:p text:style-name="P14"><text:soft-page-break/><text:span text:style-name="T1">Is est circa dwo meters buland –</text:span> ele tem cerca de dois metros de altura</text:p>
      <text:p text:style-name="P4"/>
      <text:p text:style-name="P4"><text:span text:style-name="T1">Com(samen) {kom(sAmën)} –</text:span> juntamente</text:p>
      <text:p text:style-name="P14"><text:span text:style-name="T1">Hovesper, sessiemos com –</text:span> esta tarde estaremos juntos</text:p>
      <text:p text:style-name="P4"/>
      <text:p text:style-name="P4"><text:span text:style-name="T1">Daanistah {daanista:} –</text:span> intencionalmente</text:p>
      <text:p text:style-name="P14"><text:span text:style-name="T1">Daanistah brohgim id machine –</text:span> quebrei a máquina intencionalmente</text:p>
      <text:p text:style-name="P4"/>
      <text:p text:style-name="P4"><text:span text:style-name="T1">Dalg {dalg} –</text:span> longe</text:p>
      <text:p text:style-name="P14"><text:span text:style-name="T1">Weiko dalg –</text:span> moro longe</text:p>
      <text:p text:style-name="P4"/>
      <text:p text:style-name="P4"><text:span text:style-name="T1">Dalger {dAldjër} –</text:span> mais adiante, mais a frente <text:span text:style-name="T8">(sentido espacial, nunca </text:span><text:span text:style-name="T8">temporal)</text:span></text:p>
      <text:p text:style-name="P14"><text:span text:style-name="T1">Tetos dalger, vidsies un phar –</text:span> dali mais adiante você verá um farol</text:p>
      <text:p text:style-name="P14"><text:span text:style-name="T1">Seghlim dalger kay trehve id noroc </text:span>– naveguei mais longe para encontrar a felicidade</text:p>
      <text:p text:style-name="P4"/>
      <text:p text:style-name="P4"><text:span text:style-name="T1">Dar {dar} –</text:span> ainda <text:span text:style-name="T8">(geralmente usado no meio das frases, atrás de um verbo. Veja o exemplo abaixo para você não confundir com o “yed”)</text:span></text:p>
      <text:p text:style-name="P14"><text:span text:style-name="T1">Quan gwahm lict, mien mann dar est wehrgend –</text:span> quando vou pra cama o meu marido ainda está trabalhando</text:p>
      <text:p text:style-name="P4"/>
      <text:p text:style-name="P4"><text:span text:style-name="T1">Dat {dat} – </text:span>dado que</text:p>
      <text:p text:style-name="P14"><text:span text:style-name="T1">Dat id noct hieb gwohmen, is Marjban ess oin lembas pre swehpe –</text:span> d<text:span text:style-name="T21">ado que a noite chegou, o guardião </text:span><text:span text:style-name="T26">(da Terra Média de J. R. R. Tolkien)</text:span><text:span text:style-name="T21"> comeu um lembas antes de dormir</text:span></text:p>
      <text:p text:style-name="P14"><text:span text:style-name="T22">Dat is hieb nia denars kay tules un eustwort porm, Tosten dohlgit linkwes id urb –</text:span><text:span text:style-name="T21"> </text:span><text:bookmark text:name="result_box3"/><text:span text:style-name="T21">Dado que ele não tinha dinheiro para pagar uma tarifa para </text:span><text:span text:style-name="T21">o leste, Tosten teve que deixar a cidade</text:span></text:p>
      <text:p text:style-name="P4"/>
      <text:p text:style-name="P4"><text:span text:style-name="T1">Daydey {daydEy} – </text:span>em geral</text:p>
      <text:p text:style-name="P14"><text:span text:style-name="T1">Daydey ia semens teukent quan (sont) madhen –</text:span> de um modo geral as sementes germinam quando (elas são) molhadas</text:p>
      <text:p text:style-name="P14">Obs.: neste caso, escrever apenas “…quan madhen” não é gramaticalmente errado, mas é preferível que se coloque o verbo no meio para fins de clareza</text:p>
      <text:p text:style-name="P4"/>
      <text:p text:style-name="P4"><text:span text:style-name="T1">Dayim {dayIm} –</text:span> repetidamente</text:p>
      <text:p text:style-name="P4"><text:span text:style-name="T9">Is fabric orbater premt ia scruvs dayim –</text:span><text:span text:style-name="T8"> o operário aperta os parafusos repetidamente</text:span></text:p>
      <text:p text:style-name="P14">É sinônimo de “bfuyi”</text:p>
      <text:p text:style-name="P4"/>
      <text:p text:style-name="P4"><text:span text:style-name="T1">Dexios {dEksjos} –</text:span> rapidamente, agilmente, vigorosamente, energicamente</text:p>
      <text:p text:style-name="P14"><text:span text:style-name="T1">Id Caroline snohg dexios inter ia enflammen vracks ed intercepit oino iom feugend vecels –</text:span> o Caroline (um navio de guerra) esgueirou-se habilmente entre os destroços flamejados e interceptou um dos navios de fuga</text:p>
      <text:p text:style-name="P4"/>
      <text:p text:style-name="P4"><text:span text:style-name="T1">Dind {dind} –</text:span> depois, então, em seguida</text:p>
      <text:p text:style-name="P4"><text:span text:style-name="T9">Gwahsim id mercat, dind gwahsim kyrk –</text:span><text:span text:style-name="T8"> fui ao mercado, depois fui à igreja</text:span></text:p>
      <text:p text:style-name="P19"><text:soft-page-break/></text:p>
      <text:p text:style-name="P19"><text:span text:style-name="T1">Diu {dyu} – </text:span>muito tempo</text:p>
      <text:p text:style-name="P14"><text:span text:style-name="T1">Unte baygh diu, ho esen her –</text:span> durante muito tempo, estive aqui</text:p>
      <text:p text:style-name="P14"><text:span text:style-name="T1">Diutos is est un prisoner – </text:span>há muito tempo que ele é um prisioneiro</text:p>
      <text:p text:style-name="P4"/>
      <text:p text:style-name="P4"><text:span text:style-name="T1">Diuper {dyÜpër} –</text:span> muito tempo atrás</text:p>
      <text:p text:style-name="P14"><text:span text:style-name="T1">Diuper ia gwivit in mien dom –</text:span> muito tempo atrás ela viveu na minha casa</text:p>
      <text:p text:style-name="P4"/>
      <text:p text:style-name="P4"><text:span text:style-name="T1">Ed {ed} –</text:span> e</text:p>
      <text:p text:style-name="P14"><text:span text:style-name="T1">Io ed mien son –</text:span> eu e meu filho</text:p>
      <text:p text:style-name="P4"/>
      <text:p text:style-name="P4"><text:span text:style-name="T1">Entrim {Entrim} –</text:span> nesse ínterim, enquanto isso</text:p>
      <text:p text:style-name="P14"><text:span text:style-name="T1">Vahm soke discret-ye, bet entrim, to dehlct remane inter nos –</text:span> vou investigar às escondidas, mas enquanto isso, isto precisa ficar entre nòs</text:p>
      <text:p text:style-name="P4"/>
      <text:p text:style-name="P4"><text:span text:style-name="T1">Esdi {Ezdi} –</text:span> mesmo se</text:p>
      <text:p text:style-name="P14"><text:span text:style-name="T1">Ne weiko in tod dom esdi i payghent me –</text:span> não moro nessa casa mesmo que me paguem</text:p>
      <text:p text:style-name="P4"/>
      <text:p text:style-name="P4"><text:span text:style-name="T1">Eni {Eni} –</text:span> dentro</text:p>
      <text:p text:style-name="P4"><text:span text:style-name="T9">El kwaun est eni id dom –</text:span><text:span text:style-name="T8"> o cachorro está do lado de dentro da casa</text:span></text:p>
      <text:p text:style-name="P4"/>
      <text:p text:style-name="P4"><text:span text:style-name="T1">Eti {Eti} –</text:span> além disso, ademais</text:p>
      <text:p text:style-name="P14"><text:span text:style-name="T1">Ne eddo hamburger, eti som vegetarian – </text:span>não como hambúrguer, e além disso sou vegetariano</text:p>
      <text:p text:style-name="P14"><text:span text:style-name="T1">En id plan ios edifice. Tod plan est ja veut. Kad id edifice hat est 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14"><text:span text:style-name="T1">Tod vestibule compris eti dwo dwers, uter wester, alter euster –</text:span> o hall de entrada comportava ainda mais duas portas, uma para o oeste, o outro para o leste</text:p>
      <text:p text:style-name="P4"/>
      <text:p text:style-name="P4"><text:span text:style-name="T1">Exo {Ekso} –</text:span> do lado de fora</text:p>
      <text:p text:style-name="P14"><text:span text:style-name="T1">El kwaun est exo id dom –</text:span> o cachorro está do lado de fora da casa</text:p>
      <text:p text:style-name="P14">Podemos dizer também: “el kwaun est exter id dom”</text:p>
      <text:p text:style-name="P4"/>
      <text:p text:style-name="P4"><text:span text:style-name="T1">Fauran {faorAn} –</text:span> imediatamente</text:p>
      <text:p text:style-name="P14"><text:span text:style-name="T1">Kehrzsiem mien kays fauran, iey(it) is orbater ei bes –</text:span> cortarei meu cabelo imediatamente, disse o trabalhador ao patrão</text:p>
      <text:p text:style-name="P4"/>
      <text:p text:style-name="P4"><text:span text:style-name="T1">Filan {filAn} –</text:span> este ou aquele</text:p>
      <text:p text:style-name="P14"><text:span text:style-name="T1">Ia religieus autoritats hant tolcto kay woide kweter filan buk ios Bible eet we ne inspiret ab Div –</text:span> as autoridades religiosas têm discutido para saber se este ou aquele livro da Bíblia foi inspirado por Deus ou não</text:p>
      <text:p text:style-name="P4"/>
      <text:p text:style-name="P4"><text:span text:style-name="T1">Fujatan {fujatAn} –</text:span> de repente</text:p>
      <text:p text:style-name="P14"><text:span text:style-name="T1">Fujatan eem trigimat –</text:span> de repente eu tinha trinta anos</text:p>
      <text:p text:style-name="P4"><text:soft-page-break/></text:p>
      <text:p text:style-name="P22"><text:span text:style-name="T1">Gairn {gärn} –</text:span> de boa vontade</text:p>
      <text:p text:style-name="P25"><text:span text:style-name="T1">Is commander reservit id access ibs “inner kyals” (kam is gairn kiel ia) sibswo –</text:span> o comandante reservou o acesso às “salas internas” (como ele gostava de chamá-las) para se mesmo</text:p>
      <text:p text:style-name="P4"/>
      <text:p text:style-name="P4"><text:span text:style-name="T1">Gontro {gOntro} (gon + tro) –</text:span> para o lado <text:span text:style-name="T8">(advérbio de movimento)</text:span></text:p>
      <text:p text:style-name="P14"><text:span text:style-name="T1">Reusch gontro! –</text:span> Correr para o lado</text:p>
      <text:p text:style-name="P14"><text:span text:style-name="T1">Per noroc is ekwos ios hussar, se kheissend protietragen ghomtro ab id ansia is colonel dier, movit gontro, ed it id longo miech ios saber os gwaur cavalerie os Fabrice slid engwn id vest ios hussar ed passit alnos </text:span><text:span text:style-name="T1">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4"/>
      <text:p text:style-name="P4"><text:span text:style-name="T1">Ghi {gi} –</text:span> <text:span text:style-name="T8">sem significado definido, essa palavra frequentemente aparece em </text:span><text:span text:style-name="T8">segunda posição numa oração e serve para enfatizar a palavra anterior. Algumas vezes é sufixado ao advérbio ou pronome anterior. Pode ser traduzido como “então”, “por conta disso”, “porque”.</text:span></text:p>
      <text:p text:style-name="P14"><text:span text:style-name="T1">Is ne kieup id wogh, isghi ne hieb denars –</text:span> ele não comprou o carro porque ele não tinha dinheiro</text:p>
      <text:p text:style-name="P14"><text:span text:style-name="T1">Eiskwo woide id ghi payghen pris –</text:span> quero saber o preço realmente pago</text:p>
      <text:p text:style-name="P14"><text:span text:style-name="T1">Id probleme tom prabhils est od pauk ghi anghens brunge ia –</text:span> o problema dessas regras é que elas, na verdade, beneficiam poucas pessoas</text:p>
      <text:p text:style-name="P4"/>
      <text:p text:style-name="P4"><text:span text:style-name="T1">Gwaru {gwAru} –</text:span> severamente, gravemente <text:span text:style-name="T8">(se referindo a um ferimento)</text:span></text:p>
      <text:p text:style-name="P14"><text:span text:style-name="T1">Id ecosysteme os Amazonia buit gwaru taraght ab illegal reuydens –</text:span> o ecossistema da Amazônia foi fortemente perturbado por explorações ilegais</text:p>
      <text:p text:style-name="P4"/>
      <text:p text:style-name="P4"><text:span text:style-name="T1">Hatta {hAta} –</text:span> mesmo, até</text:p>
      <text:p text:style-name="P14"><text:span text:style-name="T1">Hatta i smulkst aranks ghehde nices –</text:span> Até as menores aranhas podem matar</text:p>
      <text:p text:style-name="P14"><text:span text:style-name="T1">Pedro ne hat hatta smautert tod film –</text:span> Pedro nem viu esse filme</text:p>
      <text:p text:style-name="P14"><text:span text:style-name="T1">Tu hatta ghyienst id hadia –</text:span> você nem abriu o presente</text:p>
      <text:p text:style-name="P14"><text:span text:style-name="T1">Hatta habend-ye piten, ne kamyabim –</text:span> mesmo tendo tentado, eu não consegui</text:p>
      <text:p text:style-name="P14"><text:span text:style-name="T1">Magho sayge od hatta Suomi hat falls os foll gwow siuge –</text:span> posso dizer que até a Finlândia tem casos de vaca louca</text:p>
      <text:p text:style-name="P4"/>
      <text:p text:style-name="P4"><text:span text:style-name="T1">Hakan {hakAn} –</text:span> realmente, verdadeiramente</text:p>
      <text:p text:style-name="P4"><text:span text:style-name="T9">Is hakan lieubht te –</text:span><text:span text:style-name="T8"> ele realmente te ama</text:span></text:p>
      <text:p text:style-name="P4"/>
      <text:p text:style-name="P4"><text:span text:style-name="T1">Iawod {yawOd} –</text:span> esperar que</text:p>
      <text:p text:style-name="P14"><text:span text:style-name="T1">Hol grupps bihnt autoriset ad page, conservend ir bahsa, ir mores, ir social organisation iawod obedeihnt ia loys ios Roman Stat –</text:span> grupos inteiros ficaram autorizados a instalar-se, conservando sua língua, seus costumes, sua organização social, desde que obedeça às leis do Estado <text:soft-page-break/>Romano</text:p>
      <text:p text:style-name="P4"/>
      <text:p text:style-name="P4"><text:span text:style-name="T1">Ib {ib} –</text:span> para que não, com receio de</text:p>
      <text:p text:style-name="P14"><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4"/>
      <text:p text:style-name="P4"><text:span text:style-name="T1">Ilhali {ilhAli} –</text:span> enquanto que, ao passo que</text:p>
      <text:p text:style-name="P14"><text:span text:style-name="T1">Ilhali id recognition ios inherent decos vasyims members ios menscfamilia ed iren egal edinalienable rects constituet id sul om lure, justice ed pace tienxia –</text:span> considerando que o reconhecimento da dignidade inerente a todos os membros da família humana e seus inalienáveis direitos iguais constituem a fundação da liberdade, justiça e paz em todo lugar.</text:p>
      <text:p text:style-name="P4"/>
      <text:p text:style-name="P4"><text:span text:style-name="T1">Inkaptos {inkAptos} –</text:span> do começo, a partir do início</text:p>
      <text:p text:style-name="P14"><text:span text:style-name="T1">Sayg mi quanto wakyit inkaptos –</text:span> conte me tudo o que aconteceu desde o começo</text:p>
      <text:p text:style-name="P4"/>
      <text:p text:style-name="P4"><text:span text:style-name="T1">Intant {intAnt} –</text:span> enquanto isso, ao mesmo tempo, nesse meio tempo</text:p>
      <text:p text:style-name="P14"><text:span text:style-name="T1">Bet intant, kwehr quodlibt –</text:span> mas enquanto isso, faça o que quiser</text:p>
      <text:p text:style-name="P4"/>
      <text:p text:style-name="P4"><text:span text:style-name="T1">Iter {Itër} –</text:span> de novo, outra vez, novamente</text:p>
      <text:p text:style-name="P14"><text:span text:style-name="T1">Som con mien família iter –</text:span> estou com minha família outra vez</text:p>
      <text:p text:style-name="P4"/>
      <text:p text:style-name="P4"><text:span text:style-name="T1">In unisson {in unisOn} –</text:span> em uníssono</text:p>
      <text:p text:style-name="P14"><text:span text:style-name="T1">I brasileirs obswihr is corrumepen president in unisson –</text:span> todos juntos como uma única pessoa, os brasileiros vaiaram o presidente corrupto</text:p>
      <text:p text:style-name="P4"/>
      <text:p text:style-name="P4"><text:span text:style-name="T1">Ja {ja} –</text:span> já</text:p>
      <text:p text:style-name="P14"><text:span text:style-name="T1">Tu biscripst todeghern ed tu ja finihst id wehrg –</text:span> você começou a escrever esta manhã e já terminou o trabalho</text:p>
      <text:p text:style-name="P4"/>
      <text:p text:style-name="P4"><text:span text:style-name="T1">Jaldi {jAldi} –</text:span> rapidamente, o mais rápido <text:span text:style-name="T8">(passa noção de velocidade)</text:span></text:p>
      <text:p text:style-name="P14"><text:span text:style-name="T1">Ia cursit meg jaldi quando ia eet yuner –</text:span> ela corria muito rápido quando mais nova</text:p>
      <text:p text:style-name="P14"><text:span text:style-name="T1">Id nivell ios wed est steighend jaldi –</text:span> o nível da água está subindo depressa</text:p>
      <text:p text:style-name="P4"/>
      <text:p text:style-name="P4"><text:span text:style-name="T1">Ka {ka} –</text:span> como (um(a)) <text:span text:style-name="T8">(quando se referindo a uma qualidade)</text:span></text:p>
      <text:p text:style-name="P14"><text:span text:style-name="T1">Tod werd wehrct ka adjective ed adverb –</text:span> essa palavra se comporta como um adjetivo e um advérbio</text:p>
      <text:p text:style-name="P4"/>
      <text:p text:style-name="P4"><text:span text:style-name="T1">Kad {kad} –</text:span> talvez, pode ser que</text:p>
      <text:p text:style-name="P14"><text:span text:style-name="T1">Kad wehdsiem iam –</text:span> talvez eu me case com ela</text:p>
      <text:p text:style-name="P4"/>
      <text:p text:style-name="P4"><text:span text:style-name="T1">Kafi {kAfi} –</text:span> o bastante, suficiente</text:p>
      <text:p text:style-name="P4"><text:span text:style-name="T1">Sat {sat} –</text:span> o bastante, suficiente</text:p>
      <text:p text:style-name="P14"><text:soft-page-break/><text:span text:style-name="T1">Ho edden kafi –</text:span> comi o suficiente</text:p>
      <text:p text:style-name="P4"/>
      <text:p text:style-name="P4"><text:span text:style-name="T1">Kam {kam} –</text:span> como?, em que maneira?, como</text:p>
      <text:p text:style-name="P14"><text:span text:style-name="T1">Kam has tu arriven her? –</text:span> como você chegou aqui?</text:p>
      <text:p text:style-name="P14"><text:span text:style-name="T1">Kam leits tu? –</text:span> como vai você?</text:p>
      <text:p text:style-name="P24">Som kam tu –<text:span text:style-name="T5"> sou como você</text:span></text:p>
      <text:p text:style-name="P4"/>
      <text:p text:style-name="P4"><text:span text:style-name="T1">Kam adet {kam Adët} –</text:span> como costume</text:p>
      <text:p text:style-name="P14"><text:span text:style-name="T1">Kam adet ia oisbud aus –</text:span> ela acordou cedo, como costume</text:p>
      <text:p text:style-name="P4"/>
      <text:p text:style-name="P4"><text:span text:style-name="T1">Kamsei {kamsEy} –</text:span> como se</text:p>
      <text:p text:style-name="P14"><text:span text:style-name="T1">Is ee-sispehct me kamsei is esiet/eet un lion sispehcend un owu –</text:span> ele olhava para mim como se ele fosse um leão olhando uma ovelha</text:p>
      <text:p text:style-name="P4"/>
      <text:p text:style-name="P4"><text:span text:style-name="T1">Kariban {karibAn} –</text:span> daqui a pouco, em seguida</text:p>
      <text:p text:style-name="P14"><text:span text:style-name="T1">Linkwsiemos (hetos) kariban –</text:span> sairemos daqui a pouco</text:p>
      <text:p text:style-name="P4"/>
      <text:p text:style-name="P4"><text:span text:style-name="T1">Kathalika {ka§alIka} –</text:span> da mesma forma, do mesmo modo</text:p>
      <text:p text:style-name="P14"><text:span text:style-name="T1">Tony ed Sandro sont kerabs, kathalika sont Otavio ed Clarissa –</text:span> Tony e Sandro são parentes, da mesma forma são Otávio e Clarissa.</text:p>
      <text:p text:style-name="P4"/>
      <text:p text:style-name="P4"><text:span text:style-name="T1">Kay {kay} –</text:span> para, para que, em ordem para</text:p>
      <text:p text:style-name="P14"><text:span text:style-name="T1">Gwahsiem weir kay defende mien land –</text:span> irei para a guerra para defender meu país</text:p>
      <text:p text:style-name="P14"><text:span text:style-name="T1">Eiskwo un wogh kay safer –</text:span> quero um carro para viajar</text:p>
      <text:p text:style-name="P4"/>
      <text:p text:style-name="P4"><text:span text:style-name="T1">Khaliban {qalibAn} –</text:span> principalmente</text:p>
      <text:p text:style-name="P14"><text:span text:style-name="T1">Is orbietit khaliban ka swobod orbater –</text:span> ele trabalhava principalmente como freelancer</text:p>
      <text:p text:style-name="P19"/>
      <text:p text:style-name="P19"><text:span text:style-name="T1">Kheptenn {qëptEn} –</text:span> completamente, definitivamente </text:p>
      <text:p text:style-name="P14"><text:span text:style-name="T1">Is kheptenn est gai –</text:span> ele definitivamente é gay</text:p>
      <text:p text:style-name="P19"/>
      <text:p text:style-name="P19"><text:span text:style-name="T1">Kjiawxieng {kjyawksyEng} –</text:span> por acaso</text:p>
      <text:p text:style-name="P14"><text:span text:style-name="T1">Kjiawxieng kwe has cigarettes? –</text:span> por acaso você tem cigarros?</text:p>
      <text:p text:style-name="P19"/>
      <text:p text:style-name="P19"><text:span text:style-name="T1">Kongcio {kOngtsyo} –</text:span> doravante, de agora em diante, em direção ao futuro, a partir de agora</text:p>
      <text:p text:style-name="P14"><text:span text:style-name="T1">Kongcio sessiem un gohd pater, promitto –</text:span> daqui pra frente eu serei um bom pai, eu prometo</text:p>
      <text:p text:style-name="P14">“Nuntos” tem o mesmo significado e geralmente é muito mais usado, já que o “kongcio” aparenta ser antiquado.</text:p>
      <text:p text:style-name="P19"/>
      <text:p text:style-name="P19"><text:span text:style-name="T1">Kwecto {kwEcto} –</text:span> aparentemente, ao que parece, como parece</text:p>
      <text:p text:style-name="P14"><text:span text:style-name="T1">Id phial, quei poskwo dahsim mien attention, kwecto pwolpohld med un cruorrudh liqueur –</text:span> o frasco, ao qual eu voltei a minha atenção, poderia ter sido meio cheio de um licor de sangue vermelho</text:p>
      <text:p text:style-name="P14"><text:span text:style-name="T1">Hatta eys prientias kwecto kihr ep un samliko catholicitat os suabuhsa –</text:span> mesmo as amizades dele pareciam fundadas em uma catolicidade <text:soft-page-break/>semelhante de boa natureza</text:p>
      <text:p text:style-name="P19"/>
      <text:p text:style-name="P19"><text:span text:style-name="T1">Kweid {kweyd} –</text:span> even if, though </text:p>
      <text:p text:style-name="P14"><text:span text:style-name="T1">Iaschi EU lands maghe bihe tenten ab bringhes wahid-ye securitara responses ei probleme os terrorisme, kweid biht limitet id bungos iom civil lures –</text:span> os próprios países da UE podem ser tentados a introduzir respostas de segurança apenas ao problema do terrorismo, mesmo (ao preço de) se a função das liberdades civis seja limitada</text:p>
      <text:p text:style-name="P19"/>
      <text:p text:style-name="P4"><text:span text:style-name="T1">Kweter {kwEtër} –</text:span> <text:span text:style-name="T8">muito parecido com “an”, mas se refere a uma escolha ou dúvida entre duas opções </text:span></text:p>
      <text:p text:style-name="P4"><text:span text:style-name="T9">Ay buit impossible tarctum kweter ia hieb vanien in id hava we ia hieb </text:span><text:span text:style-name="T9">curren baygh oku in id bosc</text:span><text:span text:style-name="T1"> </text:span><text:span text:style-name="T5">(“tarctum” é a opcional forma antiquada do infinitivo)</text:span><text:span text:style-name="T1"> – </text:span><text:span text:style-name="T8">era impossível para ela supor se ela desapareceu no ar ou ela tinha corrido muito rápido no bosque.</text:span></text:p>
      <text:p text:style-name="P4"><text:span text:style-name="T9">Quo ia druve-ye gnohskwit eet kweter el stohng we ne –</text:span><text:span text:style-name="T8"> o que ela </text:span><text:span text:style-name="T8">realmente quer se ele</text:span> (um inseto) <text:span text:style-name="T8">pica ou não</text:span></text:p>
      <text:p text:style-name="P4"/>
      <text:p text:style-name="P4"><text:span text:style-name="T1">Lakin {lakIn} –</text:span> entretanto, contudo, todavia, ainda assim</text:p>
      <text:p text:style-name="P14"><text:span text:style-name="T1">Kamo te, lakin tu dehlcs change –</text:span> gosto de você, entretanto você deve mudar</text:p>
      <text:p text:style-name="P4"/>
      <text:p text:style-name="P4"><text:span text:style-name="T1">Libter {lIbtër} – </text:span>com prazer</text:p>
      <text:p text:style-name="P14"><text:span text:style-name="T1">Libter kwehrsiem tod pro te –</text:span> com prazer farei isso para você</text:p>
      <text:p text:style-name="P4"/>
      <text:p text:style-name="P4"><text:span text:style-name="T1">Lika {lIka} –</text:span> semelhantemente, parecido</text:p>
      <text:p text:style-name="P14"><text:span text:style-name="T1">Daydey, ho piten vergihes werds qua swehnient pior lika alyi –</text:span> em geral, tenho tentado evitar as palavras que soariam bastante do mesmo modo que outra</text:p>
      <text:p text:style-name="P4"/>
      <text:p text:style-name="P4"><text:span text:style-name="T1">Makar {makAr} –</text:span><text:span text:style-name="T5"> por mais que</text:span></text:p>
      <text:p text:style-name="P14"><text:span text:style-name="T1">Makar ei saygo, is ne kaurt de –</text:span><text:span text:style-name="T5"> por mais que lhe diga, ele não faz caso</text:span></text:p>
      <text:p text:style-name="P14"><text:span text:style-name="T1">Makar io ielgv denars, na kwahsim spare –</text:span> por mais dinheiro que ganhasse, não conseguia poupar</text:p>
      <text:p text:style-name="P14"><text:span text:style-name="T1">Makar kauro, ne kwahm vergihes howkscheces –</text:span> por mais cuidado que tenha, não consigo evitar os buracos da estrada</text:p>
      <text:p text:style-name="P4"/>
      <text:p text:style-name="P4"><text:span text:style-name="T1">Makhsus {mAqsus} –</text:span> propositalmente, intencionalmente, deliberadamente, com o propósito de</text:p>
      <text:p text:style-name="P14"><text:span text:style-name="T1">Makhsus ho scriben id texte samt erros –</text:span> escrevi o texto com erros de propósito</text:p>
      <text:p text:style-name="P4"/>
      <text:p text:style-name="P4"><text:span text:style-name="T1">Mathalan {ma§alAn} –</text:span> por exemplo</text:p>
      <text:p text:style-name="P14"><text:span text:style-name="T1">Kamo aw fantasia buks, mathalan “Is Lytil Prince” ed Lovecrafts buks –</text:span> gosto de livros antigos de fantasia, como por exemplo “O Pequeno Príncipe” e livros de Lovecraft.</text:p>
      <text:p text:style-name="P4"/>
      <text:p text:style-name="P4"><text:span text:style-name="T1">Meist-ye {meyst ye} –</text:span> no máximo</text:p>
      <text:p text:style-name="P14"><text:span text:style-name="T1">Eiskwo meist-ye dwo purts, ne meis quem to –</text:span> eu quero, no máximo, dois <text:soft-page-break/>filhos, não mais do que isso</text:p>
      <text:p text:style-name="P4"/>
      <text:p text:style-name="P4"><text:span text:style-name="T1">Men {men} –</text:span> mas</text:p>
      <text:p text:style-name="P14"><text:span text:style-name="T1">Men, weidwos, to ne est tien fault –</text:span> mas <text:span text:style-name="T14">(além disso)</text:span>, é claro, isso não é culpa sua</text:p>
      <text:p text:style-name="P4"/>
      <text:p text:style-name="P4"><text:span text:style-name="T1">Menxu {mEnksu} –</text:span> enquanto</text:p>
      <text:p text:style-name="P14"><text:span text:style-name="T1">Eem in alyo land menxu mien land eet invaden –</text:span> eu estava em outro país enquanto meu país foi invadido</text:p>
      <text:p text:style-name="P4"/>
      <text:p text:style-name="P4"><text:span text:style-name="T1">Minst-ye, lytst-ye –</text:span> pelo menos <text:span text:style-name="T8">(“tehrb” também pode ser usado aqui)</text:span></text:p>
      <text:p text:style-name="P14"><text:span text:style-name="T1">Naudhsies minst-ye six hevds kay plane adequat-ye –</text:span> você precisará de, pelo menos, seis semanas para planejar adequadamente</text:p>
      <text:p text:style-name="P4"/>
      <text:p text:style-name="P4"><text:span text:style-name="T1">Mudam {mudAm} – </text:span><text:span text:style-name="T5">constantemente, continuamente</text:span></text:p>
      <text:p text:style-name="P14"><text:span text:style-name="T1">Myen machine orbat mudam –</text:span><text:span text:style-name="T5"> minha máquina trabalha sem parar</text:span></text:p>
      <text:p text:style-name="P4"><text:span text:style-name="T9">Id seuy fallt mudam – </text:span><text:span text:style-name="T8">a chuva cai constantemente</text:span></text:p>
      <text:p text:style-name="P4"/>
      <text:p text:style-name="P4"><text:span text:style-name="T1">Mutlak {mutlAk} –</text:span> absolutamente</text:p>
      <text:p text:style-name="P14"><text:span text:style-name="T1">Ia est mutlak khiter –</text:span> ela é absolutamente má</text:p>
      <text:p text:style-name="P4"/>
      <text:p text:style-name="P4"><text:span text:style-name="T1">Mox(u) {mOks(u)} –</text:span> breve, logo</text:p>
      <text:p text:style-name="P14"><text:span text:style-name="T1">Vidsiem te mox –</text:span> verei você em breve</text:p>
      <text:p text:style-name="P4"/>
      <text:p text:style-name="P4"><text:span text:style-name="T1">Naiw(o) {nÄw(o)} –</text:span> nunca</text:p>
      <text:p text:style-name="P14"><text:span text:style-name="T1">Naiwo likwim mien land –</text:span> nunca sai do meu país</text:p>
      <text:p text:style-name="P4"/>
      <text:p text:style-name="P4"><text:span text:style-name="T1">Naturelika {natürëlIka} –</text:span> naturalmente</text:p>
      <text:p text:style-name="P14"><text:span text:style-name="T1">Naturelika kamo uces bahsas –</text:span> naturalmente que eu gosto de aprender idiomas</text:p>
      <text:p text:style-name="P4"/>
      <text:p text:style-name="P22"><text:span text:style-name="T1">Nepunei {nepÜney} –</text:span> com impunidade, impunimentemente</text:p>
      <text:p text:style-name="P25"><text:span text:style-name="T1">“Niem permitte od quoy serve iom Demon-Roy safernt nepunei unte mien land, Castelian”, grohm Beruh –</text:span> “não permitirei que aqueles que servem o Rei Demônio viagem sem punição pelo meu país, Casteliã”, rugiu Berú.</text:p>
      <text:p text:style-name="P4"/>
      <text:p text:style-name="P4"><text:span text:style-name="T1">Neti {nEti} –</text:span> não mais, nunca mais</text:p>
      <text:p text:style-name="P14"><text:span text:style-name="T1">Neti eddo her –</text:span> nunca mais como aqui</text:p>
      <text:p text:style-name="P4"/>
      <text:p text:style-name="P4"><text:span text:style-name="T1">Nib(o) {nIb(o)} –</text:span> a não ser</text:p>
      <text:p text:style-name="P14"><text:span text:style-name="T1">Orbatsiem in id farm nibo kamyabo in un public concurs – </text:span>trabalharei na fazenda a não ser que eu tenha sucesso em um concurso público</text:p>
      <text:p text:style-name="P4"/>
      <text:p text:style-name="P4"><text:span text:style-name="T1">Nisbatan {nisbatAn} –</text:span> relativamente</text:p>
      <text:p text:style-name="P14"><text:span text:style-name="T1">Ia ruines sont nisbatan salver quem id forest –</text:span> as ruínas são relativamente mais seguras do que a floresta</text:p>
      <text:p text:style-name="P4"/>
      <text:p text:style-name="P4"><text:span text:style-name="T1">Nun {nun} –</text:span> agora</text:p>
      <text:p text:style-name="P14"><text:soft-page-break/><text:span text:style-name="T1">Som noroct nun –</text:span> estou feliz agora</text:p>
      <text:p text:style-name="P4"/>
      <text:p text:style-name="P4"><text:span text:style-name="T1">Nundiens {nundyEns} –</text:span> hoje em dia, atualmente</text:p>
      <text:p text:style-name="P14"><text:span text:style-name="T1">Nundiens, leuds sont suagramat –</text:span> hoje em dia, as pessoas são bem alfabetizadas</text:p>
      <text:p text:style-name="P4"/>
      <text:p text:style-name="P4"><text:span text:style-name="T1">Nuper {nÜpër} – </text:span>recentemente</text:p>
      <text:p text:style-name="P14"><text:span text:style-name="T1">Gnahsit nupe –</text:span> (ele/ela) nasceu recentemente</text:p>
      <text:p text:style-name="P4"/>
      <text:p text:style-name="P4"><text:span text:style-name="T1">Nuptos {nUptos} –</text:span> não muito tempo atrás</text:p>
      <text:p text:style-name="P14"><text:span text:style-name="T1">Nuptos mien dugter ghiemt –</text:span> há não muito tempo atrás minha filha se casou</text:p>
      <text:p text:style-name="P4"/>
      <text:p text:style-name="P4"><text:span text:style-name="T1">Oku {Oku} –</text:span> depressa, rapidamente</text:p>
      <text:p text:style-name="P14"><text:span text:style-name="T1">Gwehm oku –</text:span> venha depressa</text:p>
      <text:p text:style-name="P14"><text:span text:style-name="T1">Ne ghehdo antwehrde tib oku –</text:span> não posso te responder por agora</text:p>
      <text:p text:style-name="P4"/>
      <text:p text:style-name="P4"><text:span text:style-name="T1">Okwivid-ye {okwivId-ye} –</text:span> obviamente</text:p>
      <text:p text:style-name="P14"><text:span text:style-name="T1">Okwivid-ye i ne surviveer –</text:span> obviamente eles não sobreviveram</text:p>
      <text:p text:style-name="P4"/>
      <text:p text:style-name="P4"><text:span text:style-name="T1">Payn {payn} – </text:span>dificilmente</text:p>
      <text:p text:style-name="P14"><text:span text:style-name="T1">Payn kwahsiemos fuges –</text:span> dificilmente conseguiremos fugir</text:p>
      <text:p text:style-name="P4"/>
      <text:p text:style-name="P4"><text:span text:style-name="T1">Perodh {perOd} –</text:span> para a frente, adiante</text:p>
      <text:p text:style-name="P14"><text:span text:style-name="T1">Ghango perodh –</text:span> ando para a frente</text:p>
      <text:p text:style-name="P4"/>
      <text:p text:style-name="P4"><text:span text:style-name="T1">Plus {plus} –</text:span> mais (+), adicional</text:p>
      <text:p text:style-name="P14"><text:span text:style-name="T1">Dwo plus dwo est egal ad quar –</text:span> dois mais dois é igual a quatro</text:p>
      <text:p text:style-name="P14"><text:span text:style-name="T1">Ho addihn plus mathmoun ad mien buk –</text:span> adicionei mais conteúdo ao meu livro</text:p>
      <text:p text:style-name="P14">Nesta última frase você pode usar o “meis” no lugar do “plus” se quiser</text:p>
      <text:p text:style-name="P4"/>
      <text:p text:style-name="P4"><text:span text:style-name="T1">Poskwo {pOskwo} –</text:span> depois, posteriormente, após</text:p>
      <text:p text:style-name="P4"><text:span text:style-name="T1">Ghamsiemos poskwo stajernsiemos un dom –</text:span> nos casaremos e após isso alugaremos uma casa</text:p>
      <text:p text:style-name="P4"/>
      <text:p text:style-name="P4"><text:span text:style-name="T1">Prevst {prevst} –</text:span> uma vez (no passado)</text:p>
      <text:p text:style-name="P14"><text:span text:style-name="T1">Visim un fee prevst –</text:span> eu vi uma fada uma vez (no passado)</text:p>
      <text:p text:style-name="P4"/>
      <text:p text:style-name="P4"><text:span text:style-name="T1">Protiapo {protyApo} –</text:span> contra a corrente</text:p>
      <text:p text:style-name="P14"><text:span text:style-name="T1">Snahm protiapo –</text:span> nado contra a corrente</text:p>
      <text:p text:style-name="P4"/>
      <text:p text:style-name="P4"><text:span text:style-name="T1">Punor {punOr} –</text:span> por outro lado</text:p>
      <text:p text:style-name="P14"><text:span text:style-name="T1">Habe purts est gohd, punor dehlcs dedie tien hol gwiv pro i –</text:span> ter filhos é bom, por outro lado você deve dedicar toda a sua vida para eles</text:p>
      <text:p text:style-name="P4"/>
      <text:p text:style-name="P4"><text:span text:style-name="T1">Quayque {kwAyk(ë)} –</text:span> embora, apesar de</text:p>
      <text:p text:style-name="P14"><text:span text:style-name="T1">Eddo mult leckereits, quayque som diabetic –</text:span> como muitos doces, apesar de eu ser diabético</text:p>
      <text:p text:style-name="P4"><text:soft-page-break/></text:p>
      <text:p text:style-name="P4"><text:span text:style-name="T1">Quasi {kwAzi} –</text:span> quase</text:p>
      <text:p text:style-name="P14"><text:span text:style-name="T1">Quasi mohrim honoct –</text:span> quase morri esta noite</text:p>
      <text:p text:style-name="P4"/>
      <text:p text:style-name="P4"><text:span text:style-name="T1">Quodlibt {kwOdlibd} –</text:span> qualquer um/coisa que você gosta/quer</text:p>
      <text:p text:style-name="P14"><text:span text:style-name="T1">Vols tu un orange, un banana au un mankay? Quodlibt – </text:span><text:span text:style-name="T5">v</text:span>ocê quer uma laranja, uma banana ou uma manga? Tanto faz</text:p>
      <text:p text:style-name="P4"/>
      <text:p text:style-name="P4"><text:span text:style-name="T1">Quoterlibt {kwOtërlibd} –</text:span> <text:span text:style-name="T8">o mesmo que “quodlibt”, mas se trata de uma escolha entre duas opções</text:span></text:p>
      <text:p text:style-name="P14"><text:span text:style-name="T1">Vols tu un orange au un mankay? Quoterlibt – </text:span><text:span text:style-name="T5">v</text:span>ocê quer uma laranja ou uma manga? Tanto faz</text:p>
      <text:p text:style-name="P4"/>
      <text:p text:style-name="P4"><text:span text:style-name="T1">Saat-ye {saAt ye} –</text:span> no sentido horário</text:p>
      <text:p text:style-name="P14"><text:span text:style-name="T1">Id wogh gwaht saat-ye –</text:span> o carro corre no sentido horário</text:p>
      <text:p text:style-name="P4"/>
      <text:p text:style-name="P4"><text:span text:style-name="T1">Sammel {sAmël} –</text:span> ao mesmo tempo</text:p>
      <text:p text:style-name="P14"><text:span text:style-name="T1">Nies purts vanier sammel –</text:span> nossos filhos sumiram ao mesmo tempo</text:p>
      <text:p text:style-name="P4"/>
      <text:p text:style-name="P4"><text:span text:style-name="T1">Sat {sat} –</text:span> o bastante, suficientemente</text:p>
      <text:p text:style-name="P14"><text:span text:style-name="T1">Essim sat – </text:span>comi o suficiente</text:p>
      <text:p text:style-name="P4"/>
      <text:p text:style-name="P4"><text:span text:style-name="T1">Schawxwen {xAwkswën} –</text:span> <text:bookmark text:name="result_box"/><text:span text:style-name="T21">momentaneamente</text:span> </text:p>
      <text:p text:style-name="P4"><text:span text:style-name="T9">Eem schawxwen dusiht –</text:span><text:span text:style-name="T8"> estive momentaneamente tonto</text:span></text:p>
      <text:p text:style-name="P4"/>
      <text:p text:style-name="P4"><text:span text:style-name="T1">Schowi {cOwi} –</text:span> portanto</text:p>
      <text:p text:style-name="P14"><text:span text:style-name="T1">Id institutional division iom maghs est schowi necessar iri mutual </text:span><text:span text:style-name="T1">control –</text:span> a divisão institucional dos poderes é consequentemente necessária para o seu controle mútuo</text:p>
      <text:p text:style-name="P4"/>
      <text:p text:style-name="P4"><text:span text:style-name="T1">Sei {sey} –</text:span> se <text:span text:style-name="T8">(introduzindo uma condição ou suposição)</text:span></text:p>
      <text:p text:style-name="P14"><text:span text:style-name="T1">Sei seuyt, mansiem domi –</text:span> se chover, ficarei em casa</text:p>
      <text:p text:style-name="P14"><text:span text:style-name="T1">Kaupsiem tien hadia, bet sei tien pater ne payght mi, cheidsiem con iom –</text:span> comprarei seu presente, mas se seu pai não me pagar, brigarei com ele</text:p>
      <text:p text:style-name="P4"/>
      <text:p text:style-name="P4"><text:span text:style-name="T1">Seni {sEni} –</text:span> à parte, separadamente</text:p>
      <text:p text:style-name="P14"><text:span text:style-name="T1">Crohscim seni ud mien braters ed swest</text:span>ers – cresci separado dos meus irmãos e irmãs</text:p>
      <text:p text:style-name="P4"/>
      <text:p text:style-name="P4"><text:span text:style-name="T1">Ser {ser} –</text:span> seriamente <text:span text:style-name="T8">(quando se refere a ferimentos, machucados…)</text:span></text:p>
      <text:p text:style-name="P4"><text:span text:style-name="T9">Buim ser vurnt unte id accident –</text:span><text:span text:style-name="T8"> eu fiquei gravemente ferido(a) durante o acidente</text:span></text:p>
      <text:p text:style-name="P4"/>
      <text:p text:style-name="P4"><text:span text:style-name="T1">Serter {sErtër} –</text:span> mais tarde</text:p>
      <text:p text:style-name="P14"><text:span text:style-name="T1">Wano wakt nun, ghehdsiemos vide mutu serter <text:s/>–</text:span> preciso de um tempo, mais pra frente a gente se vê</text:p>
      <text:p text:style-name="P4"/>
      <text:p text:style-name="P4"><text:span text:style-name="T1">Shayad {xayAd} –</text:span> provavelmente</text:p>
      <text:p text:style-name="P14"><text:span text:style-name="T1">Credeihm od ne ter sessient meis large ubnuwa nuntos. Shayad </text:span><text:soft-page-break/><text:span text:style-name="T1">naudhsiem kaure tik de id werdskaut capitel ed adverbs –</text:span> acredito que não haverá mais grandes atualizações a partir de agora. Provavelmente precisarei me preocupar apenas em relação ao capítulo de vocabulário e advérbios</text:p>
      <text:p text:style-name="P4"/>
      <text:p text:style-name="P4"><text:span text:style-name="T1">Sigwra {sIgura} –</text:span> seguramente, certamente</text:p>
      <text:p text:style-name="P14"><text:span text:style-name="T1">Sigwra eucsiem sambahsa –</text:span> seguramente aprenderei sambahsa</text:p>
      <text:p text:style-name="P4"/>
      <text:p text:style-name="P4"><text:span text:style-name="T1">Sonst {sonst} –</text:span> senão, de outra forma, caso contrário</text:p>
      <text:p text:style-name="P14"><text:span text:style-name="T1">Is ne hat daken vies message, sonst habiet gwohmt –</text:span> ele não recebeu sua mensagem, caso contrário teria vindo</text:p>
      <text:p text:style-name="P4"/>
      <text:p text:style-name="P4"><text:span text:style-name="T1">Sontern {sOntërn} –</text:span> mas <text:span text:style-name="T8">(depois de uma negação)</text:span></text:p>
      <text:p text:style-name="P14"><text:span text:style-name="T1">“Ne ho saygen od neid est gohder,” jawieb is Roy, “sontern od neid est meis lecker –</text:span> “eu não disse que nada é melhor”, respondeu o rei, “mas que nada é mais delicioso”</text:p>
      <text:p text:style-name="P4"/>
      <text:p text:style-name="P4"><text:span text:style-name="T1">Stayg {stayg} =</text:span> fujutan <text:span text:style-name="T9">(mas este também pode ser usado como </text:span><text:span text:style-name="T9">adjetivo)</text:span></text:p>
      <text:p text:style-name="P4"/>
      <text:p text:style-name="P4"><text:span text:style-name="T1">Strax {straks} =</text:span> fauran</text:p>
      <text:p text:style-name="P4"/>
      <text:p text:style-name="P4"><text:span text:style-name="T1">Tadrijan {tadrIjan} –</text:span> gradualmente, pouco a pouco</text:p>
      <text:p text:style-name="P14"><text:span text:style-name="T1">Tadrijan i beis construgent ir alvey –</text:span> aos poucos as abelhas constroem sua colmeia</text:p>
      <text:p text:style-name="P4"/>
      <text:p text:style-name="P4"><text:span text:style-name="T1">Taiper {tÄpër} –</text:span> atualmente, presentemente</text:p>
      <text:p text:style-name="P14"><text:span text:style-name="T1">Taiper id mund est baygh dangereus –</text:span> atualmente o mundo está muito perigoso</text:p>
      <text:p text:style-name="P4"/>
      <text:p text:style-name="P4"><text:span text:style-name="T1">Takriban {takribAn} –</text:span> quase, aproximadamente</text:p>
      <text:p text:style-name="P14"><text:span text:style-name="T1">Ho takriban penkwe milliards in id bank –</text:span> tenho quase 5 bilhões no banco</text:p>
      <text:p text:style-name="P4"/>
      <text:p text:style-name="P4"><text:span text:style-name="T1">Tan(do) {tAn(do)} –</text:span> contanto, sob a condição de</text:p>
      <text:p text:style-name="P14"><text:span text:style-name="T1">“Ghehdo te hehlpe ad kwehre id sam”, is iey “tan es asli-ye zakir” –</text:span> “eu posso te ajudar a fazer o mesmo”, disse ele, “contanto que você seja realmente piedoso”</text:p>
      <text:p text:style-name="P4"/>
      <text:p text:style-name="P4"><text:span text:style-name="T1">Tienxia {tyEnksya} –</text:span> em todo lugar no mundo</text:p>
      <text:p text:style-name="P14"><text:span text:style-name="T1">Tienxia est khitert, betschi tienxia est karam –</text:span> em todo lugar há maldade, mas também em todo lugar há bondade</text:p>
      <text:p text:style-name="P4"/>
      <text:p text:style-name="P4"><text:span text:style-name="T1">Tik {tik} – </text:span>somente, apenas</text:p>
      <text:p text:style-name="P14"><text:span text:style-name="T1">Som tik octat –</text:span> tenho apenas oito anos</text:p>
      <text:p text:style-name="P4"/>
      <text:p text:style-name="P4"><text:span text:style-name="T1">Towsraen {towsrAyn} –</text:span> aleatoriamente</text:p>
      <text:p text:style-name="P14"><text:span text:style-name="T1">Ia numers prehpent towsraen –</text:span> os números aparecem aleatoriamente</text:p>
      <text:p text:style-name="P4"/>
      <text:p text:style-name="P4"><text:span text:style-name="T1">Tsay {tsay} –</text:span> de novo, mais uma vez, novamente, de volta, para trás, atrás</text:p>
      <text:p text:style-name="P14"><text:soft-page-break/><text:span text:style-name="T1">I peinds gwehment tsay –</text:span> os inimigos estão vindo novamente</text:p>
      <text:p text:style-name="P4"/>
      <text:p text:style-name="P4"><text:span text:style-name="T1">Tun {tun} –</text:span> então, naquele momento</text:p>
      <text:p text:style-name="P14"><text:span text:style-name="T1">Tun el magv visit un piurneus serpent ep id charagah –</text:span> então a criança viu uma cobra de fogo sobre a grama</text:p>
      <text:p text:style-name="P4"/>
      <text:p text:style-name="P4"><text:span text:style-name="T1">Wa {wa} –</text:span> e/ou <text:span text:style-name="T8">(para indicar nomes alternativos)</text:span></text:p>
      <text:p text:style-name="P14"><text:span text:style-name="T1">Feira de Santana wa “Princesse Urb” est id second mierst urb os Bahia </text:span><text:span text:style-name="T1">–</text:span> Feira de Santana ou “Cidade Princesa” é a segunda maior cidade da Bahia</text:p>
      <text:p text:style-name="P4"/>
      <text:p text:style-name="P4"><text:span text:style-name="T1">Wakea {wakEa} –</text:span> definitivamente</text:p>
      <text:p text:style-name="P14"><text:span text:style-name="T1">Is est wakea is meist preparet </text:span>– ele é definitivamente o mais preparado</text:p>
      <text:p text:style-name="P4"/>
      <text:p text:style-name="P4"><text:span text:style-name="T1">Way {way} –</text:span> infelizmente, lamentavelmente, lastimavelmente</text:p>
      <text:p text:style-name="P14"><text:span text:style-name="T1">Way ia mohrit –</text:span> infelizmente ela morreu</text:p>
      <text:p text:style-name="P4"/>
      <text:p text:style-name="P4"><text:span text:style-name="T1">We {we} –</text:span> ou <text:span text:style-name="T8">(separa orações)</text:span></text:p>
      <text:p text:style-name="P4"><text:span text:style-name="T9">Ne woidim an kaupo un wogh we io safer do Tyrkia –</text:span><text:span text:style-name="T8"> não sei se compro </text:span><text:span text:style-name="T8">um carro ou viajo para a </text:span><text:span text:style-name="T8">Turquia.</text:span></text:p>
      <text:p text:style-name="P4"/>
      <text:p text:style-name="P4"><text:span text:style-name="T1">Weidwos {wEydwos} –</text:span> é claro, naturalmente, certamente</text:p>
      <text:p text:style-name="P14"><text:span text:style-name="T1">Weidwos sambahsa est facil –</text:span> é claro que sambahsa é fácil</text:p>
      <text:p text:style-name="P4"/>
      <text:p text:style-name="P4"><text:span text:style-name="T1">Yadi {yAdi} –</text:span> se apenas</text:p>
      <text:p text:style-name="P4"><text:span text:style-name="T9">Yadi Jorge hieb esen perodhsedd, hol esiet different –</text:span><text:span text:style-name="T8"> se somente Jorge tivesse sido presidente, tudo seria diferente.</text:span></text:p>
      <text:p text:style-name="P4"/>
      <text:p text:style-name="P4"><text:span text:style-name="T1">Yani {yAni} –</text:span> isto é, quer dizer que <text:span text:style-name="T8">(para trazer uma precisão)</text:span></text:p>
      <text:p text:style-name="P14"><text:span text:style-name="T1">Babys sont pur, yani, i ne hant synt –</text:span> bebês são puros, isto é, eles não têm pecado</text:p>
      <text:p text:style-name="P4"><text:tab/><text:tab/><text:tab/><text:tab/><text:span text:style-name="T1">…i hant neid synt –</text:span> eles não têm nenhum pecado</text:p>
      <text:p text:style-name="P4"/>
      <text:p text:style-name="P4"><text:span text:style-name="T1">(Ya)schi {(yA)ci} –</text:span> também, além disso <text:span text:style-name="T8">(“schi” pode ser sufixado a um pronome, a um artigo ou a qualquer outra palavra invariável se ela for foneticamente compatível e se é a palavra concernida pela repetição)</text:span></text:p>
      <text:p text:style-name="P14"><text:span text:style-name="T1">Iaschi buit aunstohmen ad mohrt –</text:span> ela também foi condenada a morte</text:p>
      <text:p text:style-name="P14"><text:span text:style-name="T1">Cavalls yaschi ghehdent ses usen ka transport forme – </text:span>cavalos podem ser usados como meio de transporte também</text:p>
      <text:p text:style-name="P4"/>
      <text:p text:style-name="P4"><text:span text:style-name="T1">Yed {yed} –</text:span> contudo, no entanto</text:p>
      <text:p text:style-name="P14"><text:span text:style-name="T1">Yed, is postalion ne gwohmit –</text:span> contudo, o carteiro não chegou</text:p>
      <text:p text:style-name="P4"/>
      <text:p text:style-name="P4"><text:span text:style-name="T1">Yeji {yEji} – </text:span>de acordo</text:p>
      <text:p text:style-name="P14"><text:span text:style-name="T1">Yeji me, id compagnie vaht bihe muflis, ia numers ne sont gohd / Yeji </text:span><text:span text:style-name="T1">me, id compagnie vaht muflisasce, ia numers ne sont gohd –</text:span> em minha opinião, a empresa vai à falência, os números não são bons</text:p>
      <text:p text:style-name="P14"><text:span text:style-name="T1">Yeji Einstein, dwo jects sont aunfin, id universe ed mensc cacavania –</text:span> para Einstein, duas coisas são infinitas, o universo e a estupidez humana</text:p>
      <text:p text:style-name="P4">Se você quiser dizer uma frase com “por mim” no sentido de desejo, como em <text:soft-page-break/>“por mim ele seria demitido”, você deve usar uma expressão como “ye mien desire/eiskwen/vansch”.</text:p>
      <text:p text:style-name="P4"/>
      <text:p text:style-name="P4"><text:span text:style-name="T1">Yunyun {yunyUn} –</text:span> e assim por diante</text:p>
      <text:p text:style-name="P14"><text:span text:style-name="T1">Un cyclist safert 20Km in id prest hor, 16 in id second yunyun –</text:span> um ciclista percorre 20Km na primeira hora, 16Km na segunda e assim por diante</text:p>
      <text:p text:style-name="P4"/>
      <text:h text:style-name="P3" text:outline-level="2">ALGUMAS DÚVIDAS QUE PODEM SURGIR</text:h>
      <text:p text:style-name="P4"/>
      <text:h text:style-name="P57" text:outline-level="3">QUAL É A DIFERENÇA ENTRE “BET” E “MEN”?</text:h>
      <text:p text:style-name="P4"/>
      <text:p text:style-name="P4"><text:tab/>Enquanto “bet”, o mais comum, apresenta uma real oposição, o “men” não apresenta uma real oposição. Veja os exemplos abaixo:</text:p>
      <text:p text:style-name="P4"/>
      <text:p text:style-name="P4"><text:span text:style-name="T1">(1) Ne eddo leckereits, MEN ne som diabetic –</text:span> não como doces, mas não sou diabético</text:p>
      <text:p text:style-name="P4"><text:span text:style-name="T1">(2) Ia orbat in un kiekwrschop, MEN ia ne est veterinar –</text:span> ela trabalha em um pet shop, mas não é veterinária</text:p>
      <text:p text:style-name="P4"><text:span text:style-name="T1">(3) Kamo sports, BET ne som un athlete –</text:span> gosto de esportes, mas não sou um atleta</text:p>
      <text:p text:style-name="P4"><text:span text:style-name="T1">(4) Gwivs in id eust, BET eiskws gwive in id west –</text:span> você vive no leste, mas você quer viver no oeste</text:p>
      <text:p text:style-name="P4"/>
      <text:p text:style-name="P4"><text:tab/>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4"/>
      <text:p text:style-name="P4"><text:tab/>Não se preocupe tanto, até porque a escolha entre o “men” e o “bet” é muito <text:span text:style-name="T2">subjetivo</text:span>, alguns podem achar que se você trabalha num pet shop,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4"/>
      <text:h text:style-name="P55" text:outline-level="1">PREPOSIÇÕES</text:h>
      <text:p text:style-name="P4"/>
      <text:p text:style-name="P4"><text:tab/>Preposições são palavras que estabelecem uma relação, do tipo subordinativa, entre dois termos de uma oração. A maioria das preposições do sambahsa podem ser usadas como conjunções também. As preposições são:</text:p>
      <text:p text:style-name="P4"/>
      <text:p text:style-name="P4"><text:span text:style-name="T1">Ab {ab} –</text:span> de <text:span text:style-name="T8">(após particípio passivo).</text:span> <text:span text:style-name="T8">Essa preposição se torna “af” quando </text:span><text:span text:style-name="T8">antes de palavra que inicie com “h”. Também pode significar “a partir de”, </text:span><text:span text:style-name="T8">“começando de”</text:span></text:p>
      <text:p text:style-name="P14"><text:span text:style-name="T1">Id torte buit edden ab me –</text:span> o bolo foi comido por mim</text:p>
      <text:p text:style-name="P14"><text:span text:style-name="T1">Af hoyd –</text:span> a partir de hoje</text:p>
      <text:p text:style-name="P4"/>
      <text:p text:style-name="P4"><text:soft-page-break/><text:span text:style-name="T1">Ad {ad} –</text:span> para, no, na. <text:span text:style-name="T8">Muito útil quando o dativo não pode ser usado.</text:span></text:p>
      <text:p text:style-name="P14"><text:span text:style-name="T1">Yeiso un blixbrev ad Henrique –</text:span> Envio um e-mail para Henrique</text:p>
      <text:p text:style-name="P4"><text:span text:style-name="T9">Ia ihsit ad vide an ays wogh hieb likwt id reparation service –</text:span><text:span text:style-name="T8"> ela foi ver se o seu carro saiu do conserto</text:span></text:p>
      <text:p text:style-name="P4"/>
      <text:p text:style-name="P4"><text:span text:style-name="T1">Ant {ant} –</text:span> em frente de, perante</text:p>
      <text:p text:style-name="P14"><text:span text:style-name="T1">Ant id scol –</text:span> em frente da escola</text:p>
      <text:p text:style-name="P14"><text:span text:style-name="T1">Ant id thron</text:span> – diante do trono</text:p>
      <text:p text:style-name="P4"/>
      <text:p text:style-name="P4"><text:span text:style-name="T1">Apo {Apo} –</text:span> fora. <text:span text:style-name="T8">Pode ser reduzido para “ap” quando antes de vogais.</text:span></text:p>
      <text:p text:style-name="P14"><text:span text:style-name="T1">Grand Britain lyehct apo id Europay dayluk –</text:span> Grã-Bretanha encontra-se fora do continente europeu</text:p>
      <text:p text:style-name="P4"/>
      <text:p text:style-name="P4"><text:span text:style-name="T1">Apter {Aptër} –</text:span> atrás</text:p>
      <text:p text:style-name="P14"><text:span text:style-name="T1">Apter id dru –</text:span> atrás da árvore</text:p>
      <text:p text:style-name="P14"><text:span text:style-name="T1">Apter iam mater –</text:span> atrás da mãe</text:p>
      <text:p text:style-name="P14"><text:span text:style-name="T1">Id urb est apter id forest – </text:span>a cidade fica atrás/depois da floresta</text:p>
      <text:p text:style-name="P4"/>
      <text:p text:style-name="P4"><text:span text:style-name="T1">Aun {Aon} – </text:span>sem</text:p>
      <text:p text:style-name="P15"><text:span text:style-name="T1">Som aun chifan –</text:span> estou sem refeição</text:p>
      <text:p text:style-name="P4"/>
      <text:p text:style-name="P4"><text:span text:style-name="T1">Bayna {bAyna} –</text:span> entre, no meio de <text:span text:style-name="T8">(no sentido de cercado(a) por)</text:span></text:p>
      <text:p text:style-name="P14"><text:span text:style-name="T1">Smos bayna i peinds –</text:span> estamos cercados por inimigos</text:p>
      <text:p text:style-name="P14"><text:span text:style-name="T1">Id vallee est bayna ia ghyors –</text:span> o vale está entre as montanhas</text:p>
      <text:p text:style-name="P14"><text:span text:style-name="T1">Is planit id competition bayna i daskals –</text:span> Ele planejou a competição junto aos professores</text:p>
      <text:p text:style-name="P4"/>
      <text:p text:style-name="P4"><text:span text:style-name="T1">Bi {bi} –</text:span> no <text:span text:style-name="T8">(local de trabalho, loja)</text:span>, em <text:span text:style-name="T8">(trabalho de um(a) autor(a))</text:span>, próximo de <text:span text:style-name="T8">(não implica proximidade espacial permanente)</text:span>. <text:span text:style-name="T8">Essa preposição </text:span><text:span text:style-name="T8">frequentemente se funde ao pronome nas formas dativa e acusativa. bi + ei = bei; bi + ay = bay; bi + el = bil; bi + im = bim.</text:span></text:p>
      <text:p text:style-name="P14"><text:span text:style-name="T1">Fruits sont kaupen bi mercat –</text:span> frutas são compradas no mercado</text:p>
      <text:p text:style-name="P14"><text:span text:style-name="T1">Manskwo bi mien sokwi ep tod walu –</text:span> quero permanecer junto ao meu companheiro neste campo de batalha</text:p>
      <text:p text:style-name="P14"><text:span text:style-name="T1">Sei yed id dayi progress dehlct ses, bi Kant kam bi Condorcet, id norme quod permitt judce </text:span><text:span text:style-name="T1">Historia… –</text:span> Se, contudo, a ideia geral de progresso deve ser, em Kant e em Condorcet, a norma que permite julgar História…</text:p>
      <text:p text:style-name="P4"/>
      <text:p text:style-name="P4"><text:span text:style-name="T1">Bila {bIla} –</text:span> salvo, na ausência de</text:p>
      <text:p text:style-name="P14"><text:span text:style-name="T1">Bila satisfacend communicationzariyas ed efficienta </text:span><text:span text:style-name="T1">transportsnetwehrgs, ia electoral campagnes sont difficil ductu –</text:span> na ausência de meios de comunicação e de redes de transportes eficientes, as campanhas eleitorais são difíceis de conduzir</text:p>
      <text:p text:style-name="P4"/>
      <text:p text:style-name="P4"><text:span text:style-name="T1">Cis {tsis} –</text:span> deste lado de</text:p>
      <text:p text:style-name="P14"><text:span text:style-name="T1">Cis tod fluv –</text:span> deste lado do rio</text:p>
      <text:p text:style-name="P4"/>
      <text:p text:style-name="P4"><text:span text:style-name="T1">Con {kon} –</text:span> com <text:span text:style-name="T8">(no sentido de companhia)</text:span></text:p>
      <text:p text:style-name="P14"><text:soft-page-break/><text:span text:style-name="T1">Som con te –</text:span> estou contigo / estou com você</text:p>
      <text:p text:style-name="P14"><text:span text:style-name="T1">Safersiem con iom –</text:span> viajarei com ele</text:p>
      <text:p text:style-name="P14"><text:span text:style-name="T1">Weiko con mien esor – </text:span>vivo com minha esposa / moro com minha esposa</text:p>
      <text:p text:style-name="P14"><text:span text:style-name="T1">Tolko con Olivier –</text:span> falo com Olivier</text:p>
      <text:p text:style-name="P4"/>
      <text:p text:style-name="P4"><text:span text:style-name="T1">Contra {kOntra} –</text:span> contra</text:p>
      <text:p text:style-name="P14"><text:span text:style-name="T1">I katuer contra nos –</text:span> eles lutaram contra nós</text:p>
      <text:p text:style-name="P4"/>
      <text:p text:style-name="P4"><text:span text:style-name="T1">Circa {tsIrka} – </text:span>cerca de, por volta de, em torno de</text:p>
      <text:p text:style-name="P14"><text:span text:style-name="T1">Is est circa dwo meters buland–</text:span> ele tem cerca de dois metros</text:p>
      <text:p text:style-name="P4"/>
      <text:p text:style-name="P4"><text:span text:style-name="T1">Dayir {dAyir} –</text:span> concernente, relativo a, a respeito de, acerca de, referente a, tocante a</text:p>
      <text:p text:style-name="P14"><text:span text:style-name="T1">Ia conflicts dayir wed bihnt schowi imminent –</text:span> os conflitos relativos à água estão se tornando consequentemente iminentes</text:p>
      <text:p text:style-name="P4"/>
      <text:p text:style-name="P4"><text:span text:style-name="T1">De {de} –</text:span> sobre</text:p>
      <text:p text:style-name="P14"><text:span text:style-name="T1">Tod buk est de drus –</text:span> este livro é sobre árvores</text:p>
      <text:p text:style-name="P4"/>
      <text:p text:style-name="P4"><text:span text:style-name="T1">Dia {dya} –</text:span> rumo a, em direção a <text:span text:style-name="T8">(em um senso moral, figurativo)</text:span></text:p>
      <text:p text:style-name="P14"><text:span text:style-name="T1">Id majoritat os Kashmirs population esiet nuntos ryowkhowo dia independence –</text:span> a maioria da população da Caxemira seria, doravante, favorável à independência</text:p>
      <text:p text:style-name="P14"><text:span text:style-name="T1">Som allergic dia penicillin –</text:span> sou alérgico à penicilina</text:p>
      <text:p text:style-name="P4"/>
      <text:p text:style-name="P4"><text:span text:style-name="T1">Do {do} –</text:span> em, para dentro, de</text:p>
      <text:p text:style-name="P14"><text:span text:style-name="T1">Wey safersiemos do Espania –</text:span> nós viajamos para a Espanha</text:p>
      <text:p text:style-name="P4"><text:span text:style-name="T9">Ho adapten sem reconstruct nams em antique hindeuropay divs do Sambahsa – </text:span><text:span text:style-name="T8">adaptei alguns nomes reconstruídos dos antigos deuses indo-</text:span><text:span text:style-name="T8">europeus para o sambahsa</text:span></text:p>
      <text:p text:style-name="P4"/>
      <text:p text:style-name="P4"><text:span text:style-name="T1">Due {dü:} –</text:span> devido a </text:p>
      <text:p text:style-name="P14"><text:span text:style-name="T1">Due id seuy, khako linkwes mien dom – </text:span>devido a chuva, não posso sair da minha casa</text:p>
      <text:p text:style-name="P4"/>
      <text:p text:style-name="P4"><text:span text:style-name="T1">En {en} –</text:span> eis, aqui está <text:span text:style-name="T8">+ acusativo </text:span><text:span text:style-name="T14">,</text:span> aqui estão <text:span text:style-name="T8">+ acusativo </text:span><text:span text:style-name="T14">,</text:span></text:p>
      <text:p text:style-name="P14"><text:span text:style-name="T1">En id antwehrd –</text:span> eis a resposta / aqui está a resposta</text:p>
      <text:p text:style-name="P4"/>
      <text:p text:style-name="P4"><text:span text:style-name="T1">Ender {Endër} –</text:span> abaixo, debaixo <text:span text:style-name="T8">(não implica contato)</text:span></text:p>
      <text:p text:style-name="P14"><text:span text:style-name="T1">Ter est un kwaun ender id meja –</text:span> há um cachorro debaixo da mesa</text:p>
      <text:p text:style-name="P14"><text:span text:style-name="T1">Ender nebhs sont id land ed id mar –</text:span> Debaixo das nuvens está a terra e o mar</text:p>
      <text:p text:style-name="P14"><text:span text:style-name="T1">Id stohm ender id nas –</text:span> a boca debaixo do nariz</text:p>
      <text:p text:style-name="P4"/>
      <text:p text:style-name="P4"><text:span text:style-name="T1">Endo {Endo} –</text:span> em direção ao interior</text:p>
      <text:p text:style-name="P14"><text:span text:style-name="T1">El monster fugit endo antro –</text:span> o monstro fugiu para o interior da caverna</text:p>
      <text:p text:style-name="P4"/>
      <text:p text:style-name="P4"><text:span text:style-name="T1">Engwn {Engun} – </text:span>ao longo de, junto a</text:p>
      <text:p text:style-name="P14"><text:span text:style-name="T1">Tod permitt mette precis-ye engwn ia walls ed flors </text:span>– Isso permite cortar <text:soft-page-break/>com precisão ao longo das paredes e flores</text:p>
      <text:p text:style-name="P4"/>
      <text:p text:style-name="P4"><text:span text:style-name="T1">Eni {Eni} –</text:span> dentro</text:p>
      <text:p text:style-name="P14"><text:span text:style-name="T1">Eni mien corpos ter sont vehrms –</text:span> dentro do meu corpo há vermes</text:p>
      <text:p text:style-name="P4"/>
      <text:p text:style-name="P4"><text:span text:style-name="T1">Ep {ep} –</text:span> sobre, em cima de <text:span text:style-name="T8">(toca o objeto no qual ele está em cima)</text:span>. <text:span text:style-name="T8">Antes </text:span><text:span text:style-name="T8">de “h” essa preposição tornasse “ef”, como se faz com o “ab”</text:span></text:p>
      <text:p text:style-name="P14"><text:span text:style-name="T1">Ter est un rat ep id meja –</text:span> há um rato sobre a mesa</text:p>
      <text:p text:style-name="P4"/>
      <text:p text:style-name="P4"><text:span text:style-name="T1">Epter {Eptër} –</text:span> pouco mais de</text:p>
      <text:p text:style-name="P14"><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4"/>
      <text:p text:style-name="P4"><text:span text:style-name="T1">Ex {eks} –</text:span> fora, de, do, da</text:p>
      <text:p text:style-name="P14"><text:span text:style-name="T1">Som ex Brasilu –</text:span> sou do Brasil</text:p>
      <text:p text:style-name="P14"><text:span text:style-name="T1">Un helm ex stal –</text:span> um elmo de aço</text:p>
      <text:p text:style-name="P14"><text:span text:style-name="T1">El kwaun gwehmt ex id dom –</text:span> o cachorro veio para fora da casa</text:p>
      <text:p text:style-name="P14">Veja a diferença de “ex” e “exo”</text:p>
      <text:p text:style-name="P4"><text:span text:style-name="T9">El kwaun est ex</text:span><text:span text:style-name="T11">o</text:span><text:span text:style-name="T9"> id dom –</text:span><text:span text:style-name="T8"> o cachorro está do lado de fora da casa</text:span></text:p>
      <text:p text:style-name="P14">Quando não dá para expressar a ideia de “feito de” ou “de tal lugar”, a preposição “ex” passa uma ideia de movimento.</text:p>
      <text:p text:style-name="P4"/>
      <text:p text:style-name="P4"><text:span text:style-name="T1">In {in} – </text:span>em</text:p>
      <text:p text:style-name="P14"><text:span text:style-name="T1">Som in id strad X –</text:span> estou na rua X</text:p>
      <text:p text:style-name="P14"><text:span text:style-name="T1">Ghehdo bahe in dwodem bahsas –</text:span> posso falar em doze línguas</text:p>
      <text:p text:style-name="P14"><text:span text:style-name="T1">Credeihm in fees –</text:span> acredito em fadas</text:p>
      <text:p text:style-name="P4"/>
      <text:p text:style-name="P4"><text:span text:style-name="T1">Instet {instEt} –</text:span> em vez (de)</text:p>
      <text:p text:style-name="P14"><text:span text:style-name="T1">Instet swehpe, ma ne orbats? –</text:span> em vez de dormir, por que você não trabalha?</text:p>
      <text:p text:style-name="P4"/>
      <text:p text:style-name="P4"><text:span text:style-name="T1">Inter {Intër} –</text:span> entre</text:p>
      <text:p text:style-name="P14"><text:span text:style-name="T1">Ia bent est inter dwo geronts –</text:span> a garota está entre dois anciãos</text:p>
      <text:p text:style-name="P4"><text:span text:style-name="T9">Id joyel eet inter ia colunns –</text:span><text:span text:style-name="T8"> a joia ficava entre as colunas</text:span></text:p>
      <text:p text:style-name="P4"/>
      <text:p text:style-name="P4"><text:span text:style-name="T1">Kata {kAta} –</text:span> a partir do topo de</text:p>
      <text:p text:style-name="P14"><text:span text:style-name="T1">Mathalan, ia pinegs hangend kata id mur nieb id ogwn quanta tengier gwiv –</text:span> por exemplo, os quadros pendurados na parede perto da lareira, tudo parecia estar vivo</text:p>
      <text:p text:style-name="P4"/>
      <text:p text:style-name="P4"><text:span text:style-name="T1">Kye {kye} –</text:span> em direção a. <text:span text:style-name="T8">Essa preposição se mistura com o determinante seguinte ou o pronome na 3ª pessoa, não é difícil encontrar algo como kyid </text:span><text:span text:style-name="T8">(kye + id).</text:span></text:p>
      <text:p text:style-name="P14"><text:span text:style-name="T1">Vahm gwahe kye mien dom –</text:span> vou para minha casa</text:p>
      <text:p text:style-name="P14"><text:span text:style-name="T1">Is fallit kya dubes ios hayd –</text:span> ele caiu nas profundezas do inferno</text:p>
      <text:p text:style-name="P14"><text:span text:style-name="T1">To ne est bad perfection, sontern to est un itner kye –</text:span> esta não é a perfeição ainda, mas este é um caminho para isso</text:p>
      <text:p text:style-name="P4"><text:soft-page-break/><text:span text:style-name="T1">Kyant {kyant} = kye + ant –</text:span> em direção a <text:span text:style-name="T8">(com intenção de encontro)</text:span></text:p>
      <text:p text:style-name="P14"><text:span text:style-name="T1">Io vis iom gwehme kyant me –</text:span> o vi chegar ao meu encontro</text:p>
      <text:p text:style-name="P4"/>
      <text:p text:style-name="P4"><text:span text:style-name="T1">Med {med} –</text:span> com <text:span text:style-name="T8">(um instrumento)</text:span>.</text:p>
      <text:p text:style-name="P14"><text:span text:style-name="T1">Is magician construgit un castell med sien magia – </text:span><text:span text:style-name="T5">O mago construiu um castelo com sua magia</text:span></text:p>
      <text:p text:style-name="P14"><text:span text:style-name="T1">Saferam med wogh –</text:span> viajamos de carro</text:p>
      <text:p text:style-name="P14"><text:span text:style-name="T1">Med alya werds –</text:span> ou seja; em outras palavras</text:p>
      <text:p text:style-name="P19"/>
      <text:p text:style-name="P19"><text:span text:style-name="T1">Medsu {mEdsu} –</text:span><text:span text:style-name="T5"> no meio de</text:span></text:p>
      <text:p text:style-name="P14"><text:span text:style-name="T1">Eduarda khiek sib stambhes glihes medsu sien dakrus –</text:span> Eduarda<text:span text:style-name="T21"> não se conteve de rir no meio de suas lágrimas</text:span> </text:p>
      <text:p text:style-name="P14"><text:span text:style-name="T1">Arriveer bad in vid unios mier menegh medsu quod is Lion ed is Unicorn eent katuend –</text:span> eles finalmente chegaram a visão de uma grande multidão, no meio da qual o Leão e o Unicórnio estavam lutando</text:p>
      <text:p text:style-name="P19"/>
      <text:p text:style-name="P19"><text:span text:style-name="T1">Mustathna {mustA§na} –</text:span> para além, além de</text:p>
      <text:p text:style-name="P14"><text:span text:style-name="T1">3.729.500 leuds gwiveer dien 1sto Januar 2015 in Kartvelia </text:span><text:span text:style-name="T1">(mustathna Abkhasia ed Sud-Iristan) –</text:span> 3.729.500 pessoas viviam em 1º de janeiro de 2015, na Geórgia (para além da Abkházia e da Ossétia do Sul)</text:p>
      <text:p text:style-name="P19"/>
      <text:p text:style-name="P19"><text:span text:style-name="T1">Na {na} –</text:span> em continuação a</text:p>
      <text:p text:style-name="P14"><text:span text:style-name="T1">J. K. Rowling scripsit alya Harry Potter buks na “The Philosopher's Stone” –</text:span> J. K. Rowling escreveu outros livros de Harry Potter em continuação a “A Pedra Filosofal”</text:p>
      <text:p text:style-name="P19"/>
      <text:p text:style-name="P19"><text:span text:style-name="T1">Nespekent {nëspEkënt} –</text:span> apesar de</text:p>
      <text:p text:style-name="P14"><text:span text:style-name="T1">Nespekent sien situation, Sophia biey meis pro iom quem pro se ye cid moment –</text:span> Apesar de sua situação, Sophia temia mais por ele do que para si mesma naquele momento</text:p>
      <text:p text:style-name="P19"/>
      <text:p text:style-name="P4"><text:span text:style-name="T1">Nieb {nyeb} –</text:span> ao lado de</text:p>
      <text:p text:style-name="P14"><text:span text:style-name="T1">Id dru est nieb id dom –</text:span> a árvore está ao lado da casa</text:p>
      <text:p text:style-name="P4"/>
      <text:p text:style-name="P4"><text:span text:style-name="T1">Ob {ob} –</text:span> porque</text:p>
      <text:p text:style-name="P14"><text:span text:style-name="T1">Eddo sabzi ob id suasmehct –</text:span> como vegetais porque eles tem um bom sabor</text:p>
      <text:p text:style-name="P14"><text:span text:style-name="T1">Dank ob id antwehrd –</text:span> obrigado pela resposta</text:p>
      <text:p text:style-name="P4"/>
      <text:p text:style-name="P4"><text:span text:style-name="T1">Ois {oys} –</text:span> vindo de. <text:span text:style-name="T8">As vezes escrito como “oys”.</text:span></text:p>
      <text:p text:style-name="P14"><text:span text:style-name="T1">Tuntos, ad pelu Stats ois id decolonisation moliet trehve ir tula –</text:span> desde então, uma série de Estados nascidos da descolonização tiveram dificuldade para encontrar seu equilíbrio</text:p>
      <text:p text:style-name="P4">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4"/>
      <text:p text:style-name="P4"><text:span text:style-name="T1">Pati {pAti} –</text:span> incluindo, inclusive</text:p>
      <text:p text:style-name="P14"><text:span text:style-name="T1">Ceters hieb esen lusen unte id naufrage, pati vasya mehmens os eys </text:span><text:soft-page-break/><text:span text:style-name="T1">gwito tuntro –</text:span> todas as outras coisas tinham sido perdidas durante o naufrágio, incluindo todas as memórias de sua vida até então</text:p>
      <text:p text:style-name="P14"><text:span text:style-name="T1">Sayg mi tien adresse, pati tien postal code –</text:span> diga me seu endereço, inclusive o seu código postal</text:p>
      <text:p text:style-name="P4"/>
      <text:p text:style-name="P4"><text:span text:style-name="T1">Per {per} –</text:span> por meio de, através de, de</text:p>
      <text:p text:style-name="P14"><text:span text:style-name="T1">Skapam per cid passage –</text:span> escapamos por meio daquela passagem</text:p>
      <text:p text:style-name="P14"><text:span text:style-name="T1">Presaygo id future per mien cristall ball –</text:span> prevejo o futuro através da minha bola de cristal</text:p>
      <text:p text:style-name="P4"/>
      <text:p text:style-name="P4"><text:span text:style-name="T1">(Per)ambh {(për)Amb} –</text:span> por aí, em torno de, em volta</text:p>
      <text:p text:style-name="P4"><text:span text:style-name="T9">Piends sont ambh nos –</text:span><text:span text:style-name="T8"> inimigos estão a nossa volta</text:span></text:p>
      <text:p text:style-name="P14"><text:span text:style-name="T1">Ia ghyors perambh id vallee –</text:span> as montanhas cercam o vale</text:p>
      <text:p text:style-name="P16">Ter est wed perambh id insule –<text:span text:style-name="T5"> há água em torno da ilha</text:span></text:p>
      <text:p text:style-name="P4"/>
      <text:p text:style-name="P4"><text:span text:style-name="T1">Ploisko {plOysko} –</text:span> exceto</text:p>
      <text:p text:style-name="P14"><text:span text:style-name="T1">Eddo quant genos os miems, ploisko pork –</text:span> como todo tipo de carne, exceto carne de porco</text:p>
      <text:p text:style-name="P4"/>
      <text:p text:style-name="P4"><text:span text:style-name="T1">Po {po} –</text:span> para <text:span text:style-name="T8">(em troca de, a fim de obter, em busca de)</text:span></text:p>
      <text:p text:style-name="P14"><text:span text:style-name="T1">Io exchange un apel po un banane –</text:span> troco uma maçã por uma banana</text:p>
      <text:p text:style-name="P4"/>
      <text:p text:style-name="P4"><text:span text:style-name="T1">Pon {pon} –</text:span> desde</text:p>
      <text:p text:style-name="P14"><text:span text:style-name="T1">Som her pon id auror –</text:span> estou aqui desde o amanhecer</text:p>
      <text:p text:style-name="P14"><text:span text:style-name="T1">Pon kamdiu reidneute yu in plen diewo? –</text:span> Por quanto tempo você tem montado em plena luz do dia?<text:span text:style-name="T14"> (perceba o uso do durativo -neu-, falarei sobre </text:span><text:span text:style-name="T14">ele no capítulo apropriado)</text:span></text:p>
      <text:p text:style-name="P4"/>
      <text:p text:style-name="P4"><text:span text:style-name="T1">Pos {pos} –</text:span> depois</text:p>
      <text:p text:style-name="P14"><text:span text:style-name="T1">Tolko tib pos io arrive –</text:span> falo com você depois que eu chegar</text:p>
      <text:p text:style-name="P14"/>
      <text:p text:style-name="P4"><text:span text:style-name="T1">Pre {pre} –</text:span> antes <text:span text:style-name="T8">(preposição temporal)</text:span></text:p>
      <text:p text:style-name="P14"><text:span text:style-name="T1">Tolko tib pre linkwo –</text:span> falo com você antes de eu sair</text:p>
      <text:p text:style-name="P19"/>
      <text:p text:style-name="P19"><text:span text:style-name="T1">Pri {pri} –</text:span> passar ao longo de, passar perto <text:span text:style-name="T8">(ideia de movimento)</text:span></text:p>
      <text:p text:style-name="P14"><text:span text:style-name="T1">Is vis un bloudun reider qui galoppit pri iom dextos levtro –</text:span> ele viu um cavaleiro vestido de azul que passou galopando perto dele da direita para a esquerda</text:p>
      <text:p text:style-name="P14"><text:span text:style-name="T1">Quando yu gwahsiete pri id cocin –</text:span> quando passar pela cozinha</text:p>
      <text:p text:style-name="P14"><text:span text:style-name="T1">El shamyu snahsit pri me –</text:span> o tubarão passou nadando ao meu lado</text:p>
      <text:p text:style-name="P19"/>
      <text:p text:style-name="P4"><text:span text:style-name="T1">Pro {pro} –</text:span> para (o benefício de), para que</text:p>
      <text:p text:style-name="P14"><text:span text:style-name="T1">Kieupim un cavall pro te –</text:span> comprei um cavalo para você</text:p>
      <text:p text:style-name="P14"><text:span text:style-name="T1">Eiskwo un wogh pro miena safers – </text:span>quero um carro para as minhas viagens</text:p>
      <text:p text:style-name="P14"><text:span text:style-name="T1">El behrger mohrit pro vies gwits –</text:span> o salvador morreu pela vida de vocês</text:p>
      <text:p text:style-name="P4"/>
      <text:p text:style-name="P4"><text:span text:style-name="T1">Prod {prod} –</text:span> adiante, à frente</text:p>
      <text:p text:style-name="P14"><text:span text:style-name="T1">Noster chef semper ghanct prod nies grupp –</text:span> nosso chefe anda sempre à <text:soft-page-break/>frente do nosso grupo</text:p>
      <text:p text:style-name="P4"/>
      <text:p text:style-name="P4"><text:span text:style-name="T1">Prokwe(m) {prOkwë(m)} –</text:span> perto, próximo</text:p>
      <text:p text:style-name="P14"><text:span text:style-name="T1">El animal est prokwe me –</text:span> o animal está próximo de mim</text:p>
      <text:p text:style-name="P4"/>
      <text:p text:style-name="P4"><text:span text:style-name="T1">Prosch {proc} –</text:span> perto de, próximo <text:span text:style-name="T8">(ideia de aproximação)</text:span></text:p>
      <text:p text:style-name="P14"><text:span text:style-name="T1">Id wogho gwehmt prosch me –</text:span> o carro está de aproximando de mim</text:p>
      <text:p text:style-name="P4"/>
      <text:p text:style-name="P4"><text:span text:style-name="T1">Protie {protI:} –</text:span> contra. <text:span text:style-name="T8">O mesmo que a preposição do sambahsa “contra”.</text:span></text:p>
      <text:p text:style-name="P14"><text:span text:style-name="T1">I katueer protiev nos –</text:span> eles lutaram contra nós</text:p>
      <text:p text:style-name="P4"/>
      <text:p text:style-name="P4"><text:span text:style-name="T1">Protiev {protyEv} = </text:span>Protie</text:p>
      <text:p text:style-name="P4"/>
      <text:p text:style-name="P4"><text:span text:style-name="T1">Samt {samt} –</text:span> com <text:span text:style-name="T8">(denota circunstância, descrição)</text:span></text:p>
      <text:p text:style-name="P14"><text:span text:style-name="T1">Un wir samt blou okwi –</text:span> um homem com olhos azuis</text:p>
      <text:p text:style-name="P14"><text:span text:style-name="T1">Cid familia gwivt samt maungo noroc –</text:span> aquela família vive com muita alegria</text:p>
      <text:p text:style-name="P14"><text:span text:style-name="T1">Cheuso mien werds samt kaur –</text:span> escolho minhas palavras com cuidado</text:p>
      <text:p text:style-name="P4"/>
      <text:p text:style-name="P4"><text:span text:style-name="T1">Sekwos {sEkwos} –</text:span> seguinte, depois</text:p>
      <text:p text:style-name="P14"><text:span text:style-name="T1">Sekwos id swodetermination referendum os 1sto Jul 1962, Algeria proclamet sien independence –</text:span> na sequência do referendo de autodeterminação do 01 de julho de 1962, a Argélia proclamou sua independência</text:p>
      <text:p text:style-name="P4"/>
      <text:p text:style-name="P4"><text:span text:style-name="T1">Speit {speyt} –</text:span> apesar de <text:span text:style-name="T8">(com uma ideia de desapontamento)(pode ser </text:span><text:span text:style-name="T8">usado como substantivo também)</text:span></text:p>
      <text:p text:style-name="P14"><text:span text:style-name="T1">Id tank, speit gwaur leusa, tadrijan upertrehsit id squadron –</text:span> o tanque, apesar de pesadas perdas, esmagou o esquadrão pouco a pouco</text:p>
      <text:p text:style-name="P4"/>
      <text:p text:style-name="P4"><text:span text:style-name="T1">Sub {sub} –</text:span> logo embaixo, debaixo <text:span text:style-name="T8">(geralmente implica contato)</text:span></text:p>
      <text:p text:style-name="P14"><text:span text:style-name="T1">Ter est un arank sub id meja –</text:span> há uma aranha debaixo da mesa</text:p>
      <text:p text:style-name="P14"><text:span text:style-name="T1">Sub un peruca ter est un calv cap –</text:span> debaixo de uma peruca há uma cabeça careca</text:p>
      <text:p text:style-name="P4"/>
      <text:p text:style-name="P4"><text:span text:style-name="T1">Subpoena {subpOyna} –</text:span> sob medo de <text:span text:style-name="T8">(penalidade)</text:span></text:p>
      <text:p text:style-name="P14"><text:span text:style-name="T1">Uno mukhla al est tun dahn kay linkwes id land subpoena expulsion –</text:span> um prazo é então dado a ele para deixar o país sob a ameaça de expulsão</text:p>
      <text:p text:style-name="P4"/>
      <text:p text:style-name="P4"><text:span text:style-name="T1">Suisraen {swisrAyn} –</text:span> não obstante</text:p>
      <text:p text:style-name="P14"><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4"/>
      <text:p text:style-name="P4"><text:span text:style-name="T1">Suppose {supOzë} –</text:span> supondo que</text:p>
      <text:p text:style-name="P14"><text:span text:style-name="T1">Suppose mathalan yu subscripte un contract bi un pharmaceutic firma kay behrge vos ud diabetes –</text:span> vamos supor, por exemplo, que você assine um contrato com uma empresa farmacêutica para mantê-lo da diabetes</text:p>
      <text:p text:style-name="P4"><text:soft-page-break/></text:p>
      <text:p text:style-name="P4"><text:span text:style-name="T1">Swod {swod} –</text:span> no caminho de, na forma de</text:p>
      <text:p text:style-name="P4"><text:span text:style-name="T9">Swod iens atavs (salaf) sokwis ios Prophet –</text:span><text:span text:style-name="T8"> seguindo os costumes dos </text:span><text:span text:style-name="T8">seguidores antepassados (salafis) do Profeta</text:span></text:p>
      <text:p text:style-name="P4"/>
      <text:p text:style-name="P4"><text:span text:style-name="T1">Tiel {tyel}–</text:span> até. <text:span text:style-name="T8">Mas antes de um verbo nós usamos “hin(a)”.</text:span></text:p>
      <text:p text:style-name="P14"><text:span text:style-name="T1">Id verdia start ex id urb ed continuet tiel id mar –</text:span> a estrada começa da cidade e continua até o mar</text:p>
      <text:p text:style-name="P14"><text:span text:style-name="T1">Cursim tiel mien dom –</text:span> corri até minha casa</text:p>
      <text:p text:style-name="P4"/>
      <text:p text:style-name="P4"><text:span text:style-name="T1">Trans {trans} –</text:span> do outro lado</text:p>
      <text:p text:style-name="P14"><text:span text:style-name="T1">Trans tod fluv –</text:span> do outro lado do rio</text:p>
      <text:p text:style-name="P4"/>
      <text:p text:style-name="P4"><text:span text:style-name="T1">Ud {ud} –</text:span> de</text:p>
      <text:p text:style-name="P14"><text:span text:style-name="T1">Un brev ud Marta –</text:span> uma carta de Marta</text:p>
      <text:p text:style-name="P14"><text:span text:style-name="T1">Ia kieupit un dom med denars ud ays pater –</text:span> ela comprou uma casa com o dinheiro do pai dela</text:p>
      <text:p text:style-name="P4"/>
      <text:p text:style-name="P4"><text:span text:style-name="T1">Ulter {Ultër} –</text:span> em adição, além da</text:p>
      <text:p text:style-name="P14"><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4"/>
      <text:p text:style-name="P4"><text:span text:style-name="T1">Uper {Üpër} –</text:span> acima <text:span text:style-name="T8">(não toca o objeto no qual ele está em cima)</text:span></text:p>
      <text:p text:style-name="P14"><text:span text:style-name="T1">Un plav pleuct uper id tor –</text:span> um avião voa sobre a torre</text:p>
      <text:p text:style-name="P4"/>
      <text:p text:style-name="P4"><text:span text:style-name="T1">Unte {Untë} –</text:span> durante, no espaço de<text:span text:style-name="T8"> (sentido temporal ou espacial)</text:span></text:p>
      <text:p text:style-name="P14"><text:span text:style-name="T1">Unte id wer –</text:span> durante a primavera</text:p>
      <text:p text:style-name="P14"><text:span text:style-name="T1">Unte id hall – </text:span>através do corredor</text:p>
      <text:p text:style-name="P14"><text:span text:style-name="T1">I construgeer id tor unte ia yars –</text:span> Eles construíram a torre ao longo dos anos</text:p>
      <text:p text:style-name="P4"><text:span text:style-name="T9">Unte tod wakt, in Washington –</text:span><text:span text:style-name="T8"> enquanto isso, em Washington</text:span></text:p>
      <text:p text:style-name="P14"><text:span text:style-name="T1">Sub id schock, is Waktprince remien aunmov unte un khvil –</text:span> Sob o choque, o Príncipe do Tempo permaneceu imóvel por um tempo</text:p>
      <text:p text:style-name="P4"/>
      <text:p text:style-name="P4"><text:span text:style-name="T1">Vice {vits} –</text:span> ao invés de; no lugar de</text:p>
      <text:p text:style-name="P14"><text:span text:style-name="T1">Henrique ne hat ghohden dake ia buks. Vice to, Olivier hat ei yist ia odt-documents –</text:span> Henrique não teve como receber os livros. Ao invés disso, Olivier enviou para ele os documentos .odt.</text:p>
      <text:p text:style-name="P4"/>
      <text:p text:style-name="P4"><text:span text:style-name="T1">Witerom {witërOm} –</text:span> contra, em frente de, diante de, em face de <text:span text:style-name="T8">(raramente usado como preposição)</text:span></text:p>
      <text:p text:style-name="P14"><text:span text:style-name="T1">Witerom id dikhliz, is daskal skohpt me –</text:span> Na <text:span text:style-name="T14">(extremidade oposta do)</text:span> corredor, o professor estava esperando por mim</text:p>
      <text:p text:style-name="P4"/>
      <text:p text:style-name="P4"><text:span text:style-name="T1">Yant {yant} –</text:span> assim que, tão logo <text:span text:style-name="T8">(pode ser utilizado com substantivos)</text:span></text:p>
      <text:p text:style-name="P14"><text:span text:style-name="T1">Yant ho denars, kaupo un leuyk tib –</text:span> assim que eu tiver dinheiro eu compro um brinquedo para você</text:p>
      <text:p text:style-name="P4"><text:soft-page-break/></text:p>
      <text:p text:style-name="P4"><text:span text:style-name="T1">Ye {ye} –</text:span> <text:span text:style-name="T8">não tem significado definido, expressa uma circunstância ou condição, você usa essa preposição quando nenhuma outra mais serve, é a </text:span><text:span text:style-name="T8">nossa preposição coringa</text:span></text:p>
      <text:p text:style-name="P14"><text:span text:style-name="T1">Ye mien surprise –</text:span> para minha surpresa</text:p>
      <text:p text:style-name="P14"><text:span text:style-name="T1">Ye mieno mayn –</text:span> na minha opinião</text:p>
      <text:p text:style-name="P14"><text:span text:style-name="T1">Io arrive do hem ye noct –</text:span> eu chego em casa à noite</text:p>
      <text:p text:style-name="P4"/>
      <text:p text:style-name="P4"><text:span text:style-name="T1">Za {dza} –</text:span> na parte de trás</text:p>
      <text:p text:style-name="P14"><text:span text:style-name="T1">Za te! –</text:span> atrás de você!</text:p>
      <text:p text:style-name="P4"/>
      <text:h text:style-name="P3" text:outline-level="2">ALGUMAS DÚVIDAS QUE PODEM SURGIR</text:h>
      <text:p text:style-name="P4"/>
      <text:p text:style-name="P4"><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4"/>
      <text:h text:style-name="P57" text:outline-level="3">DIFERENÇA ENTRE “MED” E “PER”</text:h>
      <text:p text:style-name="P4"/>
      <text:p text:style-name="P4"><text:tab/>Qual a diferença entre as duas frases abaixo?</text:p>
      <text:p text:style-name="P4"/>
      <text:p text:style-name="P4"><text:span text:style-name="T1">Is magician hat construgen un castell med sien magia –</text:span> o mago construiu um castelo com sua magia</text:p>
      <text:p text:style-name="P4"><text:span text:style-name="T1">Is magician hat construgen un castell per sien magia – </text:span>o mago construiu um castelo através de sua magia</text:p>
      <text:p text:style-name="P4"/>
      <text:p text:style-name="P4"><text:tab/>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4"/>
      <text:p text:style-name="P11">Glego per id fenster med mien durbin iam bikini-vehsend gwenak </text:p>
      <text:p text:style-name="P4">Espiono através da janela com meus binóculos a moça de biquíni.</text:p>
      <text:p text:style-name="P4"/>
      <text:p text:style-name="P4"><text:tab/>Percebeu o porquê do meu segundo exemplo <text:span text:style-name="T8">(o do mago que construiu o </text:span><text:span text:style-name="T8">castelo “per” sua magia)</text:span> ficou meio estranho?</text:p>
      <text:p text:style-name="P4"/>
      <text:h text:style-name="P57" text:outline-level="3">DIFERENÇA ENTRE “POS” E “TRANS”</text:h>
      <text:p text:style-name="P4"/>
      <text:p text:style-name="P4"><text:tab/>“Pos” é inicialmente um advérbio temporal, ou seja, se você disser a frase abaixo</text:p>
      <text:p text:style-name="P4"/>
      <text:p text:style-name="P14"><text:span text:style-name="T1">Id urb est pos id forest – </text:span>a cidade fica depois da floresta</text:p>
      <text:p text:style-name="P19"/>
      <text:p text:style-name="P19"><text:tab/>A frase acima significa algo como: tem-se que primeiro cruzar a floresta antes de chegar à cidade.</text:p>
      <text:p text:style-name="P19"/>
      <text:h text:style-name="P57" text:outline-level="3"><text:soft-page-break/>DIFERENÇA ENTRE “EX” E “UD”</text:h>
      <text:p text:style-name="P19"/>
      <text:p text:style-name="P19"><text:tab/>Vejamos três exemplos:</text:p>
      <text:p text:style-name="P19"/>
      <text:p text:style-name="P14"><text:span text:style-name="T1">Som ex Brasilu –</text:span> sou do Brasil</text:p>
      <text:p text:style-name="P14"><text:span text:style-name="T1">Un helm ex stal –</text:span> um elmo de aço</text:p>
      <text:p text:style-name="P14"><text:span text:style-name="T1">Un brev ud Clara –</text:span> uma carta de Clara</text:p>
      <text:p text:style-name="P19"/>
      <text:p text:style-name="P19"><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Clara, usamos o “ud” em vez do “ex”.</text:p>
      <text:p text:style-name="P4"/>
      <text:h text:style-name="P57" text:outline-level="3">DIFERENÇA ENTRE “VICE” E “INSTET”</text:h>
      <text:p text:style-name="P4"/>
      <text:p text:style-name="P4"><text:tab/>Como preposições ambos significam a mesma coisa, mas “instet” pode ser também um advérbio enquanto “vice” também pode ser um prefixo, como em “vice-president”.</text:p>
      <text:p text:style-name="P4"/>
      <text:p text:style-name="P4">Henrique ne hat ghohden dake ia buks. <text:span text:style-name="T2">Instet</text:span>, Olivier hat ei yist ia odt-documents</text:p>
      <text:p text:style-name="P4">Henrique ne hat ghohden dake ia buks. <text:span text:style-name="T2">Vice to</text:span>, Olivier hat ei yist ia odt-documents</text:p>
      <text:p text:style-name="P4"/>
      <text:h text:style-name="P55" text:outline-level="1">ENCLÍTICOS E PROCLÍTICOS</text:h>
      <text:p text:style-name="P4"/>
      <text:p text:style-name="P4"><text:tab/>Algumas dessas palavras não são simples de serem traduzidas, mas este capítulo ensinará como usá-las. Enclíticos são palavras postas depois de outra palavra enquanto proclíticos são palavras postas antes de outra palavra.</text:p>
      <text:p text:style-name="P4"/>
      <text:p text:style-name="P4"><text:tab/>O enclítico “tun” é o demonstrativo de “kun” ou “quando”.</text:p>
      <text:p text:style-name="P4"/>
      <text:p text:style-name="P4"><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8">(na época)</text:span></text:p>
      <text:p text:style-name="P4"/>
      <text:p text:style-name="P4"><text:tab/>“nu” pode funcionar em oposição a “de”. Basicamente significa “nomeadamente” ou “a saber” e é um proclítico.</text:p>
      <text:p text:style-name="P4"/>
      <text:p text:style-name="P4"><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 (etc …)</text:p>
      <text:p text:style-name="P4"/>
      <text:p text:style-name="P4"><text:tab/>“ge” e “tar” são como “ghi”, mas como, às vezes, ocorre muito a repetição da partícula “ghi”, usa-se essas duas partículas. O “ge”enfatiza pronomes pessoais e artigos, enquanto o “tar” enfatiza pronomes <text:soft-page-break/>interrogativos.</text:p>
      <text:p text:style-name="P4"/>
      <text:p text:style-name="P4"><text:tab/>Um excelente exemplo com “nu” e “tar”:</text:p>
      <text:p text:style-name="P4"/>
      <text:p text:style-name="P4"><text:span text:style-name="T1">Sei nu id luce quod est in te est temos, kam tar megil sessiet tod temos! –</text:span> se, portanto, a luz que em ti há são trevas, quão grandes são tais trevas!</text:p>
      <text:p text:style-name="P4"/>
      <text:p text:style-name="P4"><text:tab/>O enclítico “pet” reforça identidade, geralmente traduzido como o nosso “mesmo”.</text:p>
      <text:p text:style-name="P4"/>
      <text:p text:style-name="P4"><text:span text:style-name="T1">Henrique weict in idpet centre ios citad –</text:span> Henrique mora no próprio centro da cidade</text:p>
      <text:p text:style-name="P46">Escrever “…in idswo centre…” seria estranho porque significaria “… no centro em si …”</text:p>
      <text:p text:style-name="P4"/>
      <text:p text:style-name="P4"><text:span text:style-name="T1">Id brev hieb gwohmt unte idpet dwer ios laboratorium –</text:span> a carta chegara pela própria porta do laboratório</text:p>
      <text:p text:style-name="P4"/>
      <text:p text:style-name="P4"><text:span text:style-name="T1">Est un prientlik geront quospet ghalv buit trohven medsu eys bustan –</text:span> é um homem velho amigável cujo o próprio crânio foi encontrado no meio do seu jardim</text:p>
      <text:p text:style-name="P4"/>
      <text:p text:style-name="P4"><text:span text:style-name="T1">I reuschus leuds eent ipet parents ias magv –</text:span> as pessoas que tinham batido eram os próprios pais da criança <text:span text:style-name="T8">(após aquela criança ter tido um acidente)</text:span></text:p>
      <text:p text:style-name="P45"><text:span text:style-name="T8">ipet = i </text:span><text:span text:style-name="T14">(o artigo definido)</text:span><text:span text:style-name="T8"> + pet</text:span></text:p>
      <text:p text:style-name="P4"/>
      <text:p text:style-name="P4"><text:tab/>Quando “pet” é usado depois de um verbo ele tem o sentido de “estar na capacidade de”.</text:p>
      <text:p text:style-name="P4"/>
      <text:p text:style-name="P4"><text:span text:style-name="T1">Sei yu plais steighte con me do mien fiaker, duco-pet vos ad eys baytel –</text:span> Se você aceitar entrar comigo no meu táxi, eu <text:span text:style-name="T8">(posso)</text:span> conduzi-lo até sua casa</text:p>
      <text:p text:style-name="P4"/>
      <text:p text:style-name="P4"><text:tab/>Com advérbios de tempo e espaço a palavra “kye”, quando usada como enclítico”, reforça o advérbio.</text:p>
      <text:p text:style-name="P4"/>
      <text:p text:style-name="P4"><text:span text:style-name="T1">… ed terkye id sinister masse uns bina forstilb ids ghebel uper id strad –</text:span> … e justo nesse ponto, um certo bloco sinistro de construção empurrou para a frente seu frontão na rua</text:p>
      <text:p text:style-name="P4"/>
      <text:p text:style-name="P4"><text:span text:style-name="T1">Ed mehnte ghi od is nos duxit tei stet querkye staht id dwer?! –</text:span> e aonde você acha que ele nos levou para este lugar com a porta?!</text:p>
      <text:p text:style-name="P4"/>
      <text:p text:style-name="P4"><text:span text:style-name="T1">“Nunkye”, bahsit alter, antwehrdte mi: “quois gnohte yu me?” –</text:span> “e agora”, falou o outro, responda me: “de onde você me conhece?”</text:p>
      <text:p text:style-name="P51">Perceba que “antwehrdte” e “gnohte yu” se referem a uma pessoa, não a um grupo como possa aparentar em um primeiro momento. É porque <text:soft-page-break/>foi usado o pronome “yu” de cortesia, realmente você só pode saber disso pelo contexto.</text:p>
      <text:p text:style-name="P4"/>
      <text:p text:style-name="P4"><text:span text:style-name="T1">Tunkye eet circum nev saat ios aghyern, ed id prest nebule ios saison –</text:span> foi por esta altura por volta das nove horas da manhã, e o primeiro nevoeiro da estação</text:p>
      <text:p text:style-name="P4"/>
      <text:p text:style-name="P4"><text:span text:style-name="T1">Gheskye ia ne eevevis iom pon quasi dwo munts –</text:span> eram quase dois meses desde que ela o vira até ontem</text:p>
      <text:p text:style-name="P4"/>
      <text:p text:style-name="P4"><text:tab/>O proclítico “proe” geralmente é traduzido como “já”.</text:p>
      <text:p text:style-name="P4"/>
      <text:p text:style-name="P4"><text:span text:style-name="T1">Kun id nam os Hyde buit swohrt, Ustad Utterson proe-akowsicit, bet kun is chohx id klor, is khiek etidwoie –</text:span> quando o nome de Hyde foi pronunciado, o Sr. Utterson já estava ouvindo, mas quando ele checou o pedaço de madeira, ele não duvidava mais</text:p>
      <text:p text:style-name="P4"/>
      <text:p text:style-name="P4"><text:span text:style-name="T1">Mien kerd hat tem aghnuet quem ioschi proe-plangiem –</text:span> meu coração tem doído tanto que eu também poderia ter chorado</text:p>
      <text:p text:style-name="P4"/>
      <text:p text:style-name="P4"><text:span text:style-name="T1">… proeghi tetyohc pelu dwogimtias –</text:span> … uma coisa que tinha acontecido muitas dezenas de vezes</text:p>
      <text:p text:style-name="P4"/>
      <text:p text:style-name="P4"><text:tab/>O enclítico afixo -schi já foi explicado e o enclítico afixo -smee será explicado logo.</text:p>
      <text:p text:style-name="P4"/>
      <text:h text:style-name="P55" text:outline-level="1">AFIXOS ÚTEIS</text:h>
      <text:p text:style-name="P4"/>
      <text:p text:style-name="P4"><text:tab/>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4"/>
      <text:p text:style-name="P4"><text:tab/>Algumas regras básicas podem ser levadas em conta em formas derivadas das línguas românicas, uma característica importante delas é que elas são baseadas no “radical perfeito”, que é predito das seguintes maneiras:</text:p>
      <text:p text:style-name="P4"/>
      <text:p text:style-name="P4"><text:tab/>Para verbos terminados com “e” não acentuado se usa -at- no lugar. </text:p>
      <text:p text:style-name="P4"><text:tab/><text:tab/>form<text:span text:style-name="T8">e</text:span> → form<text:span text:style-name="T8">at-</text:span> → formation </text:p>
      <text:p text:style-name="P4"><text:tab/>Para verbos terminados com “ie” usasse -icat- no lugar. </text:p>
      <text:p text:style-name="P4"><text:tab/><text:tab/>publ<text:span text:style-name="T8">ie</text:span> → publ<text:span text:style-name="T8">icat-</text:span> → publication </text:p>
      <text:p text:style-name="P4"><text:tab/>Para verbos terminados com “ue” usasse -ut- no lugar. Também se aplica a verbos cujos particípios do passado em “t” terminam em -wt.</text:p>
      <text:p text:style-name="P4"><text:tab/><text:tab/>constit<text:span text:style-name="T8">ue</text:span> → constitut<text:span text:style-name="T8">ut</text:span>- → constitution</text:p>
      <text:p text:style-name="P4"><text:tab/>Para verbos terminados com “eih” usasse -it- no lugar.</text:p>
      <text:p text:style-name="P4"><text:tab/><text:tab/>add<text:span text:style-name="T8">eih</text:span> → add<text:span text:style-name="T8">it-</text:span> → addition</text:p>
      <text:p text:style-name="P4"><text:tab/>O radical perfeito de outros verbos corresponde aos seus particípios em “t”.</text:p>
      <text:p text:style-name="P4"/>
      <text:h text:style-name="P3" text:outline-level="2"><text:soft-page-break/>PREFIXOS</text:h>
      <text:p text:style-name="P4"/>
      <text:p text:style-name="P4"><text:span text:style-name="T1">ab- –</text:span> longe, distante</text:p>
      <text:p text:style-name="P14"><text:span text:style-name="T1">Abcurr –</text:span> correr para longe</text:p>
      <text:p text:style-name="P4"/>
      <text:p text:style-name="P4"><text:span text:style-name="T1">apo- – </text:span><text:span text:style-name="T8">indica quarta geração</text:span></text:p>
      <text:p text:style-name="P14"><text:span text:style-name="T1">Apopater – </text:span>bisavô</text:p>
      <text:p text:style-name="P4"/>
      <text:p text:style-name="P4"><text:span text:style-name="T1">be- –</text:span> <text:span text:style-name="T8">cria verbos transitivos</text:span></text:p>
      <text:p text:style-name="P4"/>
      <text:p text:style-name="P4"><text:span text:style-name="T1">begh(i)s- –</text:span> privado de</text:p>
      <text:p text:style-name="P4"/>
      <text:p text:style-name="P4"><text:span text:style-name="T1">bfu- –</text:span> <text:span text:style-name="T8">prefixo negativo antes de palavras de origem semita</text:span></text:p>
      <text:p text:style-name="P4"/>
      <text:p text:style-name="P4"><text:span text:style-name="T1">cum- –</text:span> <text:span text:style-name="T8">é parecido com o prefixo com- de “comadre”</text:span></text:p>
      <text:p text:style-name="P14"><text:span text:style-name="T1">Cumpater –</text:span> compadre</text:p>
      <text:p text:style-name="P14"><text:span text:style-name="T1">Cummater –</text:span> comadre</text:p>
      <text:p text:style-name="P4"/>
      <text:p text:style-name="P4"><text:span text:style-name="T1">dus- –</text:span> donte, ruim</text:p>
      <text:p text:style-name="P14"><text:span text:style-name="T1">Dusmenos –</text:span> indisposto</text:p>
      <text:p text:style-name="P4"/>
      <text:p text:style-name="P4"><text:span text:style-name="T1">en- –</text:span> para colocar em</text:p>
      <text:p text:style-name="P14"><text:span text:style-name="T1">Enquestion –</text:span> colocar em questão, questionar</text:p>
      <text:p text:style-name="P4"/>
      <text:p text:style-name="P4"><text:span text:style-name="T1">ender- –</text:span> <text:span text:style-name="T8">diminutivo de ação</text:span></text:p>
      <text:p text:style-name="P14"><text:span text:style-name="T1">Endervid –</text:span> vislumbrar</text:p>
      <text:p text:style-name="P14"><text:span text:style-name="T1">Enderghyan –</text:span> entreabrir</text:p>
      <text:p text:style-name="P4"/>
      <text:p text:style-name="P4"><text:span text:style-name="T1">eti- – </text:span>Indica a quinta geração</text:p>
      <text:p text:style-name="P14"><text:span text:style-name="T1">Etipater –</text:span> tataravô</text:p>
      <text:p text:style-name="P4"/>
      <text:p text:style-name="P4"><text:span text:style-name="T1">for- – </text:span>extraviar, seguir mau caminho</text:p>
      <text:p text:style-name="P4"/>
      <text:p text:style-name="P4"><text:span text:style-name="T1">ga- –</text:span> <text:span text:style-name="T8">com um verbo com apofonia: indica o resultado de uma ação; se tiver o sufixo -os indica algo </text:span><text:span text:style-name="T8">pejorativo. Já com um substantivo indica soma.</text:span></text:p>
      <text:p text:style-name="P4"><text:span text:style-name="T9">Gabehrg –</text:span><text:span text:style-name="T8"> cadeia de montanhas</text:span> (behrg = penhasco)</text:p>
      <text:p text:style-name="P4"/>
      <text:p text:style-name="P4"><text:span text:style-name="T1">ken- –</text:span> vazio de</text:p>
      <text:p text:style-name="P4"/>
      <text:p text:style-name="P4"><text:span text:style-name="T1">mu- –</text:span> <text:span text:style-name="T8">pode ser usado para indicar o executor de uma ação quando prefixado a uma palavra de origem “muçulmana”</text:span></text:p>
      <text:p text:style-name="P4"><text:span text:style-name="T9">Mussafer –</text:span><text:span text:style-name="T8"> viajante</text:span> (safer = viajar)</text:p>
      <text:p text:style-name="P4"/>
      <text:p text:style-name="P4"><text:span text:style-name="T1">muta- –</text:span> mudar</text:p>
      <text:p text:style-name="P14"><text:span text:style-name="T1">Mutamayn –</text:span> mudar opinião</text:p>
      <text:p text:style-name="P4"/>
      <text:p text:style-name="P4"><text:span text:style-name="T1">Ni- –</text:span> <text:span text:style-name="T8">“baixo” em um sentido figurado</text:span></text:p>
      <text:p text:style-name="P4"><text:span text:style-name="T9">Niklad –</text:span><text:span text:style-name="T8"> fazer download, baixar</text:span> (klad = carregar)</text:p>
      <text:p text:style-name="P4"/>
      <text:p text:style-name="P4"><text:soft-page-break/><text:span text:style-name="T1">(oi)s-</text:span> – o oposto de en-, significa “colocar para fora”</text:p>
      <text:p text:style-name="P4"><text:span text:style-name="T1">oischalt –</text:span> desligar</text:p>
      <text:p text:style-name="P4"><text:span text:style-name="T1">(en)schalt –</text:span> ligar</text:p>
      <text:p text:style-name="P4"/>
      <text:p text:style-name="P4"><text:span text:style-name="T1">or- –</text:span> original, primitivo</text:p>
      <text:p text:style-name="P14"><text:span text:style-name="T1">Oraryo – </text:span>pré-ariano<text:span text:style-name="T14"> ou </text:span>proto indo-europeu <text:span text:style-name="T14">(aryo = ariano)</text:span></text:p>
      <text:p text:style-name="P4"/>
      <text:p text:style-name="P4"><text:span text:style-name="T1">par- –</text:span> conclusão, ação cumprida</text:p>
      <text:p text:style-name="P4"><text:span text:style-name="T9">parkwehr –</text:span><text:span text:style-name="T8"> realizar</text:span> (wehr = fazer)</text:p>
      <text:p text:style-name="P4"/>
      <text:p text:style-name="P4"><text:span text:style-name="T1">peri- –</text:span> completo, minucioso</text:p>
      <text:p text:style-name="P4"><text:span text:style-name="T1">Perigumt –</text:span><text:span text:style-name="T5"> trânsito</text:span> (gumt = vinda, chegada, advento)</text:p>
      <text:p text:style-name="P4"/>
      <text:p text:style-name="P4"><text:span text:style-name="T1">pro- –</text:span> <text:span text:style-name="T8">indica a terceira geração. Antes de um verbo significa “perante” “precedendo” e aciona o dativo. </text:span></text:p>
      <text:p text:style-name="P14"><text:span text:style-name="T1">Pronepot –</text:span> bisneto</text:p>
      <text:p text:style-name="P14"><text:span text:style-name="T1">Is mi proghieng –</text:span> ele estava andando na minha frente</text:p>
      <text:p text:style-name="P4"/>
      <text:p text:style-name="P4"><text:span text:style-name="T1">rhayr –</text:span> <text:span text:style-name="T8">prefixo negativo usado antes de palavras de origem árabe, mas é </text:span><text:span text:style-name="T8">frequentemente usado com um advérbio independente</text:span></text:p>
      <text:p text:style-name="P14"><text:span text:style-name="T1">Rhayr yakin –</text:span> incerto, inseguro</text:p>
      <text:p text:style-name="P4"/>
      <text:p text:style-name="P4"><text:span text:style-name="T1">step- –</text:span> <text:span text:style-name="T8">família após um segundo casamento</text:span></text:p>
      <text:p text:style-name="P14"><text:span text:style-name="T1">Steppater –</text:span> padrasto</text:p>
      <text:p text:style-name="P14"><text:span text:style-name="T1">Stepmater –</text:span> madrasta</text:p>
      <text:p text:style-name="P14"><text:span text:style-name="T1">Steppurt –</text:span> enteado</text:p>
      <text:p text:style-name="P4"/>
      <text:p text:style-name="P4"><text:span text:style-name="T1">sua- –</text:span> bem</text:p>
      <text:p text:style-name="P4"><text:span text:style-name="T9">Suakwohrt – </text:span><text:span text:style-name="T8">bem-feito</text:span> (kwohrt = pretérito de “kwohr”, que significa “feito” ou “construído” )</text:p>
      <text:p text:style-name="P4"/>
      <text:p text:style-name="P4"><text:span text:style-name="T1">ud- –</text:span> capacidade de fazer melhor do que os outros</text:p>
      <text:p text:style-name="P14"><text:span text:style-name="T1">Ho udsnaht iom –</text:span> eu nadei melhor do que ele</text:p>
      <text:p text:style-name="P4"><text:tab/>Com o pronome reflexivo “sib” indica uma forma de conseguir algo.</text:p>
      <text:p text:style-name="P4"><text:span text:style-name="T1">Id mafia sib udtehrct id silence schahiden –</text:span> a máfia consegue o silêncio das testemunhas ameaçando-as</text:p>
      <text:p text:style-name="P4"/>
      <text:h text:style-name="P3" text:outline-level="2">SUFIXOS</text:h>
      <text:p text:style-name="P4"/>
      <text:h text:style-name="P57" text:outline-level="3">EXPRESSAR QUALIDADE OU ESTADO</text:h>
      <text:p text:style-name="P4"/>
      <text:p text:style-name="P4"><text:tab/>Em alguns casos adiciona-se o sufixo -e submete-se a apofonia se possível.</text:p>
      <text:p text:style-name="P4"/>
      <text:p text:style-name="P4"><text:span text:style-name="T1">Long [long] (grande) –</text:span> longe [londj] (grandeza)</text:p>
      <text:p text:style-name="P4"><text:span text:style-name="T1">Deub [döb] (profundo, profunda) –</text:span> dube [düb] (profundidade)</text:p>
      <text:p text:style-name="P4"><text:span text:style-name="T1">Slab [slab] (fraco, fraca) –</text:span> sliebe [slyeb] (fraqueza)</text:p>
      <text:p text:style-name="P4"/>
      <text:p text:style-name="P4"><text:tab/>Esse sistema só funciona se tiver uma diferença fonética entre o adjetivo <text:soft-page-break/>e a forma derivada. Para outros adjetivos se usa o sufixo -(e)t.</text:p>
      <text:p text:style-name="P4"/>
      <text:p text:style-name="P4"><text:span text:style-name="T1">Mild [mild] (suave) –</text:span> mildet [mIldët] (suavidade)</text:p>
      <text:p text:style-name="P4"><text:span text:style-name="T1">Mynder [mÜndër] (orgulhoso, orgulhosa) –</text:span> Myndert [mÜndërt] (orgulho)</text:p>
      <text:p text:style-name="P4"/>
      <text:p text:style-name="P4"><text:tab/>É possível o uso de outros sufixos como -os e -ia. Para palavras de origem românica usa-se -or e (i)tat.</text:p>
      <text:p text:style-name="P4"/>
      <text:h text:style-name="P57" text:outline-level="3">EXPRESSAR UMA AÇÃO</text:h>
      <text:p text:style-name="P4"/>
      <text:p text:style-name="P4"><text:tab/>Se o próprio radical verbal não é o suficiente, a terminação -(e)n pode ser adicionada <text:span text:style-name="T8">(ou -sa para verbos terminados em som de vogal acentuada tonicamente)</text:span>. Verbos de origem românica adiciona-se -(t)ion ao radical verbal.</text:p>
      <text:p text:style-name="P4"/>
      <text:h text:style-name="P57" text:outline-level="3">INDICAR O EXECUTOR DE UMA AÇÃO</text:h>
      <text:p text:style-name="P4"/>
      <text:p text:style-name="P4"><text:tab/>O mais usado é o -er, o seu equivalente das línguas românicas é o -or. Um conjunto prático é o -ant para quem realiza a ação, -eit para quem sofre essa ação e -at para indicar o resultado ou objeto dessa ação.</text:p>
      <text:p text:style-name="P4"/>
      <text:p text:style-name="P11">Is telephonant kwehrt un telephonat pro iom telephoneit</text:p>
      <text:p text:style-name="P4">O telefonante faz uma ligação para o telefonado</text:p>
      <text:p text:style-name="P4"/>
      <text:h text:style-name="P57" text:outline-level="3">OUTROS SUFIXOS</text:h>
      <text:p text:style-name="P4"/>
      <text:p text:style-name="P4"><text:span text:style-name="T1">-ar –</text:span> coleção. <text:span text:style-name="T14">Para nomes de profissão significa “fazedor de”</text:span></text:p>
      <text:p text:style-name="P4"/>
      <text:p text:style-name="P4"><text:span text:style-name="T1">-asc –</text:span> tornar-se</text:p>
      <text:p text:style-name="P4"/>
      <text:p text:style-name="P4"><text:span text:style-name="T1">-at –</text:span> idade</text:p>
      <text:p text:style-name="P4"/>
      <text:p text:style-name="P4"><text:span text:style-name="T1">-av –</text:span> <text:span text:style-name="T14">num radical verbal significa “inclinado a”, “propenso a” (os verbos se modificam por conta do infixo nasal e outras razões)</text:span></text:p>
      <text:p text:style-name="P4"/>
      <text:p text:style-name="P4"><text:span text:style-name="T1">-ber –</text:span> fruta</text:p>
      <text:p text:style-name="P4"><text:span text:style-name="T9">Vinber – </text:span><text:span text:style-name="T8">uva</text:span> (vin = videra)</text:p>
      <text:p text:style-name="P4"/>
      <text:p text:style-name="P4"><text:span text:style-name="T1">-ble –</text:span> possibilidade. <text:span text:style-name="T14">Se há risco de confusão com outra forma conjugada, usa-se -et (-im caso o -t não seja possível).</text:span></text:p>
      <text:p text:style-name="P4"><text:span text:style-name="T9">Dyehrcet –</text:span><text:span text:style-name="T8"> vislumbrável </text:span>(dyehrc = vislumbrar)</text:p>
      <text:p text:style-name="P4"/>
      <text:p text:style-name="P4"><text:span text:style-name="T1">-dem –</text:span> região</text:p>
      <text:p text:style-name="P4"><text:span text:style-name="T9">Roydem –</text:span><text:span text:style-name="T8"> reino</text:span> (roy = rei)</text:p>
      <text:p text:style-name="P4"/>
      <text:p text:style-name="P4"><text:span text:style-name="T1">-eus –</text:span> <text:span text:style-name="T8">adjetivo de qualidade. </text:span><text:span text:style-name="T14">Corresponde ao -oso do português</text:span></text:p>
      <text:p text:style-name="P4"><text:span text:style-name="T9">Bulbeus –</text:span><text:span text:style-name="T8"> bulboso</text:span><text:span text:style-name="T14"> (bulbe = bulbo)</text:span></text:p>
      <text:p text:style-name="P4"/>
      <text:p text:style-name="P4"><text:span text:style-name="T1">-en –</text:span> <text:span text:style-name="T8">adjetivo de substância</text:span></text:p>
      <text:p text:style-name="P4"><text:span text:style-name="T9">Golden –</text:span><text:span text:style-name="T8"> dourado </text:span>(gold = ouro)</text:p>
      <text:p text:style-name="P4"><text:soft-page-break/></text:p>
      <text:p text:style-name="P4"><text:span text:style-name="T1">-fred –</text:span> livre de</text:p>
      <text:p text:style-name="P4"/>
      <text:p text:style-name="P4"><text:span text:style-name="T1">-ia –</text:span> qualidade, ciência, país</text:p>
      <text:p text:style-name="P4"/>
      <text:p text:style-name="P4"><text:span text:style-name="T1">-ic –</text:span> <text:span text:style-name="T14">forma adjetivos. Corresponde ao -ico do português</text:span></text:p>
      <text:p text:style-name="P4"><text:span text:style-name="T9">Cubic –</text:span><text:span text:style-name="T8"> cúbico</text:span><text:span text:style-name="T14"> (cube = cubo)</text:span></text:p>
      <text:p text:style-name="P4"/>
      <text:p text:style-name="P4"><text:span text:style-name="T1">-iev –</text:span> fruta, grão</text:p>
      <text:p text:style-name="P4"/>
      <text:p text:style-name="P4"><text:span text:style-name="T1">-ika –</text:span> jovem <text:span text:style-name="T8">(feminino) </text:span></text:p>
      <text:p text:style-name="P4"><text:span text:style-name="T9">Potnika –</text:span><text:span text:style-name="T8"> senhorita</text:span> <text:span text:style-name="T14">(potnia = senhora)</text:span></text:p>
      <text:p text:style-name="P4"/>
      <text:p text:style-name="P4"><text:span text:style-name="T1">-iko –</text:span> jovem <text:span text:style-name="T8">(masculino) </text:span></text:p>
      <text:p text:style-name="P4"><text:span text:style-name="T9">Potiko –</text:span><text:span text:style-name="T8"> galante</text:span> <text:span text:style-name="T14">(poti = senhor)</text:span></text:p>
      <text:p text:style-name="P4"/>
      <text:p text:style-name="P4"><text:span text:style-name="T1">-il – </text:span>susceptível a, aberto para.</text:p>
      <text:p text:style-name="P4"/>
      <text:p text:style-name="P4"><text:span text:style-name="T1">-in –</text:span> sufixo feminino <text:span text:style-name="T8">ou</text:span> “floresta de”</text:p>
      <text:p text:style-name="P4"/>
      <text:p text:style-name="P4"><text:span text:style-name="T1">-(i)sk – </text:span><text:span text:style-name="T5">adjetivo de </text:span>origem</text:p>
      <text:p text:style-name="P4"><text:span text:style-name="T9">Coschmarisk –</text:span><text:span text:style-name="T8"> de pesadelo</text:span> <text:span text:style-name="T14">(coschmar = pesadelo)</text:span></text:p>
      <text:p text:style-name="P4"/>
      <text:p text:style-name="P4"><text:span text:style-name="T1">-isme –</text:span> estudo de uma coisa, teoria, ideologia</text:p>
      <text:p text:style-name="P4"/>
      <text:p text:style-name="P4"><text:span text:style-name="T1">-iste –</text:span> participantes ou apoiadores de um estudo, teoria ou ideologia</text:p>
      <text:p text:style-name="P4"/>
      <text:p text:style-name="P4"><text:span text:style-name="T1">-ka –</text:span> <text:span text:style-name="T14">faz um diminutivo feminino em uma sílaba tônica</text:span></text:p>
      <text:p text:style-name="P14"><text:span text:style-name="T1">Ritka &amp; Hanko –</text:span> Hansel &amp; Gretel</text:p>
      <text:p text:style-name="P4"/>
      <text:p text:style-name="P4"><text:span text:style-name="T1">-ko –</text:span> <text:span text:style-name="T14">faz um diminutivo masculino em uma sílaba tônica</text:span></text:p>
      <text:p text:style-name="P14"><text:span text:style-name="T1">Ritka &amp; Hanko –</text:span> Hansel &amp; Gretel</text:p>
      <text:p text:style-name="P4"/>
      <text:p text:style-name="P4"><text:bookmark-start text:name="__DdeLink__36909_616489164"/><text:span text:style-name="T1">-lik –</text:span> semelhança</text:p>
      <text:p text:style-name="P14"><text:span text:style-name="T1">Ays face est cavallik –</text:span> a face dela é como a de um cavalo<text:bookmark-end text:name="__DdeLink__36909_616489164"/></text:p>
      <text:p text:style-name="P4"/>
      <text:p text:style-name="P4"><text:span text:style-name="T1">-log –</text:span> logista</text:p>
      <text:p text:style-name="P14"><text:span text:style-name="T1">Astrolog –</text:span> astrólogo</text:p>
      <text:p text:style-name="P14"><text:span text:style-name="T1">Cardiolog –</text:span> cardiologista</text:p>
      <text:p text:style-name="P4"/>
      <text:p text:style-name="P4"><text:span text:style-name="T1">-ment –</text:span> <text:span text:style-name="T14">corresponde a palavras emprestadas (não advérbios) que terminem com -mente. Por questões de acentuação tônica, esse sufixo conta como um substantivo separado dentro de uma palavra composta</text:span></text:p>
      <text:p text:style-name="P4"/>
      <text:p text:style-name="P4"><text:span text:style-name="T1">-mon –</text:span> quem pode. <text:span text:style-name="T8">Para radicais verbais</text:span></text:p>
      <text:p text:style-name="P4"/>
      <text:p text:style-name="P4"><text:span text:style-name="T1">-ner –</text:span> sufixo masculino</text:p>
      <text:p text:style-name="P4"><text:span text:style-name="T9">Eireanner –</text:span><text:span text:style-name="T8"> irlandês</text:span> (eirean = pessoa ou coisa da irlanda)</text:p>
      <text:p text:style-name="P4"/>
      <text:p text:style-name="P4"><text:soft-page-break/><text:span text:style-name="T1">-nic – </text:span>pejorativo <text:span text:style-name="T8">(masculino)</text:span></text:p>
      <text:p text:style-name="P14"><text:span text:style-name="T1">Drehnknic –</text:span> bêbado</text:p>
      <text:p text:style-name="P4"/>
      <text:p text:style-name="P4"><text:span text:style-name="T1">-nica –</text:span> pejorativo <text:span text:style-name="T8">(feminino)</text:span></text:p>
      <text:p text:style-name="P4"/>
      <text:p text:style-name="P4"><text:span text:style-name="T15">-os –</text:span><text:span text:style-name="T8"> </text:span><text:span text:style-name="T14">em um verbo significa “jogo de”</text:span></text:p>
      <text:p text:style-name="P14"><text:span text:style-name="T1">Skeulkos –</text:span> esconde-esconde</text:p>
      <text:p text:style-name="P4"/>
      <text:p text:style-name="P28"><text:span text:style-name="T1">-smee –</text:span> <text:span text:style-name="T14">sempre com pronomes pessoais, enfatiza oposição</text:span></text:p>
      <text:p text:style-name="P14"><text:span text:style-name="T1">Weysmee habmos naiwo likwno nies parents –</text:span> nós (não você!) nunca deixamos nossos pais</text:p>
      <text:p text:style-name="P4"/>
      <text:p text:style-name="P4"><text:span text:style-name="T1">-ster –</text:span> sufixo feminino. <text:span text:style-name="T14">Use este somente se não houver problemas com mudança de acentuação tônica.</text:span></text:p>
      <text:p text:style-name="P4"/>
      <text:p text:style-name="P4"><text:span text:style-name="T1">-ure –</text:span> em radicais perfeitos isso significa “resultado” ou “qualidade”</text:p>
      <text:p text:style-name="P4"/>
      <text:p text:style-name="P4"><text:span text:style-name="T1">-went –</text:span> <text:span text:style-name="T14">faz adjetivos, algo como “tendo …”</text:span><text:span text:style-name="T8">. </text:span><text:span text:style-name="T14">Por questões de acentuação tônica, esse sufixo conta como um substantivo separado dentro de uma </text:span><text:span text:style-name="T14">palavra composta</text:span></text:p>
      <text:p text:style-name="P4"><text:span text:style-name="T9">Dakruwent –</text:span><text:span text:style-name="T8"> choroso (dakru = lágrima)</text:span></text:p>
      <text:p text:style-name="P4"/>
      <text:h text:style-name="P55" text:outline-level="1">ESTILO</text:h>
      <text:p text:style-name="P4"/>
      <text:p text:style-name="P4"><text:tab/>Diferente das línguas nacionais, que possuem falantes nativos inseridos dentro de um determinado contexto social, o sambahsa é pra ser falado entre pessoas de diferentes origens. Um mongol vai ter dificuldades em entender uma pessoa que fala do jeito alemão.</text:p>
      <text:p text:style-name="P4"/>
      <text:p text:style-name="P4"><text:tab/>Você tem que tomar cuidado para não traduzir uma frase como “eu não devo nada” como “io ne deulgo neid”, perceba que na frase em sambahsa você negou vezes, o certo seria “io ne deulgo ject”. Se trabalhe para evitar transportar características do português para o sambahsa. Um outro exemplo: traduza “essa história se passa em São Paulo” para “tod storia wakyet in São Paulo” em vez de “tod storia uperleit in São Paulo”.</text:p>
      <text:p text:style-name="P4"/>
      <text:p text:style-name="P4"><text:tab/>S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4"/>
      <text:p text:style-name="P4"><text:span text:style-name="T1">Cherchez la femme –</text:span> gíria policial para quando há uma complicação e não se sabe quem foi. Em tradução literal “procure a mulher”</text:p>
      <text:p text:style-name="P4"><text:span text:style-name="T1">Pourboire –</text:span> é a nossa gorjeta. Em tradução literal “para beber”.</text:p>
      <text:p text:style-name="P4"/>
      <text:p text:style-name="P4"><text:tab/>Não é que os idiotismos são intraduzíveis, o que não é viável é a sua tradução direta. Está entendendo aonde eu quero chegar?</text:p>
      <text:p text:style-name="P4"/>
      <text:p text:style-name="P4"><text:tab/>Não estou dizendo que é para você falar um sambahsa pobre e sem <text:soft-page-break/>personalidade! Mas tenha o cuidado de evitar idiotismos e outras formas de falar próprias dos brasileiros.</text:p>
      <text:p text:style-name="P4"/>
      <text:p text:style-name="P4"><text:tab/><text:span text:style-name="T1">O que estou tentando dizer é:</text:span> converse de maneira simples, mas sem perder a personalidade que a língua nos permite ter e a riqueza que ela nos oferece.</text:p>
      <text:p text:style-name="P4"/>
      <text:h text:style-name="P55" text:outline-level="1">ESCOLHENDO NOVAS PALAVRAS</text:h>
      <text:p text:style-name="P4"/>
      <text:p text:style-name="P4"><text:tab/>A fonte primária é, sem dúvida, o que foi reconstruído do ancestral Indo-Europeu. Como nem todas as palavras foram reconstruídas, muitas ideias podem ser obtidas das antigas línguas indo-europeias como sâncrito, grego antigo e latim.</text:p>
      <text:p text:style-name="P4"/>
      <text:p text:style-name="P4"><text:tab/>Outras fontes são palavras emprestadas de, pelo menos, dois ramos linguísticos, da Europa Ocidental até a Ásia Oriental.</text:p>
      <text:p text:style-name="P4"/>
      <text:p text:style-name="P4"><text:tab/>Não há muito o que se preocupar com novas palavras, o sambahsa já conta com um bom le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exemplo, a palavra 武術 <text:span text:style-name="T8">(wushu)</text:span> foi traduzida da forma mais próxima do que é pronunciado no original, respeitando os limites do português que não tem as entonações do chinês e outros sons diferentes.</text:p>
      <text:p text:style-name="P4"/>
      <text:p text:style-name="P4"><text:tab/>Como você pode ver, naturalmente que as novas palavras serão adaptadas à ortografia do sambahsa, que devido a sua flexibilidade tenta ao máximo manter as palavras na sua forma e pronúncia original.</text:p>
      <text:p text:style-name="P4"/>
      <text:h text:style-name="P55" text:outline-level="1">ERROS E DÚVIDAS COMUNS</text:h>
      <text:p text:style-name="P4"/>
      <text:p text:style-name="P4"><text:tab/>No decorrer de toda a gramática eu tentei explicar todos os pormenores da língua, mas sempre pode existir algo que alguém não tenha entendido. Então criei este capítulo para listar os erros e dúvidas que eu tive no decorrer do meu aprendizado da língua sambahsa, espero que este capítulo lhe seja muito útil.</text:p>
      <text:p text:style-name="P4"/>
      <text:p text:style-name="P4"><text:tab/>Naturalmente que também será adicionado, em versões futuras desta gramática, dúvidas de outras pessoas.</text:p>
      <text:p text:style-name="P4"/>
      <text:h text:style-name="P3" text:outline-level="2">O QUE REALMENTE SIGNIFICA O VERBO “LEIT”</text:h>
      <text:p text:style-name="P4"/>
      <text:p text:style-name="P4"><text:tab/>Tive um pouco de dificuldade com esse verbo, principalmente porque eu me baseava no dicionário de sambahsa para o inglês, que apontava para o verbo “to go, to run” no sentido figurado. Mas aprendi depois de Olivier ter <text:soft-page-break/>me concedido quatro exemplos, analise cada um deles, talvez assim você consiga entender o verbo leit.</text:p>
      <text:p text:style-name="P4"/>
      <text:p text:style-name="P4"><text:span text:style-name="T1">Is vohs un armur quod baygh duslit ei –</text:span> ele usou uma armadura que não ficou muito bem nele</text:p>
      <text:p text:style-name="P14"><text:span text:style-name="T1">duslit = </text:span>dus (prefixo para “mau” ou “doente”) + lit (pretérito de “leit”)</text:p>
      <text:p text:style-name="P4"/>
      <text:p text:style-name="P4"><text:span text:style-name="T1">In ielg poesis, lit meis au minter dayir pisk –</text:span> Em cada poesia, o assunto era mais ou menos sobre peixes</text:p>
      <text:p text:style-name="P4"/>
      <text:p text:style-name="P4"><text:span text:style-name="T1">Kam leitte yu? –</text:span> como vai você? <text:span text:style-name="T8">(</text:span><text:span text:style-name="T14">ou</text:span><text:span text:style-name="T8"> “como você está?”)</text:span></text:p>
      <text:p text:style-name="P4"/>
      <text:p text:style-name="P4"><text:span text:style-name="T1">Bet tod conversation leit lyt pior oku –</text:span> mas essa conversa está indo um pouco rápida demais</text:p>
      <text:p text:style-name="P4"/>
      <text:p text:style-name="P4"><text:span text:style-name="T1">Id grance leit engwn id Rhen –</text:span> as fronteiras vão ao longo do Reno</text:p>
      <text:p text:style-name="P4"/>
      <text:p text:style-name="P4"><text:tab/>Percebeu que o verbo “leit” é como os verbos “ser”, “estar” e “ir” no sentido figurativo?</text:p>
      <text:p text:style-name="P4"/>
      <text:p text:style-name="P4"><text:tab/>Mais alguns exemplos, mas com a palavra “uperleit”:</text:p>
      <text:p text:style-name="P4"/>
      <text:p text:style-name="P4"><text:span text:style-name="T1">Hind uperleit ex un agrent societat eni un democratic quader –</text:span> A Índia faz a transição de uma sociedade agrária num quadro democrático</text:p>
      <text:p text:style-name="P4"/>
      <text:p text:style-name="P4"><text:span text:style-name="T1">Id economic crosct nilent, uperleitend ex 9% pro yar in 2010 do 6% in 2011 –</text:span> o crescimento econômico está desacelerando, passando de 9% por ano para 6% em 2011</text:p>
      <text:p text:style-name="P4"><text:s/></text:p>
      <text:p text:style-name="P4"><text:span text:style-name="T1">Mehnent maghe uperlites fauran do id politic nivell –</text:span> eles pensam que podem passar imediatamente para o nível político</text:p>
      <text:p text:style-name="P4"/>
      <text:p text:style-name="P4"><text:span text:style-name="T1">Serter uperlit is do id camp ios Papp –</text:span> mais tarde, ele se juntou ao campo do Papa</text:p>
      <text:p text:style-name="P4"/>
      <text:p text:style-name="P4"><text:span text:style-name="T1">Ghehdt uperlites id hol territorium uns land –</text:span> pode ir <text:span text:style-name="T8">(além)</text:span> de todo o território de um país</text:p>
      <text:p text:style-name="P4"/>
      <text:h text:style-name="P3" text:outline-level="2">COMO PEDIR ALGO</text:h>
      <text:p text:style-name="P4"/>
      <text:p text:style-name="P4"><text:tab/>Como traduzir “pedi dinheiro ao meu pai”. A tradução mais correta <text:span text:style-name="T2">não</text:span> é “prohgim denars ad mien pater”, vamos ver os problemas dessa frase. A frase na sua forma passiva:</text:p>
      <text:p text:style-name="P4"/>
      <text:p text:style-name="P4"><text:span text:style-name="T1">* Denars buir prohgen ab me ud mien pater –</text:span> dinheiro foi rezado a mim do meu pai</text:p>
      <text:p text:style-name="P4"/>
      <text:p text:style-name="P4"><text:tab/>Lembre-se que o verbo “prehg”, no sentido de “pedir” é usado com a palavra “ke(m)” e nesse caso deveria ser usado o “ud” em vez do “ad”. <text:soft-page-break/>Vejamos como seria a tradução dessa frase absurda.</text:p>
      <text:p text:style-name="P4"/>
      <text:p text:style-name="P4"><text:span text:style-name="T1">* Prohgim denars ad mien pater –</text:span> rezei dinheiro para o meu pai</text:p>
      <text:p text:style-name="P4"/>
      <text:p text:style-name="P4"><text:tab/>Agora veja a frase como deveria ser traduzida:</text:p>
      <text:p text:style-name="P4"/>
      <text:p text:style-name="P4"><text:span text:style-name="T1">Pedi dinheiro ao meu pai –</text:span> prohgim mien pater ke mi daht denars <text:span text:style-name="T8">(</text:span><text:span text:style-name="T9">literalmente:</text:span><text:span text:style-name="T8"> pedi meu pai que me desse dinheiro)</text:span></text:p>
      <text:p text:style-name="P14">Perceba que “mi” está no caso dativo</text:p>
      <text:p text:style-name="P4"/>
      <text:h text:style-name="P3" text:outline-level="2">COMO DIZER QUE ALGO VAI DEMORAR OU VAI SE ATRASAR</text:h>
      <text:p text:style-name="P4"/>
      <text:p text:style-name="P4"><text:tab/>Vamos começar com o verbo “chitay”. Você pode dizer frases do tipo:</text:p>
      <text:p text:style-name="P4"/>
      <text:p text:style-name="P4"><text:span text:style-name="T1">Tod saat chitayt –</text:span> esse relógio atrasou</text:p>
      <text:p text:style-name="P4"><text:span text:style-name="T1">Id machine chitayt pre schalte –</text:span> a máquina demora para ligar <text:span text:style-name="T8">(</text:span><text:span text:style-name="T9">em tradução direta:</text:span><text:span text:style-name="T8"> “a máquina demora antes de ligar”. Você não deve usar o “kay” aqui)</text:span></text:p>
      <text:p text:style-name="P4"/>
      <text:p text:style-name="P4"><text:tab/>Como verbo transitivo o verbo “chitay” pode ser usado com pessoas:</text:p>
      <text:p text:style-name="P4"/>
      <text:p text:style-name="P4"><text:span text:style-name="T1">Id seuy hat chitayt mien prient –</text:span> A chuva atrasou meu amigo</text:p>
      <text:p text:style-name="P4"/>
      <text:p text:style-name="P4"><text:tab/>Você pode usar o adjetivo “skept”.</text:p>
      <text:p text:style-name="P4"/>
      <text:p text:style-name="P4"><text:span text:style-name="T1">Mien prient est skept ob id seuy –</text:span> meu amigo está atrasado devido a chuva</text:p>
      <text:p text:style-name="P4"/>
      <text:p text:style-name="P4"><text:tab/>Há diversas formas de expressar essa ideia:</text:p>
      <text:p text:style-name="P4"/>
      <text:p text:style-name="P4"><text:span text:style-name="T1">Id machine tehrpt wakt pre biwehrge – </text:span>a máquina precisa de tempo antes de começar a trabalhar</text:p>
      <text:p text:style-name="P4"/>
      <text:h text:style-name="P3" text:outline-level="2">SUJEITO INDETERMINADO</text:h>
      <text:p text:style-name="P4"/>
      <text:p text:style-name="P4"><text:tab/>Como dizer algo como “roubaram o carro do meu irmão”? Seria “raubheer id wogh os mien brater”?</text:p>
      <text:p text:style-name="P4"/>
      <text:p text:style-name="P4"><text:tab/>O sambahsa não tem nenhum sistema determinado de como deve funcionar tudo, se as regras são respeitadas e não há risco de mal-entendido, então geralmente não há problema.</text:p>
      <text:p text:style-name="P4"/>
      <text:p text:style-name="P4"><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4"/>
      <text:p text:style-name="P4">“Id wogh os mien brater hat est raubht”.</text:p>
      <text:p text:style-name="P4"/>
      <text:h text:style-name="P3" text:outline-level="2"><text:soft-page-break/>VERBOS DE DIREÇÃO COMO “GWAH”</text:h>
      <text:p text:style-name="P4"/>
      <text:p text:style-name="P4"><text:tab/>Verbos como “gwah” (ir para) dispensam preposições, pois seus objetos diretos já informam que eles são a direção do movimento. A preposição pode servir para informar algo a mais, como no exemplo abaixo:</text:p>
      <text:p text:style-name="P4"/>
      <text:p text:style-name="P4"><text:span text:style-name="T1">Vahm gwahe kye mien dom –</text:span> vou para minha casa <text:span text:style-name="T8">(vou até a casa, mas não </text:span><text:span text:style-name="T8">planejo entrar nela)</text:span></text:p>
      <text:p text:style-name="P4"><text:span text:style-name="T1">Vahm gwahe mien dom –</text:span> vou para minha casa <text:span text:style-name="T8">(entro na casa)</text:span></text:p>
      <text:p text:style-name="P4"/>
      <text:h text:style-name="P3" text:outline-level="2">QUAL É A DIFERENÇA ENTRE “YAKIN” E “WEIDWOS”?</text:h>
      <text:p text:style-name="P4"/>
      <text:p text:style-name="P4"><text:tab/>Enquanto “yakin” é um adjetivo, “weidwos” é um advérbio.</text:p>
      <text:p text:style-name="P4"/>
      <text:p text:style-name="P4"><text:tab/>Sempre preste atenção no dicionário à classificação gramatical das palavras.</text:p>
      <text:p text:style-name="P4"/>
      <text:h text:style-name="P55" text:outline-level="1">SOBRE QUESTÕES GRAMATICAIS MENORES</text:h>
      <text:p text:style-name="P4"/>
      <text:h text:style-name="P3" text:outline-level="2">NOMES DE LÍNGUAS E NACIONALIDADES</text:h>
      <text:p text:style-name="P4"/>
      <text:p text:style-name="P4"><text:tab/>Observe o seguinte texto: “Você sabia que o espanhol é falado por mais de quinhentos milhões de pessoas? Mas só existem quarenta e sete milhões de espanhóis”.</text:p>
      <text:p text:style-name="P4"/>
      <text:p text:style-name="P4"><text:tab/>Esse mesmo texto em inglês: “<text:span text:style-name="T28">Did you know that Spanish is spoken by </text:span><text:span text:style-name="T28">more than five hundred million people? But there are only forty-seven million Spaniards</text:span>”.</text:p>
      <text:p text:style-name="P4"/>
      <text:p text:style-name="P4"><text:tab/>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4"/>
      <text:p text:style-name="P4"><text:tab/>Qual modelo sambahsa segue? Ambos são válidos, escreva como você achar melhor.</text:p>
      <text:p text:style-name="P4"/>
      <text:h text:style-name="P3" text:outline-level="2">PALAVRAS RELACIONADAS A NÚMEROS MENORES QUE DOIS</text:h>
      <text:p text:style-name="P4"/>
      <text:p text:style-name="P4"><text:tab/>Qual é o correto, “1,5 liter” ou “1,5 liters” <text:span text:style-name="T8">(“liter” significa a unidade de medida de volume “litro”)</text:span>? Em sambahsa ambos estão corretos.</text:p>
      <text:p text:style-name="P4"/>
      <text:h text:style-name="P3" text:outline-level="2">CONCORDÂNCIA VERBAL DO VERBO “ES”</text:h>
      <text:p text:style-name="P4"/>
      <text:p text:style-name="P4"><text:tab/>Observe as seguintes frases:</text:p>
      <text:p text:style-name="P4"/>
      <text:p text:style-name="P4"><text:soft-page-break/>(1) – Id bratriya est i Purts ios Desert</text:p>
      <text:p text:style-name="P4">(2) – Id bratriya sont i Purts ios Desert</text:p>
      <text:p text:style-name="P4"/>
      <text:p text:style-name="P4"><text:tab/>Qual seria o correto neste caso, “est” ou “sont”? O verbo “es” preferencialmente concordaria com quem, “Id bratriya” ou “i Purts ios Desert”? Nesses casos, se houver um elemento no plural, o verbo a ser usado estará no plural, portanto o correto seria (2).</text:p>
      <text:p text:style-name="P4"/>
      <text:p text:style-name="P4"><text:tab/>Sim, sei que a melhor maneira de escrever essa frase seria “id bratriya est composen ab i Purts ios Desert”, mas forcei uma frase mais informal para mostrar para você o que fazer em situações desse tipo.</text:p>
      <text:p text:style-name="P4"/>
      <text:h text:style-name="P55" text:outline-level="1">PALAVRAS E SEUS SIGNIFICADOS</text:h>
      <text:p text:style-name="P4"/>
      <text:p text:style-name="P4"><text:tab/>As palavras possuem camadas de significados, como por exemplo a palavra “periferia” <text:span text:style-name="T8">(no contexto de cidade)</text:span>, que significa “bairros mais afastados do centro”, mas popularmente “periferia” significa “bairros pobres mais afastados do centro”, apesar de que uma periferia pode ser um bairro rico. Muitos brasileiros achariam estranho chamar de “periferia” um bairro rico só porque este está afastado do centro.</text:p>
      <text:p text:style-name="P4"/>
      <text:p text:style-name="P4"><text:tab/>Se você vir uma palavra como “farm” <text:span text:style-name="T8">(“fazenda” em sambahsa)</text:span>, não assuma de imediato que se trata necessariamente de uma propriedade rural com milhares de hectares, até mesmo uma propriedade rural com 3 hectares onde se trabalhe a agricultura ou pecuária pode ser considerada como uma “farm”.</text:p>
      <text:p text:style-name="P4"/>
      <text:p text:style-name="P4"><text:tab/>Quando você estiver consultando o dicionário tenha cuidado com esse tipo de coisa para que a mensagem não seja passada ou recebida da maneira errada. Claro que sempre haverá o esforço de fazer dicionários mais explicativos, mas na dúvida consulte um dicionário da língua portuguesa para ter certeza do significado da palavra.</text:p>
      <text:p text:style-name="P4"/>
      <text:h text:style-name="P55" text:outline-level="1">VOCABULÁRIO</text:h>
      <text:p text:style-name="P4"/>
      <text:p text:style-name="P4"><text:tab/>Você aprendeu muito do que necessita para utilizar essa bela língua chamada sambahsa. Não serei imodesto em afirmar que passei tudo que possa ser ensinado, pois mesmo línguas auxiliares exigem volumes e mais volumes se forem analisadas a fundo, mas espero que esta gramática tenha lhe ensinado a usar a língua em pelo menos 99.90% das situações. </text:p>
      <text:p text:style-name="P4"/>
      <text:p text:style-name="P4"><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4"/>
      <text:p text:style-name="P4"><text:tab/>Há diversos subcapítulos que atendem diferentes áreas, como corpo humano e informática, mas serão trabalhadas apenas conceitos básicos, não <text:soft-page-break/>há uma pretensão 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4"/>
      <text:p text:style-name="P4"><text:tab/>Também é importante que você preste atenção em que subcapítulo as palavras se encontram para que você não tenha dúvidas desnecessárias a respeito do real significado das palavras. Eu quero evitar situações como você vir a palavra “stupid”, cuja tradução é “burro”, e pensar que se trata do animal doméstico jumento; se essa palavra está no subcapítulo ADJETIVOS, provavelmente ela se refere a um insulto em vez de um animal da subespécie <text:span text:style-name="T8">Equus africanus asinus</text:span>. Resumindo: através do subcapítulo onde a palavra se encontra você pode deduzir em que contexto ela pode ser empregada.</text:p>
      <text:p text:style-name="P4"/>
      <text:p text:style-name="P4"><text:tab/>Para que você possa, de fato, expandir o seu vocabulário – e consolidar seus conhecimentos da gramática – é essencial que você leia, escute e pratique a língua.</text:p>
      <text:p text:style-name="P4"/>
      <text:h text:style-name="P3" text:outline-level="2">VERBOS</text:h>
      <text:p text:style-name="P4"/>
      <text:p text:style-name="P46">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4"/>
      <text:p text:style-name="P4"><text:span text:style-name="T1">Acquiseih {akizE:y} –</text:span> adquirir, obter <text:span text:style-name="T8">(como, por exemplo, em um sentido legal)</text:span></text:p>
      <text:p text:style-name="P4"><text:span text:style-name="T1">Addeih {adE:y} –</text:span> adicionar</text:p>
      <text:p text:style-name="P4"><text:bookmark-start text:name="__DdeLink__37329_616489164"/><text:span text:style-name="T1">Adore {adOr} –</text:span> adorar<text:bookmark-end text:name="__DdeLink__37329_616489164"/> <text:span text:style-name="T8">(tanto no sentido de gostar quanto no sentido de venerar)</text:span></text:p>
      <text:p text:style-name="P19"><text:span text:style-name="T1">Al {al} –</text:span> criar <text:span text:style-name="T8">(no sentido de “eu crio galinhas”)</text:span></text:p>
      <text:p text:style-name="P4"><text:span text:style-name="T1">Annem {Anëm} –</text:span> respirar</text:p>
      <text:p text:style-name="P4"><text:span text:style-name="T1">Antwehrd {antwE:rd}–</text:span> responder</text:p>
      <text:p text:style-name="P4"><text:span text:style-name="T1">Appareih {aparE:y} –</text:span> tornar-se aparente, tornar-se evidente <text:span text:style-name="T8">(este verbo é pouco usado, não o confunda com “prehp”)</text:span></text:p>
      <text:p text:style-name="P4"><text:span text:style-name="T1">Arrive {arIv} –</text:span> <text:span text:style-name="T14">chegar </text:span><text:span text:style-name="T8">(verbo intransitivo)</text:span></text:p>
      <text:p text:style-name="P4"><text:span text:style-name="T1">Au {Ao} –</text:span> faltar, estar sem</text:p>
      <text:p text:style-name="P4"><text:span text:style-name="T1">Aur {Aor} –</text:span> ouvir</text:p>
      <text:p text:style-name="P4"><text:span text:style-name="T1">Ay {ay} –</text:span> considerar como <text:span text:style-name="T8">(</text:span><text:span text:style-name="T9">me ays tien prient</text:span><text:span text:style-name="T8"> = você me considera como seu amigo)</text:span>; dizer/contar <text:span text:style-name="T8">(“…” </text:span><text:span text:style-name="T9">iey is =</text:span><text:span text:style-name="T8"> “…” disse ele)</text:span></text:p>
      <text:p text:style-name="P4"><text:span text:style-name="T15">Aygve {aygv} –</text:span><text:span text:style-name="T14"> sentir vergonha de</text:span></text:p>
      <text:p text:style-name="P4"><text:span text:style-name="T1">Bah {ba:} –</text:span> falar</text:p>
      <text:p text:style-name="P4"><text:span text:style-name="T1">Balbel {bAlbël} –</text:span> conversar, bater papo</text:p>
      <text:p text:style-name="P4"><text:span text:style-name="T1">Balnye {bAlnyë} –</text:span> se banhar, tomar banho</text:p>
      <text:p text:style-name="P4"><text:span text:style-name="T1">Bay {bay} –</text:span> temer, ter medo</text:p>
      <text:p text:style-name="P4"><text:span text:style-name="T1">Behrg {be:rg} –</text:span> salvar <text:span text:style-name="T8">(a vida, de um perigo)</text:span></text:p>
      <text:p text:style-name="P4"><text:span text:style-name="T1">Beud {böd} –</text:span> apelar <text:span text:style-name="T8">(para alguém)</text:span>, implorar, prestar atenção a <text:span text:style-name="T8">(alguém(no </text:span><text:soft-page-break/><text:span text:style-name="T8">dativo))</text:span>, exigir <text:span text:style-name="T8">(algo)</text:span></text:p>
      <text:p text:style-name="P19"><text:span text:style-name="T1">Beuw {böw} –</text:span> fazer crescer, ajudar a se tornar; cultivar <text:span text:style-name="T8">(uma determinada cultura)</text:span></text:p>
      <text:p text:style-name="P4"><text:span text:style-name="T1">Bih {bi:} –</text:span> tornar-se</text:p>
      <text:p text:style-name="P4"><text:span text:style-name="T1">Brinegh {brInëg} –</text:span> trazer</text:p>
      <text:p text:style-name="P4"><text:span text:style-name="T1">Bruneg {brÜnëg} –</text:span> aproveitar</text:p>
      <text:p text:style-name="P4"><text:span text:style-name="T1">Cheid {tceyd} –</text:span> brigar, disputar</text:p>
      <text:p text:style-name="P4"><text:span text:style-name="T1">Cheus {tcös} –</text:span> escolher</text:p>
      <text:p text:style-name="P4"><text:span text:style-name="T1">Chitay {tcitAy} – </text:span>demorar, se atrasar <text:span text:style-name="T8">(quando se refere a máquinas ou coisas)</text:span></text:p>
      <text:p text:style-name="P4"><text:span text:style-name="T1">Clud {klud} –</text:span> fechar</text:p>
      <text:p text:style-name="P4"><text:span text:style-name="T1">Comprehend {komprEhënd} –</text:span> compreender <text:span text:style-name="T8">(ter compreensão para)</text:span></text:p>
      <text:p text:style-name="P4"><text:span text:style-name="T1">Credeih {krëdE:y} –</text:span> acreditar</text:p>
      <text:p text:style-name="P4"><text:span text:style-name="T1">Cultive {kultIv} –</text:span> cultivar</text:p>
      <text:p text:style-name="P4"><text:span text:style-name="T1">Curr {kur} –</text:span> correr</text:p>
      <text:p text:style-name="P4"><text:span text:style-name="T1">Dagh {dag} – </text:span>acender</text:p>
      <text:p text:style-name="P4"><text:span text:style-name="T1">Dah {da:} –</text:span> dar</text:p>
      <text:p text:style-name="P4"><text:span text:style-name="T1">Dak {dak} – </text:span>receber</text:p>
      <text:p text:style-name="P4"><text:span text:style-name="T1">Daum {dAom} – </text:span>imaginar, se perguntar</text:p>
      <text:p text:style-name="P4"><text:span text:style-name="T1">Deh {de:} –</text:span> colocar, botar</text:p>
      <text:p text:style-name="P4"><text:span text:style-name="T1">Dehbh {de:b} –</text:span> se adequar, ser conveniente</text:p>
      <text:p text:style-name="P4"><text:span text:style-name="T1">Dehlg {de:lg} –</text:span> dever <text:span text:style-name="T8">(no sentido de “você deve fazer isso”, “devo comprar comida hoje”)</text:span></text:p>
      <text:p text:style-name="P19"><text:span text:style-name="T1">Dehm {de:m} –</text:span> erigir, suspender, levantar; domar, treinar <text:span text:style-name="T8">(especificamente </text:span><text:span text:style-name="T8">um animal)</text:span></text:p>
      <text:p text:style-name="P4"><text:span text:style-name="T15">Deik {deyk} –</text:span><text:span text:style-name="T14"> mostrar, indicar</text:span></text:p>
      <text:p text:style-name="P4"><text:span text:style-name="T15">Desire {dezIr} –</text:span><text:span text:style-name="T14"> desejar, cobiçar</text:span></text:p>
      <text:p text:style-name="P4"><text:span text:style-name="T15">Destrug {dëstrUg} –</text:span><text:span text:style-name="T14"> destruir</text:span></text:p>
      <text:p text:style-name="P4"><text:span text:style-name="T1">Deulg {dölg} –</text:span> dever <text:span text:style-name="T8">(no sentido de dívida)</text:span></text:p>
      <text:p text:style-name="P19"><text:span text:style-name="T1">Disradh {disrAd} –</text:span> aconselhar Y contra X </text:p>
      <text:p text:style-name="P47"><text:span text:style-name="T1">Tib disradho namore ciom yuwen –</text:span> eu te aconselho a não namorar aquele rapaz</text:p>
      <text:p text:style-name="P4"><text:span text:style-name="T15">Drehnk {dre:nk} – </text:span><text:span text:style-name="T14">beber </text:span><text:span text:style-name="T8">(especificamente bebida alcoólica)</text:span></text:p>
      <text:p text:style-name="P19"><text:span text:style-name="T1">Edd {ed} –</text:span> comer</text:p>
      <text:p text:style-name="P4"><text:span text:style-name="T1">Eih {e:y} –</text:span> ir</text:p>
      <text:p text:style-name="P4"><text:span text:style-name="T1">Eiskw {Eyskw} –</text:span> querer <text:span text:style-name="T8">(no sentido mais genérico da palavra)</text:span>, ter intenção de</text:p>
      <text:p text:style-name="P4"><text:span text:style-name="T1">Em {em} –</text:span> pegar <text:span text:style-name="T8">(no sentido de “pegar um trem”)</text:span>, tomar <text:span text:style-name="T8">(no sentido de </text:span><text:span text:style-name="T8">“tomar uma decisão”)</text:span></text:p>
      <text:p text:style-name="P4"><text:span text:style-name="T15">(En)schalt {(en)cAlt} –</text:span><text:span text:style-name="T14"> ligar </text:span><text:span text:style-name="T8">(uma máquina)</text:span></text:p>
      <text:p text:style-name="P4"><text:span text:style-name="T1">Entre {Entrë} –</text:span> entrar</text:p>
      <text:p text:style-name="P4"><text:span text:style-name="T1">Euc {ök} –</text:span> aprender</text:p>
      <text:p text:style-name="P4"><text:span text:style-name="T1">Exporte {ekspOrt} –</text:span> exportar</text:p>
      <text:p text:style-name="P4"><text:span text:style-name="T1">Fall {fal} –</text:span> cair</text:p>
      <text:p text:style-name="P4"><text:span text:style-name="T15">Faungmoen {faongmOyn} –</text:span><text:span text:style-name="T14"> visitar</text:span></text:p>
      <text:p text:style-name="P4"><text:span text:style-name="T15">Feug {fög} –</text:span><text:span text:style-name="T14"> fugir (de)</text:span></text:p>
      <text:p text:style-name="P4"><text:span text:style-name="T15">Fineih {finE:y} –</text:span><text:span text:style-name="T14"> finalizar, terminar</text:span></text:p>
      <text:p text:style-name="P4"><text:span text:style-name="T15">Fleurt {flört} –</text:span><text:span text:style-name="T14"> flertar</text:span></text:p>
      <text:p text:style-name="P4"><text:span text:style-name="T1">Folossie {folosI:} –</text:span> servir-se de</text:p>
      <text:p text:style-name="P4"><text:soft-page-break/><text:span text:style-name="T1">Fortrehc {fortrE:k} –</text:span> sair <text:span text:style-name="T8">(para uma viagem)</text:span></text:p>
      <text:p text:style-name="P4"><text:span text:style-name="T15">Gahab {gahAb} –</text:span><text:span text:style-name="T14"> poupar </text:span><text:span text:style-name="T8">(um(a) inimigo(a))</text:span></text:p>
      <text:p text:style-name="P4"><text:span text:style-name="T15">Gehn {dje:n} (+ acc) –</text:span><text:span text:style-name="T14"> parir, dar a luz </text:span><text:span text:style-name="T8">(para propostas literárias, você também pode dizer “bringhes do luce”)</text:span></text:p>
      <text:p text:style-name="P4"><text:span text:style-name="T15">Ghab {gab} –</text:span><text:span text:style-name="T14"> entender </text:span><text:span text:style-name="T8">(um fato ou situação)</text:span></text:p>
      <text:p text:style-name="P4"><text:span text:style-name="T15">Gham {gam} –</text:span><text:span text:style-name="T14"> se casar</text:span></text:p>
      <text:p text:style-name="P4"><text:span text:style-name="T15">Ghang {gang} –</text:span><text:span text:style-name="T14"> andar, caminhar</text:span></text:p>
      <text:p text:style-name="P4"><text:span text:style-name="T15">Ghat {gat} –</text:span><text:span text:style-name="T14"> encontrar/conhecer (uma pessoa)</text:span></text:p>
      <text:p text:style-name="P4"><text:span text:style-name="T1">Ghehd {ge:d} –</text:span> poder <text:span text:style-name="T8">(capacidade)</text:span>, ser capaz de</text:p>
      <text:p text:style-name="P4"><text:span text:style-name="T1">Ghend {gend} –</text:span> pegar <text:span text:style-name="T8">(literalmente alguma coisa com as mãos)</text:span></text:p>
      <text:p text:style-name="P4"><text:span text:style-name="T15">Ghohd {go:d} –</text:span><text:span text:style-name="T14"> </text:span><text:span text:style-name="T8">pretérito de “ghehd”</text:span></text:p>
      <text:p text:style-name="P4"><text:span text:style-name="T15">Ghyan {gyan} –</text:span><text:span text:style-name="T14"> abrir</text:span></text:p>
      <text:p text:style-name="P4"><text:span text:style-name="T15">Gnah {nya:} –</text:span><text:span text:style-name="T14"> nascer</text:span></text:p>
      <text:p text:style-name="P4"><text:span text:style-name="T15">Gnoh {nyo:} –</text:span><text:span text:style-name="T14"> conhecer, saber</text:span></text:p>
      <text:p text:style-name="P4"><text:span text:style-name="T15">Gugheir {gugEyr} –</text:span><text:span text:style-name="T14"> bagunçar, desordenar</text:span></text:p>
      <text:p text:style-name="P4"><text:span text:style-name="T15">Gvaedd {gvayd} –</text:span><text:span text:style-name="T14"> achar </text:span><text:span text:style-name="T8">(no sentido de “acho que é esse o caminho certo”)</text:span></text:p>
      <text:p text:style-name="P4"><text:span text:style-name="T15">Gvehd </text:span><text:span text:style-name="T9">&lt;alguma coisa&gt; &lt;de alguém&gt;</text:span><text:span text:style-name="T15">{gve:d} –</text:span><text:span text:style-name="T14"> rezar </text:span><text:span text:style-name="T8">(por alguma coisa de alguém, como em “I nowngmins gvehde seuy ud Div” que significa “os fazendeiros rezam por chuva de Deus”)</text:span></text:p>
      <text:p text:style-name="P4"><text:span text:style-name="T1">Gwah {gwa:} –</text:span> ir para</text:p>
      <text:p text:style-name="P4"><text:span text:style-name="T1">Gwehm {gwe:m} –</text:span> vir</text:p>
      <text:p text:style-name="P4"><text:span text:style-name="T1">Gweup {gwöp} –</text:span> guardar, manter, conservar</text:p>
      <text:p text:style-name="P4"><text:span text:style-name="T1">Gwiv {gwiv} –</text:span> viver, estar vivo, estar viva</text:p>
      <text:p text:style-name="P4"><text:span text:style-name="T1">Gwohm {gwo:m} – </text:span><text:span text:style-name="T8">pretérito de “gwehm”</text:span></text:p>
      <text:p text:style-name="P4"><text:span text:style-name="T15">Heih {he:y} –</text:span><text:span text:style-name="T14"> alcançar </text:span><text:span text:style-name="T8">(um ponto preciso)</text:span><text:span text:style-name="T14">, acertar</text:span></text:p>
      <text:p text:style-name="P4"><text:span text:style-name="T15">Hock {hok} –</text:span><text:span text:style-name="T14"> agachar-se</text:span></text:p>
      <text:p text:style-name="P4"><text:span text:style-name="T15">Iey {yey} –</text:span><text:span text:style-name="T14"> </text:span><text:span text:style-name="T8">pretérito de “ay”</text:span></text:p>
      <text:p text:style-name="P4"><text:span text:style-name="T1">Ih {i:} –</text:span> <text:span text:style-name="T8">pretérito de “eih”</text:span></text:p>
      <text:p text:style-name="P4"><text:span text:style-name="T15">Importe {impOrt} –</text:span><text:span text:style-name="T14"> importar </text:span><text:span text:style-name="T8">(uma coisa, como um produto do exterior)</text:span></text:p>
      <text:p text:style-name="P4"><text:span text:style-name="T1">Istifsar {istifsAr} –</text:span> pedir <text:span text:style-name="T8">(uma informação)</text:span></text:p>
      <text:p text:style-name="P19"><text:span text:style-name="T1">Jinkdou {jinkdU:} –</text:span> acontecer, continuar <text:span text:style-name="T8">(no sentido de “o segundo filme acontece/continua na China”)</text:span></text:p>
      <text:p text:style-name="P4"><text:span text:style-name="T1">Jlampoh {jlampO:} –</text:span> beber <text:span text:style-name="T8">(especificamente água)</text:span></text:p>
      <text:p text:style-name="P4"><text:span text:style-name="T1">Kam {kam} –</text:span> gostar de</text:p>
      <text:p text:style-name="P4"><text:span text:style-name="T1">Kamyab {kamyAb} –</text:span> ter sucesso em</text:p>
      <text:p text:style-name="P4"><text:span text:style-name="T1">Kan {kan} –</text:span> tocar <text:span text:style-name="T8">(um instrumento)</text:span></text:p>
      <text:p text:style-name="P19"><text:span text:style-name="T1">Kau {kAo} –</text:span> notar, reparar </text:p>
      <text:p text:style-name="P4"><text:span text:style-name="T1">Kaup {kAop} –</text:span> comprar</text:p>
      <text:p text:style-name="P4"><text:span text:style-name="T1">Kaur {kAor} –</text:span> importar <text:span text:style-name="T8">(kaur de = “se importar com”)</text:span> <text:span text:style-name="T8">(no sentido de “você importa para mim”)</text:span></text:p>
      <text:p text:style-name="P19"><text:span text:style-name="T1">Keul {köl} –</text:span> valorizar; cultivar <text:span text:style-name="T8">(uma terra)</text:span></text:p>
      <text:p text:style-name="P4"><text:span text:style-name="T1">Keung {köng} –</text:span> hesitar</text:p>
      <text:p text:style-name="P4"><text:span text:style-name="T1">Keup {köp} –</text:span> exigir, demandar, requerer</text:p>
      <text:p text:style-name="P4"><text:span text:style-name="T1">Khak {qak} –</text:span> não poder, não ser capaz de. <text:span text:style-name="T8">Essa palavra também significa o </text:span><text:span text:style-name="T8">adjetivo “mau”</text:span>.</text:p>
      <text:p text:style-name="P19"><text:span text:style-name="T1">Kheiss {qeys} –</text:span> sentir</text:p>
      <text:p text:style-name="P4"><text:span text:style-name="T1">Kieup {kyöp} –</text:span> <text:span text:style-name="T8">pretérito de “kaup”</text:span></text:p>
      <text:p text:style-name="P19"><text:span text:style-name="T1">Klehpt {kle:pt} –</text:span> furtar</text:p>
      <text:p text:style-name="P4"><text:span text:style-name="T1">Kleu {klö} –</text:span> escutar</text:p>
      <text:p text:style-name="P4"><text:soft-page-break/><text:span text:style-name="T1">Kleuster {klÖstër} –</text:span> escutar <text:span text:style-name="T8">(mais cuidadosamente)</text:span></text:p>
      <text:p text:style-name="P4"><text:span text:style-name="T1">Klu {klu} –</text:span> <text:span text:style-name="T8">pretérito de “kleu”</text:span></text:p>
      <text:p text:style-name="P4"><text:span text:style-name="T15">Kurihen {kurIhën} –</text:span><text:span text:style-name="T14"> comprar</text:span></text:p>
      <text:p text:style-name="P4"><text:span text:style-name="T15">Kussen {kUsën} –</text:span><text:span text:style-name="T14"> beijar</text:span></text:p>
      <text:p text:style-name="P4"><text:span text:style-name="T15">Kwah {kwa:} –</text:span><text:span text:style-name="T14"> conseguir, ter sucesso em; acolher, recolher</text:span></text:p>
      <text:p text:style-name="P4"><text:span text:style-name="T1">Kwehk {kwe:k} –</text:span> parecer <text:span text:style-name="T8">(não confunda com “aparecer”! Esse verbo é </text:span><text:span text:style-name="T8">usado em situações como “o filho se parece mais com a mãe”)</text:span></text:p>
      <text:p text:style-name="P4"><text:span text:style-name="T1">Kwehr {kwe:r} –</text:span> fazer</text:p>
      <text:p text:style-name="P4"><text:span text:style-name="T1">Lass {las} –</text:span> deixar <text:span text:style-name="T8">(como em “deixe-me em paz)</text:span></text:p>
      <text:p text:style-name="P4"><text:span text:style-name="T1">Leik {leyk} –</text:span> jogar <text:span text:style-name="T8">(um jogo)</text:span></text:p>
      <text:p text:style-name="P4"><text:span text:style-name="T1">Leis {leys} –</text:span> ler</text:p>
      <text:p text:style-name="P4"><text:span text:style-name="T1">Leips {leypz} –</text:span> esquecer <text:span text:style-name="T8">(um prazo, um ônibus…)</text:span></text:p>
      <text:p text:style-name="P4"><text:span text:style-name="T1">Leit {leyt} –</text:span> ser, estar, ir <text:span text:style-name="T8">(todas as três palavras no sentido figurado, no final do livro há um subcapítulo que trata somente desse verbo)</text:span></text:p>
      <text:p text:style-name="P4"><text:span text:style-name="T15">Lever {lEvër} –</text:span><text:span text:style-name="T14"> entregar </text:span><text:span text:style-name="T8">(como em “entregar uma pizza”)</text:span></text:p>
      <text:p text:style-name="P4"><text:span text:style-name="T15">Lieubh {lyÖb} –</text:span><text:span text:style-name="T14"> amar</text:span></text:p>
      <text:p text:style-name="P4"><text:span text:style-name="T9">Se en</text:span><text:span text:style-name="T15">lieubh </text:span><text:span text:style-name="T9">in/med/in/… </text:span><text:span text:style-name="T15"><text:s/>{lyÖb} –</text:span><text:span text:style-name="T16"> se apaixonar</text:span></text:p>
      <text:p text:style-name="P4"><text:span text:style-name="T1">Linekw {lInëkw} –</text:span> deixar <text:span text:style-name="T8">(o ambiente onde se encontra)</text:span>, sair</text:p>
      <text:p text:style-name="P4"><text:span text:style-name="T1">Lis {lis} –</text:span> <text:span text:style-name="T8">pretérito de “leis”</text:span></text:p>
      <text:p text:style-name="P4"><text:span text:style-name="T15">Lites {lits} –</text:span><text:span text:style-name="T14"> </text:span><text:span text:style-name="T8">forma infinitiva de “leit”</text:span></text:p>
      <text:p text:style-name="P4"><text:span text:style-name="T15">Localise {lokaliz} –</text:span><text:span text:style-name="T14"> localizar</text:span></text:p>
      <text:p text:style-name="P4"><text:span text:style-name="T1">Magh {mag} –</text:span> poder <text:span text:style-name="T8">(capacidade ou permissão)</text:span>, ter permissão para</text:p>
      <text:p text:style-name="P4"><text:span text:style-name="T1">Maghses {mAgsës} –</text:span> pode ser <text:span text:style-name="T8">(como em: “você quer uma maçã agora? Pode </text:span><text:span text:style-name="T8">ser”)</text:span></text:p>
      <text:p text:style-name="P4"><text:span text:style-name="T1">Man {man} –</text:span> ficar, permanecer</text:p>
      <text:p text:style-name="P4"><text:span text:style-name="T1">Manage {manAdj} –</text:span> gerenciar, cuidar bem de</text:p>
      <text:p text:style-name="P4"><text:span text:style-name="T1">Mank {mank} –</text:span> a faltar, estar faltando <text:span text:style-name="T8">(verbo intransitivo)</text:span></text:p>
      <text:p text:style-name="P4"><text:span text:style-name="T1">Maximise {maksimIz} –</text:span> maximizar</text:p>
      <text:p text:style-name="P4"><text:span text:style-name="T1">Mayn {mayn} – </text:span>significar, ter o significado de</text:p>
      <text:p text:style-name="P4"><text:span text:style-name="T1">Mehld {me:ld} –</text:span> salientar <text:span text:style-name="T8">(algo para alguém)</text:span>, sinalizar algo para <text:span text:style-name="T8">(João sinaliza para seu filho que o dicionário contém erros)</text:span>, rezar</text:p>
      <text:p text:style-name="P4"><text:span text:style-name="T1">Mehm {me:m} –</text:span> lembrar, recordar</text:p>
      <text:p text:style-name="P4"><text:span text:style-name="T1">Mehn {me:n} –</text:span> pensar</text:p>
      <text:p text:style-name="P4"><text:span text:style-name="T1">Meil {meyl} –</text:span> preferir, gostar</text:p>
      <text:p text:style-name="P4"><text:span text:style-name="T1">Meuk {mök} –</text:span> soltar, largar</text:p>
      <text:p text:style-name="P4"><text:span text:style-name="T1">Miegh {myeg} –</text:span> <text:span text:style-name="T8">pretérito de “magh”</text:span></text:p>
      <text:p text:style-name="P4"><text:span text:style-name="T15">Minimise {minimIz} –</text:span><text:span text:style-name="T14"> minimizar</text:span></text:p>
      <text:p text:style-name="P4"><text:span text:style-name="T1">Miss {mis} –</text:span> sentir falta <text:span text:style-name="T8">(de alguém)</text:span></text:p>
      <text:p text:style-name="P19"><text:span text:style-name="T1">Myehrs {mye:rz} –</text:span> esquecer</text:p>
      <text:p text:style-name="P19"><text:span text:style-name="T1">Mohn {mo:n} –</text:span> <text:span text:style-name="T8">pretérito de “mehn”</text:span></text:p>
      <text:p text:style-name="P4"><text:span text:style-name="T1">Mutt {mut}</text:span> – aconteça, caminhar <text:span text:style-name="T8">(no sentido figurado, como em “espero que </text:span><text:span text:style-name="T8">os acontecimentos caminhem nessa direção”)</text:span>, andar <text:span text:style-name="T8">(no sentido figurado de “como andam as coisas?”)</text:span>, ter razão para, ter motivos para</text:p>
      <text:p text:style-name="P4"><text:span text:style-name="T1">Nak {nak} –</text:span> alcançar, atingir <text:span text:style-name="T8">(verbo transitivo)</text:span></text:p>
      <text:p text:style-name="P4"><text:span text:style-name="T15">Namor {namOr} –</text:span><text:span text:style-name="T14"> namorar</text:span></text:p>
      <text:p text:style-name="P4"><text:span text:style-name="T1">Naudh {nAod} –</text:span> necessitar, precisar</text:p>
      <text:p text:style-name="P4"><text:span text:style-name="T1">Nayd {nayd} –</text:span> caçoar, zoar</text:p>
      <text:p text:style-name="P19"><text:span text:style-name="T1">Neic {neyk} –</text:span> matar, assassinar</text:p>
      <text:p text:style-name="P19"><text:span text:style-name="T1">Niklad {niklAd} – </text:span>baixar <text:span text:style-name="T8">(um arquivo)</text:span>, fazer download</text:p>
      <text:p text:style-name="P4"><text:soft-page-break/><text:span text:style-name="T1">Neud {nöd} –</text:span> utilizar <text:span text:style-name="T8">(no sentido geral da palavra)</text:span></text:p>
      <text:p text:style-name="P19"><text:span text:style-name="T1">Nieudh {nyöd} –</text:span> <text:span text:style-name="T8">pretérito de “naudh”</text:span></text:p>
      <text:p text:style-name="P19"><text:span text:style-name="T1">Obsok {obsOk} –</text:span> buscar <text:span text:style-name="T8">(investigação)</text:span>, remexer <text:span text:style-name="T8">(investigação)</text:span></text:p>
      <text:p text:style-name="P19"><text:span text:style-name="T1">Oisschalt {oyscAlt} –</text:span> desligar <text:span text:style-name="T8">(uma máquina)</text:span></text:p>
      <text:p text:style-name="P19"><text:span text:style-name="T1">Orbat {orbAt} –</text:span> trabalhar</text:p>
      <text:p text:style-name="P4"><text:span text:style-name="T1">Paursk {pAorzk} –</text:span> procurar</text:p>
      <text:p text:style-name="P4"><text:span text:style-name="T1">Pehrd {pe:rd} –</text:span> peidar <text:span text:style-name="T8">(com barulho)</text:span></text:p>
      <text:p text:style-name="P4"><text:span text:style-name="T1">Pehrn {pe:rn} –</text:span> vender</text:p>
      <text:p text:style-name="P4"><text:span text:style-name="T1">Pehzd {pe:zd} –</text:span> peidar <text:span text:style-name="T8">(com mau cheiro)</text:span></text:p>
      <text:p text:style-name="P4"><text:span text:style-name="T1">Peit {peyt} –</text:span> tentar</text:p>
      <text:p text:style-name="P4"><text:span text:style-name="T1">Permitt {përmIt} –</text:span> dar autorização a</text:p>
      <text:p text:style-name="P4"><text:span text:style-name="T1">Permiss {përmIs} –</text:span> <text:span text:style-name="T8">pretérito de “permitt”</text:span></text:p>
      <text:p text:style-name="P4"><text:span text:style-name="T15">Phone ad {fon ad} –</text:span><text:span text:style-name="T14"> ligar para, telefonar para</text:span></text:p>
      <text:p text:style-name="P4"><text:span text:style-name="T15">Plan {plan} –</text:span><text:span text:style-name="T14"> planejar</text:span></text:p>
      <text:p text:style-name="P4"><text:span text:style-name="T15">Pleuk {plök} –</text:span><text:span text:style-name="T14"> voar</text:span></text:p>
      <text:p text:style-name="P4"><text:span text:style-name="T1">Poh {po:} –</text:span> beber <text:span text:style-name="T8">(no sentido geral da palavra)</text:span></text:p>
      <text:p text:style-name="P4"><text:span text:style-name="T1">Poitt {poyt} –</text:span> poder <text:span text:style-name="T8">(permissão)</text:span>, ter permissão para, ter o direito a</text:p>
      <text:p text:style-name="P4"><text:span text:style-name="T1">Prehg </text:span><text:span text:style-name="T9">&lt;alguém&gt;</text:span><text:span text:style-name="T1"> ke(m) {pre:g &lt;&gt; ke(m)} –</text:span> pedir, rezar <text:span text:style-name="T8">(como por exemplo “Henrique prehct Olivier kem (is) ei antwehrdt”, que significa “Henrique pergunta a Olivier por uma resposta”)</text:span><text:span text:style-name="T14">, conversar </text:span><text:span text:style-name="T8">(no sentido de “conversar com alguém sobre uma questão”)</text:span></text:p>
      <text:p text:style-name="P4"><text:span text:style-name="T15">Prehp {pre:p} –</text:span><text:span text:style-name="T14"> aparecer </text:span><text:span text:style-name="T8">(no sentido de tornar-se visível)</text:span></text:p>
      <text:p text:style-name="P4"><text:span text:style-name="T1">Preim {preym} –</text:span> receber <text:span text:style-name="T8">(recepção intencional, como em “receber alguns </text:span><text:span text:style-name="T8">amigos”)</text:span></text:p>
      <text:p text:style-name="P4"><text:span text:style-name="T1">Prete {pret} –</text:span> entender <text:span text:style-name="T8">(um idioma ou o que foi dito)</text:span></text:p>
      <text:p text:style-name="P4"><text:span text:style-name="T15">Prodah {prodA:} –</text:span><text:span text:style-name="T14"> entregar </text:span><text:span text:style-name="T8">(um criminoso)</text:span></text:p>
      <text:p text:style-name="P19"><text:span text:style-name="T1">Puwen {pÜwën} –</text:span> limpar</text:p>
      <text:p text:style-name="P19"><text:span text:style-name="T1">Raubh {rAob} –</text:span> roubar</text:p>
      <text:p text:style-name="P19"><text:span text:style-name="T1">Recep {rëtsEp} –</text:span> receber <text:span text:style-name="T8">(geralmente em um sentido mais técnico, como </text:span><text:span text:style-name="T8">por exemplo: aqui na minha vila recebemos o sinal de TV da Alemanha)</text:span></text:p>
      <text:p text:style-name="P4"><text:span text:style-name="T1">Reik {reyk} –</text:span> retornar para</text:p>
      <text:p text:style-name="P4"><text:span text:style-name="T1">Reiss {reys} – </text:span>desenhar</text:p>
      <text:p text:style-name="P4"><text:span text:style-name="T1">Resid {rëzId} –</text:span> residir, viver, morar</text:p>
      <text:p text:style-name="P4"><text:span text:style-name="T1">Sagv {sagv} –</text:span> saber como</text:p>
      <text:p text:style-name="P4"><text:span text:style-name="T1">Salg {salg} –</text:span> sair de</text:p>
      <text:p text:style-name="P4"><text:span text:style-name="T1">Salg con {salg kon} –</text:span> sair com <text:span text:style-name="T8">(adicionei este porque pode significar </text:span><text:span text:style-name="T8">“namorar”)</text:span></text:p>
      <text:p text:style-name="P4"><text:span text:style-name="T1">Sayg {sayg} –</text:span> dizer</text:p>
      <text:p text:style-name="P4"><text:span text:style-name="T1">Schehnk {ce:nk} –</text:span><text:span text:style-name="T5"> dar, </text:span>oferecer <text:span text:style-name="T8">(ambas as traduções podem se referir a um presente)</text:span></text:p>
      <text:p text:style-name="P19"><text:span text:style-name="T1">Schikay {cikAy} –</text:span> reclamar</text:p>
      <text:p text:style-name="P4"><text:span text:style-name="T1">Scrib {skrib} – </text:span>escrever</text:p>
      <text:p text:style-name="P4"><text:span text:style-name="T15">Sedd {sed} – </text:span><text:span text:style-name="T14">sentar</text:span></text:p>
      <text:p text:style-name="P4"><text:span text:style-name="T15">Sgwesen {sgwEzën} –</text:span><text:span text:style-name="T14"> apagar</text:span></text:p>
      <text:p text:style-name="P4"><text:span text:style-name="T15">Skand {skand} –</text:span><text:span text:style-name="T14"> pular</text:span></text:p>
      <text:p text:style-name="P4"><text:span text:style-name="T1">Skap {skap} –</text:span> escapar de, se afastar de</text:p>
      <text:p text:style-name="P4"><text:span text:style-name="T1">Skeul {sköl} –</text:span> ter a obrigação, ser obrigado</text:p>
      <text:p text:style-name="P4"><text:span text:style-name="T15">Skehpt {ske:pt} –</text:span><text:span text:style-name="T14"> esperar por</text:span></text:p>
      <text:p text:style-name="P19"><text:span text:style-name="T1">Sleu {slö} –</text:span> lançar, liberar</text:p>
      <text:p text:style-name="P4"><text:soft-page-break/><text:span text:style-name="T1">Sisen {sIzën} –</text:span> deixar <text:span text:style-name="T8">+ verbo no infinitivo (como em “ele me deixou usar o emblema de sua casa”)</text:span></text:p>
      <text:p text:style-name="P4"><text:span text:style-name="T15">Smauter {smAotër} –</text:span><text:span text:style-name="T14"> assistir a </text:span><text:span text:style-name="T8">(TV, filme, teatro, partida de futebol, etc)</text:span></text:p>
      <text:p text:style-name="P4"><text:span text:style-name="T15">Snumeb {snÜmëb} –</text:span><text:span text:style-name="T14"> casar (um homem)</text:span></text:p>
      <text:p text:style-name="P19"><text:span text:style-name="T1">Sok {sok} –</text:span> investigar</text:p>
      <text:p text:style-name="P19"><text:span text:style-name="T1">Soll {sol} –</text:span> deve <text:span text:style-name="T8">(possibilidade)</text:span></text:p>
      <text:p text:style-name="P19"><text:span text:style-name="T1">Spar {spar} –</text:span> poupar <text:span text:style-name="T8">(como em “poupar dinheiro”)</text:span></text:p>
      <text:p text:style-name="P19"><text:span text:style-name="T1">Speh {spe:} – </text:span>esperar, ter esperança de</text:p>
      <text:p text:style-name="P4"><text:span text:style-name="T15">Spehc {spe:k} –</text:span><text:span text:style-name="T14"> olhar para</text:span></text:p>
      <text:p text:style-name="P4"><text:span text:style-name="T15">Spend {spend} –</text:span><text:span text:style-name="T14"> gastar (tempo), perder (tempo)</text:span></text:p>
      <text:p text:style-name="P4"><text:span text:style-name="T15">Spraneg {sprAnëg} –</text:span><text:span text:style-name="T14"> saltar, explodir </text:span><text:span text:style-name="T8">(verbo transitivo)</text:span></text:p>
      <text:p text:style-name="P4"><text:span text:style-name="T1">(oi)Sprehg </text:span><text:span text:style-name="T9">&lt;pessoa perguntada&gt; &lt;questão&gt;</text:span><text:span text:style-name="T1"> {(oy)sprE:g &lt;&gt;&lt;&gt;} –</text:span> perguntar <text:span text:style-name="T8">(para alguém uma questão. Como em “Leandro sprehct Carlos quer is weict in Brasilu”, que significa “Leandro pergunta a Carlos onde ele mora no Brasil”)</text:span></text:p>
      <text:p text:style-name="P4"><text:span text:style-name="T15">Sprehng {spre:ng} –</text:span><text:span text:style-name="T14"> saltar, explodir </text:span><text:span text:style-name="T8">(verbo intransitivo)</text:span></text:p>
      <text:p text:style-name="P4"><text:span text:style-name="T15">Stehm {ste:m} –</text:span><text:span text:style-name="T14"> suportar, apoiar </text:span><text:span text:style-name="T8">(uma pessoa, uma ideia, alguma coisa)</text:span></text:p>
      <text:p text:style-name="P4"><text:span text:style-name="T15">Stehnk {ste:nk} –</text:span><text:span text:style-name="T14"> feder</text:span></text:p>
      <text:p text:style-name="P4"><text:span text:style-name="T1">Studye {stUdye} – </text:span>estudar</text:p>
      <text:p text:style-name="P4"><text:span text:style-name="T1">Substitue {substitÜ:} –</text:span> substituir</text:p>
      <text:p text:style-name="P4"><text:span text:style-name="T1">Suicide {switsId} –</text:span> cometer suicídio</text:p>
      <text:p text:style-name="P4"><text:span text:style-name="T1">Swehk {swe:k} – </text:span>cheirar</text:p>
      <text:p text:style-name="P4"><text:span text:style-name="T1">Tarjem {tArjëm} –</text:span> traduzir</text:p>
      <text:p text:style-name="P4"><text:span text:style-name="T1">Tehl –</text:span> suportar, apoiar <text:span text:style-name="T8">(ambas as palavras se referem em sustentar alguma coisa, como um telhado)</text:span><text:span text:style-name="T14">; tolerar</text:span></text:p>
      <text:p text:style-name="P19"><text:span text:style-name="T1">Tehr {te:r} –</text:span> atravessar, cruzar</text:p>
      <text:p text:style-name="P4"><text:span text:style-name="T1">Tehrb {te:rb} –</text:span> precisar <text:span text:style-name="T8">(no sentido de “preciso fazer o jantar”)</text:span>, ter <text:span text:style-name="T8">(no </text:span><text:span text:style-name="T8">sentido de “tenho que trabalhar”), </text:span><text:span text:style-name="T14">necessitar</text:span></text:p>
      <text:p text:style-name="P4"><text:span text:style-name="T15">Tekhnass {teqnAs} –</text:span><text:span text:style-name="T14"> se virar </text:span><text:span text:style-name="T8">(sentido figurado, como em “sei me virar </text:span><text:span text:style-name="T8">sozinho”)</text:span></text:p>
      <text:p text:style-name="P4"><text:span text:style-name="T15">Tengie {tëndjI:} –</text:span><text:span text:style-name="T14"> se parecer como, se parecer com</text:span></text:p>
      <text:p text:style-name="P4"><text:span text:style-name="T15">Teup {töp} –</text:span><text:span text:style-name="T14"> se esconder</text:span></text:p>
      <text:p text:style-name="P4"><text:span text:style-name="T15">Tohrb –</text:span><text:span text:style-name="T14"> </text:span><text:span text:style-name="T8">pretérito de “tehrb”</text:span></text:p>
      <text:p text:style-name="P4"><text:span text:style-name="T1">Tolk {tolk} –</text:span> falar de, explicar, conversar</text:p>
      <text:p text:style-name="P4"><text:span text:style-name="T1">Trehc {tre:k} –</text:span> mover, deslocar-se</text:p>
      <text:p text:style-name="P4"><text:span text:style-name="T15">Trehv {tre:v} –</text:span><text:span text:style-name="T14"> achar, encontrar</text:span></text:p>
      <text:p text:style-name="P4"><text:span text:style-name="T1">Ubklad {ubklAd} –</text:span> subir <text:span text:style-name="T8">(um arquivo)</text:span>, fazer upload</text:p>
      <text:p text:style-name="P4"><text:span text:style-name="T1">Uc {uk} –</text:span> <text:span text:style-name="T8">pretérito de “euc”</text:span></text:p>
      <text:p text:style-name="P19"><text:span text:style-name="T7">Uperleit do</text:span><text:span text:style-name="T1"> {üpërlEyt do} –</text:span> passar a(o)<text:span text:style-name="T8">, </text:span>ir a <text:span text:style-name="T8">(sentido figurado)</text:span></text:p>
      <text:p text:style-name="P4"><text:span text:style-name="T1">Use {Üz} –</text:span> usar</text:p>
      <text:p text:style-name="P4"><text:span text:style-name="T1">Van {van} –</text:span> buscar, trazer</text:p>
      <text:p text:style-name="P4"><text:span text:style-name="T1">Vansch {vanc} –</text:span> desejar, exprimir votos a</text:p>
      <text:p text:style-name="P4"><text:span text:style-name="T1">Vid {vid} –</text:span> ver</text:p>
      <text:p text:style-name="P4"><text:span text:style-name="T1">Vol {vol} –</text:span> querer</text:p>
      <text:p text:style-name="P4"><text:span text:style-name="T1">Wan {wan} –</text:span> necessitar <text:span text:style-name="T8">(algo que está faltando)</text:span>, requerer <text:span text:style-name="T8">(algo que está faltando)</text:span>, precisar de <text:span text:style-name="T8">(algo que está faltando)</text:span></text:p>
      <text:p text:style-name="P4"><text:span text:style-name="T15">Wehd {we:d} –</text:span><text:span text:style-name="T14"> se casar (especificamente com uma mulher)</text:span></text:p>
      <text:p text:style-name="P4"><text:span text:style-name="T1">Wehkw {wE:kw} –</text:span> falar com, se expressar com, conversar com</text:p>
      <text:p text:style-name="P4"><text:span text:style-name="T1">Wehl {we:l} –</text:span> querer alguém para, dar uma ordem para alguém</text:p>
      <text:p text:style-name="P4"><text:soft-page-break/><text:span text:style-name="T1">Wehn {we:n} –</text:span> sentir vontade de fazer</text:p>
      <text:p text:style-name="P4"><text:span text:style-name="T1">Wehrg {we:rg} –</text:span> se comportar, <text:s/>trabalhar, funcionar <text:span text:style-name="T8">(essas duas últimas no </text:span><text:span text:style-name="T8">sentido de “aquela palavra trabalha/funciona como um adjetivo e advérbio ao mesmo tempo”)</text:span></text:p>
      <text:p text:style-name="P4"><text:span text:style-name="T15">Wehs {we:s} –</text:span><text:span text:style-name="T14"> estar </text:span><text:span text:style-name="T8">(no sentido de localização)</text:span><text:span text:style-name="T14"> </text:span></text:p>
      <text:p text:style-name="P4"><text:span text:style-name="T1">Weik {weyk} –</text:span> morar, viver <text:span text:style-name="T8">(no sentido de morar)</text:span>, habitar</text:p>
      <text:p text:style-name="P4"><text:span text:style-name="T1">Yeis {yeys} –</text:span> enviar</text:p>
      <text:p text:style-name="P4"><text:span text:style-name="T1">Yis {yis} –</text:span> <text:span text:style-name="T8">pretérito de “yeis”</text:span></text:p>
      <text:p text:style-name="P4"/>
      <text:h text:style-name="P3" text:outline-level="2">ADJETIVOS</text:h>
      <text:p text:style-name="P4"/>
      <text:p text:style-name="P4"><text:span text:style-name="T1">Akster {Akstër} –</text:span> vívido, animado, forte <text:span text:style-name="T8">(sentido figurado; cores; senso, </text:span><text:span text:style-name="T8">como em “álcool forte”)</text:span> </text:p>
      <text:p text:style-name="P4"><text:span text:style-name="T1">Bell {bel} –</text:span> belo(a)</text:p>
      <text:p text:style-name="P4"><text:span text:style-name="T1">Bert {bert} –</text:span> brilhante</text:p>
      <text:p text:style-name="P4"><text:span text:style-name="T1">Biaur {byAor} –</text:span> feio(a)</text:p>
      <text:p text:style-name="P4"><text:span text:style-name="T1">Biedan {biedAn} –</text:span> infeliz</text:p>
      <text:p text:style-name="P4"><text:span text:style-name="T1">Bridek {brIdëk} –</text:span> feio(a) <text:span text:style-name="T8">(como em “tempo feio/ruim”)</text:span> </text:p>
      <text:p text:style-name="P4"><text:span text:style-name="T1">Buland {bulAnd} –</text:span> alto(a)</text:p>
      <text:p text:style-name="P4"><text:span text:style-name="T1">Chald {tcald} –</text:span> quente</text:p>
      <text:p text:style-name="P4"><text:span text:style-name="T1">Cherkin {tcërkIn} –</text:span> feio(a) <text:span text:style-name="T8">(passa uma ideia de sordidez)</text:span> </text:p>
      <text:p text:style-name="P4"><text:span text:style-name="T1">Clever {klEvër} – </text:span>inteligente</text:p>
      <text:p text:style-name="P4"><text:span text:style-name="T1">Clus/cluden {klus / klÜdën} –</text:span> fechado(a)</text:p>
      <text:p text:style-name="P4"><text:span text:style-name="T1">Cort {kort} –</text:span> curto(a)</text:p>
      <text:p text:style-name="P4"><text:span text:style-name="T1">Deusk {dösk} –</text:span> escuro(a)</text:p>
      <text:p text:style-name="P4"><text:span text:style-name="T1">Difficil {difItsil} –</text:span> difícil</text:p>
      <text:p text:style-name="P4"><text:span text:style-name="T1">Dorgv {dorgv} –</text:span> estimado, caro; caro <text:span text:style-name="T8">(antônimo de barato)</text:span> </text:p>
      <text:p text:style-name="P4"><text:span text:style-name="T1">Facil {fAtsil} –</text:span> fácil</text:p>
      <text:p text:style-name="P4"><text:span text:style-name="T1">Ghem {gem} –</text:span> baixo, inferior</text:p>
      <text:p text:style-name="P4"><text:span text:style-name="T1">Ghyan(t/en) {gyAn(t/ën)} –</text:span> aberto(a)</text:p>
      <text:p text:style-name="P4"><text:span text:style-name="T1">Gohd {go:d} –</text:span> bom, boa <text:span text:style-name="T8">(contrapartida de algo de má qualidade)</text:span> </text:p>
      <text:p text:style-name="P4"><text:span text:style-name="T1">Hog {hog} –</text:span> alto(a), elevado(a), superior</text:p>
      <text:p text:style-name="P4"><text:span text:style-name="T1">Ieftin {yeftIn} –</text:span> barato(a)</text:p>
      <text:p text:style-name="P4"><text:span text:style-name="T1">Jadide {jadId} –</text:span> não desgastado(a)</text:p>
      <text:p text:style-name="P4"><text:span text:style-name="T1">Jamile {jamIl} – </text:span>bonito(a)</text:p>
      <text:p text:style-name="P4"><text:span text:style-name="T1">Kaurd {kAord} –</text:span> duro(a)</text:p>
      <text:p text:style-name="P4"><text:span text:style-name="T1">Kiest {kyest} –</text:span> limpo(a)</text:p>
      <text:p text:style-name="P4"><text:span text:style-name="T1">Latif {lAtif} –</text:span> puro(a)</text:p>
      <text:p text:style-name="P4"><text:span text:style-name="T1">Lent {lent} –</text:span> lento(a)</text:p>
      <text:p text:style-name="P4"><text:span text:style-name="T1">Leur {lör} –</text:span> livre</text:p>
      <text:p text:style-name="P4"><text:span text:style-name="T1">Long {long} –</text:span> longo(a)</text:p>
      <text:p text:style-name="P4"><text:span text:style-name="T1">Madh {mad} –</text:span> úmido(a), molhado(a)</text:p>
      <text:p text:style-name="P4"><text:span text:style-name="T1">Maschkhoul {macqU:l} –</text:span> comprometido(a) <text:span text:style-name="T8">(emprestado, usado)</text:span></text:p>
      <text:p text:style-name="P4"><text:span text:style-name="T1">Mliak {mlyak} –</text:span> suave</text:p>
      <text:p text:style-name="P4"><text:span text:style-name="T1">Murdar {murdAr} –</text:span> sujo(a)</text:p>
      <text:p text:style-name="P4"><text:span text:style-name="T1">Muzlim {mUdzlim} –</text:span> fraco(a) <text:span text:style-name="T8">(sentido figurado)</text:span> </text:p>
      <text:p text:style-name="P4"><text:span text:style-name="T1">Nert {nert} –</text:span> forte (fisicamente)</text:p>
      <text:p text:style-name="P4"><text:span text:style-name="T1">Noroct {norOkt} –</text:span> feliz, alegre</text:p>
      <text:p text:style-name="P4"><text:span text:style-name="T1">Nov {nov} –</text:span> novo(a)</text:p>
      <text:p text:style-name="P4"><text:soft-page-break/><text:span text:style-name="T1">Oku {Oku} –</text:span> rápido</text:p>
      <text:p text:style-name="P4"><text:span text:style-name="T1">Orm {orm} –</text:span> pobre</text:p>
      <text:p text:style-name="P4"><text:span text:style-name="T1">Peigher {pEygër} –</text:span> desagrável, nojento(a)</text:p>
      <text:p text:style-name="P4"><text:span text:style-name="T1">Prev {prev} –</text:span> anterior </text:p>
      <text:p text:style-name="P4"><text:span text:style-name="T1">Riche {ritc} –</text:span> rico(a)</text:p>
      <text:p text:style-name="P4"><text:span text:style-name="T1">Saluber {salÜbër} –</text:span> sadio(a), saudável, salubre</text:p>
      <text:p text:style-name="P4"><text:span text:style-name="T1">Sell {sel} –</text:span> bom, boa <text:span text:style-name="T8">(contrapartida de ruim, mal)</text:span>, bendito, bem-aventurado(a)</text:p>
      <text:p text:style-name="P4"><text:span text:style-name="T1">Siuk {syuk} –</text:span> seco(a)</text:p>
      <text:p text:style-name="P4"><text:span text:style-name="T1">Slab {slab} –</text:span> fraco(a) (fisicamente)</text:p>
      <text:p text:style-name="P4"><text:span text:style-name="T1">Smulk {smulk} – </text:span>baixo(a)</text:p>
      <text:p text:style-name="P4"><text:span text:style-name="T1">Srig {srig} –</text:span> frio</text:p>
      <text:p text:style-name="P4"><text:span text:style-name="T1">Staur {stAor} –</text:span> poderoso(a)</text:p>
      <text:p text:style-name="P4"><text:span text:style-name="T1">Stupid {stUpid} –</text:span> burro(a), estúpido(a)</text:p>
      <text:p text:style-name="P4"><text:span text:style-name="T1">Swad {swad} –</text:span> doce</text:p>
      <text:p text:style-name="P4"><text:span text:style-name="T1">Trauric {trAorik} –</text:span> triste <text:span text:style-name="T8">(em um contexto de luto)</text:span> </text:p>
      <text:p text:style-name="P4"><text:span text:style-name="T1">Trist {trist} –</text:span> (coisa) triste</text:p>
      <text:p text:style-name="P4"><text:span text:style-name="T1">Dussaun {dusAon} –</text:span> insalubre, pouco saudável</text:p>
      <text:p text:style-name="P4"><text:span text:style-name="T1">Veut {vöt} –</text:span> velho(a) </text:p>
      <text:p text:style-name="P4"><text:span text:style-name="T1">Wahid {wahId} –</text:span> único(a), solitário(a), só, singular</text:p>
      <text:p text:style-name="P4"><text:span text:style-name="T1">Walik {wAlik} –</text:span> forte, poderoso(a)</text:p>
      <text:p text:style-name="P4"><text:span text:style-name="T1">Yui {yuI} –</text:span> triste</text:p>
      <text:p text:style-name="P4"><text:span text:style-name="T1">Yun {yun} –</text:span> jovem</text:p>
      <text:p text:style-name="P4"/>
      <text:h text:style-name="P3" text:outline-level="2">CORPO</text:h>
      <text:p text:style-name="P4"/>
      <text:p text:style-name="P4"><text:span text:style-name="T1">Anus {Anus} –</text:span> ânus</text:p>
      <text:p text:style-name="P4"><text:span text:style-name="T1">Aur {Aor} –</text:span> orelha</text:p>
      <text:p text:style-name="P4"><text:span text:style-name="T1">Badan {badAn} –</text:span> organismo <text:span text:style-name="T8">(obviamente quando se referindo ao corpo)</text:span></text:p>
      <text:p text:style-name="P4"><text:span text:style-name="T1">Bagu {bAgu} –</text:span> antebraço</text:p>
      <text:p text:style-name="P4"><text:span text:style-name="T1">Bemern {bEmërn} –</text:span> coxa</text:p>
      <text:p text:style-name="P4"><text:span text:style-name="T1">Berd {berd} –</text:span> barba</text:p>
      <text:p text:style-name="P4"><text:span text:style-name="T1">Brakh {braq} –</text:span> braço</text:p>
      <text:p text:style-name="P4"><text:span text:style-name="T1">Brov {brov} –</text:span> sobrancelha</text:p>
      <text:p text:style-name="P4"><text:span text:style-name="T1">Cap {kap} –</text:span> cabeça</text:p>
      <text:p text:style-name="P4"><text:span text:style-name="T1">Chol {tcol} –</text:span> testa</text:p>
      <text:p text:style-name="P4"><text:span text:style-name="T1">Cloin {kloyn} –</text:span> nádega</text:p>
      <text:p text:style-name="P4"><text:span text:style-name="T1">Coll {kol} –</text:span> pescoço</text:p>
      <text:p text:style-name="P4"><text:span text:style-name="T1">Corpos {kOrpos} –</text:span> corpo</text:p>
      <text:p text:style-name="P4"><text:span text:style-name="T1">Dent {dent} –</text:span> dente</text:p>
      <text:p text:style-name="P4"><text:span text:style-name="T1">Dingv {dingv} –</text:span> língua</text:p>
      <text:p text:style-name="P4"><text:span text:style-name="T1">Fingher {fIngër} –</text:span> dedo</text:p>
      <text:p text:style-name="P4"><text:span text:style-name="T1">Genu {djEnu} –</text:span> joelho</text:p>
      <text:p text:style-name="P4"><text:span text:style-name="T1">Gharn(a) {gArn(a)} –</text:span> intestino</text:p>
      <text:p text:style-name="P4"><text:span text:style-name="T1">Gian {djyan} – </text:span>bochecha</text:p>
      <text:p text:style-name="P4"><text:span text:style-name="T1">Glesen {glEzën} –</text:span> tornozelo</text:p>
      <text:p text:style-name="P4"><text:span text:style-name="T1">Gumos {gUmos} –</text:span> secreção corporal</text:p>
      <text:p text:style-name="P4"><text:span text:style-name="T1">Gurgule {gUrgül} –</text:span> garganta</text:p>
      <text:p text:style-name="P4"><text:span text:style-name="T1">Gventer {gvEntër} –</text:span> cintura</text:p>
      <text:p text:style-name="P4"><text:soft-page-break/><text:span text:style-name="T1">Hand {hand} –</text:span> mão</text:p>
      <text:p text:style-name="P4"><text:span text:style-name="T1">Hank {hank} –</text:span> quadril</text:p>
      <text:p text:style-name="P4"><text:span text:style-name="T1">Jamb {jamb} –</text:span> perna</text:p>
      <text:p text:style-name="P4"><text:span text:style-name="T1">Kays {kays} –</text:span> cabelo (da cabeça)</text:p>
      <text:p text:style-name="P4"><text:span text:style-name="T1">Kers {kers} –</text:span> cérebro</text:p>
      <text:p text:style-name="P4"><text:span text:style-name="T1">Kert {kert} –</text:span> coração</text:p>
      <text:p text:style-name="P4"><text:span text:style-name="T1">Krew(os) {krEw(os)} –</text:span> carne</text:p>
      <text:p text:style-name="P4"><text:span text:style-name="T1">Lid {lid} –</text:span> pálpebra</text:p>
      <text:p text:style-name="P4"><text:span text:style-name="T1">Lige {lidj} –</text:span> face</text:p>
      <text:p text:style-name="P4"><text:span text:style-name="T1">Lip {lip} –</text:span> lábio</text:p>
      <text:p text:style-name="P4"><text:span text:style-name="T1">Lyekwrnt {lyEkurnt} –</text:span> fígado</text:p>
      <text:p text:style-name="P4"><text:span text:style-name="T1">Mant(u) {mAnt(u)} –</text:span> queixo</text:p>
      <text:p text:style-name="P4"><text:span text:style-name="T1">Mems {mems} –</text:span> membro</text:p>
      <text:p text:style-name="P4"><text:span text:style-name="T1">Moustache – </text:span>bigode</text:p>
      <text:p text:style-name="P4"><text:span text:style-name="T1">Muscle {muskl} –</text:span> músculo</text:p>
      <text:p text:style-name="P4"><text:span text:style-name="T1">Nabh {nab} –</text:span> umbigo</text:p>
      <text:p text:style-name="P4"><text:span text:style-name="T1">Nas {nas} –</text:span> nariz</text:p>
      <text:p text:style-name="P4"><text:span text:style-name="T1">Naster {nAstër} –</text:span> focinho</text:p>
      <text:p text:style-name="P4"><text:span text:style-name="T1">Nayv {nayv} –</text:span> corpo (de um morto)</text:p>
      <text:p text:style-name="P4"><text:span text:style-name="T1">Nugver {nUgvër} –</text:span> rim</text:p>
      <text:p text:style-name="P4"><text:span text:style-name="T1">Ok {ok} –</text:span> olho</text:p>
      <text:p text:style-name="P4"><text:span text:style-name="T1">Oklid {Oklid} –</text:span> pálpebra</text:p>
      <text:p text:style-name="P4"><text:span text:style-name="T1">Okwi {Okwi} –</text:span> olhos</text:p>
      <text:p text:style-name="P4"><text:span text:style-name="T1">Olan {olAn} –</text:span> cotovelo</text:p>
      <text:p text:style-name="P4"><text:span text:style-name="T1">Oms {oms} –</text:span> ombro</text:p>
      <text:p text:style-name="P4"><text:span text:style-name="T1">Onkh {onk} –</text:span> unha</text:p>
      <text:p text:style-name="P4"><text:span text:style-name="T1">Ors {ors} –</text:span> bunda</text:p>
      <text:p text:style-name="P4"><text:span text:style-name="T1">Ost {ost} –</text:span> osso</text:p>
      <text:p text:style-name="P4"><text:span text:style-name="T1">Papil {pApil} –</text:span> mamilo</text:p>
      <text:p text:style-name="P4"><text:span text:style-name="T1">Ped {ped} –</text:span> pé</text:p>
      <text:p text:style-name="P4"><text:span text:style-name="T1">Penis {pEnis} –</text:span> pênis</text:p>
      <text:p text:style-name="P4"><text:span text:style-name="T1">Pizdan {pizdAn} –</text:span> seio <text:span text:style-name="T8">(peito da mulher)</text:span></text:p>
      <text:p text:style-name="P4"><text:span text:style-name="T15">Pod {pod} –</text:span><text:span text:style-name="T14"> pata (de um animal)</text:span></text:p>
      <text:p text:style-name="P4"><text:span text:style-name="T15">Poimen {pOymën} –</text:span><text:span text:style-name="T14"> leite da mãe</text:span></text:p>
      <text:p text:style-name="P4"><text:span text:style-name="T1">Pulmon {pulmOn} –</text:span> pulmão</text:p>
      <text:p text:style-name="P4"><text:span text:style-name="T1">Regv {regv} –</text:span> costas</text:p>
      <text:p text:style-name="P4"><text:span text:style-name="T1">Runc {runk} –</text:span> pulso</text:p>
      <text:p text:style-name="P4"><text:span text:style-name="T1">Sehrg {se:rg} –</text:span> sangue</text:p>
      <text:p text:style-name="P4"><text:span text:style-name="T1">Skeletum {skëlEtum} –</text:span> esqueleto</text:p>
      <text:p text:style-name="P4"><text:span text:style-name="T1">Smokru {smOkru} –</text:span> barbicha</text:p>
      <text:p text:style-name="P4"><text:span text:style-name="T1">Snap {snap} –</text:span> bico</text:p>
      <text:p text:style-name="P4"><text:span text:style-name="T1">Stohm {sto:m} –</text:span> boca</text:p>
      <text:p text:style-name="P4"><text:span text:style-name="T1">Stomak {stomAk} –</text:span> estômago</text:p>
      <text:p text:style-name="P4"><text:span text:style-name="T1">Veine {veyn} –</text:span> veia</text:p>
      <text:p text:style-name="P4"><text:span text:style-name="T1">Wagin {wadjIn} –</text:span> vagina</text:p>
      <text:p text:style-name="P4"><text:span text:style-name="T1">Xiongbu {ksyOngbu} –</text:span> peito</text:p>
      <text:p text:style-name="P4"><text:span text:style-name="T1">Yowkjitia {yowkjItya} –</text:span> corpo (quando se refere a um ser vivente)</text:p>
      <text:p text:style-name="P4"/>
      <text:h text:style-name="P3" text:outline-level="2"><text:soft-page-break/>CORES</text:h>
      <text:p text:style-name="P4"/>
      <text:p text:style-name="P4"><text:span text:style-name="T1">Albh {alb} –</text:span> branco</text:p>
      <text:p text:style-name="P4"><text:span text:style-name="T1">Argavan {argavAn} –</text:span> lilás</text:p>
      <text:p text:style-name="P4"><text:span text:style-name="T1">Blou {blu:} –</text:span> azul</text:p>
      <text:p text:style-name="P4"><text:span text:style-name="T1">Brun {brun} –</text:span> marrom</text:p>
      <text:p text:style-name="P4"><text:span text:style-name="T1">Gehlb {dje:lb} –</text:span> amarelo</text:p>
      <text:p text:style-name="P4"><text:span text:style-name="T1">Glend {glend} –</text:span> verde</text:p>
      <text:p text:style-name="P4"><text:span text:style-name="T1">Greis {greys} –</text:span> cinza</text:p>
      <text:p text:style-name="P4"><text:span text:style-name="T1">Kenek {kEnëk} –</text:span> amarelo dourado</text:p>
      <text:p text:style-name="P4"><text:span text:style-name="T1">Kwit {kwit} –</text:span> branco. <text:span text:style-name="T8">Tanto “albh” quanto “kwit” significam a mesma coisa, “branco”, mas como “kwit” vem de “kweit” (purificar), “kwit” pode passar o sentimento de algo mais brilhante, mas ambas as palavras têm o mesmo </text:span><text:span text:style-name="T8">significado.</text:span></text:p>
      <text:p text:style-name="P4"><text:span text:style-name="T1">Orange {orAndj} –</text:span> laranja</text:p>
      <text:p text:style-name="P4"><text:span text:style-name="T1">Pemb {pemb} –</text:span> rosa</text:p>
      <text:p text:style-name="P4"><text:span text:style-name="T1">Rudh {rud} –</text:span> vermelho</text:p>
      <text:p text:style-name="P4"><text:span text:style-name="T1">Sword {sword} –</text:span> preto</text:p>
      <text:p text:style-name="P4"><text:span text:style-name="T1">Violett {violEt} –</text:span> violeta</text:p>
      <text:p text:style-name="P4"/>
      <text:h text:style-name="P3" text:outline-level="2">INFORMÁTICA</text:h>
      <text:p text:style-name="P4"/>
      <text:p text:style-name="P4"><text:tab/>Como certos termos, especialmente as siglas, oriundas da língua inglesa tem ampla aceitação mundial, talvez seja mais conveniente utilizar os termos originais, como por exemplo VGA, que em sambahsa é VGT. Bom, faça como achar melhor.</text:p>
      <text:p text:style-name="P4"/>
      <text:p text:style-name="P4"><text:tab/>Ah, e você se lembra do que eu falei a respeito dos verbos no infinitivo? Caso não, por favor volte até o subcapítulo VERBOS deste capítulo VOCABULÁRIO.</text:p>
      <text:p text:style-name="P4"><text:tab/>Caso você queira traduzir um software para o sambahsa e não sabe se deve traduzir os comandos para a forma infinitiva ou imperativa, aqui vai a explicação de como deve ser feito:</text:p>
      <text:list xml:id="list4154843713220093746" text:style-name="L7">
        <text:list-item>
          <text:p text:style-name="P65">Comandos dados do usuário para o computador são traduzidos na forma infinitiva. <text:span text:style-name="T9">Exemplo:</text:span><text:span text:style-name="T8"> abonne in forum </text:span><text:span text:style-name="T14">(se inscrever no fórum)</text:span><text:span text:style-name="T8">; rename archive </text:span><text:span text:style-name="T14">(renomear arquivo)</text:span><text:span text:style-name="T8">; </text:span><text:bookmark-start text:name="__DdeLink__39284_985341409"/><text:span text:style-name="T8">yises blixbrev</text:span><text:bookmark-end text:name="__DdeLink__39284_985341409"/><text:span text:style-name="T14"> (enviar email)</text:span></text:p>
        </text:list-item>
        <text:list-item>
          <text:p text:style-name="P65">Comandos dados do computador para o usuário são traduzidos na forma imperativa, com a fórmula de cortesia da 2ª pessoa do plural. <text:span text:style-name="T9">Exemplo:</text:span><text:span text:style-name="T8"> contacte nos (contate-nos); clickte her </text:span><text:span text:style-name="T14">(clique aqui)</text:span><text:span text:style-name="T8">; yeiste nos un blixbrev </text:span><text:span text:style-name="T14">(envie-nos um e-mail)</text:span></text:p>
        </text:list-item>
      </text:list>
      <text:p text:style-name="P4"/>
      <text:p text:style-name="P4"><text:bookmark-start text:name="__DdeLink__35594_1870019565"/><text:bookmark-start text:name="__DdeLink__35583_1870019565"/><text:span text:style-name="T1">Abonn {abOn} –</text:span> se inscrever<text:bookmark-end text:name="__DdeLink__35583_1870019565"/></text:p>
      <text:p text:style-name="P4"><text:span text:style-name="T1">Abonnent {abOnënt} –</text:span> assinante</text:p>
      <text:p text:style-name="P4"><text:span text:style-name="T1">Abonnment {abOnmënt} –</text:span> inscrição<text:bookmark-end text:name="__DdeLink__35594_1870019565"/></text:p>
      <text:p text:style-name="P4"><text:span text:style-name="T1">Adresse bar {adrEs bar} –</text:span> barra de endereço</text:p>
      <text:p text:style-name="P4"><text:span text:style-name="T1">AI (Artificial Inteligence) {artifitsiAl intëlidjEnts} –</text:span> AI (<text:span text:style-name="T8">Artificial </text:span><text:span text:style-name="T8">Inteligence</text:span>), IA <text:span text:style-name="T8">(Inteligência artificial)</text:span></text:p>
      <text:p text:style-name="P4"><text:span text:style-name="T1">Alat bar {alAt bar} –</text:span> barra de ferramentas</text:p>
      <text:p text:style-name="P4"><text:bookmark-start text:name="__DdeLink__35639_1870019565"/><text:soft-page-break/><text:span text:style-name="T1">Alatengjia {alAtëngjya} –</text:span> barra de ferramentas<text:bookmark-end text:name="__DdeLink__35639_1870019565"/></text:p>
      <text:p text:style-name="P4"><text:span text:style-name="T1">Algorithme {algorI§m(ë)} –</text:span> algorítimo</text:p>
      <text:p text:style-name="P4"><text:span text:style-name="T1">Alveycomputing {alveykompUting} –</text:span> cloud computing - computação na nuvem</text:p>
      <text:p text:style-name="P4"><text:span text:style-name="T1">Analogic {analOdjik} –</text:span> analógico</text:p>
      <text:p text:style-name="P4"><text:span text:style-name="T1">Antivirus {antivIrus} –</text:span> antivírus</text:p>
      <text:p text:style-name="P4"><text:span text:style-name="T1">Anyow {anyOw} –</text:span> password - senha</text:p>
      <text:p text:style-name="P4"><text:span text:style-name="T1">Application {aplikatyOn} –</text:span><text:span text:style-name="T5"> aplicativo</text:span></text:p>
      <text:p text:style-name="P4"><text:span text:style-name="T1">Archive {artcIv} –</text:span><text:span text:style-name="T5"> arquivo</text:span></text:p>
      <text:p text:style-name="P4"><text:span text:style-name="T1">Arrange {arAndj} – </text:span><text:span text:style-name="T5">formatar (um texto)</text:span></text:p>
      <text:p text:style-name="P4"><text:span text:style-name="T1">Attache {atAtc} –</text:span> anexar (um arquivo)</text:p>
      <text:p text:style-name="P4"><text:span text:style-name="T1">Aunviel {aonvyEl} –</text:span> wireless</text:p>
      <text:p text:style-name="P4"><text:span text:style-name="T1">Aunkabel {aonkAbël} –</text:span> wireless</text:p>
      <text:p text:style-name="P4"><text:span text:style-name="T1">Aurphone {aorfOn} –</text:span> fone de ouvido</text:p>
      <text:p text:style-name="P4"><text:span text:style-name="T1">BD </text:span><text:span text:style-name="T9">(Blou-rai)</text:span><text:span text:style-name="T1"> {blu:-rä} –</text:span> BD <text:span text:style-name="T8">(Blue-ray)</text:span><text:span text:style-name="T14"> </text:span></text:p>
      <text:p text:style-name="P19"><text:span text:style-name="T1">Bichoun {bitcU:n} –</text:span> layout</text:p>
      <text:p text:style-name="P4"><text:span text:style-name="T15">Binar {binAr} –</text:span><text:span text:style-name="T14"> binário</text:span></text:p>
      <text:p text:style-name="P4"><text:span text:style-name="T15">Blixbrev {blIksbrëv} –</text:span><text:span text:style-name="T14"> e-mail</text:span></text:p>
      <text:p text:style-name="P4"><text:span text:style-name="T15">Blog {blog} –</text:span><text:span text:style-name="T14"> Blog</text:span></text:p>
      <text:p text:style-name="P4"><text:span text:style-name="T15">Bluetooth {blu:tU§} –</text:span><text:span text:style-name="T14"> bluetooth </text:span><text:span text:style-name="T8">(uma vez que se trata de uma marca registrada, a palavra em sambahsa mantém a pronúncia inglesa)</text:span></text:p>
      <text:p text:style-name="P4"><text:span text:style-name="T15">Browser {brOwsër} –</text:span><text:span text:style-name="T14"> navegador</text:span></text:p>
      <text:p text:style-name="P4"><text:span text:style-name="T15">Bukmark {bukmArk} –</text:span><text:span text:style-name="T14"> favorito ou marcador (do navegador ou página de documento)</text:span></text:p>
      <text:p text:style-name="P4"><text:span text:style-name="T15">Cadre per secunde {kAdr per sekUnd} –</text:span><text:span text:style-name="T14"> frame per second </text:span></text:p>
      <text:p text:style-name="P4"><text:span text:style-name="T15">CD </text:span><text:span text:style-name="T9">(compacto disk)</text:span><text:span text:style-name="T15"> {kompAkto disk} –</text:span><text:span text:style-name="T14"> CD </text:span><text:span text:style-name="T8">(compact disk)</text:span><text:span text:style-name="T14"> </text:span></text:p>
      <text:p text:style-name="P4"><text:span text:style-name="T15">Cell(ule) {tsEl(ül)} –</text:span><text:span text:style-name="T14"> célula de planílha</text:span></text:p>
      <text:p text:style-name="P4"><text:span text:style-name="T15">(Central) processor {(tsentrAl) protsesOr} –</text:span><text:span text:style-name="T14"> CPU </text:span><text:span text:style-name="T8">(Central Processing </text:span><text:span text:style-name="T8">Unit)</text:span><text:span text:style-name="T14"> </text:span></text:p>
      <text:p text:style-name="P4"><text:span text:style-name="T15">Channel {tcAnël} –</text:span><text:span text:style-name="T14"> canal (de rádio, televisão, etc)</text:span></text:p>
      <text:p text:style-name="P4"><text:span text:style-name="T15">Chip {tcip} –</text:span><text:span text:style-name="T14"> chip eletrônico</text:span></text:p>
      <text:p text:style-name="P4"><text:span text:style-name="T15">Claviatolk {klavyatOlk} –</text:span><text:span text:style-name="T14"> CHAT</text:span></text:p>
      <text:p text:style-name="P4"><text:span text:style-name="T15">Claviature {klaviatÜr} –</text:span><text:span text:style-name="T14"> teclado</text:span></text:p>
      <text:p text:style-name="P4"><text:span text:style-name="T15">Cleichwerd {klEytcwërd} –</text:span><text:span text:style-name="T14"> palavra-chave</text:span></text:p>
      <text:p text:style-name="P4"><text:span text:style-name="T15">Click {klik} –</text:span><text:span text:style-name="T14"> clicar</text:span></text:p>
      <text:p text:style-name="P4"><text:span text:style-name="T15">Codec {kOdëk} –</text:span><text:span text:style-name="T14"> codec</text:span></text:p>
      <text:p text:style-name="P4"><text:span text:style-name="T15">Colunn {kolUn} –</text:span><text:span text:style-name="T14"> coluna</text:span></text:p>
      <text:p text:style-name="P4"><text:span text:style-name="T15">Compiler {kompIlër} –</text:span><text:span text:style-name="T14"> compilador</text:span></text:p>
      <text:p text:style-name="P4"><text:span text:style-name="T15">Computer {kompÜtër} –</text:span><text:span text:style-name="T14"> computador</text:span></text:p>
      <text:p text:style-name="P4"><text:span text:style-name="T15">Computerdorak {kompütërdorAk} –</text:span><text:span text:style-name="T14"> gabinete</text:span></text:p>
      <text:p text:style-name="P4"><text:span text:style-name="T15">Configuration {konfiguratyOn} –</text:span><text:span text:style-name="T14"> configuração</text:span></text:p>
      <text:p text:style-name="P4"><text:span text:style-name="T15">Connect {konEkt} –</text:span><text:span text:style-name="T14"> conectar </text:span><text:span text:style-name="T8">(verbo transitivo)</text:span></text:p>
      <text:p text:style-name="P4"><text:span text:style-name="T15">Cont(o) {kOnt(o)} –</text:span><text:span text:style-name="T14"> conta</text:span></text:p>
      <text:p text:style-name="P4"><text:span text:style-name="T15">Converter {konvErtër} –</text:span><text:span text:style-name="T14"> conversor</text:span></text:p>
      <text:p text:style-name="P4"><text:span text:style-name="T15">Convert {konvErt} –</text:span><text:span text:style-name="T14"> converter</text:span></text:p>
      <text:p text:style-name="P4"><text:span text:style-name="T15">Copie {kopI:} –</text:span><text:span text:style-name="T14"> copiar</text:span></text:p>
      <text:p text:style-name="P4"><text:span text:style-name="T15">Cursive texte {kursIv text} –</text:span><text:span text:style-name="T14"> texto em itálico</text:span></text:p>
      <text:p text:style-name="P4"><text:span text:style-name="T15">Daftarnukta {daftarnUkta} – </text:span><text:span text:style-name="T14">marcador </text:span><text:span text:style-name="T8">(sinal gráfico como •, ◦, ‣)</text:span></text:p>
      <text:p text:style-name="P4"><text:span text:style-name="T15">Dakhelpage {dakhëlpAdj} –</text:span><text:span text:style-name="T14"> página inicial</text:span></text:p>
      <text:p text:style-name="P4"><text:soft-page-break/><text:span text:style-name="T15">Data {dAta} –</text:span><text:span text:style-name="T14"> dados</text:span></text:p>
      <text:p text:style-name="P4"><text:span text:style-name="T1">Databank {databAnk} –</text:span> banco de dados</text:p>
      <text:p text:style-name="P4"><text:span text:style-name="T1">Database {databAz} –</text:span> banco de dados</text:p>
      <text:p text:style-name="P4"><text:span text:style-name="T1">Datenbank {datënbAnk} – </text:span>banco de dados</text:p>
      <text:p text:style-name="P4"><text:span text:style-name="T1">Datensklad {datënsklAd} –</text:span> DRIVE <text:span text:style-name="T8">(Data storage device)</text:span> </text:p>
      <text:p text:style-name="P4"><text:span text:style-name="T1">Datia {dAtya} –</text:span> arquivo</text:p>
      <text:p text:style-name="P4"><text:span text:style-name="T1">Datum {dAtum} –</text:span> dado</text:p>
      <text:p text:style-name="P4"><text:span text:style-name="T1">DD - darm disk {darm disk} –</text:span> HD - disco rígido <text:span text:style-name="T8">(Hard Disk Drive)</text:span> </text:p>
      <text:p text:style-name="P4"><text:span text:style-name="T1">Defect {dëfEkt} – </text:span>BUG</text:p>
      <text:p text:style-name="P4"><text:span text:style-name="T1">Desinstalle {dësinstAl} –</text:span> desinstalar</text:p>
      <text:p text:style-name="P4"><text:span text:style-name="T1">Desfragmente {dësfragmEnt} –</text:span> desfragmentar (uma partição)</text:p>
      <text:p text:style-name="P4"><text:span text:style-name="T1">Desktop {dësktOp} –</text:span> área de trabalho; computador de mesa</text:p>
      <text:p text:style-name="P4"><text:span text:style-name="T1">Diaporama {dyaporAma} –</text:span> diaporama, apresentação de slides</text:p>
      <text:p text:style-name="P4"><text:span text:style-name="T1">Digital {didjitAl} –</text:span> digital</text:p>
      <text:p text:style-name="P4"><text:span text:style-name="T1">Disayn {dizAyn} –</text:span> design</text:p>
      <text:p text:style-name="P4"><text:span text:style-name="T1">Disayner {dizAynër} –</text:span> designer</text:p>
      <text:p text:style-name="P4"><text:span text:style-name="T1">Diskette {diskEt} –</text:span> disquete</text:p>
      <text:p text:style-name="P4"><text:span text:style-name="T1">Diskwehr {diskwE:r} –</text:span> desfazer</text:p>
      <text:p text:style-name="P4"><text:span text:style-name="T1">DM </text:span><text:span text:style-name="T9">(darmo memoria)</text:span><text:span text:style-name="T1"> {dArmo memOrya} –</text:span> ROM <text:span text:style-name="T8">(Read-Only Memory)</text:span> </text:p>
      <text:p text:style-name="P4"><text:span text:style-name="T1">Document {dokÜmënt} –</text:span> documento</text:p>
      <text:p text:style-name="P4"><text:span text:style-name="T1">Documentation {dokümëntatyOn} –</text:span> documentação</text:p>
      <text:p text:style-name="P4"><text:span text:style-name="T1">Dossier {dosyEr} –</text:span> pasta</text:p>
      <text:p text:style-name="P4"><text:span text:style-name="T1">Drucken {drUkën} –</text:span> impressão</text:p>
      <text:p text:style-name="P4"><text:span text:style-name="T1">Ducer {dÜtsër} –</text:span> driver</text:p>
      <text:p text:style-name="P4"><text:span text:style-name="T1">DVD (</text:span><text:span text:style-name="T9">Digital Video Disk</text:span><text:span text:style-name="T1">) {didjitAl vidEo disk} –</text:span> DVD <text:span text:style-name="T8">(Digital Video Disc)</text:span> </text:p>
      <text:p text:style-name="P4"><text:span text:style-name="T1">E-buk {ebUk} –</text:span> e-book</text:p>
      <text:p text:style-name="P4"><text:span text:style-name="T1">Ecran {ekrAn} –</text:span> tela</text:p>
      <text:p text:style-name="P4"><text:span text:style-name="T1">(Ecran)decor {(ekran)dëkOr} –</text:span> wallpaper - papel de parede</text:p>
      <text:p text:style-name="P4"><text:span text:style-name="T1">Ecransparer {ekranspArër} –</text:span> protetor de tela</text:p>
      <text:p text:style-name="P4"><text:span text:style-name="T1">Edeih {edE:y} –</text:span> editar</text:p>
      <text:p text:style-name="P4"><text:span text:style-name="T1">Editor {editOr} –</text:span> editor</text:p>
      <text:p text:style-name="P4"><text:span text:style-name="T1">Emulator {emulatOr} –</text:span> emulador</text:p>
      <text:p text:style-name="P4"><text:bookmark-start text:name="__DdeLink__35660_1870019565"/><text:span text:style-name="T1">Enmercatnotes {enmErkatnots} –</text:span> notas de lançamento<text:bookmark-end text:name="__DdeLink__35660_1870019565"/></text:p>
      <text:p text:style-name="P4"><text:span text:style-name="T1">error {erOr} –</text:span> error</text:p>
      <text:p text:style-name="P4"><text:span text:style-name="T1">Extension {ekstënsyOn} –</text:span> complemento, extensão (add-on); extensão de arquivo</text:p>
      <text:p text:style-name="P4"><text:span text:style-name="T1">Exter ligne {ekstër lInye} –</text:span> offline</text:p>
      <text:p text:style-name="P4"><text:span text:style-name="T1">Extrag {ekstrAg} –</text:span> recortar</text:p>
      <text:p text:style-name="P4"><text:span text:style-name="T1">Fenster {fEnstër} –</text:span> janela</text:p>
      <text:p text:style-name="P4"><text:span text:style-name="T1">Format {formAt} –</text:span> formatar (um disco rígido ou um texto)</text:p>
      <text:p text:style-name="P4"><text:span text:style-name="T1">Formulire {formulIr} –</text:span> fomulário</text:p>
      <text:p text:style-name="P4"><text:span text:style-name="T1">Forum {fOrum} –</text:span> fórum</text:p>
      <text:p text:style-name="P4"><text:span text:style-name="T1">Fraumbar {fraombAr} –</text:span> barra de rolagem</text:p>
      <text:p text:style-name="P4"><text:bookmark-start text:name="__DdeLink__35646_1870019565"/><text:span text:style-name="T1">Frequent-ye Anacta Questions (F.A.Q.) {frEkwënt-ye anAkta këstyOns} </text:span><text:span text:style-name="T1">–</text:span> perguntas frequentes<text:bookmark-end text:name="__DdeLink__35646_1870019565"/></text:p>
      <text:p text:style-name="P4"><text:span text:style-name="T1">Funed {fÜnëd} –</text:span> mesclar (células)</text:p>
      <text:p text:style-name="P4"><text:span text:style-name="T1">Gadabeih {gadabE:y} –</text:span> formatar (um texto)</text:p>
      <text:p text:style-name="P4"><text:span text:style-name="T1">Gadget {gAdjët}–</text:span> gadget</text:p>
      <text:p text:style-name="P4"><text:span text:style-name="T1">Galerie {galërI:} – </text:span>galeria</text:p>
      <text:p text:style-name="P4"><text:soft-page-break/><text:span text:style-name="T1">Ghyanen code {gyAnën kod} –</text:span> open source – código aberto</text:p>
      <text:p text:style-name="P4"><text:span text:style-name="T1">Gleim {gleym} –</text:span> colar</text:p>
      <text:p text:style-name="P4"><text:span text:style-name="T1">GNI </text:span><text:span text:style-name="T9">(graphic (neuder) interface)</text:span><text:span text:style-name="T1"> {grAfik (nÖdër) intërfAts} –</text:span> GUI <text:span text:style-name="T8">(Graphical User Interface)</text:span> </text:p>
      <text:p text:style-name="P4"><text:span text:style-name="T1">Graphic {grAfik} –</text:span> gráfico <text:span text:style-name="T8">(adjetivo)</text:span><text:span text:style-name="T14"> </text:span></text:p>
      <text:p text:style-name="P4"><text:span text:style-name="T1">Graphic ambient {grAfik ambyEnt} –</text:span> ambiente gráfico</text:p>
      <text:p text:style-name="P4"><text:span text:style-name="T1">Graphic pianji {grAfik pyAnji} –</text:span> mesa digitalizadora</text:p>
      <text:p text:style-name="P4"><text:span text:style-name="T1">Graphique {grafIk} –</text:span> gráfico <text:span text:style-name="T8">(substantivo)</text:span> </text:p>
      <text:p text:style-name="P4"><text:span text:style-name="T1">Hacker {hAkër} –</text:span> hacker</text:p>
      <text:p text:style-name="P4"><text:span text:style-name="T1">Hardware {hardwAr} –</text:span> hardware</text:p>
      <text:p text:style-name="P4"><text:span text:style-name="T1">Hissabpianji {hisabpyAnji} –</text:span> planilha</text:p>
      <text:p text:style-name="P4"><text:span text:style-name="T1">HDMI </text:span><text:span text:style-name="T9">(Hog-definition multimedia interface)</text:span><text:span text:style-name="T1"> {hog dëfinityOn </text:span><text:span text:style-name="T1">multimEdya intërfAts} –</text:span> HDMI <text:span text:style-name="T8">(High-Definition Multimedia Interface)</text:span> </text:p>
      <text:p text:style-name="P4"><text:span text:style-name="T1">Hol ecran {hol ekrAn} –</text:span> tela inteira, tela cheia</text:p>
      <text:p text:style-name="P4"><text:span text:style-name="T1">Hyperlink {hüpërlInk} –</text:span> hiperlink</text:p>
      <text:p text:style-name="P4"><text:span text:style-name="T1">IA (integren antplehcensambient) {intEgrën antple:tsënsambyEnt} –</text:span> IDE <text:span text:style-name="T8">(Integrated Development Environment)</text:span> </text:p>
      <text:p text:style-name="P4"><text:span text:style-name="T1">Icon {ikOn} –</text:span> ícone</text:p>
      <text:p text:style-name="P4"><text:span text:style-name="T1">Indentation {indëntatyOn} –</text:span> indentação</text:p>
      <text:p text:style-name="P4"><text:span text:style-name="T1">Informatique {informatIk} –</text:span> informática</text:p>
      <text:p text:style-name="P4"><text:span text:style-name="T1">Infrarudh {infrarUd} –</text:span> infravermelho</text:p>
      <text:p text:style-name="P4"><text:span text:style-name="T1">In ligne {in lInye} –</text:span> online</text:p>
      <text:p text:style-name="P4"><text:span text:style-name="T1">Installe {instAl} –</text:span> instalar</text:p>
      <text:p text:style-name="P4"><text:span text:style-name="T1">Internet {intërnEt} –</text:span> internet</text:p>
      <text:p text:style-name="P4"><text:span text:style-name="T1">Interpreter {intërprEtër} –</text:span><text:span text:style-name="T5"> interpretador </text:span><text:span text:style-name="T12">(como interpretador de Python ou </text:span><text:span text:style-name="T12">Java)</text:span><text:span text:style-name="T5"> </text:span></text:p>
      <text:p text:style-name="P4"><text:span text:style-name="T1">(Computer) joystick {(compÜtër) joystIk} –</text:span><text:span text:style-name="T5"> joystick</text:span></text:p>
      <text:p text:style-name="P4"><text:span text:style-name="T1">Kabel {kAbël} –</text:span> cabo</text:p>
      <text:p text:style-name="P4"><text:span text:style-name="T1">Khatem {qAtëm} –</text:span> Game Over</text:p>
      <text:p text:style-name="P4"><text:span text:style-name="T1">Klad {klad} –</text:span> carregar</text:p>
      <text:p text:style-name="P4"><text:span text:style-name="T1">Klink {klink} –</text:span> aba / guia de uma janela</text:p>
      <text:p text:style-name="P4"><text:span text:style-name="T1">Knop {knop} –</text:span> botão</text:p>
      <text:p text:style-name="P4"><text:span text:style-name="T1">Laptop {laptOp} –</text:span> notebook (laptop)</text:p>
      <text:p text:style-name="P4"><text:span text:style-name="T1">Leikstyr {lEykstür} –</text:span> controle de videogame</text:p>
      <text:p text:style-name="P4"><text:span text:style-name="T1">Leiser {lEyzër} –</text:span> leitor</text:p>
      <text:p text:style-name="P4"><text:span text:style-name="T1">Leur software {lör softwAr} –</text:span> software livre</text:p>
      <text:p text:style-name="P4"><text:span text:style-name="T1">Ligne {lInye} –</text:span> linha</text:p>
      <text:p text:style-name="P4"><text:span text:style-name="T1">Log in {log in} –</text:span> login, logon</text:p>
      <text:p text:style-name="P4"><text:span text:style-name="T1">Log ex {log eks} –</text:span> logout, logoff</text:p>
      <text:p text:style-name="P4"><text:span text:style-name="T1">Materplack {matërplAk} –</text:span> placa-mãe</text:p>
      <text:p text:style-name="P4"><text:span text:style-name="T1">Mediatolker {medyatOlkër} –</text:span> reprodutor de media</text:p>
      <text:p text:style-name="P4"><text:span text:style-name="T1">Memoria carte {memOrya kart} –</text:span> cartão de memória</text:p>
      <text:p text:style-name="P4"><text:span text:style-name="T1">Metadata {metadAta} –</text:span> metadados</text:p>
      <text:p text:style-name="P4"><text:span text:style-name="T1">Metadatum {metadAtum} –</text:span> metadado</text:p>
      <text:p text:style-name="P4"><text:span text:style-name="T1">Microphone {mikrofOn} –</text:span> microfone</text:p>
      <text:p text:style-name="P4"><text:span text:style-name="T1">Miniature {miniatÜr} –</text:span> thumbnail - miniatura</text:p>
      <text:p text:style-name="P4"><text:span text:style-name="T1">Mobilphone {mobilfOn} –</text:span> celular</text:p>
      <text:p text:style-name="P4"><text:span text:style-name="T1">Modem {mOdëm} –</text:span> modem</text:p>
      <text:p text:style-name="P4"><text:span text:style-name="T1">Monitor {monitOr} –</text:span> monitor</text:p>
      <text:p text:style-name="P4"><text:soft-page-break/><text:span text:style-name="T1">Mus {mus} –</text:span> mouse</text:p>
      <text:p text:style-name="P4"><text:span text:style-name="T1">Musictolker {muziktOlkër} –</text:span> reprodutor de música</text:p>
      <text:p text:style-name="P4"><text:span text:style-name="T1">Muspad {muspAd} –</text:span> mousepad</text:p>
      <text:p text:style-name="P4"><text:span text:style-name="T1">Mov {mov} –</text:span> mover</text:p>
      <text:p text:style-name="P4"><text:span text:style-name="T1">Netwehrg {netwE:rg} –</text:span> network - rede</text:p>
      <text:p text:style-name="P4"><text:span text:style-name="T1">Niklad {niklAd} –</text:span> download, baixar (um arquivo)</text:p>
      <text:p text:style-name="P4"><text:span text:style-name="T1">Ogwnschirm {Oguncirm} –</text:span> firewall</text:p>
      <text:p text:style-name="P4"><text:span text:style-name="T1">Oisschalt {oyscAlt} –</text:span> desligar</text:p>
      <text:p text:style-name="P4"><text:span text:style-name="T1">Operationsysteme {opëratyonsüstEm} –</text:span> sistema operacional</text:p>
      <text:p text:style-name="P4"><text:span text:style-name="T1">Operative systeme {opëratIv süstEm} –</text:span> sistema operacional</text:p>
      <text:p text:style-name="P4"><text:span text:style-name="T1">Pack {pak} –</text:span> pacote <text:span text:style-name="T8">(de um conjunto de softwares)</text:span><text:span text:style-name="T14"> </text:span></text:p>
      <text:p text:style-name="P4"><text:span text:style-name="T15">Panell {panEl} –</text:span><text:span text:style-name="T14"> painel</text:span></text:p>
      <text:p text:style-name="P4"><text:span text:style-name="T15">Partition {partityOn} –</text:span><text:span text:style-name="T14"> partição (de um disco rígido)</text:span></text:p>
      <text:p text:style-name="P4"><text:span text:style-name="T15">Personalise {përsonalIz} –</text:span><text:span text:style-name="T14"> personalizar</text:span></text:p>
      <text:p text:style-name="P4"><text:span text:style-name="T15">Pfehrster {pfE:rstër} –</text:span><text:span text:style-name="T14"> cursor, ponteiro do mouse</text:span></text:p>
      <text:p text:style-name="P4"><text:span text:style-name="T15">(Computer) pianji {(kompÜtër) pyAnji} –</text:span><text:span text:style-name="T14"> tablet</text:span></text:p>
      <text:p text:style-name="P4"><text:span text:style-name="T15">Piwer texte {pIwër text} –</text:span><text:span text:style-name="T14"> texto em negrito</text:span></text:p>
      <text:p text:style-name="P4"><text:bookmark-start text:name="__DdeLink__35676_1870019565"/><text:span text:style-name="T15">Plug-in {plug-In} –</text:span><text:span text:style-name="T14"> plugin</text:span><text:bookmark-end text:name="__DdeLink__35676_1870019565"/></text:p>
      <text:p text:style-name="P4"><text:span text:style-name="T15">Podcast {podkAst} –</text:span><text:span text:style-name="T14"> podcast</text:span></text:p>
      <text:p text:style-name="P4"><text:span text:style-name="T15">Post {post} –</text:span><text:span text:style-name="T14"> post(agem)</text:span></text:p>
      <text:p text:style-name="P4"><text:span text:style-name="T1">Primark lurhat {primArk lurhAt} –</text:span> linguagem de marcação</text:p>
      <text:p text:style-name="P11">Printer {prIntër} –<text:span text:style-name="T5"> impressora</text:span></text:p>
      <text:p text:style-name="P11">Processor {protsesOr} –<text:span text:style-name="T5"> processador</text:span></text:p>
      <text:p text:style-name="P11"><text:bookmark-start text:name="__DdeLink__35619_1870019565"/>Profile {profIl} –<text:span text:style-name="T5"> perfil</text:span><text:bookmark-end text:name="__DdeLink__35619_1870019565"/></text:p>
      <text:p text:style-name="P11">Programmation lurhat {programatyOn lurhAt} –<text:span text:style-name="T5"> linguagem de </text:span><text:span text:style-name="T5">programação</text:span></text:p>
      <text:p text:style-name="P11">Programme {progrAm} –<text:span text:style-name="T5"> programa; programar</text:span></text:p>
      <text:p text:style-name="P4"><text:span text:style-name="T1">Pung {pung} –</text:span> botão</text:p>
      <text:p text:style-name="P4"><text:span text:style-name="T1">Puwen {pÜwën} –</text:span> debug / depurar</text:p>
      <text:p text:style-name="P4"><text:span text:style-name="T1">RAM </text:span><text:span text:style-name="T9">(random access memoria)</text:span><text:span text:style-name="T1"> {randOm ak(t)sEs mëmOrya} –</text:span> RAM <text:span text:style-name="T8">(Random Access Memory)</text:span> </text:p>
      <text:p text:style-name="P4"><text:span text:style-name="T1">Reclame {rëklAm} –</text:span> anúncio / publicidade</text:p>
      <text:p text:style-name="P4"><text:span text:style-name="T1">Recorde {rëkOrd} –</text:span> salvar (um documento ou progresso de um software)</text:p>
      <text:p text:style-name="P4"><text:span text:style-name="T1">Recorder {rëkOrdër} –</text:span> gravador</text:p>
      <text:p text:style-name="P4"><text:span text:style-name="T1">Renam {rënAm} –</text:span> renomear</text:p>
      <text:p text:style-name="P4"><text:span text:style-name="T1">Retrovert {rëtrovErt} –</text:span> downgrade <text:span text:style-name="T8">(trazer de volta uma antiga versão ou estado)</text:span><text:span text:style-name="T14"> </text:span></text:p>
      <text:p text:style-name="P4"><text:span text:style-name="T15">Rekwehr {rëkwE:r} –</text:span><text:span text:style-name="T14"> refazer</text:span></text:p>
      <text:p text:style-name="P4"><text:span text:style-name="T1">Rewos bar {rEwos bar} –</text:span> barra de espaço</text:p>
      <text:p text:style-name="P4"><text:span text:style-name="T1">Rinkap {rinkAp} –</text:span> resetar</text:p>
      <text:p text:style-name="P4"><text:span text:style-name="T1">Roig {royg} – </text:span>linha (no caso, de uma planilha)</text:p>
      <text:p text:style-name="P4"><text:span text:style-name="T1">Router {rU:tër} –</text:span> roteador</text:p>
      <text:p text:style-name="P4"><text:span text:style-name="T1">Salvguarde {salvgwArd} –</text:span> backup</text:p>
      <text:p text:style-name="P4"><text:span text:style-name="T1">Scanner {skAnër} –</text:span> scanner</text:p>
      <text:p text:style-name="P4"><text:span text:style-name="T1">Schalter {cAltër} –</text:span> botão de liga e desliga</text:p>
      <text:p text:style-name="P4"><text:span text:style-name="T1">Schrift {crift} –</text:span> fonte <text:span text:style-name="T8">(typeface)</text:span> </text:p>
      <text:p text:style-name="P4"><text:span text:style-name="T1">Server {sErvër} –</text:span> servidor</text:p>
      <text:p text:style-name="P4"><text:span text:style-name="T1">Smartphone {smartfOn} –</text:span> <text:s/>smartphone</text:p>
      <text:p text:style-name="P4"><text:span text:style-name="T1">Smauter {smAotër} –</text:span><text:span text:style-name="T5"> visualizar</text:span></text:p>
      <text:p text:style-name="P4"><text:soft-page-break/><text:span text:style-name="T1">Social netwehrg {sotsiAl nëtwE:rg} –</text:span> rede social</text:p>
      <text:p text:style-name="P4"><text:span text:style-name="T1">Software {softwAr} –</text:span> software</text:p>
      <text:p text:style-name="P4"><text:span text:style-name="T1">Sokmotor {sokmotOr} –</text:span> motor de busca</text:p>
      <text:p text:style-name="P4"><text:span text:style-name="T1">SPAM –</text:span> SPAM</text:p>
      <text:p text:style-name="P4"><text:span text:style-name="T1">Sroviswor {sroviswOr} –</text:span> fonte de alimentação</text:p>
      <text:p text:style-name="P4"><text:bookmark-start text:name="__DdeLink__35625_1870019565"/><text:span text:style-name="T1">Stahgjia {stA:gjya} –</text:span> barra lateral<text:bookmark-end text:name="__DdeLink__35625_1870019565"/></text:p>
      <text:p text:style-name="P4"><text:span text:style-name="T1">Strehmen {strE:mën} –</text:span> streaming - transmissão</text:p>
      <text:p text:style-name="P4"><text:span text:style-name="T1">Substrichen texte {substrItcën tekst} –</text:span> texto sublinhado</text:p>
      <text:p text:style-name="P4"><text:span text:style-name="T1">Suppressem {suprEsëm} –</text:span> deletar</text:p>
      <text:p text:style-name="P4"><text:span text:style-name="T1">Surce code {surts kod} –</text:span> código fonte</text:p>
      <text:p text:style-name="P4"><text:span text:style-name="T1">Swoglehmber {swoglE:mbër} –</text:span> booting</text:p>
      <text:p text:style-name="P4"><text:span text:style-name="T1">Swoncarte {swonkArt} –</text:span> placa de som</text:p>
      <text:p text:style-name="P4"><text:span text:style-name="T1">Swonkwatel {swonkwAtël} –</text:span> caixa de som</text:p>
      <text:p text:style-name="P4"><text:span text:style-name="T1">Synchronise {sünkronIz} –</text:span> sincronizar</text:p>
      <text:p text:style-name="P4"><text:span text:style-name="T1">Tab(ulation) {tab(ulatyOn)} –</text:span> tabulação</text:p>
      <text:p text:style-name="P4"><text:span text:style-name="T1">Texte futliar {text futlyAr} –</text:span> caixa de texto</text:p>
      <text:p text:style-name="P4"><text:span text:style-name="T1">Textenbeorbater {tekstënbeorbAtër} – </text:span>processador de texto</text:p>
      <text:p text:style-name="P4"><text:span text:style-name="T1">Topic {tOpik} –</text:span> tópico (de um fórum)</text:p>
      <text:p text:style-name="P4"><text:span text:style-name="T1">Touche {tu:tc} –</text:span> tecla (de um teclado)</text:p>
      <text:p text:style-name="P4"><text:span text:style-name="T1">Touchecran {tu:tcëkrAn} –</text:span> touchscreen</text:p>
      <text:p text:style-name="P4"><text:span text:style-name="T1">Trackliste {traklIst} –</text:span> playlist</text:p>
      <text:p text:style-name="P4"><text:span text:style-name="T1">Transistor {transistOr} –</text:span> transistor </text:p>
      <text:p text:style-name="P4"><text:span text:style-name="T1">TV carte {TV kart} –</text:span> placa de captura</text:p>
      <text:p text:style-name="P4"><text:span text:style-name="T1">Ubklad {ubklAd} –</text:span> fazer upload, subir (um arquivo)</text:p>
      <text:p text:style-name="P4"><text:span text:style-name="T1">Ubnuw {ubnUw} –</text:span> atualização (de dados)</text:p>
      <text:p text:style-name="P4"><text:span text:style-name="T1">Ubnuwen {ubnÜwën} –</text:span> atualizar (dados)</text:p>
      <text:p text:style-name="P4"><text:span text:style-name="T1">Ubstiumep {ubstyÜmëp} –</text:span> atualizar (versão)</text:p>
      <text:p text:style-name="P4"><text:span text:style-name="T1">Uperswehp {üpërswE:p} –</text:span> hibernar</text:p>
      <text:p text:style-name="P4"><text:span text:style-name="T1">Utilitat {utilitAt} –</text:span> utilidade</text:p>
      <text:p text:style-name="P4"><text:span text:style-name="T1">USB (</text:span><text:span text:style-name="T9">Universal Serial Bus</text:span><text:span text:style-name="T1">) {univërsAl sëriAl bus} –</text:span> USB <text:span text:style-name="T8">(Universal </text:span><text:span text:style-name="T8">Serial Bus)</text:span> </text:p>
      <text:p text:style-name="P4"><text:span text:style-name="T1">USB cleich {USB kleytc}–</text:span> pendrive</text:p>
      <text:p text:style-name="P4"><text:span text:style-name="T1">Vector image {vëktOr imAdj} –</text:span> imagem vetorial</text:p>
      <text:p text:style-name="P4"><text:span text:style-name="T1">Vectorial image {vëktoryAl imAdj} –</text:span> imagem vetorial</text:p>
      <text:p text:style-name="P4"><text:span text:style-name="T1">VGT </text:span><text:span text:style-name="T9">(Video Graphique Tehxen)</text:span><text:span text:style-name="T1"> {vidEo grafIk tE:ksën} –</text:span> VGA <text:span text:style-name="T8">(Video Graphics Array)</text:span> </text:p>
      <text:p text:style-name="P4"><text:span text:style-name="T1">Video {vidEo} –</text:span> vídeo </text:p>
      <text:p text:style-name="P4"><text:span text:style-name="T1">Videogame {videogAm} –</text:span> console de videogame</text:p>
      <text:p text:style-name="P4"><text:span text:style-name="T1">Videocarte {videokArt} –</text:span> placa de vídeo</text:p>
      <text:p text:style-name="P4"><text:span text:style-name="T1">Videoleik {videolEyk} –</text:span> console de videogame</text:p>
      <text:p text:style-name="P4"><text:span text:style-name="T1">Videotolker {videotOlkër} –</text:span> reprodutor de vídeo</text:p>
      <text:p text:style-name="P4"><text:span text:style-name="T1">Wi-fi {wi-fi} –</text:span> wi-fi</text:p>
      <text:p text:style-name="P4"><text:span text:style-name="T1">Virtual {virtuAl} –</text:span> virtual</text:p>
      <text:p text:style-name="P4"><text:span text:style-name="T1">Virus {vIrus} –</text:span> vírus</text:p>
      <text:p text:style-name="P4"><text:span text:style-name="T1">Viel {vyel} –</text:span> cabo</text:p>
      <text:p text:style-name="P4"><text:span text:style-name="T1">Voltage-tuler {voltAdj tÜlër} – </text:span>estabilizador</text:p>
      <text:p text:style-name="P4"><text:span text:style-name="T1">Volume {volÜm} –</text:span><text:span text:style-name="T5"> volume</text:span></text:p>
      <text:p text:style-name="P4"><text:span text:style-name="T1">Web {web} –</text:span> web, rede</text:p>
      <text:p text:style-name="P4"><text:span text:style-name="T1">Webcam {wëbkAm} –</text:span> webcam</text:p>
      <text:p text:style-name="P4"><text:soft-page-break/><text:span text:style-name="T1">Website {wëbsAyt} –</text:span> website, site</text:p>
      <text:p text:style-name="P4"><text:bookmark-start text:name="__DdeLink__35609_1870019565"/><text:span text:style-name="T1">Webtyohc {wëbtyO:k} –</text:span> feed<text:bookmark-end text:name="__DdeLink__35609_1870019565"/></text:p>
      <text:p text:style-name="P4"><text:bookmark-start text:name="__DdeLink__35666_1870019565"/><text:span text:style-name="T1">Wehrgeih {we:rdjE:y} –</text:span> dar play, rodar, fazer funcionar, operar<text:bookmark-end text:name="__DdeLink__35666_1870019565"/></text:p>
      <text:p text:style-name="P4"><text:span text:style-name="T1">Windows portfeuyl {windOws portfÖyl} – </text:span>Porta-Arquivos <text:span text:style-name="T8">(do Microsoft Windows)</text:span> </text:p>
      <text:p text:style-name="P4"><text:span text:style-name="T1">Zoum apo {zu:m Apo} –</text:span> Zoom out</text:p>
      <text:p text:style-name="P4"><text:span text:style-name="T1">Zoum prosch {zu:m proc} –</text:span> Zoom in</text:p>
      <text:p text:style-name="P4"/>
      <text:h text:style-name="P3" text:outline-level="2">ANIMAIS</text:h>
      <text:p text:style-name="P4"/>
      <text:p text:style-name="P4"><text:span text:style-name="T1">Arank {arAnk} –</text:span> aranha</text:p>
      <text:p text:style-name="P4"><text:span text:style-name="T1">Aux(an) {Aoks / aoksAn} –</text:span> boi</text:p>
      <text:p text:style-name="P4"><text:span text:style-name="T1">Av {av} –</text:span> pássaro</text:p>
      <text:p text:style-name="P4"><text:span text:style-name="T1">Ayg {ayg} –</text:span> cabra</text:p>
      <text:p text:style-name="P4"><text:span text:style-name="T1">Aygur {aygUr} –</text:span> garanhão</text:p>
      <text:p text:style-name="P4"><text:span text:style-name="T1">Baleina {balEyna} –</text:span> baleia</text:p>
      <text:p text:style-name="P4"><text:span text:style-name="T1">Baul {bAol} –</text:span> morcego</text:p>
      <text:p text:style-name="P4"><text:span text:style-name="T1">Bei {bey} –</text:span> abelha</text:p>
      <text:p text:style-name="P4"><text:span text:style-name="T1">Bock {bok} –</text:span> bode</text:p>
      <text:p text:style-name="P4"><text:span text:style-name="T1">Brank {brank} –</text:span> besouro</text:p>
      <text:p text:style-name="P4"><text:span text:style-name="T1">Cat {kat} –</text:span> gato</text:p>
      <text:p text:style-name="P4"><text:span text:style-name="T1">Cavall {kavAl} –</text:span> cavalo</text:p>
      <text:p text:style-name="P4"><text:span text:style-name="T1">Cuincule {kwInkül} –</text:span> coelho</text:p>
      <text:p text:style-name="P4"><text:span text:style-name="T1">Delphin {dëlfIn} –</text:span> golfinho</text:p>
      <text:p text:style-name="P4"><text:span text:style-name="T1">Gall {gal} –</text:span> galo</text:p>
      <text:p text:style-name="P4"><text:span text:style-name="T1">Gaydh {gayd} –</text:span> bode / cabra <text:span text:style-name="T8">(pode ser usado com adjetivo)</text:span> </text:p>
      <text:p text:style-name="P4"><text:span text:style-name="T1">Ghelon {gëlOn} –</text:span> tartaruga</text:p>
      <text:p text:style-name="P4"><text:span text:style-name="T1">Ghimer {gImër} –</text:span> filhote <text:span text:style-name="T8">(um inverno de idade)</text:span> </text:p>
      <text:p text:style-name="P4"><text:span text:style-name="T1">Gwow {gwow} –</text:span> vaca, bovino</text:p>
      <text:p text:style-name="P4"><text:span text:style-name="T1">Katelsqual {katëlskwAl} –</text:span> orca</text:p>
      <text:p text:style-name="P4"><text:span text:style-name="T1">Kiep {kyep} –</text:span> macaco grande</text:p>
      <text:p text:style-name="P4"><text:span text:style-name="T1">Kierk {kyErk} –</text:span> galinha</text:p>
      <text:p text:style-name="P4"><text:span text:style-name="T1">Kunia {kUnya} –</text:span> cadela, cachorra</text:p>
      <text:p text:style-name="P4"><text:span text:style-name="T1">Kwaun {kwAon} –</text:span> cão, cachorro</text:p>
      <text:p text:style-name="P4"><text:span text:style-name="T1">Leopard {leopArd} –</text:span> leopardo</text:p>
      <text:p text:style-name="P4"><text:span text:style-name="T1">Lion {lyon} –</text:span> leão</text:p>
      <text:p text:style-name="P4"><text:span text:style-name="T1">Maymoun {maymU:n} – </text:span>macaco pequeno</text:p>
      <text:p text:style-name="P4"><text:span text:style-name="T1">Murm {murm} –</text:span> formiga</text:p>
      <text:p text:style-name="P4"><text:span text:style-name="T1">Mus {mus} –</text:span> camundongo</text:p>
      <text:p text:style-name="P4"><text:span text:style-name="T1">Musch {muc} –</text:span> mosca</text:p>
      <text:p text:style-name="P4"><text:span text:style-name="T1">Ornd {ornd} –</text:span> águia</text:p>
      <text:p text:style-name="P4"><text:span text:style-name="T1">Ow {ow} –</text:span> ovelha / carneiro</text:p>
      <text:p text:style-name="P19"><text:span text:style-name="T1">Paymen {pAymën} –</text:span> criador <text:span text:style-name="T8">(de animais)</text:span></text:p>
      <text:p text:style-name="P4"><text:span text:style-name="T1">Pelpel {pElpël} –</text:span> borboleta</text:p>
      <text:p text:style-name="P4"><text:span text:style-name="T1">Pinguin {pingwIn} –</text:span> pinguim</text:p>
      <text:p text:style-name="P4"><text:span text:style-name="T1">Pisk {pisk} –</text:span> peixe</text:p>
      <text:p text:style-name="P4"><text:span text:style-name="T1">Pork {pork} –</text:span> porco</text:p>
      <text:p text:style-name="P4"><text:span text:style-name="T1">Rat {rat} –</text:span> rato</text:p>
      <text:p text:style-name="P4"><text:span text:style-name="T1">Schebeck {cëbEk} –</text:span> macaca</text:p>
      <text:p text:style-name="P4"><text:soft-page-break/><text:span text:style-name="T1">Scorpion {skorpyOn} –</text:span> escorpião</text:p>
      <text:p text:style-name="P4"><text:span text:style-name="T1">Serpent {sErpënt} –</text:span> serpente, cobra</text:p>
      <text:p text:style-name="P4"><text:span text:style-name="T1">Shamyu {xAmyu} –</text:span> tubarão</text:p>
      <text:p text:style-name="P4"><text:span text:style-name="T1">Sill {sil} –</text:span> foca</text:p>
      <text:p text:style-name="P4"><text:span text:style-name="T1">Taur {tAor} –</text:span> touro</text:p>
      <text:p text:style-name="P4"><text:span text:style-name="T1">Tigher {tIgër} –</text:span> tigre</text:p>
      <text:p text:style-name="P4"><text:span text:style-name="T1">Urx {urks} –</text:span> urso</text:p>
      <text:p text:style-name="P4"><text:span text:style-name="T1">Vulp(ek) {vUlp(ëk)} –</text:span> raposa</text:p>
      <text:p text:style-name="P4"><text:span text:style-name="T1">Wersi {wErsi} –</text:span> filhote <text:span text:style-name="T8">(uma primavera de idade)</text:span> </text:p>
      <text:p text:style-name="P4"><text:span text:style-name="T1">Wolf {wolf} –</text:span> lobo</text:p>
      <text:p text:style-name="P4"/>
      <text:h text:style-name="P3" text:outline-level="2">MEDIDAS</text:h>
      <text:p text:style-name="P4"/>
      <text:p text:style-name="P4"><text:span text:style-name="T1">Absorpt energia dose {absOrpt enErdjya doz} –</text:span> dose absorvida</text:p>
      <text:p text:style-name="P4"><text:span text:style-name="T1">Ampere {ampEr} (A) –</text:span> ampere</text:p>
      <text:p text:style-name="P4"><text:span text:style-name="T1">Becquerel {bëkErël} (Bq</text:span>) – becquerel</text:p>
      <text:p text:style-name="P4"><text:span text:style-name="T1">Candela {kandEla} (cd) –</text:span> candela</text:p>
      <text:p text:style-name="P4"><text:span text:style-name="T1">Catalytic activitat {katalÜtik aktivitAt} –</text:span> atividade catalítica</text:p>
      <text:p text:style-name="P4"><text:span text:style-name="T1">Celsius grade {tsElsyus grAd} (°C) –</text:span> <text:s/>grau Celsius</text:p>
      <text:p text:style-name="P4"><text:span text:style-name="T1">Dwinegh {dwInëg} –</text:span> força <text:span text:style-name="T8">(no contexto de pressão)</text:span><text:span text:style-name="T14"> </text:span></text:p>
      <text:p text:style-name="P4"><text:span text:style-name="T15">Electric capacitat {elEktrik kapatsitAt} –</text:span><text:span text:style-name="T14"> capacitância</text:span></text:p>
      <text:p text:style-name="P4"><text:span text:style-name="T15">Electric charge {elEktrik tcardj} –</text:span><text:span text:style-name="T14"> carga elétrica</text:span></text:p>
      <text:p text:style-name="P4"><text:span text:style-name="T15">Electric conductance {elEktrik konduktAnts} –</text:span><text:span text:style-name="T14"> condutância</text:span></text:p>
      <text:p text:style-name="P4"><text:span text:style-name="T15">Electric inductance {elEktrik induktAnts} –</text:span><text:span text:style-name="T14"> indutância</text:span></text:p>
      <text:p text:style-name="P4"><text:span text:style-name="T15">Electric resistence {elEktrik rezistEnts} –</text:span><text:span text:style-name="T14"> resistência elétrica</text:span></text:p>
      <text:p text:style-name="P4"><text:span text:style-name="T15">Electromot force {elëktromot forts} –</text:span><text:span text:style-name="T14"> tensão elétrica</text:span></text:p>
      <text:p text:style-name="P4"><text:span text:style-name="T15">Energia {enErdjya} –</text:span><text:span text:style-name="T14"> energia</text:span></text:p>
      <text:p text:style-name="P4"><text:span text:style-name="T15">Equivalent dose {ekivAlënt doz} –</text:span><text:span text:style-name="T14"> dose equivalente</text:span></text:p>
      <text:p text:style-name="P4"><text:span text:style-name="T1">Farad {farAd} (F) –</text:span> farad</text:p>
      <text:p text:style-name="P4"><text:span text:style-name="T1">Force {forts} –</text:span> força</text:p>
      <text:p text:style-name="P4"><text:span text:style-name="T1">Frequence {frëkEnts} – </text:span>frequência</text:p>
      <text:p text:style-name="P4"><text:span text:style-name="T1">Gray {gray} (Gy) –</text:span> gray</text:p>
      <text:p text:style-name="P4"><text:span text:style-name="T1">Gwayder flux {gwAydër fluks} –</text:span> fluxo luminoso</text:p>
      <text:p text:style-name="P4"><text:span text:style-name="T1">Gwayder intensitat {gwAydër intënsitAt} –</text:span> intensidade luminosa</text:p>
      <text:p text:style-name="P4"><text:span text:style-name="T1">Henry {hEnri} (H) –</text:span> henry</text:p>
      <text:p text:style-name="P4"><text:span text:style-name="T1">Hertz {hertz} (Hz) –</text:span> hertz</text:p>
      <text:p text:style-name="P4"><text:span text:style-name="T1">Joule {ju:l} (J) –</text:span> joule</text:p>
      <text:p text:style-name="P4"><text:span text:style-name="T1">Katal {katAl} (kat) –</text:span> katal</text:p>
      <text:p text:style-name="P4"><text:span text:style-name="T1">Kelvin {kelvIn} (k) –</text:span> kelvin</text:p>
      <text:p text:style-name="P4"><text:span text:style-name="T1">Kilogramme {kilogrAm} (kg) –</text:span> quilograma</text:p>
      <text:p text:style-name="P4"><text:span text:style-name="T1">Kweitergwis {kwEytërgwis} –</text:span> luminosidade</text:p>
      <text:p text:style-name="P4"><text:span text:style-name="T1">Liter {lItër} –</text:span> litro</text:p>
      <text:p text:style-name="P4"><text:span text:style-name="T1">Longe {londj} –</text:span> comprimento</text:p>
      <text:p text:style-name="P4"><text:span text:style-name="T1">Lumen {lÜmën} (lm) –</text:span> lúmen</text:p>
      <text:p text:style-name="P4"><text:span text:style-name="T1">Lux {luks} (lx) –</text:span> lux</text:p>
      <text:p text:style-name="P4"><text:span text:style-name="T1">Magnetic induction {manyEtik induktyOn} –</text:span> intensidade de campo magnético</text:p>
      <text:p text:style-name="P4"><text:span text:style-name="T1">Magnetic induction flux {manyEtik induktyOn fluks} –</text:span> fluxo magnético</text:p>
      <text:p text:style-name="P4"><text:span text:style-name="T1">Masse {mas} –</text:span> massa</text:p>
      <text:p text:style-name="P4"><text:soft-page-break/><text:span text:style-name="T1">Meter {mEtër} (m)–</text:span> metro</text:p>
      <text:p text:style-name="P4"><text:span text:style-name="T1">Mole {mol} (mol) –</text:span> mol</text:p>
      <text:p text:style-name="P4"><text:span text:style-name="T1">Newton {nëwtOn} (N) –</text:span> newton</text:p>
      <text:p text:style-name="P4"><text:span text:style-name="T1">Ohm {o:m} (Ω) –</text:span> ohm</text:p>
      <text:p text:style-name="P4"><text:span text:style-name="T1">Pascal {paskAl} (Pa) –</text:span> pascal</text:p>
      <text:p text:style-name="P4"><text:span text:style-name="T1">Plane angule {plan Angül} –</text:span> ângulo plano</text:p>
      <text:p text:style-name="P4"><text:span text:style-name="T1">Pressem {prEsëm} –</text:span> pressão</text:p>
      <text:p text:style-name="P4"><text:span text:style-name="T1">Radian {radyAn} (rad) –</text:span> radiano</text:p>
      <text:p text:style-name="P4"><text:span text:style-name="T1">Radioactivitat {radyoaktivitAt} –</text:span> atividade radioativa</text:p>
      <text:p text:style-name="P4"><text:span text:style-name="T1">Secunde {sekUnd} (s) –</text:span> segundo</text:p>
      <text:p text:style-name="P4"><text:span text:style-name="T1">Siemens {syEmëns} (S) –</text:span> siemens</text:p>
      <text:p text:style-name="P4"><text:span text:style-name="T1">Sievert {syEvërt} (Sv) –</text:span> sievert</text:p>
      <text:p text:style-name="P4"><text:span text:style-name="T1">Solid angule {sOlid Angül} – </text:span>ângulo sólido</text:p>
      <text:p text:style-name="P4"><text:span text:style-name="T1">Srov {srov} –</text:span> corrente elétrica</text:p>
      <text:p text:style-name="P4"><text:span text:style-name="T1">Steradian {stëradyAn} (sr) – </text:span>esferorradiano</text:p>
      <text:p text:style-name="P4"><text:span text:style-name="T1">Stieure {styÖr} –</text:span> potência</text:p>
      <text:p text:style-name="P4"><text:span text:style-name="T1">Temperature {tëmpëratÜr} –</text:span> temperatura</text:p>
      <text:p text:style-name="P4"><text:span text:style-name="T1">Tesla {tEsla} (T) –</text:span> tesla</text:p>
      <text:p text:style-name="P4"><text:span text:style-name="T1">Volt {volt} (V) –</text:span> volt</text:p>
      <text:p text:style-name="P4"><text:span text:style-name="T1">Wakel {wAkël} –</text:span> quantidade, carga</text:p>
      <text:p text:style-name="P4"><text:span text:style-name="T1">Wakt {wakt} –</text:span> tempo</text:p>
      <text:p text:style-name="P4"><text:span text:style-name="T1">Weber {wEbër} (Wb) –</text:span> weber</text:p>
      <text:p text:style-name="P4"><text:span text:style-name="T1">Wehrg {we:rg} –</text:span> trabalho</text:p>
      <text:p text:style-name="P4"><text:span text:style-name="T1">Watt {wat} (W) –</text:span> watt</text:p>
      <text:p text:style-name="P4"/>
      <text:h text:style-name="P3" text:outline-level="2">FAMÍLIA</text:h>
      <text:p text:style-name="P4"/>
      <text:p text:style-name="P4"><text:span text:style-name="T1">Aja {Aja} –</text:span> vovó</text:p>
      <text:p text:style-name="P4"><text:span text:style-name="T1">Amma {Ama} –</text:span> mãe adotiva</text:p>
      <text:p text:style-name="P4"><text:span text:style-name="T1">Atta {Ata} –</text:span> padrasto</text:p>
      <text:p text:style-name="P4"><text:span text:style-name="T1">Bent {bent} –</text:span> garota, menina</text:p>
      <text:p text:style-name="P4"><text:span text:style-name="T1">Brater {brAtër} –</text:span> irmão</text:p>
      <text:p text:style-name="P4"><text:span text:style-name="T1">Cousin {ku:zIn} –</text:span> primo, prima</text:p>
      <text:p text:style-name="P4"><text:span text:style-name="T1">Cummater {kummAtër} –</text:span> madrinha</text:p>
      <text:p text:style-name="P4"><text:span text:style-name="T1">Cumpater {kumpAtër} –</text:span> padrinho</text:p>
      <text:p text:style-name="P4"><text:span text:style-name="T1">Daiwer {dÄwër} –</text:span> cunhado</text:p>
      <text:p text:style-name="P4"><text:span text:style-name="T1">Dugter {dUgtër} –</text:span> filha</text:p>
      <text:p text:style-name="P4"><text:span text:style-name="T1">Eln {eln} –</text:span><text:span text:style-name="T5"> criança</text:span>, filhote</text:p>
      <text:p text:style-name="P4"><text:span text:style-name="T1">Esor {ezOr} –</text:span> esposa, mulher</text:p>
      <text:p text:style-name="P4"><text:span text:style-name="T1">Ewo {Ewo} –</text:span> vovô</text:p>
      <text:p text:style-name="P4"><text:span text:style-name="T1">Familia {famIlya} –</text:span> família</text:p>
      <text:p text:style-name="P4"><text:span text:style-name="T1">Fiancee {fyantsEë} –</text:span> noiva <text:span text:style-name="T8">(durante o noivado)</text:span> </text:p>
      <text:p text:style-name="P4"><text:span text:style-name="T1">Fianceo {fyantsEo} –</text:span> noivo <text:span text:style-name="T8">(durante o noivado)</text:span> </text:p>
      <text:p text:style-name="P4"><text:span text:style-name="T1">Gelou {djëlU:} –</text:span> cunhada</text:p>
      <text:p text:style-name="P4"><text:span text:style-name="T1">Gemer {djEmër} – </text:span>marido da irmã</text:p>
      <text:p text:style-name="P4"><text:span text:style-name="T1">Genealogic dru {djënealOdjik dru} –</text:span> árvore genealógica </text:p>
      <text:p text:style-name="P4"><text:span text:style-name="T1">Grandmater {grandmAtër} –</text:span> avó</text:p>
      <text:p text:style-name="P4"><text:span text:style-name="T1">Grandpater {grandpAtër} –</text:span> avô</text:p>
      <text:p text:style-name="P4"><text:span text:style-name="T1">Gvibh {gvib} –</text:span> esposa, mulher</text:p>
      <text:p text:style-name="P4"><text:soft-page-break/><text:span text:style-name="T1">Ienter {yEntër} –</text:span> esposa do irmão do marido</text:p>
      <text:p text:style-name="P4"><text:span text:style-name="T1">Kerab {kërAb} –</text:span> parente</text:p>
      <text:p text:style-name="P4"><text:span text:style-name="T1">Kerdprient {kërdpryEnt} –</text:span> namorado</text:p>
      <text:p text:style-name="P4"><text:span text:style-name="T1">Kerdprientin {kërdpryentIn} –</text:span> namorada</text:p>
      <text:p text:style-name="P4"><text:span text:style-name="T1">Kweil {kweyl} –</text:span> garota, menina</text:p>
      <text:p text:style-name="P4"><text:span text:style-name="T1">Mann {man} –</text:span> esposo, marido</text:p>
      <text:p text:style-name="P4"><text:span text:style-name="T1">Mater {mAtër} –</text:span> mãe</text:p>
      <text:p text:style-name="P4"><text:span text:style-name="T1">Matruw {matrUw} –</text:span> tio materno</text:p>
      <text:p text:style-name="P4"><text:span text:style-name="T1">Nanander {nanAndër} –</text:span> irmã do marido, cunhada</text:p>
      <text:p text:style-name="P4"><text:span text:style-name="T1">Nepot {nëpOt} –</text:span> sobrinho</text:p>
      <text:p text:style-name="P4"><text:span text:style-name="T1">Neptia {nEptya} –</text:span> sobrinha</text:p>
      <text:p text:style-name="P4"><text:span text:style-name="T1">Nitia {nItya} –</text:span> <text:span text:style-name="T8">circulo familiar e de amigos</text:span></text:p>
      <text:p text:style-name="P4"><text:span text:style-name="T1">Novsta {nOvsta} –</text:span> noiva <text:span text:style-name="T8">(durante o casamento)</text:span> </text:p>
      <text:p text:style-name="P4"><text:span text:style-name="T1">Novsto {nOvsto} –</text:span> noivo <text:span text:style-name="T8">(durante o casamento)</text:span> </text:p>
      <text:p text:style-name="P4"><text:span text:style-name="T1">Oncle {onkl} –</text:span> tio</text:p>
      <text:p text:style-name="P4"><text:span text:style-name="T1">Parent {pArënt} –</text:span> pai / mãe</text:p>
      <text:p text:style-name="P4"><text:span text:style-name="T1">Pater {pAtër} –</text:span> pai</text:p>
      <text:p text:style-name="P4"><text:span text:style-name="T1">Prient {pryent} –</text:span> amigo, amiga</text:p>
      <text:p text:style-name="P4"><text:span text:style-name="T1">Samgwelbh –</text:span> <text:span text:style-name="T8">nascido da mesma mãe</text:span> </text:p>
      <text:p text:style-name="P4"><text:span text:style-name="T1">Siour {syu:r} –</text:span> irmão da esposa, cunhado</text:p>
      <text:p text:style-name="P4"><text:span text:style-name="T1">Son {son} –</text:span> filho</text:p>
      <text:p text:style-name="P4"><text:span text:style-name="T1">Swelion {swëlyOn} –</text:span> marido da irmã da esposa</text:p>
      <text:p text:style-name="P4"><text:span text:style-name="T1">Swesgen {swEsdjën} –</text:span> irmão / irmã</text:p>
      <text:p text:style-name="P4"><text:span text:style-name="T1">Swes(ter) {swEs(tër)} –</text:span> irmã</text:p>
      <text:p text:style-name="P4"><text:span text:style-name="T1">Swoker {swOkër} –</text:span> sogro</text:p>
      <text:p text:style-name="P4"><text:span text:style-name="T1">Swokru {swOkru} –</text:span> sogra</text:p>
      <text:p text:style-name="P4"><text:span text:style-name="T1">Tante {tant} –</text:span> tia</text:p>
      <text:p text:style-name="P4"><text:span text:style-name="T1">Vidva {vIdva} –</text:span> viúva</text:p>
      <text:p text:style-name="P4"><text:span text:style-name="T1">Vidvo(s) {vIdvo(s)} –</text:span> viúvo</text:p>
      <text:p text:style-name="P4"><text:span text:style-name="T1">Wehdmen {wE:dmën} –</text:span> dote (da noiva)</text:p>
      <text:p text:style-name="P4"/>
      <text:h text:style-name="P3" text:outline-level="2">DIVERSOS</text:h>
      <text:p text:style-name="P4"/>
      <text:p text:style-name="P4"><text:span text:style-name="T1">Alphabet {alfAbd} – </text:span>alfabeto</text:p>
      <text:p text:style-name="P4"><text:span text:style-name="T1">Anua {Anwa} –</text:span> anciã</text:p>
      <text:p text:style-name="P4"><text:span text:style-name="T1">Aunfin {aonfIn} –</text:span> infinito</text:p>
      <text:p text:style-name="P4"><text:span text:style-name="T1">Buk {buk} –</text:span> livro</text:p>
      <text:p text:style-name="P4"><text:span text:style-name="T1">Dienkia {dyEnkya} –</text:span> eletrodoméstico</text:p>
      <text:p text:style-name="P4"><text:span text:style-name="T1">Distance-control {distAnts kontrOl} –</text:span> controle remoto</text:p>
      <text:p text:style-name="P4"><text:span text:style-name="T1">Dru {dru} –</text:span> árvore</text:p>
      <text:p text:style-name="P4"><text:span text:style-name="T1">Fall {fal} –</text:span> caso <text:span text:style-name="T8">(situação)</text:span></text:p>
      <text:p text:style-name="P4"><text:span text:style-name="T1">Forest {forEst} –</text:span> floresta</text:p>
      <text:p text:style-name="P4"><text:span text:style-name="T1">Future {futÜr} –</text:span> futuro</text:p>
      <text:p text:style-name="P4"><text:span text:style-name="T1">Geront {djërOnt} –</text:span> ancião</text:p>
      <text:p text:style-name="P4"><text:span text:style-name="T1">Grammatic {gramAtik} –</text:span> gramática</text:p>
      <text:p text:style-name="P4"><text:span text:style-name="T1">Gwen {gwen} –</text:span> mulher</text:p>
      <text:p text:style-name="P4"><text:span text:style-name="T1">Gwenak {gwënAk} –</text:span> moça</text:p>
      <text:p text:style-name="P4"><text:span text:style-name="T1">Ject {jekt} –</text:span> coisa</text:p>
      <text:p text:style-name="P4"><text:span text:style-name="T1">Ker {ker} –</text:span> vez</text:p>
      <text:p text:style-name="P4"><text:soft-page-break/><text:span text:style-name="T1">Kindergarten {kindërgArtën} –</text:span> jardim de infância</text:p>
      <text:p text:style-name="P4"><text:span text:style-name="T1">Kwehrmen {kwE:mën} –</text:span> maneira, forma de fazer alguma coisa</text:p>
      <text:p text:style-name="P4"><text:span text:style-name="T1">Majoritat {majoritAt} –</text:span> maioria</text:p>
      <text:p text:style-name="P4"><text:span text:style-name="T1">Memoria {mëmOrya}</text:span><text:span text:style-name="T5"> – memória</text:span></text:p>
      <text:p text:style-name="P4"><text:span text:style-name="T1">Mensc {mensk} – </text:span>humano(a), homem <text:span text:style-name="T8">(“homem” no sentido de espécie)</text:span></text:p>
      <text:p text:style-name="P4"><text:span text:style-name="T1">Menue {mënÜ:} – </text:span><text:span text:style-name="T5">menu</text:span></text:p>
      <text:p text:style-name="P4"><text:span text:style-name="T1">Message {mesAdj} –</text:span><text:span text:style-name="T5"> mensagem</text:span></text:p>
      <text:p text:style-name="P4"><text:span text:style-name="T1">Minoritat {minoritAt} –</text:span> minoria</text:p>
      <text:p text:style-name="P4"><text:span text:style-name="T1">Pieg {pyeg} –</text:span> garota, menina</text:p>
      <text:p text:style-name="P4"><text:span text:style-name="T1">Present {prEzënt} –</text:span> presente</text:p>
      <text:p text:style-name="P4"><text:span text:style-name="T1">Prev {prev} –</text:span> passado</text:p>
      <text:p text:style-name="P4"><text:span text:style-name="T1">Primar talim {primAr tAlim} –</text:span><text:span text:style-name="T5"> </text:span><text:span text:style-name="T12">estágio no qual,</text:span><text:span text:style-name="T8"> crianças aprendem o </text:span><text:span text:style-name="T8">básico, como escrever e </text:span><text:span text:style-name="T8">fazer contas</text:span><text:span text:style-name="T14"> </text:span></text:p>
      <text:p text:style-name="P4"><text:span text:style-name="T1">Pwarn {pwarn} – </text:span>garoto, menino</text:p>
      <text:p text:style-name="P4"><text:span text:style-name="T1">Secundar talim {sëkundAr tAlim} –</text:span> <text:span text:style-name="T8">estágio no qual, adolescentes </text:span><text:span text:style-name="T8">aprendem o fundamental</text:span><text:span text:style-name="T14"> </text:span></text:p>
      <text:p text:style-name="P4"><text:span text:style-name="T1">Suedos {sÜ:dos} –</text:span> propriedade <text:span text:style-name="T8">(qualidade)</text:span> </text:p>
      <text:p text:style-name="P4"><text:span text:style-name="T1">Television {tëlëvizyOn} – </text:span>televisão</text:p>
      <text:p text:style-name="P4"><text:span text:style-name="T1">Veneg {vEnëg} –</text:span> vendedor</text:p>
      <text:p text:style-name="P4"><text:span text:style-name="T1">Videocassette {videokasEt} – </text:span>videocassete</text:p>
      <text:p text:style-name="P4"><text:span text:style-name="T1">Videoteip {videotEyp} –</text:span> videocassete</text:p>
      <text:p text:style-name="P4"><text:span text:style-name="T1">Wakt {wakt} –</text:span> tempo <text:span text:style-name="T8">(duração)</text:span> </text:p>
      <text:p text:style-name="P4"><text:span text:style-name="T1">Wir {wir} –</text:span> homem</text:p>
      <text:p text:style-name="P4"><text:span text:style-name="T1">Yeudmo {yÖdmo} –</text:span> homem <text:span text:style-name="T8">(como combatente)</text:span> </text:p>
      <text:p text:style-name="P4"><text:span text:style-name="T1">Yuwen {yÜwën} –</text:span> rapaz</text:p>
      <text:p text:style-name="P4"><text:span text:style-name="T1">Zaman {dzamAn} –</text:span> época, período, tempo <text:span text:style-name="T8">(quando referente a um determinado período)</text:span> </text:p>
      <text:p text:style-name="P4"/>
      <text:h text:style-name="P3" text:outline-level="2">INTERJEIÇÕES</text:h>
      <text:p text:style-name="P4"/>
      <text:p text:style-name="P4"><text:span text:style-name="T1">Ajaban! {ajabAn} –</text:span> oh! ah, sério? mesmo?</text:p>
      <text:p text:style-name="P4"><text:span text:style-name="T1">Al-hamdulillah! {al hamdulilA:} –</text:span> graças a Deus!</text:p>
      <text:p text:style-name="P4"><text:span text:style-name="T1">Aman! {amAn} –</text:span> tenha misericórdia! tenha piedade!</text:p>
      <text:p text:style-name="P4"><text:span text:style-name="T1">Anchoa! {antcOa} –</text:span> oh! o quê? <text:span text:style-name="T8">(incredulidade)</text:span> </text:p>
      <text:p text:style-name="P4"><text:span text:style-name="T1">Asafa! {azAfa} –</text:span> credo! cruzes! macacos me mordam!</text:p>
      <text:p text:style-name="P4"><text:span text:style-name="T1">Bast(a)! {bAst(a)} –</text:span> basta! é o bastante!</text:p>
      <text:p text:style-name="P4"><text:span text:style-name="T1">Bravo! {brAvo} –</text:span> bravo!</text:p>
      <text:p text:style-name="P4"><text:span text:style-name="T1">Bre! {bre} –</text:span> ei!</text:p>
      <text:p text:style-name="P4"><text:span text:style-name="T1">Chao! {tcAo} –</text:span> tchau!</text:p>
      <text:p text:style-name="P4"><text:span text:style-name="T1">Chiba! {tcIba} –</text:span> psiu! <text:span text:style-name="T8">(para um cachorro se afastar)</text:span> </text:p>
      <text:p text:style-name="P4"><text:span text:style-name="T1">Chinchay! –</text:span> não é nada!</text:p>
      <text:p text:style-name="P4"><text:span text:style-name="T1">Coul! {ku:l} –</text:span> legal! bacana! que massa!</text:p>
      <text:p text:style-name="P4"><text:span text:style-name="T1">Dank! {dank} –</text:span> valeu! obrigado!</text:p>
      <text:p text:style-name="P4"><text:span text:style-name="T1">E? {ë} –</text:span> hein? hã?</text:p>
      <text:p text:style-name="P4"><text:span text:style-name="T1">Ehh {e:} –</text:span> err <text:span text:style-name="T8">(dúvida)</text:span> </text:p>
      <text:p text:style-name="P4"><text:span text:style-name="T1">Gwivtu! / Gwive! {gw} –</text:span> salve! viva!</text:p>
      <text:p text:style-name="P4"><text:span text:style-name="T1">Ha ha ha! {ha ha ha} –</text:span> Há! Há! Há!</text:p>
      <text:p text:style-name="P4"><text:span text:style-name="T1">Hay(te)! {hay(t)} –</text:span> vamos lá! <text:span text:style-name="T8">(encorajamento)</text:span> </text:p>
      <text:p text:style-name="P4"><text:span text:style-name="T1">Hue! {hü:} –</text:span> <text:span text:style-name="T8">para um cavalo</text:span> </text:p>
      <text:p text:style-name="P4"><text:soft-page-break/><text:span text:style-name="T1">Hurrah! {hurA:} –</text:span> hurra! <text:span text:style-name="T8">(aplauso)</text:span> </text:p>
      <text:p text:style-name="P4"><text:span text:style-name="T1">Iblis! {Iblis} –</text:span> mas o quê? mas que diabos? que porra é essa?</text:p>
      <text:p text:style-name="P14"><text:span text:style-name="T1">Interjection {intërjëktyOn} –</text:span> interjeição</text:p>
      <text:p text:style-name="P4"><text:span text:style-name="T1">Lassamahallah {lasamahalA:} –</text:span> Deus me ajude!</text:p>
      <text:p text:style-name="P4"><text:span text:style-name="T1">Lutfan {lutfAn} –</text:span> seja gentil! seja amável!</text:p>
      <text:p text:style-name="P4"><text:span text:style-name="T1">Maideh {maydE:} –</text:span> socorro! alguém me ajude! SOS!</text:p>
      <text:p text:style-name="P4"><text:span text:style-name="T1">Marba {mArba} –</text:span> é um prazer de conhecer</text:p>
      <text:p text:style-name="P4"><text:span text:style-name="T1">Mersie! {mërsI:} –</text:span> obrigado!</text:p>
      <text:p text:style-name="P4"><text:span text:style-name="T1">O Deiwes! {o dEywës} </text:span>– graças aos Deuses!</text:p>
      <text:p text:style-name="P4"><text:span text:style-name="T1">Pawiropeku! {pawiropEku} –</text:span> tchau! adeus!</text:p>
      <text:p text:style-name="P4"><text:span text:style-name="T1">Sayang! {sayAng} –</text:span> que pena!</text:p>
      <text:p text:style-name="P4"><text:span text:style-name="T1">Servus! {sErvus} –</text:span> pois não! com muito prazer! a seu serviço!</text:p>
      <text:p text:style-name="P4"><text:span text:style-name="T1">Scha! {ca} –</text:span> silêncio! psiu!</text:p>
      <text:p text:style-name="P4"><text:span text:style-name="T1">Sieune {syön} –</text:span> saúde!</text:p>
      <text:p text:style-name="P4"><text:span text:style-name="T1">Sikhtir {sIqtir} –</text:span> saia daqui! saia!</text:p>
      <text:p text:style-name="P4"><text:span text:style-name="T1">Stop! {stop} –</text:span> pare!</text:p>
      <text:p text:style-name="P4"><text:span text:style-name="T1">Toi! {toy} –</text:span> <text:span text:style-name="T8">decepção</text:span> </text:p>
      <text:p text:style-name="P4"><text:span text:style-name="T1">Uff! {uf} –</text:span> ufa!</text:p>
      <text:p text:style-name="P4"><text:span text:style-name="T1">Ups! {ups} –</text:span> ops!</text:p>
      <text:p text:style-name="P4"><text:span text:style-name="T1">Vedim! {vEdim} –</text:span> vamos ver! <text:span text:style-name="T8">(para trazer um contra-argumento)</text:span> </text:p>
      <text:p text:style-name="P4"><text:span text:style-name="T1">Yallah! {yalA:} –</text:span> meu Deus!</text:p>
      <text:p text:style-name="P4"><text:span text:style-name="T1">Way! {way} –</text:span> ai! ui!</text:p>
      <text:p text:style-name="P4"><text:span text:style-name="T1">Zinhaar! {dzinhaAr} –</text:span> cuidado!</text:p>
      <text:p text:style-name="P4"/>
      <text:h text:style-name="P55" text:outline-level="1">REFERÊNCIAS</text:h>
      <text:p text:style-name="P4"/>
      <text:p text:style-name="P4">SIMON, Olivier. RICE, Stephen L (ed.). <text:span text:style-name="T1">The Grammar Of Sambahsa-</text:span><text:span text:style-name="T1">Mundialect In English</text:span>. 7 ed. Maio 2012.</text:p>
      <text:p text:style-name="P4"/>
      <text:p text:style-name="P11">A Starter to Sambahsa</text:p>
      <text:p text:style-name="P4"/>
      <text:p text:style-name="P4">RICE, Stephen L. <text:span text:style-name="T1">Sambahsa_Phrasebook</text:span></text:p>
      <text:p text:style-name="P4"/>
      <text:p text:style-name="P4">WINTER, Robert. <text:span text:style-name="T1">Sambahsa: Guide to Pronouns and Articles</text:span>.</text:p>
      <text:p text:style-name="P4"/>
      <text:p text:style-name="P4">LIMA, Henrique Matheus da Silva. <text:span text:style-name="T1">Manual de Alfabeto Fonético Internacional</text:span>. 2017.</text:p>
      <text:p text:style-name="P4"/>
      <text:p text:style-name="P4">OFFICIAL DAKHELPAGE OS SAMBAHSA-MUNDIALECT. <text:span text:style-name="T1">FrontPage</text:span>. Disponível em: &lt;http://sambahsa.pbworks.com/w/page/10183084/FrontPage&gt;. Acesso em: jul. 2016.</text:p>
      <text:p text:style-name="P4"/>
      <text:p text:style-name="P4">OFFICIAL DAKHELPAGE OS SAMBAHSA-MUNDIALECT. <text:span text:style-name="T1">IPA Sambahsa phonetics</text:span>. Disponível em: &lt;http://sambahsa.pbworks.com/w/page/10183089/IPA%20Sambahsa%20phonetics&gt;. Acesso em: jul. 2016.</text:p>
      <text:p text:style-name="P4"/>
      <text:p text:style-name="P4">YEAHBITCHMAGNETSOH. <text:span text:style-name="T1">Flag of Indo-European Speakers</text:span>. Reddit. Disponível em: <text:soft-page-break/>&lt;https://www.reddit.com/r/vexillology/comments/3jlf0k/flag_of_indoeuropean_speakers/&gt;. Acesso em: jul 2016.</text:p>
      <text:p text:style-name="P4"/>
      <text:p text:style-name="P4">DIARIO DOS CAMPOS. <text:span text:style-name="T1">Idiotismos da Língua Portuguesa</text:span>. 01 set. 2012. Disponível em: &lt;http://www.diariodoscampos.com.br/variedades/2009/05/idiotismos-da-lingua-portuguesa/1123815/&gt;. Acesso em: jul. 2016.</text:p>
      <text:p text:style-name="P4"/>
      <text:p text:style-name="P4">RACHEL. Canal de YouTube da Rachel's English. &lt;https://www.youtube.com/user/rachelsenglish&gt;. Acesso em: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60FC9357.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erif"/>
    </style:style>
    <style:style style:name="Title" style:family="paragraph" style:parent-style-name="Standard" style:next-style-name="Text_20_body" style:class="text">
      <style:paragraph-properties loext:contextual-spacing="false" fo:margin-top="0.423cm" fo:margin-bottom="0.212cm" fo:keep-with-next="always"/>
      <style:text-properties style:font-name="FreeSerif1" fo:font-size="14pt" style:font-name-asian="FreeSerif1"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FreeSerif1" style:font-name-asian="FreeSerif1" style:font-name-complex="Mangal1"/>
    </style:style>
    <style:style style:name="Contents_20_Heading" style:display-name="Contents Heading" style:family="paragraph" style:parent-style-name="Title" style:class="index" style:master-page-name="">
      <style:paragraph-properties loext:contextual-spacing="false" fo:margin="100%" fo:margin-left="0cm" fo:margin-right="0cm" fo:margin-top="0cm" fo:margin-bottom="0cm"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1" fo:font-size="16pt" style:text-underline-style="solid" style:text-underline-type="double" style:text-underline-width="auto" style:text-underline-color="font-color" fo:font-weight="bold" style:font-name-asian="FreeSerif2"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style:font-name="Liberation Serif1" fo:font-weight="bold" style:font-name-asian="FreeSerif1"/>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writing-mode="page">
        <style:tab-stops>
          <style:tab-stop style:position="16.501cm" style:type="right" style:leader-style="dotted" style:leader-text="."/>
        </style:tab-stops>
      </style:paragraph-properties>
      <style:text-properties style:font-name="Liberation Serif2" fo:font-style="italic" fo:font-weight="bold" style:font-name-asian="FreeSerif1"/>
    </style:style>
    <style:style style:name="Contents_20_3" style:display-name="Contents 3" style:family="paragraph" style:parent-style-name="Index" style:class="index" style:master-page-name="">
      <style:paragraph-properties loext:contextual-spacing="false" fo:margin="100%" fo:margin-left="0.998cm" fo:margin-right="0cm" fo:margin-top="0cm" fo:margin-bottom="0cm"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 fo:font-style="normal" fo:font-weight="normal" style:font-name-asian="FreeSerif1"/>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writing-mode="page">
        <style:tab-stops>
          <style:tab-stop style:position="15.503cm" style:type="right" style:leader-style="dotted" style:leader-text="."/>
        </style:tab-stops>
      </style:paragraph-properties>
      <style:text-properties style:font-name="Liberation Serif3" fo:font-style="italic" style:font-name-asian="FreeSerif1"/>
    </style:style>
    <style:style style:name="Heading_20_2" style:display-name="Heading 2" style:family="paragraph" style:parent-style-name="Title" style:next-style-name="Text_20_body" style:default-outline-level="2" style:list-style-name="" style:class="text">
      <style:paragraph-properties loext:contextual-spacing="false" fo:margin-top="0cm" fo:margin-bottom="0cm" style:writing-mode="page"/>
      <style:text-properties style:font-name="Liberation Serif1" fo:font-size="14pt" fo:font-weight="bold" style:font-name-asian="FreeSerif2"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loext:contextual-spacing="false" fo:margin="100%" fo:margin-left="0cm" fo:margin-right="0cm" fo:margin-top="0cm" fo:margin-bottom="0cm" fo:text-indent="0cm" style:auto-text-indent="false" style:page-number="auto" fo:background-color="transparent" style:writing-mode="page">
        <style:background-image/>
      </style:paragraph-properties>
      <style:text-properties style:font-name="Liberation Serif1" fo:font-size="16pt" fo:font-weight="bold" style:font-name-asian="FreeSerif2"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loext:contextual-spacing="false" fo:margin="100%" fo:margin-left="0cm" fo:margin-right="0cm" fo:margin-top="0cm" fo:margin-bottom="0cm" fo:text-indent="0cm" style:auto-text-indent="false" style:writing-mode="page"/>
      <style:text-properties style:font-name="Liberation Serif1" fo:font-size="12pt" fo:font-weight="bold" style:font-name-asian="FreeSerif2"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28C0000038360FC9357.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36</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5-29T13:28:40</dc:date>
    <meta:editing-duration>P17DT5H10M53S</meta:editing-duration>
    <meta:editing-cycles>6071</meta:editing-cycles>
    <meta:generator>OpenOffice.org/3.4.1$Unix OpenOffice.org_project/341m1$Build-9593</meta:generator>
    <meta:keyword>Sambahsa</meta:keyword>
    <meta:keyword>Sambahsa Mundialec</meta:keyword>
    <meta:keyword>Olivier Simon</meta:keyword>
    <meta:keyword>Henrique Matheus da Silva Lima</meta:keyword>
    <dc:subject>Gramática da língua Sambahsa Mundialect</dc:subject>
    <dc:title>Sambahsa Mundialect - Gramática Completa</dc:title>
    <dc:description>Esta gramática está sob licença Creative Commons CC-BY 4.0</dc:description>
    <meta:document-statistic meta:table-count="1" meta:image-count="2" meta:object-count="0" meta:page-count="144" meta:paragraph-count="3828" meta:word-count="43639" meta:character-count="250657"/>
    <meta:user-defined meta:name="w2e_MetaAuthor">Henrique Matheus da Silva Lima</meta:user-defined>
    <meta:user-defined meta:name="w2e_MetaBackgroundColor">000000</meta:user-defined>
    <meta:user-defined meta:name="w2e_MetaCoverPath">file:///media/win_d/Meus%20Documentos/Meus%20Projetos/Sambahsa%20-%20Grammatic/images/covehr.jpg</meta:user-defined>
    <meta:user-defined meta:name="w2e_MetaCoverType">File</meta:user-defined>
    <meta:user-defined meta:name="w2e_MetaDescription" meta:value-type="string">Gramática da língua Sambahsa Mundialect escrita na língua portuguesa.

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